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602" manifest:media-type="application/vnd.sun.star.oleobject"/>
  <manifest:file-entry manifest:full-path="Object 603" manifest:media-type="application/vnd.sun.star.oleobject"/>
  <manifest:file-entry manifest:full-path="Object 604" manifest:media-type="application/vnd.sun.star.oleobject"/>
  <manifest:file-entry manifest:full-path="Object 605" manifest:media-type="application/vnd.sun.star.oleobject"/>
  <manifest:file-entry manifest:full-path="Object 606" manifest:media-type="application/vnd.sun.star.oleobject"/>
  <manifest:file-entry manifest:full-path="Object 607" manifest:media-type="application/vnd.sun.star.oleobject"/>
  <manifest:file-entry manifest:full-path="Object 608" manifest:media-type="application/vnd.sun.star.oleobject"/>
  <manifest:file-entry manifest:full-path="Object 609" manifest:media-type="application/vnd.sun.star.oleobject"/>
  <manifest:file-entry manifest:full-path="settings.xml" manifest:media-type="text/xml"/>
  <manifest:file-entry manifest:full-path="Object 750" manifest:media-type="application/vnd.sun.star.oleobject"/>
  <manifest:file-entry manifest:full-path="Object 751" manifest:media-type="application/vnd.sun.star.oleobject"/>
  <manifest:file-entry manifest:full-path="Object 752" manifest:media-type="application/vnd.sun.star.oleobject"/>
  <manifest:file-entry manifest:full-path="Object 753" manifest:media-type="application/vnd.sun.star.oleobject"/>
  <manifest:file-entry manifest:full-path="Object 754" manifest:media-type="application/vnd.sun.star.oleobject"/>
  <manifest:file-entry manifest:full-path="Object 755" manifest:media-type="application/vnd.sun.star.oleobject"/>
  <manifest:file-entry manifest:full-path="Object 756" manifest:media-type="application/vnd.sun.star.oleobject"/>
  <manifest:file-entry manifest:full-path="Object 757" manifest:media-type="application/vnd.sun.star.oleobject"/>
  <manifest:file-entry manifest:full-path="Object 758" manifest:media-type="application/vnd.sun.star.oleobject"/>
  <manifest:file-entry manifest:full-path="Object 759" manifest:media-type="application/vnd.sun.star.oleobject"/>
  <manifest:file-entry manifest:full-path="Object 1" manifest:media-type="application/vnd.sun.star.oleobject"/>
  <manifest:file-entry manifest:full-path="Object 2" manifest:media-type="application/vnd.sun.star.oleobject"/>
  <manifest:file-entry manifest:full-path="Object 610" manifest:media-type="application/vnd.sun.star.oleobject"/>
  <manifest:file-entry manifest:full-path="Object 3" manifest:media-type="application/vnd.sun.star.oleobject"/>
  <manifest:file-entry manifest:full-path="Object 611" manifest:media-type="application/vnd.sun.star.oleobject"/>
  <manifest:file-entry manifest:full-path="Object 4" manifest:media-type="application/vnd.sun.star.oleobject"/>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612" manifest:media-type="application/vnd.sun.star.oleobject"/>
  <manifest:file-entry manifest:full-path="Object 5" manifest:media-type="application/vnd.sun.star.oleobject"/>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613" manifest:media-type="application/vnd.sun.star.oleobject"/>
  <manifest:file-entry manifest:full-path="Object 6" manifest:media-type="application/vnd.sun.star.oleobject"/>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614" manifest:media-type="application/vnd.sun.star.oleobject"/>
  <manifest:file-entry manifest:full-path="Object 7" manifest:media-type="application/vnd.sun.star.oleobject"/>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615" manifest:media-type="application/vnd.sun.star.oleobject"/>
  <manifest:file-entry manifest:full-path="Object 8" manifest:media-type="application/vnd.sun.star.oleobject"/>
  <manifest:file-entry manifest:full-path="Object 389/settings.xml" manifest:media-type="text/xml"/>
  <manifest:file-entry manifest:full-path="Object 389/content.xml" manifest:media-type="text/xml"/>
  <manifest:file-entry manifest:full-path="Object 389/Configurations2/accelerator/current.xml" manifest:media-type=""/>
  <manifest:file-entry manifest:full-path="Object 389/Configurations2/" manifest:media-type="application/vnd.sun.xml.ui.configuration"/>
  <manifest:file-entry manifest:full-path="Object 389/" manifest:version="1.2" manifest:media-type="application/vnd.oasis.opendocument.formula"/>
  <manifest:file-entry manifest:full-path="Object 616" manifest:media-type="application/vnd.sun.star.oleobject"/>
  <manifest:file-entry manifest:full-path="Object 9" manifest:media-type="application/vnd.sun.star.oleobject"/>
  <manifest:file-entry manifest:full-path="Object 617/settings.xml" manifest:media-type="text/xml"/>
  <manifest:file-entry manifest:full-path="Object 617/content.xml" manifest:media-type="text/xml"/>
  <manifest:file-entry manifest:full-path="Object 617/" manifest:version="1.2" manifest:media-type="application/vnd.oasis.opendocument.formula"/>
  <manifest:file-entry manifest:full-path="Object 618" manifest:media-type="application/vnd.sun.star.oleobject"/>
  <manifest:file-entry manifest:full-path="Object 619" manifest:media-type="application/vnd.sun.star.oleobject"/>
  <manifest:file-entry manifest:full-path="manifest.rdf" manifest:media-type="application/rdf+xml"/>
  <manifest:file-entry manifest:full-path="Object 760" manifest:media-type="application/vnd.sun.star.oleobject"/>
  <manifest:file-entry manifest:full-path="Object 761" manifest:media-type="application/vnd.sun.star.oleobject"/>
  <manifest:file-entry manifest:full-path="Object 762" manifest:media-type="application/vnd.sun.star.oleobject"/>
  <manifest:file-entry manifest:full-path="Object 763" manifest:media-type="application/vnd.sun.star.oleobject"/>
  <manifest:file-entry manifest:full-path="Object 764" manifest:media-type="application/vnd.sun.star.oleobject"/>
  <manifest:file-entry manifest:full-path="content.xml" manifest:media-type="text/xml"/>
  <manifest:file-entry manifest:full-path="Object 765" manifest:media-type="application/vnd.sun.star.oleobject"/>
  <manifest:file-entry manifest:full-path="Object 766" manifest:media-type="application/vnd.sun.star.oleobject"/>
  <manifest:file-entry manifest:full-path="Object 767" manifest:media-type="application/vnd.sun.star.oleobject"/>
  <manifest:file-entry manifest:full-path="Object 768" manifest:media-type="application/vnd.sun.star.oleobject"/>
  <manifest:file-entry manifest:full-path="Object 769" manifest:media-type="application/vnd.sun.star.oleobject"/>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Configurations2/accelerator/current.xml" manifest:media-type=""/>
  <manifest:file-entry manifest:full-path="Object 393/Configurations2/" manifest:media-type="application/vnd.sun.xml.ui.configuration"/>
  <manifest:file-entry manifest:full-path="Object 393/" manifest:version="1.2" manifest:media-type="application/vnd.oasis.opendocument.formula"/>
  <manifest:file-entry manifest:full-path="Object 620" manifest:media-type="application/vnd.sun.star.oleobject"/>
  <manifest:file-entry manifest:full-path="Object 394/settings.xml" manifest:media-type="text/xml"/>
  <manifest:file-entry manifest:full-path="Object 394/content.xml" manifest:media-type="text/xml"/>
  <manifest:file-entry manifest:full-path="Object 394/Configurations2/accelerator/current.xml" manifest:media-type=""/>
  <manifest:file-entry manifest:full-path="Object 394/Configurations2/" manifest:media-type="application/vnd.sun.xml.ui.configuration"/>
  <manifest:file-entry manifest:full-path="Object 394/" manifest:version="1.2" manifest:media-type="application/vnd.oasis.opendocument.formula"/>
  <manifest:file-entry manifest:full-path="Object 621" manifest:media-type="application/vnd.sun.star.oleobject"/>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622" manifest:media-type="application/vnd.sun.star.oleobject"/>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623" manifest:media-type="application/vnd.sun.star.oleobject"/>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624" manifest:media-type="application/vnd.sun.star.oleobject"/>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625" manifest:media-type="application/vnd.sun.star.oleobject"/>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626" manifest:media-type="application/vnd.sun.star.oleobject"/>
  <manifest:file-entry manifest:full-path="Object 627" manifest:media-type="application/vnd.sun.star.oleobject"/>
  <manifest:file-entry manifest:full-path="Object 628" manifest:media-type="application/vnd.sun.star.oleobject"/>
  <manifest:file-entry manifest:full-path="Object 629" manifest:media-type="application/vnd.sun.star.oleobject"/>
  <manifest:file-entry manifest:full-path="Object 770" manifest:media-type="application/vnd.sun.star.oleobject"/>
  <manifest:file-entry manifest:full-path="Object 771" manifest:media-type="application/vnd.sun.star.oleobject"/>
  <manifest:file-entry manifest:full-path="Object 772" manifest:media-type="application/vnd.sun.star.oleobject"/>
  <manifest:file-entry manifest:full-path="Object 773" manifest:media-type="application/vnd.sun.star.oleobject"/>
  <manifest:file-entry manifest:full-path="Object 774" manifest:media-type="application/vnd.sun.star.oleobject"/>
  <manifest:file-entry manifest:full-path="Object 775" manifest:media-type="application/vnd.sun.star.oleobject"/>
  <manifest:file-entry manifest:full-path="Object 776" manifest:media-type="application/vnd.sun.star.oleobject"/>
  <manifest:file-entry manifest:full-path="Object 777" manifest:media-type="application/vnd.sun.star.oleobject"/>
  <manifest:file-entry manifest:full-path="Object 778" manifest:media-type="application/vnd.sun.star.oleobject"/>
  <manifest:file-entry manifest:full-path="Object 779" manifest:media-type="application/vnd.sun.star.oleobject"/>
  <manifest:file-entry manifest:full-path="meta.xml" manifest:media-type="text/xml"/>
  <manifest:file-entry manifest:full-path="Object 630" manifest:media-type="application/vnd.sun.star.oleobject"/>
  <manifest:file-entry manifest:full-path="Object 631" manifest:media-type="application/vnd.sun.star.oleobject"/>
  <manifest:file-entry manifest:full-path="Object 632" manifest:media-type="application/vnd.sun.star.oleobject"/>
  <manifest:file-entry manifest:full-path="Object 633" manifest:media-type="application/vnd.sun.star.oleobject"/>
  <manifest:file-entry manifest:full-path="Object 634" manifest:media-type="application/vnd.sun.star.oleobject"/>
  <manifest:file-entry manifest:full-path="Object 635" manifest:media-type="application/vnd.sun.star.oleobject"/>
  <manifest:file-entry manifest:full-path="Object 636" manifest:media-type="application/vnd.sun.star.oleobject"/>
  <manifest:file-entry manifest:full-path="Object 637" manifest:media-type="application/vnd.sun.star.oleobject"/>
  <manifest:file-entry manifest:full-path="Object 638" manifest:media-type="application/vnd.sun.star.oleobject"/>
  <manifest:file-entry manifest:full-path="Object 639" manifest:media-type="application/vnd.sun.star.oleobject"/>
  <manifest:file-entry manifest:full-path="Object 780" manifest:media-type="application/vnd.sun.star.oleobject"/>
  <manifest:file-entry manifest:full-path="Object 781" manifest:media-type="application/vnd.sun.star.oleobject"/>
  <manifest:file-entry manifest:full-path="Object 782" manifest:media-type="application/vnd.sun.star.oleobject"/>
  <manifest:file-entry manifest:full-path="Object 783" manifest:media-type="application/vnd.sun.star.oleobject"/>
  <manifest:file-entry manifest:full-path="Object 784" manifest:media-type="application/vnd.sun.star.oleobject"/>
  <manifest:file-entry manifest:full-path="Object 785" manifest:media-type="application/vnd.sun.star.oleobject"/>
  <manifest:file-entry manifest:full-path="Object 786" manifest:media-type="application/vnd.sun.star.oleobject"/>
  <manifest:file-entry manifest:full-path="Object 787" manifest:media-type="application/vnd.sun.star.oleobject"/>
  <manifest:file-entry manifest:full-path="Object 788" manifest:media-type="application/vnd.sun.star.oleobject"/>
  <manifest:file-entry manifest:full-path="Object 789" manifest:media-type="application/vnd.sun.star.oleobject"/>
  <manifest:file-entry manifest:full-path="Object 640" manifest:media-type="application/vnd.sun.star.oleobject"/>
  <manifest:file-entry manifest:full-path="Object 641" manifest:media-type="application/vnd.sun.star.oleobject"/>
  <manifest:file-entry manifest:full-path="Object 642" manifest:media-type="application/vnd.sun.star.oleobject"/>
  <manifest:file-entry manifest:full-path="Object 643" manifest:media-type="application/vnd.sun.star.oleobject"/>
  <manifest:file-entry manifest:full-path="Object 644" manifest:media-type="application/vnd.sun.star.oleobject"/>
  <manifest:file-entry manifest:full-path="Object 645" manifest:media-type="application/vnd.sun.star.oleobject"/>
  <manifest:file-entry manifest:full-path="Object 646" manifest:media-type="application/vnd.sun.star.oleobject"/>
  <manifest:file-entry manifest:full-path="Object 647" manifest:media-type="application/vnd.sun.star.oleobject"/>
  <manifest:file-entry manifest:full-path="Object 648" manifest:media-type="application/vnd.sun.star.oleobject"/>
  <manifest:file-entry manifest:full-path="Object 649" manifest:media-type="application/vnd.sun.star.oleobject"/>
  <manifest:file-entry manifest:full-path="Object 790" manifest:media-type="application/vnd.sun.star.oleobject"/>
  <manifest:file-entry manifest:full-path="Object 791" manifest:media-type="application/vnd.sun.star.oleobject"/>
  <manifest:file-entry manifest:full-path="Object 792" manifest:media-type="application/vnd.sun.star.oleobject"/>
  <manifest:file-entry manifest:full-path="Object 793" manifest:media-type="application/vnd.sun.star.oleobject"/>
  <manifest:file-entry manifest:full-path="Object 794" manifest:media-type="application/vnd.sun.star.oleobject"/>
  <manifest:file-entry manifest:full-path="Object 500" manifest:media-type="application/vnd.sun.star.oleobject"/>
  <manifest:file-entry manifest:full-path="Object 795" manifest:media-type="application/vnd.sun.star.oleobject"/>
  <manifest:file-entry manifest:full-path="Object 501" manifest:media-type="application/vnd.sun.star.oleobject"/>
  <manifest:file-entry manifest:full-path="Object 796" manifest:media-type="application/vnd.sun.star.oleobject"/>
  <manifest:file-entry manifest:full-path="Object 502" manifest:media-type="application/vnd.sun.star.oleobject"/>
  <manifest:file-entry manifest:full-path="Object 797" manifest:media-type="application/vnd.sun.star.oleobject"/>
  <manifest:file-entry manifest:full-path="Object 503" manifest:media-type="application/vnd.sun.star.oleobject"/>
  <manifest:file-entry manifest:full-path="Object 798" manifest:media-type="application/vnd.sun.star.oleobject"/>
  <manifest:file-entry manifest:full-path="Object 504" manifest:media-type="application/vnd.sun.star.oleobject"/>
  <manifest:file-entry manifest:full-path="Object 799" manifest:media-type="application/vnd.sun.star.oleobject"/>
  <manifest:file-entry manifest:full-path="Object 505" manifest:media-type="application/vnd.sun.star.oleobject"/>
  <manifest:file-entry manifest:full-path="Object 506" manifest:media-type="application/vnd.sun.star.oleobject"/>
  <manifest:file-entry manifest:full-path="Object 507" manifest:media-type="application/vnd.sun.star.oleobject"/>
  <manifest:file-entry manifest:full-path="Object 508" manifest:media-type="application/vnd.sun.star.oleobject"/>
  <manifest:file-entry manifest:full-path="Object 509" manifest:media-type="application/vnd.sun.star.oleobject"/>
  <manifest:file-entry manifest:full-path="Object 650" manifest:media-type="application/vnd.sun.star.oleobject"/>
  <manifest:file-entry manifest:full-path="Object 651" manifest:media-type="application/vnd.sun.star.oleobject"/>
  <manifest:file-entry manifest:full-path="Object 652" manifest:media-type="application/vnd.sun.star.oleobject"/>
  <manifest:file-entry manifest:full-path="Object 653" manifest:media-type="application/vnd.sun.star.oleobject"/>
  <manifest:file-entry manifest:full-path="Object 654" manifest:media-type="application/vnd.sun.star.oleobject"/>
  <manifest:file-entry manifest:full-path="Object 655" manifest:media-type="application/vnd.sun.star.oleobject"/>
  <manifest:file-entry manifest:full-path="Object 656" manifest:media-type="application/vnd.sun.star.oleobject"/>
  <manifest:file-entry manifest:full-path="Object 657" manifest:media-type="application/vnd.sun.star.oleobject"/>
  <manifest:file-entry manifest:full-path="Object 658" manifest:media-type="application/vnd.sun.star.oleobject"/>
  <manifest:file-entry manifest:full-path="Object 659" manifest:media-type="application/vnd.sun.star.oleobject"/>
  <manifest:file-entry manifest:full-path="Object 280" manifest:media-type="application/vnd.sun.star.oleobject"/>
  <manifest:file-entry manifest:full-path="Object 510" manifest:media-type="application/vnd.sun.star.oleobject"/>
  <manifest:file-entry manifest:full-path="Object 511" manifest:media-type="application/vnd.sun.star.oleobject"/>
  <manifest:file-entry manifest:full-path="Object 512" manifest:media-type="application/vnd.sun.star.oleobject"/>
  <manifest:file-entry manifest:full-path="Object 513" manifest:media-type="application/vnd.sun.star.oleobject"/>
  <manifest:file-entry manifest:full-path="Object 514" manifest:media-type="application/vnd.sun.star.oleobject"/>
  <manifest:file-entry manifest:full-path="Object 515" manifest:media-type="application/vnd.sun.star.oleobject"/>
  <manifest:file-entry manifest:full-path="Object 516" manifest:media-type="application/vnd.sun.star.oleobject"/>
  <manifest:file-entry manifest:full-path="Object 517" manifest:media-type="application/vnd.sun.star.oleobject"/>
  <manifest:file-entry manifest:full-path="Object 518" manifest:media-type="application/vnd.sun.star.oleobject"/>
  <manifest:file-entry manifest:full-path="Object 519" manifest:media-type="application/vnd.sun.star.oleobject"/>
  <manifest:file-entry manifest:full-path="Object 660" manifest:media-type="application/vnd.sun.star.oleobject"/>
  <manifest:file-entry manifest:full-path="Object 661" manifest:media-type="application/vnd.sun.star.oleobject"/>
  <manifest:file-entry manifest:full-path="Thumbnails/thumbnail.png" manifest:media-type="image/png"/>
  <manifest:file-entry manifest:full-path="Object 662" manifest:media-type="application/vnd.sun.star.oleobject"/>
  <manifest:file-entry manifest:full-path="Object 663" manifest:media-type="application/vnd.sun.star.oleobject"/>
  <manifest:file-entry manifest:full-path="Object 664" manifest:media-type="application/vnd.sun.star.oleobject"/>
  <manifest:file-entry manifest:full-path="Object 665" manifest:media-type="application/vnd.sun.star.oleobject"/>
  <manifest:file-entry manifest:full-path="Object 666" manifest:media-type="application/vnd.sun.star.oleobject"/>
  <manifest:file-entry manifest:full-path="Object 667" manifest:media-type="application/vnd.sun.star.oleobject"/>
  <manifest:file-entry manifest:full-path="Object 668" manifest:media-type="application/vnd.sun.star.oleobject"/>
  <manifest:file-entry manifest:full-path="Object 669" manifest:media-type="application/vnd.sun.star.oleobject"/>
  <manifest:file-entry manifest:full-path="Object 520" manifest:media-type="application/vnd.sun.star.oleobject"/>
  <manifest:file-entry manifest:full-path="Object 521" manifest:media-type="application/vnd.sun.star.oleobject"/>
  <manifest:file-entry manifest:full-path="Object 522" manifest:media-type="application/vnd.sun.star.oleobject"/>
  <manifest:file-entry manifest:full-path="Object 296" manifest:media-type="application/vnd.sun.star.oleobject"/>
  <manifest:file-entry manifest:full-path="Object 523" manifest:media-type="application/vnd.sun.star.oleobject"/>
  <manifest:file-entry manifest:full-path="Object 524" manifest:media-type="application/vnd.sun.star.oleobject"/>
  <manifest:file-entry manifest:full-path="Object 525" manifest:media-type="application/vnd.sun.star.oleobject"/>
  <manifest:file-entry manifest:full-path="Object 526" manifest:media-type="application/vnd.sun.star.oleobject"/>
  <manifest:file-entry manifest:full-path="Object 527" manifest:media-type="application/vnd.sun.star.oleobject"/>
  <manifest:file-entry manifest:full-path="Object 528" manifest:media-type="application/vnd.sun.star.oleobject"/>
  <manifest:file-entry manifest:full-path="Object 529" manifest:media-type="application/vnd.sun.star.oleobject"/>
  <manifest:file-entry manifest:full-path="Object 670" manifest:media-type="application/vnd.sun.star.oleobject"/>
  <manifest:file-entry manifest:full-path="Object 671" manifest:media-type="application/vnd.sun.star.oleobject"/>
  <manifest:file-entry manifest:full-path="Object 672" manifest:media-type="application/vnd.sun.star.oleobject"/>
  <manifest:file-entry manifest:full-path="Object 673" manifest:media-type="application/vnd.sun.star.oleobject"/>
  <manifest:file-entry manifest:full-path="Object 674" manifest:media-type="application/vnd.sun.star.oleobject"/>
  <manifest:file-entry manifest:full-path="Object 675" manifest:media-type="application/vnd.sun.star.oleobject"/>
  <manifest:file-entry manifest:full-path="Object 676" manifest:media-type="application/vnd.sun.star.oleobject"/>
  <manifest:file-entry manifest:full-path="Object 677" manifest:media-type="application/vnd.sun.star.oleobject"/>
  <manifest:file-entry manifest:full-path="Object 678" manifest:media-type="application/vnd.sun.star.oleobject"/>
  <manifest:file-entry manifest:full-path="Object 679" manifest:media-type="application/vnd.sun.star.oleobject"/>
  <manifest:file-entry manifest:full-path="Object 530" manifest:media-type="application/vnd.sun.star.oleobject"/>
  <manifest:file-entry manifest:full-path="Object 531" manifest:media-type="application/vnd.sun.star.oleobject"/>
  <manifest:file-entry manifest:full-path="Object 532" manifest:media-type="application/vnd.sun.star.oleobject"/>
  <manifest:file-entry manifest:full-path="Object 533" manifest:media-type="application/vnd.sun.star.oleobject"/>
  <manifest:file-entry manifest:full-path="Object 534" manifest:media-type="application/vnd.sun.star.oleobject"/>
  <manifest:file-entry manifest:full-path="Object 535" manifest:media-type="application/vnd.sun.star.oleobject"/>
  <manifest:file-entry manifest:full-path="Object 536" manifest:media-type="application/vnd.sun.star.oleobject"/>
  <manifest:file-entry manifest:full-path="Object 537" manifest:media-type="application/vnd.sun.star.oleobject"/>
  <manifest:file-entry manifest:full-path="Object 538" manifest:media-type="application/vnd.sun.star.oleobject"/>
  <manifest:file-entry manifest:full-path="Object 539" manifest:media-type="application/vnd.sun.star.oleobject"/>
  <manifest:file-entry manifest:full-path="Object 680" manifest:media-type="application/vnd.sun.star.oleobject"/>
  <manifest:file-entry manifest:full-path="Object 681" manifest:media-type="application/vnd.sun.star.oleobject"/>
  <manifest:file-entry manifest:full-path="Object 682" manifest:media-type="application/vnd.sun.star.oleobject"/>
  <manifest:file-entry manifest:full-path="Object 683" manifest:media-type="application/vnd.sun.star.oleobject"/>
  <manifest:file-entry manifest:full-path="Object 684" manifest:media-type="application/vnd.sun.star.oleobject"/>
  <manifest:file-entry manifest:full-path="ObjectReplacements/Object 601" manifest:media-type=""/>
  <manifest:file-entry manifest:full-path="ObjectReplacements/Object 602" manifest:media-type=""/>
  <manifest:file-entry manifest:full-path="ObjectReplacements/Object 603" manifest:media-type=""/>
  <manifest:file-entry manifest:full-path="ObjectReplacements/Object 604" manifest:media-type=""/>
  <manifest:file-entry manifest:full-path="ObjectReplacements/Object 605" manifest:media-type=""/>
  <manifest:file-entry manifest:full-path="ObjectReplacements/Object 606" manifest:media-type=""/>
  <manifest:file-entry manifest:full-path="ObjectReplacements/Object 607" manifest:media-type=""/>
  <manifest:file-entry manifest:full-path="ObjectReplacements/Object 608" manifest:media-type=""/>
  <manifest:file-entry manifest:full-path="ObjectReplacements/Object 609" manifest:media-type=""/>
  <manifest:file-entry manifest:full-path="ObjectReplacements/Object 750" manifest:media-type=""/>
  <manifest:file-entry manifest:full-path="ObjectReplacements/Object 751" manifest:media-type=""/>
  <manifest:file-entry manifest:full-path="ObjectReplacements/Object 752" manifest:media-type=""/>
  <manifest:file-entry manifest:full-path="ObjectReplacements/Object 753" manifest:media-type=""/>
  <manifest:file-entry manifest:full-path="ObjectReplacements/Object 754" manifest:media-type=""/>
  <manifest:file-entry manifest:full-path="ObjectReplacements/Object 755" manifest:media-type=""/>
  <manifest:file-entry manifest:full-path="ObjectReplacements/Object 756" manifest:media-type=""/>
  <manifest:file-entry manifest:full-path="ObjectReplacements/Object 757" manifest:media-type=""/>
  <manifest:file-entry manifest:full-path="ObjectReplacements/Object 758" manifest:media-type=""/>
  <manifest:file-entry manifest:full-path="ObjectReplacements/Object 759" manifest:media-type=""/>
  <manifest:file-entry manifest:full-path="ObjectReplacements/Object 1" manifest:media-type=""/>
  <manifest:file-entry manifest:full-path="ObjectReplacements/Object 2" manifest:media-type=""/>
  <manifest:file-entry manifest:full-path="ObjectReplacements/Object 610" manifest:media-type=""/>
  <manifest:file-entry manifest:full-path="ObjectReplacements/Object 3" manifest:media-type=""/>
  <manifest:file-entry manifest:full-path="ObjectReplacements/Object 611" manifest:media-type=""/>
  <manifest:file-entry manifest:full-path="ObjectReplacements/Object 4" manifest:media-type=""/>
  <manifest:file-entry manifest:full-path="ObjectReplacements/Object 385" manifest:media-type="application/x-openoffice-gdimetafile;windows_formatname=&quot;GDIMetaFile&quot;"/>
  <manifest:file-entry manifest:full-path="ObjectReplacements/Object 612" manifest:media-type=""/>
  <manifest:file-entry manifest:full-path="ObjectReplacements/Object 5" manifest:media-type=""/>
  <manifest:file-entry manifest:full-path="ObjectReplacements/Object 386" manifest:media-type="application/x-openoffice-gdimetafile;windows_formatname=&quot;GDIMetaFile&quot;"/>
  <manifest:file-entry manifest:full-path="ObjectReplacements/Object 613" manifest:media-type=""/>
  <manifest:file-entry manifest:full-path="ObjectReplacements/Object 6" manifest:media-type=""/>
  <manifest:file-entry manifest:full-path="ObjectReplacements/Object 387" manifest:media-type="application/x-openoffice-gdimetafile;windows_formatname=&quot;GDIMetaFile&quot;"/>
  <manifest:file-entry manifest:full-path="ObjectReplacements/Object 614" manifest:media-type=""/>
  <manifest:file-entry manifest:full-path="ObjectReplacements/Object 7" manifest:media-type=""/>
  <manifest:file-entry manifest:full-path="ObjectReplacements/Object 388" manifest:media-type="application/x-openoffice-gdimetafile;windows_formatname=&quot;GDIMetaFile&quot;"/>
  <manifest:file-entry manifest:full-path="ObjectReplacements/Object 615" manifest:media-type=""/>
  <manifest:file-entry manifest:full-path="ObjectReplacements/Object 8" manifest:media-type=""/>
  <manifest:file-entry manifest:full-path="ObjectReplacements/Object 389" manifest:media-type="application/x-openoffice-gdimetafile;windows_formatname=&quot;GDIMetaFile&quot;"/>
  <manifest:file-entry manifest:full-path="ObjectReplacements/Object 616" manifest:media-type=""/>
  <manifest:file-entry manifest:full-path="ObjectReplacements/Object 9" manifest:media-type=""/>
  <manifest:file-entry manifest:full-path="ObjectReplacements/Object 617" manifest:media-type=""/>
  <manifest:file-entry manifest:full-path="ObjectReplacements/Object 618" manifest:media-type=""/>
  <manifest:file-entry manifest:full-path="ObjectReplacements/Object 619" manifest:media-type=""/>
  <manifest:file-entry manifest:full-path="ObjectReplacements/Object 760" manifest:media-type=""/>
  <manifest:file-entry manifest:full-path="ObjectReplacements/Object 761" manifest:media-type=""/>
  <manifest:file-entry manifest:full-path="ObjectReplacements/Object 762" manifest:media-type=""/>
  <manifest:file-entry manifest:full-path="ObjectReplacements/Object 763" manifest:media-type=""/>
  <manifest:file-entry manifest:full-path="ObjectReplacements/Object 764" manifest:media-type=""/>
  <manifest:file-entry manifest:full-path="ObjectReplacements/Object 765" manifest:media-type=""/>
  <manifest:file-entry manifest:full-path="ObjectReplacements/Object 766" manifest:media-type=""/>
  <manifest:file-entry manifest:full-path="ObjectReplacements/Object 767" manifest:media-type=""/>
  <manifest:file-entry manifest:full-path="ObjectReplacements/Object 768" manifest:media-type=""/>
  <manifest:file-entry manifest:full-path="ObjectReplacements/Object 769" manifest:media-type=""/>
  <manifest:file-entry manifest:full-path="ObjectReplacements/Object 39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620" manifest:media-type=""/>
  <manifest:file-entry manifest:full-path="ObjectReplacements/Object 394" manifest:media-type="application/x-openoffice-gdimetafile;windows_formatname=&quot;GDIMetaFile&quot;"/>
  <manifest:file-entry manifest:full-path="ObjectReplacements/Object 621" manifest:media-type=""/>
  <manifest:file-entry manifest:full-path="ObjectReplacements/Object 395" manifest:media-type="application/x-openoffice-gdimetafile;windows_formatname=&quot;GDIMetaFile&quot;"/>
  <manifest:file-entry manifest:full-path="ObjectReplacements/Object 622" manifest:media-type=""/>
  <manifest:file-entry manifest:full-path="ObjectReplacements/Object 396" manifest:media-type=""/>
  <manifest:file-entry manifest:full-path="ObjectReplacements/Object 623" manifest:media-type=""/>
  <manifest:file-entry manifest:full-path="ObjectReplacements/Object 397" manifest:media-type="application/x-openoffice-gdimetafile;windows_formatname=&quot;GDIMetaFile&quot;"/>
  <manifest:file-entry manifest:full-path="ObjectReplacements/Object 624" manifest:media-type=""/>
  <manifest:file-entry manifest:full-path="ObjectReplacements/Object 398" manifest:media-type="application/x-openoffice-gdimetafile;windows_formatname=&quot;GDIMetaFile&quot;"/>
  <manifest:file-entry manifest:full-path="ObjectReplacements/Object 625" manifest:media-type=""/>
  <manifest:file-entry manifest:full-path="ObjectReplacements/Object 399" manifest:media-type="application/x-openoffice-gdimetafile;windows_formatname=&quot;GDIMetaFile&quot;"/>
  <manifest:file-entry manifest:full-path="ObjectReplacements/Object 626" manifest:media-type=""/>
  <manifest:file-entry manifest:full-path="ObjectReplacements/Object 627" manifest:media-type=""/>
  <manifest:file-entry manifest:full-path="ObjectReplacements/Object 628" manifest:media-type=""/>
  <manifest:file-entry manifest:full-path="ObjectReplacements/Object 629" manifest:media-type=""/>
  <manifest:file-entry manifest:full-path="ObjectReplacements/Object 770" manifest:media-type=""/>
  <manifest:file-entry manifest:full-path="ObjectReplacements/Object 771" manifest:media-type=""/>
  <manifest:file-entry manifest:full-path="ObjectReplacements/Object 772" manifest:media-type=""/>
  <manifest:file-entry manifest:full-path="ObjectReplacements/Object 773" manifest:media-type=""/>
  <manifest:file-entry manifest:full-path="ObjectReplacements/Object 774" manifest:media-type=""/>
  <manifest:file-entry manifest:full-path="ObjectReplacements/Object 775" manifest:media-type=""/>
  <manifest:file-entry manifest:full-path="ObjectReplacements/Object 776" manifest:media-type=""/>
  <manifest:file-entry manifest:full-path="ObjectReplacements/Object 777" manifest:media-type=""/>
  <manifest:file-entry manifest:full-path="ObjectReplacements/Object 778" manifest:media-type=""/>
  <manifest:file-entry manifest:full-path="ObjectReplacements/Object 779" manifest:media-type=""/>
  <manifest:file-entry manifest:full-path="ObjectReplacements/Object 630" manifest:media-type=""/>
  <manifest:file-entry manifest:full-path="ObjectReplacements/Object 631" manifest:media-type=""/>
  <manifest:file-entry manifest:full-path="ObjectReplacements/Object 632" manifest:media-type=""/>
  <manifest:file-entry manifest:full-path="ObjectReplacements/Object 633" manifest:media-type=""/>
  <manifest:file-entry manifest:full-path="ObjectReplacements/Object 634" manifest:media-type=""/>
  <manifest:file-entry manifest:full-path="ObjectReplacements/Object 635" manifest:media-type=""/>
  <manifest:file-entry manifest:full-path="ObjectReplacements/Object 636" manifest:media-type=""/>
  <manifest:file-entry manifest:full-path="ObjectReplacements/Object 637" manifest:media-type=""/>
  <manifest:file-entry manifest:full-path="ObjectReplacements/Object 638" manifest:media-type=""/>
  <manifest:file-entry manifest:full-path="ObjectReplacements/Object 639" manifest:media-type=""/>
  <manifest:file-entry manifest:full-path="ObjectReplacements/Object 780" manifest:media-type=""/>
  <manifest:file-entry manifest:full-path="ObjectReplacements/Object 781" manifest:media-type=""/>
  <manifest:file-entry manifest:full-path="ObjectReplacements/Object 782" manifest:media-type=""/>
  <manifest:file-entry manifest:full-path="ObjectReplacements/Object 783" manifest:media-type=""/>
  <manifest:file-entry manifest:full-path="ObjectReplacements/Object 784" manifest:media-type=""/>
  <manifest:file-entry manifest:full-path="ObjectReplacements/Object 785" manifest:media-type=""/>
  <manifest:file-entry manifest:full-path="ObjectReplacements/Object 786" manifest:media-type=""/>
  <manifest:file-entry manifest:full-path="ObjectReplacements/Object 787" manifest:media-type=""/>
  <manifest:file-entry manifest:full-path="ObjectReplacements/Object 788" manifest:media-type=""/>
  <manifest:file-entry manifest:full-path="ObjectReplacements/Object 789" manifest:media-type=""/>
  <manifest:file-entry manifest:full-path="ObjectReplacements/Object 640" manifest:media-type=""/>
  <manifest:file-entry manifest:full-path="ObjectReplacements/Object 641" manifest:media-type=""/>
  <manifest:file-entry manifest:full-path="ObjectReplacements/Object 642" manifest:media-type=""/>
  <manifest:file-entry manifest:full-path="ObjectReplacements/Object 643" manifest:media-type=""/>
  <manifest:file-entry manifest:full-path="ObjectReplacements/Object 644" manifest:media-type=""/>
  <manifest:file-entry manifest:full-path="ObjectReplacements/Object 645" manifest:media-type=""/>
  <manifest:file-entry manifest:full-path="ObjectReplacements/Object 646" manifest:media-type=""/>
  <manifest:file-entry manifest:full-path="ObjectReplacements/Object 647" manifest:media-type=""/>
  <manifest:file-entry manifest:full-path="ObjectReplacements/Object 648" manifest:media-type=""/>
  <manifest:file-entry manifest:full-path="ObjectReplacements/Object 649" manifest:media-type=""/>
  <manifest:file-entry manifest:full-path="ObjectReplacements/Object 790" manifest:media-type=""/>
  <manifest:file-entry manifest:full-path="ObjectReplacements/Object 791" manifest:media-type=""/>
  <manifest:file-entry manifest:full-path="ObjectReplacements/Object 792" manifest:media-type=""/>
  <manifest:file-entry manifest:full-path="ObjectReplacements/Object 793" manifest:media-type=""/>
  <manifest:file-entry manifest:full-path="ObjectReplacements/Object 794" manifest:media-type=""/>
  <manifest:file-entry manifest:full-path="ObjectReplacements/Object 500" manifest:media-type=""/>
  <manifest:file-entry manifest:full-path="ObjectReplacements/Object 795" manifest:media-type=""/>
  <manifest:file-entry manifest:full-path="ObjectReplacements/Object 501" manifest:media-type=""/>
  <manifest:file-entry manifest:full-path="ObjectReplacements/Object 796" manifest:media-type=""/>
  <manifest:file-entry manifest:full-path="ObjectReplacements/Object 502" manifest:media-type=""/>
  <manifest:file-entry manifest:full-path="ObjectReplacements/Object 797" manifest:media-type=""/>
  <manifest:file-entry manifest:full-path="ObjectReplacements/Object 503" manifest:media-type=""/>
  <manifest:file-entry manifest:full-path="ObjectReplacements/Object 798" manifest:media-type=""/>
  <manifest:file-entry manifest:full-path="ObjectReplacements/Object 504" manifest:media-type=""/>
  <manifest:file-entry manifest:full-path="ObjectReplacements/Object 799" manifest:media-type=""/>
  <manifest:file-entry manifest:full-path="ObjectReplacements/Object 505" manifest:media-type=""/>
  <manifest:file-entry manifest:full-path="ObjectReplacements/Object 506" manifest:media-type=""/>
  <manifest:file-entry manifest:full-path="ObjectReplacements/Object 507" manifest:media-type=""/>
  <manifest:file-entry manifest:full-path="ObjectReplacements/Object 508" manifest:media-type=""/>
  <manifest:file-entry manifest:full-path="ObjectReplacements/Object 509" manifest:media-type=""/>
  <manifest:file-entry manifest:full-path="ObjectReplacements/Object 650" manifest:media-type=""/>
  <manifest:file-entry manifest:full-path="ObjectReplacements/Object 651" manifest:media-type=""/>
  <manifest:file-entry manifest:full-path="ObjectReplacements/Object 652" manifest:media-type=""/>
  <manifest:file-entry manifest:full-path="ObjectReplacements/Object 653" manifest:media-type=""/>
  <manifest:file-entry manifest:full-path="ObjectReplacements/Object 654" manifest:media-type=""/>
  <manifest:file-entry manifest:full-path="ObjectReplacements/Object 655" manifest:media-type=""/>
  <manifest:file-entry manifest:full-path="ObjectReplacements/Object 656" manifest:media-type=""/>
  <manifest:file-entry manifest:full-path="ObjectReplacements/Object 657" manifest:media-type=""/>
  <manifest:file-entry manifest:full-path="ObjectReplacements/Object 658" manifest:media-type=""/>
  <manifest:file-entry manifest:full-path="ObjectReplacements/Object 659" manifest:media-type=""/>
  <manifest:file-entry manifest:full-path="ObjectReplacements/Object 280" manifest:media-type=""/>
  <manifest:file-entry manifest:full-path="ObjectReplacements/Object 510" manifest:media-type=""/>
  <manifest:file-entry manifest:full-path="ObjectReplacements/Object 511" manifest:media-type=""/>
  <manifest:file-entry manifest:full-path="ObjectReplacements/Object 512" manifest:media-type=""/>
  <manifest:file-entry manifest:full-path="ObjectReplacements/Object 513" manifest:media-type=""/>
  <manifest:file-entry manifest:full-path="ObjectReplacements/Object 514" manifest:media-type=""/>
  <manifest:file-entry manifest:full-path="ObjectReplacements/Object 515" manifest:media-type=""/>
  <manifest:file-entry manifest:full-path="ObjectReplacements/Object 516" manifest:media-type=""/>
  <manifest:file-entry manifest:full-path="ObjectReplacements/Object 517" manifest:media-type=""/>
  <manifest:file-entry manifest:full-path="ObjectReplacements/Object 518" manifest:media-type=""/>
  <manifest:file-entry manifest:full-path="ObjectReplacements/Object 519" manifest:media-type=""/>
  <manifest:file-entry manifest:full-path="ObjectReplacements/Object 660" manifest:media-type=""/>
  <manifest:file-entry manifest:full-path="ObjectReplacements/Object 661" manifest:media-type=""/>
  <manifest:file-entry manifest:full-path="ObjectReplacements/Object 662" manifest:media-type=""/>
  <manifest:file-entry manifest:full-path="ObjectReplacements/Object 663" manifest:media-type=""/>
  <manifest:file-entry manifest:full-path="ObjectReplacements/Object 664" manifest:media-type=""/>
  <manifest:file-entry manifest:full-path="ObjectReplacements/Object 665" manifest:media-type=""/>
  <manifest:file-entry manifest:full-path="ObjectReplacements/Object 666" manifest:media-type=""/>
  <manifest:file-entry manifest:full-path="ObjectReplacements/Object 667" manifest:media-type=""/>
  <manifest:file-entry manifest:full-path="ObjectReplacements/Object 668" manifest:media-type=""/>
  <manifest:file-entry manifest:full-path="ObjectReplacements/Object 669" manifest:media-type=""/>
  <manifest:file-entry manifest:full-path="ObjectReplacements/Object 520" manifest:media-type=""/>
  <manifest:file-entry manifest:full-path="ObjectReplacements/Object 521" manifest:media-type=""/>
  <manifest:file-entry manifest:full-path="ObjectReplacements/Object 522" manifest:media-type=""/>
  <manifest:file-entry manifest:full-path="ObjectReplacements/Object 296" manifest:media-type=""/>
  <manifest:file-entry manifest:full-path="ObjectReplacements/Object 523" manifest:media-type=""/>
  <manifest:file-entry manifest:full-path="ObjectReplacements/Object 524" manifest:media-type=""/>
  <manifest:file-entry manifest:full-path="ObjectReplacements/Object 525" manifest:media-type=""/>
  <manifest:file-entry manifest:full-path="ObjectReplacements/Object 526" manifest:media-type=""/>
  <manifest:file-entry manifest:full-path="ObjectReplacements/Object 527" manifest:media-type=""/>
  <manifest:file-entry manifest:full-path="ObjectReplacements/Object 528" manifest:media-type=""/>
  <manifest:file-entry manifest:full-path="ObjectReplacements/Object 529" manifest:media-type=""/>
  <manifest:file-entry manifest:full-path="ObjectReplacements/Object 670" manifest:media-type=""/>
  <manifest:file-entry manifest:full-path="ObjectReplacements/Object 671" manifest:media-type=""/>
  <manifest:file-entry manifest:full-path="ObjectReplacements/Object 672" manifest:media-type=""/>
  <manifest:file-entry manifest:full-path="ObjectReplacements/Object 673" manifest:media-type=""/>
  <manifest:file-entry manifest:full-path="ObjectReplacements/Object 674" manifest:media-type=""/>
  <manifest:file-entry manifest:full-path="ObjectReplacements/Object 675" manifest:media-type=""/>
  <manifest:file-entry manifest:full-path="ObjectReplacements/Object 676" manifest:media-type=""/>
  <manifest:file-entry manifest:full-path="ObjectReplacements/Object 677" manifest:media-type=""/>
  <manifest:file-entry manifest:full-path="ObjectReplacements/Object 678" manifest:media-type=""/>
  <manifest:file-entry manifest:full-path="ObjectReplacements/Object 679" manifest:media-type=""/>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
  <manifest:file-entry manifest:full-path="ObjectReplacements/Object 535" manifest:media-type=""/>
  <manifest:file-entry manifest:full-path="ObjectReplacements/Object 536" manifest:media-type=""/>
  <manifest:file-entry manifest:full-path="ObjectReplacements/Object 537" manifest:media-type=""/>
  <manifest:file-entry manifest:full-path="ObjectReplacements/Object 538" manifest:media-type=""/>
  <manifest:file-entry manifest:full-path="ObjectReplacements/Object 539" manifest:media-type=""/>
  <manifest:file-entry manifest:full-path="ObjectReplacements/Object 680" manifest:media-type=""/>
  <manifest:file-entry manifest:full-path="ObjectReplacements/Object 681" manifest:media-type=""/>
  <manifest:file-entry manifest:full-path="ObjectReplacements/Object 682" manifest:media-type=""/>
  <manifest:file-entry manifest:full-path="ObjectReplacements/Object 683" manifest:media-type=""/>
  <manifest:file-entry manifest:full-path="ObjectReplacements/Object 684" manifest:media-type=""/>
  <manifest:file-entry manifest:full-path="ObjectReplacements/Object 685" manifest:media-type=""/>
  <manifest:file-entry manifest:full-path="ObjectReplacements/Object 686" manifest:media-type=""/>
  <manifest:file-entry manifest:full-path="ObjectReplacements/Object 687" manifest:media-type=""/>
  <manifest:file-entry manifest:full-path="ObjectReplacements/Object 688" manifest:media-type=""/>
  <manifest:file-entry manifest:full-path="ObjectReplacements/Object 689" manifest:media-type=""/>
  <manifest:file-entry manifest:full-path="ObjectReplacements/Object 540" manifest:media-type=""/>
  <manifest:file-entry manifest:full-path="ObjectReplacements/Object 541" manifest:media-type=""/>
  <manifest:file-entry manifest:full-path="ObjectReplacements/Object 542" manifest:media-type=""/>
  <manifest:file-entry manifest:full-path="ObjectReplacements/Object 543" manifest:media-type=""/>
  <manifest:file-entry manifest:full-path="ObjectReplacements/Object 544" manifest:media-type=""/>
  <manifest:file-entry manifest:full-path="ObjectReplacements/Object 545" manifest:media-type=""/>
  <manifest:file-entry manifest:full-path="ObjectReplacements/Object 546" manifest:media-type=""/>
  <manifest:file-entry manifest:full-path="ObjectReplacements/Object 547" manifest:media-type=""/>
  <manifest:file-entry manifest:full-path="ObjectReplacements/Object 548" manifest:media-type=""/>
  <manifest:file-entry manifest:full-path="ObjectReplacements/Object 549" manifest:media-type=""/>
  <manifest:file-entry manifest:full-path="ObjectReplacements/Object 690" manifest:media-type=""/>
  <manifest:file-entry manifest:full-path="ObjectReplacements/Object 691" manifest:media-type=""/>
  <manifest:file-entry manifest:full-path="ObjectReplacements/Object 692" manifest:media-type=""/>
  <manifest:file-entry manifest:full-path="ObjectReplacements/Object 693" manifest:media-type=""/>
  <manifest:file-entry manifest:full-path="ObjectReplacements/Object 694" manifest:media-type=""/>
  <manifest:file-entry manifest:full-path="ObjectReplacements/Object 400" manifest:media-type="application/x-openoffice-gdimetafile;windows_formatname=&quot;GDIMetaFile&quot;"/>
  <manifest:file-entry manifest:full-path="ObjectReplacements/Object 695" manifest:media-type=""/>
  <manifest:file-entry manifest:full-path="ObjectReplacements/Object 401" manifest:media-type="application/x-openoffice-gdimetafile;windows_formatname=&quot;GDIMetaFile&quot;"/>
  <manifest:file-entry manifest:full-path="ObjectReplacements/Object 696" manifest:media-type=""/>
  <manifest:file-entry manifest:full-path="ObjectReplacements/Object 402" manifest:media-type="application/x-openoffice-gdimetafile;windows_formatname=&quot;GDIMetaFile&quot;"/>
  <manifest:file-entry manifest:full-path="ObjectReplacements/Object 697" manifest:media-type=""/>
  <manifest:file-entry manifest:full-path="ObjectReplacements/Object 698" manifest:media-type=""/>
  <manifest:file-entry manifest:full-path="ObjectReplacements/Object 403" manifest:media-type="application/x-openoffice-gdimetafile;windows_formatname=&quot;GDIMetaFile&quot;"/>
  <manifest:file-entry manifest:full-path="ObjectReplacements/Object 699" manifest:media-type=""/>
  <manifest:file-entry manifest:full-path="ObjectReplacements/Object 404"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550" manifest:media-type=""/>
  <manifest:file-entry manifest:full-path="ObjectReplacements/Object 551" manifest:media-type=""/>
  <manifest:file-entry manifest:full-path="ObjectReplacements/Object 552" manifest:media-type=""/>
  <manifest:file-entry manifest:full-path="ObjectReplacements/Object 553" manifest:media-type=""/>
  <manifest:file-entry manifest:full-path="ObjectReplacements/Object 554" manifest:media-type=""/>
  <manifest:file-entry manifest:full-path="ObjectReplacements/Object 555" manifest:media-type=""/>
  <manifest:file-entry manifest:full-path="ObjectReplacements/Object 556" manifest:media-type=""/>
  <manifest:file-entry manifest:full-path="ObjectReplacements/Object 557" manifest:media-type=""/>
  <manifest:file-entry manifest:full-path="ObjectReplacements/Object 558" manifest:media-type=""/>
  <manifest:file-entry manifest:full-path="ObjectReplacements/Object 55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410" manifest:media-type="application/x-openoffice-gdimetafile;windows_formatname=&quot;GDIMetaFile&quot;"/>
  <manifest:file-entry manifest:full-path="ObjectReplacements/Object 15" manifest:media-type=""/>
  <manifest:file-entry manifest:full-path="ObjectReplacements/Object 411" manifest:media-type="application/x-openoffice-gdimetafile;windows_formatname=&quot;GDIMetaFile&quot;"/>
  <manifest:file-entry manifest:full-path="ObjectReplacements/Object 16" manifest:media-type=""/>
  <manifest:file-entry manifest:full-path="ObjectReplacements/Object 412" manifest:media-type="application/x-openoffice-gdimetafile;windows_formatname=&quot;GDIMetaFile&quot;"/>
  <manifest:file-entry manifest:full-path="ObjectReplacements/Object 17" manifest:media-type=""/>
  <manifest:file-entry manifest:full-path="ObjectReplacements/Object 413" manifest:media-type="application/x-openoffice-gdimetafile;windows_formatname=&quot;GDIMetaFile&quot;"/>
  <manifest:file-entry manifest:full-path="ObjectReplacements/Object 18" manifest:media-type=""/>
  <manifest:file-entry manifest:full-path="ObjectReplacements/Object 414" manifest:media-type="application/x-openoffice-gdimetafile;windows_formatname=&quot;GDIMetaFile&quot;"/>
  <manifest:file-entry manifest:full-path="ObjectReplacements/Object 19" manifest:media-type=""/>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60" manifest:media-type=""/>
  <manifest:file-entry manifest:full-path="ObjectReplacements/Object 561" manifest:media-type=""/>
  <manifest:file-entry manifest:full-path="ObjectReplacements/Object 562" manifest:media-type=""/>
  <manifest:file-entry manifest:full-path="ObjectReplacements/Object 563" manifest:media-type=""/>
  <manifest:file-entry manifest:full-path="ObjectReplacements/Object 564" manifest:media-type=""/>
  <manifest:file-entry manifest:full-path="ObjectReplacements/Object 565" manifest:media-type=""/>
  <manifest:file-entry manifest:full-path="ObjectReplacements/Object 566" manifest:media-type=""/>
  <manifest:file-entry manifest:full-path="ObjectReplacements/Object 567" manifest:media-type=""/>
  <manifest:file-entry manifest:full-path="ObjectReplacements/Object 568" manifest:media-type=""/>
  <manifest:file-entry manifest:full-path="ObjectReplacements/Object 569" manifest:media-type=""/>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24" manifest:media-type=""/>
  <manifest:file-entry manifest:full-path="ObjectReplacements/Object 2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570" manifest:media-type=""/>
  <manifest:file-entry manifest:full-path="ObjectReplacements/Object 571" manifest:media-type=""/>
  <manifest:file-entry manifest:full-path="ObjectReplacements/Object 572" manifest:media-type=""/>
  <manifest:file-entry manifest:full-path="ObjectReplacements/Object 573" manifest:media-type=""/>
  <manifest:file-entry manifest:full-path="ObjectReplacements/Object 800" manifest:media-type=""/>
  <manifest:file-entry manifest:full-path="ObjectReplacements/Object 574" manifest:media-type=""/>
  <manifest:file-entry manifest:full-path="ObjectReplacements/Object 801" manifest:media-type=""/>
  <manifest:file-entry manifest:full-path="ObjectReplacements/Object 575" manifest:media-type=""/>
  <manifest:file-entry manifest:full-path="ObjectReplacements/Object 802" manifest:media-type=""/>
  <manifest:file-entry manifest:full-path="ObjectReplacements/Object 576" manifest:media-type=""/>
  <manifest:file-entry manifest:full-path="ObjectReplacements/Object 803" manifest:media-type=""/>
  <manifest:file-entry manifest:full-path="ObjectReplacements/Object 577" manifest:media-type=""/>
  <manifest:file-entry manifest:full-path="ObjectReplacements/Object 804" manifest:media-type=""/>
  <manifest:file-entry manifest:full-path="ObjectReplacements/Object 578" manifest:media-type=""/>
  <manifest:file-entry manifest:full-path="ObjectReplacements/Object 805" manifest:media-type=""/>
  <manifest:file-entry manifest:full-path="ObjectReplacements/Object 579" manifest:media-type=""/>
  <manifest:file-entry manifest:full-path="ObjectReplacements/Object 806" manifest:media-type=""/>
  <manifest:file-entry manifest:full-path="ObjectReplacements/Object 807" manifest:media-type=""/>
  <manifest:file-entry manifest:full-path="ObjectReplacements/Object 808" manifest:media-type=""/>
  <manifest:file-entry manifest:full-path="ObjectReplacements/Object 809" manifest:media-type=""/>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33" manifest:media-type=""/>
  <manifest:file-entry manifest:full-path="ObjectReplacements/Object 37"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439" manifest:media-type=""/>
  <manifest:file-entry manifest:full-path="ObjectReplacements/Object 580" manifest:media-type=""/>
  <manifest:file-entry manifest:full-path="ObjectReplacements/Object 581" manifest:media-type=""/>
  <manifest:file-entry manifest:full-path="ObjectReplacements/Object 582" manifest:media-type=""/>
  <manifest:file-entry manifest:full-path="ObjectReplacements/Object 583" manifest:media-type=""/>
  <manifest:file-entry manifest:full-path="ObjectReplacements/Object 810" manifest:media-type=""/>
  <manifest:file-entry manifest:full-path="ObjectReplacements/Object 584" manifest:media-type=""/>
  <manifest:file-entry manifest:full-path="ObjectReplacements/Object 811" manifest:media-type=""/>
  <manifest:file-entry manifest:full-path="ObjectReplacements/Object 585" manifest:media-type=""/>
  <manifest:file-entry manifest:full-path="ObjectReplacements/Object 812" manifest:media-type=""/>
  <manifest:file-entry manifest:full-path="ObjectReplacements/Object 586" manifest:media-type=""/>
  <manifest:file-entry manifest:full-path="ObjectReplacements/Object 813" manifest:media-type=""/>
  <manifest:file-entry manifest:full-path="ObjectReplacements/Object 587" manifest:media-type=""/>
  <manifest:file-entry manifest:full-path="ObjectReplacements/Object 814" manifest:media-type=""/>
  <manifest:file-entry manifest:full-path="ObjectReplacements/Object 588" manifest:media-type=""/>
  <manifest:file-entry manifest:full-path="ObjectReplacements/Object 815" manifest:media-type=""/>
  <manifest:file-entry manifest:full-path="ObjectReplacements/Object 589" manifest:media-type=""/>
  <manifest:file-entry manifest:full-path="ObjectReplacements/Object 816" manifest:media-type=""/>
  <manifest:file-entry manifest:full-path="ObjectReplacements/Object 817" manifest:media-type=""/>
  <manifest:file-entry manifest:full-path="ObjectReplacements/Object 818" manifest:media-type=""/>
  <manifest:file-entry manifest:full-path="ObjectReplacements/Object 819" manifest:media-type=""/>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590" manifest:media-type=""/>
  <manifest:file-entry manifest:full-path="ObjectReplacements/Object 591" manifest:media-type=""/>
  <manifest:file-entry manifest:full-path="ObjectReplacements/Object 592" manifest:media-type=""/>
  <manifest:file-entry manifest:full-path="ObjectReplacements/Object 593" manifest:media-type=""/>
  <manifest:file-entry manifest:full-path="ObjectReplacements/Object 820" manifest:media-type=""/>
  <manifest:file-entry manifest:full-path="ObjectReplacements/Object 594" manifest:media-type=""/>
  <manifest:file-entry manifest:full-path="ObjectReplacements/Object 821" manifest:media-type=""/>
  <manifest:file-entry manifest:full-path="ObjectReplacements/Object 595" manifest:media-type=""/>
  <manifest:file-entry manifest:full-path="ObjectReplacements/Object 822" manifest:media-type="application/x-openoffice-gdimetafile;windows_formatname=&quot;GDIMetaFile&quot;"/>
  <manifest:file-entry manifest:full-path="ObjectReplacements/Object 596" manifest:media-type=""/>
  <manifest:file-entry manifest:full-path="ObjectReplacements/Object 823" manifest:media-type="application/x-openoffice-gdimetafile;windows_formatname=&quot;GDIMetaFile&quot;"/>
  <manifest:file-entry manifest:full-path="ObjectReplacements/Object 597" manifest:media-type=""/>
  <manifest:file-entry manifest:full-path="ObjectReplacements/Object 824" manifest:media-type="application/x-openoffice-gdimetafile;windows_formatname=&quot;GDIMetaFile&quot;"/>
  <manifest:file-entry manifest:full-path="ObjectReplacements/Object 598" manifest:media-type=""/>
  <manifest:file-entry manifest:full-path="ObjectReplacements/Object 825" manifest:media-type="application/x-openoffice-gdimetafile;windows_formatname=&quot;GDIMetaFile&quot;"/>
  <manifest:file-entry manifest:full-path="ObjectReplacements/Object 599" manifest:media-type=""/>
  <manifest:file-entry manifest:full-path="ObjectReplacements/Object 826" manifest:media-type="application/x-openoffice-gdimetafile;windows_formatname=&quot;GDIMetaFile&quot;"/>
  <manifest:file-entry manifest:full-path="ObjectReplacements/Object 827" manifest:media-type=""/>
  <manifest:file-entry manifest:full-path="ObjectReplacements/Object 82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60" manifest:media-type=""/>
  <manifest:file-entry manifest:full-path="ObjectReplacements/Object 65" manifest:media-type="application/x-openoffice-gdimetafile;windows_formatname=&quot;GDIMetaFile&quot;"/>
  <manifest:file-entry manifest:full-path="ObjectReplacements/Object 461" manifest:media-type=""/>
  <manifest:file-entry manifest:full-path="ObjectReplacements/Object 66" manifest:media-type="application/x-openoffice-gdimetafile;windows_formatname=&quot;GDIMetaFile&quot;"/>
  <manifest:file-entry manifest:full-path="ObjectReplacements/Object 462" manifest:media-type=""/>
  <manifest:file-entry manifest:full-path="ObjectReplacements/Object 463" manifest:media-type=""/>
  <manifest:file-entry manifest:full-path="ObjectReplacements/Object 67" manifest:media-type="application/x-openoffice-gdimetafile;windows_formatname=&quot;GDIMetaFile&quot;"/>
  <manifest:file-entry manifest:full-path="ObjectReplacements/Object 464" manifest:media-type=""/>
  <manifest:file-entry manifest:full-path="ObjectReplacements/Object 68" manifest:media-type="application/x-openoffice-gdimetafile;windows_formatname=&quot;GDIMetaFile&quot;"/>
  <manifest:file-entry manifest:full-path="ObjectReplacements/Object 465" manifest:media-type=""/>
  <manifest:file-entry manifest:full-path="ObjectReplacements/Object 69" manifest:media-type="application/x-openoffice-gdimetafile;windows_formatname=&quot;GDIMetaFile&quot;"/>
  <manifest:file-entry manifest:full-path="ObjectReplacements/Object 466" manifest:media-type=""/>
  <manifest:file-entry manifest:full-path="ObjectReplacements/Object 467" manifest:media-type=""/>
  <manifest:file-entry manifest:full-path="ObjectReplacements/Object 468" manifest:media-type=""/>
  <manifest:file-entry manifest:full-path="ObjectReplacements/Object 469"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70" manifest:media-type=""/>
  <manifest:file-entry manifest:full-path="ObjectReplacements/Object 74" manifest:media-type="application/x-openoffice-gdimetafile;windows_formatname=&quot;GDIMetaFile&quot;"/>
  <manifest:file-entry manifest:full-path="ObjectReplacements/Object 471" manifest:media-type=""/>
  <manifest:file-entry manifest:full-path="ObjectReplacements/Object 75" manifest:media-type="application/x-openoffice-gdimetafile;windows_formatname=&quot;GDIMetaFile&quot;"/>
  <manifest:file-entry manifest:full-path="ObjectReplacements/Object 472" manifest:media-type=""/>
  <manifest:file-entry manifest:full-path="ObjectReplacements/Object 76" manifest:media-type="application/x-openoffice-gdimetafile;windows_formatname=&quot;GDIMetaFile&quot;"/>
  <manifest:file-entry manifest:full-path="ObjectReplacements/Object 700" manifest:media-type=""/>
  <manifest:file-entry manifest:full-path="ObjectReplacements/Object 473" manifest:media-type=""/>
  <manifest:file-entry manifest:full-path="ObjectReplacements/Object 77" manifest:media-type="application/x-openoffice-gdimetafile;windows_formatname=&quot;GDIMetaFile&quot;"/>
  <manifest:file-entry manifest:full-path="ObjectReplacements/Object 701" manifest:media-type=""/>
  <manifest:file-entry manifest:full-path="ObjectReplacements/Object 474" manifest:media-type=""/>
  <manifest:file-entry manifest:full-path="ObjectReplacements/Object 78" manifest:media-type="application/x-openoffice-gdimetafile;windows_formatname=&quot;GDIMetaFile&quot;"/>
  <manifest:file-entry manifest:full-path="ObjectReplacements/Object 702" manifest:media-type=""/>
  <manifest:file-entry manifest:full-path="ObjectReplacements/Object 475" manifest:media-type=""/>
  <manifest:file-entry manifest:full-path="ObjectReplacements/Object 79" manifest:media-type="application/x-openoffice-gdimetafile;windows_formatname=&quot;GDIMetaFile&quot;"/>
  <manifest:file-entry manifest:full-path="ObjectReplacements/Object 703" manifest:media-type=""/>
  <manifest:file-entry manifest:full-path="ObjectReplacements/Object 476" manifest:media-type=""/>
  <manifest:file-entry manifest:full-path="ObjectReplacements/Object 704" manifest:media-type=""/>
  <manifest:file-entry manifest:full-path="ObjectReplacements/Object 477" manifest:media-type=""/>
  <manifest:file-entry manifest:full-path="ObjectReplacements/Object 705" manifest:media-type=""/>
  <manifest:file-entry manifest:full-path="ObjectReplacements/Object 478" manifest:media-type=""/>
  <manifest:file-entry manifest:full-path="ObjectReplacements/Object 706" manifest:media-type=""/>
  <manifest:file-entry manifest:full-path="ObjectReplacements/Object 479" manifest:media-type=""/>
  <manifest:file-entry manifest:full-path="ObjectReplacements/Object 707" manifest:media-type=""/>
  <manifest:file-entry manifest:full-path="ObjectReplacements/Object 708" manifest:media-type=""/>
  <manifest:file-entry manifest:full-path="ObjectReplacements/Object 709" manifest:media-type=""/>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80" manifest:media-type=""/>
  <manifest:file-entry manifest:full-path="ObjectReplacements/Object 84" manifest:media-type="application/x-openoffice-gdimetafile;windows_formatname=&quot;GDIMetaFile&quot;"/>
  <manifest:file-entry manifest:full-path="ObjectReplacements/Object 481" manifest:media-type=""/>
  <manifest:file-entry manifest:full-path="ObjectReplacements/Object 85" manifest:media-type=""/>
  <manifest:file-entry manifest:full-path="ObjectReplacements/Object 482" manifest:media-type=""/>
  <manifest:file-entry manifest:full-path="ObjectReplacements/Object 86" manifest:media-type=""/>
  <manifest:file-entry manifest:full-path="ObjectReplacements/Object 710" manifest:media-type=""/>
  <manifest:file-entry manifest:full-path="ObjectReplacements/Object 483" manifest:media-type=""/>
  <manifest:file-entry manifest:full-path="ObjectReplacements/Object 87" manifest:media-type=""/>
  <manifest:file-entry manifest:full-path="ObjectReplacements/Object 711" manifest:media-type=""/>
  <manifest:file-entry manifest:full-path="ObjectReplacements/Object 484" manifest:media-type=""/>
  <manifest:file-entry manifest:full-path="ObjectReplacements/Object 88" manifest:media-type=""/>
  <manifest:file-entry manifest:full-path="ObjectReplacements/Object 712" manifest:media-type=""/>
  <manifest:file-entry manifest:full-path="ObjectReplacements/Object 485" manifest:media-type=""/>
  <manifest:file-entry manifest:full-path="ObjectReplacements/Object 89" manifest:media-type=""/>
  <manifest:file-entry manifest:full-path="ObjectReplacements/Object 713" manifest:media-type=""/>
  <manifest:file-entry manifest:full-path="ObjectReplacements/Object 486" manifest:media-type=""/>
  <manifest:file-entry manifest:full-path="ObjectReplacements/Object 714" manifest:media-type=""/>
  <manifest:file-entry manifest:full-path="ObjectReplacements/Object 487" manifest:media-type=""/>
  <manifest:file-entry manifest:full-path="ObjectReplacements/Object 715" manifest:media-type=""/>
  <manifest:file-entry manifest:full-path="ObjectReplacements/Object 488" manifest:media-type=""/>
  <manifest:file-entry manifest:full-path="ObjectReplacements/Object 716" manifest:media-type=""/>
  <manifest:file-entry manifest:full-path="ObjectReplacements/Object 489" manifest:media-type=""/>
  <manifest:file-entry manifest:full-path="ObjectReplacements/Object 717" manifest:media-type=""/>
  <manifest:file-entry manifest:full-path="ObjectReplacements/Object 718" manifest:media-type=""/>
  <manifest:file-entry manifest:full-path="ObjectReplacements/Object 719" manifest:media-type=""/>
  <manifest:file-entry manifest:full-path="ObjectReplacements/Object 90" manifest:media-type="application/x-openoffice-gdimetafile;windows_formatname=&quot;GDIMetaFile&quot;"/>
  <manifest:file-entry manifest:full-path="ObjectReplacements/Object 490" manifest:media-type=""/>
  <manifest:file-entry manifest:full-path="ObjectReplacements/Object 491" manifest:media-type=""/>
  <manifest:file-entry manifest:full-path="ObjectReplacements/Object 492" manifest:media-type=""/>
  <manifest:file-entry manifest:full-path="ObjectReplacements/Object 720" manifest:media-type=""/>
  <manifest:file-entry manifest:full-path="ObjectReplacements/Object 493" manifest:media-type=""/>
  <manifest:file-entry manifest:full-path="ObjectReplacements/Object 721" manifest:media-type=""/>
  <manifest:file-entry manifest:full-path="ObjectReplacements/Object 494" manifest:media-type=""/>
  <manifest:file-entry manifest:full-path="ObjectReplacements/Object 722" manifest:media-type=""/>
  <manifest:file-entry manifest:full-path="ObjectReplacements/Object 495" manifest:media-type=""/>
  <manifest:file-entry manifest:full-path="ObjectReplacements/Object 723" manifest:media-type=""/>
  <manifest:file-entry manifest:full-path="ObjectReplacements/Object 496" manifest:media-type=""/>
  <manifest:file-entry manifest:full-path="ObjectReplacements/Object 724" manifest:media-type=""/>
  <manifest:file-entry manifest:full-path="ObjectReplacements/Object 497" manifest:media-type=""/>
  <manifest:file-entry manifest:full-path="ObjectReplacements/Object 725" manifest:media-type=""/>
  <manifest:file-entry manifest:full-path="ObjectReplacements/Object 498" manifest:media-type=""/>
  <manifest:file-entry manifest:full-path="ObjectReplacements/Object 726" manifest:media-type=""/>
  <manifest:file-entry manifest:full-path="ObjectReplacements/Object 499" manifest:media-type=""/>
  <manifest:file-entry manifest:full-path="ObjectReplacements/Object 727" manifest:media-type=""/>
  <manifest:file-entry manifest:full-path="ObjectReplacements/Object 728" manifest:media-type=""/>
  <manifest:file-entry manifest:full-path="ObjectReplacements/Object 729" manifest:media-type=""/>
  <manifest:file-entry manifest:full-path="ObjectReplacements/Object 730" manifest:media-type=""/>
  <manifest:file-entry manifest:full-path="ObjectReplacements/Object 731" manifest:media-type=""/>
  <manifest:file-entry manifest:full-path="ObjectReplacements/Object 732" manifest:media-type=""/>
  <manifest:file-entry manifest:full-path="ObjectReplacements/Object 733" manifest:media-type=""/>
  <manifest:file-entry manifest:full-path="ObjectReplacements/Object 734" manifest:media-type=""/>
  <manifest:file-entry manifest:full-path="ObjectReplacements/Object 735" manifest:media-type=""/>
  <manifest:file-entry manifest:full-path="ObjectReplacements/Object 736" manifest:media-type=""/>
  <manifest:file-entry manifest:full-path="ObjectReplacements/Object 737" manifest:media-type=""/>
  <manifest:file-entry manifest:full-path="ObjectReplacements/Object 738" manifest:media-type=""/>
  <manifest:file-entry manifest:full-path="ObjectReplacements/Object 739" manifest:media-type=""/>
  <manifest:file-entry manifest:full-path="ObjectReplacements/Object 740" manifest:media-type=""/>
  <manifest:file-entry manifest:full-path="ObjectReplacements/Object 741" manifest:media-type=""/>
  <manifest:file-entry manifest:full-path="ObjectReplacements/Object 742" manifest:media-type=""/>
  <manifest:file-entry manifest:full-path="ObjectReplacements/Object 743" manifest:media-type=""/>
  <manifest:file-entry manifest:full-path="ObjectReplacements/Object 744" manifest:media-type=""/>
  <manifest:file-entry manifest:full-path="ObjectReplacements/Object 745" manifest:media-type=""/>
  <manifest:file-entry manifest:full-path="ObjectReplacements/Object 746" manifest:media-type=""/>
  <manifest:file-entry manifest:full-path="ObjectReplacements/Object 747" manifest:media-type=""/>
  <manifest:file-entry manifest:full-path="ObjectReplacements/Object 748" manifest:media-type=""/>
  <manifest:file-entry manifest:full-path="ObjectReplacements/Object 749" manifest:media-type=""/>
  <manifest:file-entry manifest:full-path="ObjectReplacements/Object 600" manifest:media-type=""/>
  <manifest:file-entry manifest:full-path="Object 685" manifest:media-type="application/vnd.sun.star.oleobject"/>
  <manifest:file-entry manifest:full-path="Object 686" manifest:media-type="application/vnd.sun.star.oleobject"/>
  <manifest:file-entry manifest:full-path="Object 687" manifest:media-type="application/vnd.sun.star.oleobject"/>
  <manifest:file-entry manifest:full-path="Object 688" manifest:media-type="application/vnd.sun.star.oleobject"/>
  <manifest:file-entry manifest:full-path="Object 689" manifest:media-type="application/vnd.sun.star.oleobject"/>
  <manifest:file-entry manifest:full-path="Object 540" manifest:media-type="application/vnd.sun.star.oleobject"/>
  <manifest:file-entry manifest:full-path="Object 541" manifest:media-type="application/vnd.sun.star.oleobject"/>
  <manifest:file-entry manifest:full-path="Object 542" manifest:media-type="application/vnd.sun.star.oleobject"/>
  <manifest:file-entry manifest:full-path="Object 543" manifest:media-type="application/vnd.sun.star.oleobject"/>
  <manifest:file-entry manifest:full-path="Object 544" manifest:media-type="application/vnd.sun.star.oleobject"/>
  <manifest:file-entry manifest:full-path="Object 545" manifest:media-type="application/vnd.sun.star.oleobject"/>
  <manifest:file-entry manifest:full-path="Object 546" manifest:media-type="application/vnd.sun.star.oleobject"/>
  <manifest:file-entry manifest:full-path="Object 547" manifest:media-type="application/vnd.sun.star.oleobject"/>
  <manifest:file-entry manifest:full-path="Object 548" manifest:media-type="application/vnd.sun.star.oleobject"/>
  <manifest:file-entry manifest:full-path="Object 549" manifest:media-type="application/vnd.sun.star.oleobject"/>
  <manifest:file-entry manifest:full-path="Object 690" manifest:media-type="application/vnd.sun.star.oleobject"/>
  <manifest:file-entry manifest:full-path="Object 691" manifest:media-type="application/vnd.sun.star.oleobject"/>
  <manifest:file-entry manifest:full-path="Object 692" manifest:media-type="application/vnd.sun.star.oleobject"/>
  <manifest:file-entry manifest:full-path="Object 693" manifest:media-type="application/vnd.sun.star.oleobject"/>
  <manifest:file-entry manifest:full-path="Object 694" manifest:media-type="application/vnd.sun.star.oleobject"/>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695" manifest:media-type="application/vnd.sun.star.oleobject"/>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696" manifest:media-type="application/vnd.sun.star.oleobject"/>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697" manifest:media-type="application/vnd.sun.star.oleobject"/>
  <manifest:file-entry manifest:full-path="Object 698" manifest:media-type="application/vnd.sun.star.oleobject"/>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699" manifest:media-type="application/vnd.sun.star.oleobject"/>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Configurations2/accelerator/current.xml" manifest:media-type=""/>
  <manifest:file-entry manifest:full-path="Object 405/Configurations2/" manifest:media-type="application/vnd.sun.xml.ui.configuration"/>
  <manifest:file-entry manifest:full-path="Object 405/"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Configurations2/accelerator/current.xml" manifest:media-type=""/>
  <manifest:file-entry manifest:full-path="Object 407/Configurations2/" manifest:media-type="application/vnd.sun.xml.ui.configuration"/>
  <manifest:file-entry manifest:full-path="Object 407/"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Configurations2/accelerator/current.xml" manifest:media-type=""/>
  <manifest:file-entry manifest:full-path="Object 408/Configurations2/" manifest:media-type="application/vnd.sun.xml.ui.configuration"/>
  <manifest:file-entry manifest:full-path="Object 408/"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 manifest:version="1.2" manifest:media-type="application/vnd.oasis.opendocument.formula"/>
  <manifest:file-entry manifest:full-path="Object 550" manifest:media-type="application/vnd.sun.star.oleobject"/>
  <manifest:file-entry manifest:full-path="Object 551" manifest:media-type="application/vnd.sun.star.oleobject"/>
  <manifest:file-entry manifest:full-path="Object 552" manifest:media-type="application/vnd.sun.star.oleobject"/>
  <manifest:file-entry manifest:full-path="Object 553" manifest:media-type="application/vnd.sun.star.oleobject"/>
  <manifest:file-entry manifest:full-path="Object 554" manifest:media-type="application/vnd.sun.star.oleobject"/>
  <manifest:file-entry manifest:full-path="Object 555" manifest:media-type="application/vnd.sun.star.oleobject"/>
  <manifest:file-entry manifest:full-path="Object 556" manifest:media-type="application/vnd.sun.star.oleobject"/>
  <manifest:file-entry manifest:full-path="Object 557" manifest:media-type="application/vnd.sun.star.oleobject"/>
  <manifest:file-entry manifest:full-path="styles.xml" manifest:media-type="text/xml"/>
  <manifest:file-entry manifest:full-path="Object 558" manifest:media-type="application/vnd.sun.star.oleobject"/>
  <manifest:file-entry manifest:full-path="Object 559" manifest:media-type="application/vnd.sun.star.oleobject"/>
  <manifest:file-entry manifest:full-path="Object 10" manifest:media-type="application/vnd.sun.star.oleobject"/>
  <manifest:file-entry manifest:full-path="Object 11" manifest:media-type="application/vnd.sun.star.oleobject"/>
  <manifest:file-entry manifest:full-path="Object 12" manifest:media-type="application/vnd.sun.star.oleobject"/>
  <manifest:file-entry manifest:full-path="Object 13" manifest:media-type="application/vnd.sun.star.oleobject"/>
  <manifest:file-entry manifest:full-path="Object 14" manifest:media-type="application/vnd.sun.star.oleobject"/>
  <manifest:file-entry manifest:full-path="Object 410/settings.xml" manifest:media-type="text/xml"/>
  <manifest:file-entry manifest:full-path="Object 410/content.xml" manifest:media-type="text/xml"/>
  <manifest:file-entry manifest:full-path="Object 410/Configurations2/accelerator/current.xml" manifest:media-type=""/>
  <manifest:file-entry manifest:full-path="Object 410/Configurations2/" manifest:media-type="application/vnd.sun.xml.ui.configuration"/>
  <manifest:file-entry manifest:full-path="Object 410/" manifest:version="1.2" manifest:media-type="application/vnd.oasis.opendocument.formula"/>
  <manifest:file-entry manifest:full-path="Object 15" manifest:media-type="application/vnd.sun.star.oleobject"/>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16" manifest:media-type="application/vnd.sun.star.oleobject"/>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17" manifest:media-type="application/vnd.sun.star.oleobject"/>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18" manifest:media-type="application/vnd.sun.star.oleobject"/>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19" manifest:media-type="application/vnd.sun.star.oleobject"/>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560" manifest:media-type="application/vnd.sun.star.oleobject"/>
  <manifest:file-entry manifest:full-path="Object 561" manifest:media-type="application/vnd.sun.star.oleobject"/>
  <manifest:file-entry manifest:full-path="Object 562" manifest:media-type="application/vnd.sun.star.oleobject"/>
  <manifest:file-entry manifest:full-path="Object 563" manifest:media-type="application/vnd.sun.star.oleobject"/>
  <manifest:file-entry manifest:full-path="Object 564" manifest:media-type="application/vnd.sun.star.oleobject"/>
  <manifest:file-entry manifest:full-path="Object 565" manifest:media-type="application/vnd.sun.star.oleobject"/>
  <manifest:file-entry manifest:full-path="Object 566" manifest:media-type="application/vnd.sun.star.oleobject"/>
  <manifest:file-entry manifest:full-path="Object 567" manifest:media-type="application/vnd.sun.star.oleobject"/>
  <manifest:file-entry manifest:full-path="Object 568" manifest:media-type="application/vnd.sun.star.oleobject"/>
  <manifest:file-entry manifest:full-path="Object 569" manifest:media-type="application/vnd.sun.star.oleobject"/>
  <manifest:file-entry manifest:full-path="Object 20" manifest:media-type="application/vnd.sun.star.oleobjec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 manifest:version="1.2" manifest:media-type="application/vnd.oasis.opendocument.formula"/>
  <manifest:file-entry manifest:full-path="Object 570" manifest:media-type="application/vnd.sun.star.oleobject"/>
  <manifest:file-entry manifest:full-path="Object 571" manifest:media-type="application/vnd.sun.star.oleobject"/>
  <manifest:file-entry manifest:full-path="Object 572" manifest:media-type="application/vnd.sun.star.oleobject"/>
  <manifest:file-entry manifest:full-path="Object 573" manifest:media-type="application/vnd.sun.star.oleobject"/>
  <manifest:file-entry manifest:full-path="Object 800" manifest:media-type="application/vnd.sun.star.oleobject"/>
  <manifest:file-entry manifest:full-path="Object 574" manifest:media-type="application/vnd.sun.star.oleobject"/>
  <manifest:file-entry manifest:full-path="Object 801" manifest:media-type="application/vnd.sun.star.oleobject"/>
  <manifest:file-entry manifest:full-path="Object 575" manifest:media-type="application/vnd.sun.star.oleobject"/>
  <manifest:file-entry manifest:full-path="Object 802" manifest:media-type="application/vnd.sun.star.oleobject"/>
  <manifest:file-entry manifest:full-path="Object 576" manifest:media-type="application/vnd.sun.star.oleobject"/>
  <manifest:file-entry manifest:full-path="Object 803" manifest:media-type="application/vnd.sun.star.oleobject"/>
  <manifest:file-entry manifest:full-path="Object 577" manifest:media-type="application/vnd.sun.star.oleobject"/>
  <manifest:file-entry manifest:full-path="Object 804" manifest:media-type="application/vnd.sun.star.oleobject"/>
  <manifest:file-entry manifest:full-path="Object 578" manifest:media-type="application/vnd.sun.star.oleobject"/>
  <manifest:file-entry manifest:full-path="Object 805" manifest:media-type="application/vnd.sun.star.oleobject"/>
  <manifest:file-entry manifest:full-path="Object 579" manifest:media-type="application/vnd.sun.star.oleobject"/>
  <manifest:file-entry manifest:full-path="Object 806" manifest:media-type="application/vnd.sun.star.oleobject"/>
  <manifest:file-entry manifest:full-path="Object 807" manifest:media-type="application/vnd.sun.star.oleobject"/>
  <manifest:file-entry manifest:full-path="Object 808" manifest:media-type="application/vnd.sun.star.oleobject"/>
  <manifest:file-entry manifest:full-path="Object 809" manifest:media-type="application/vnd.sun.star.oleobject"/>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438/Configurations2/accelerator/current.xml" manifest:media-type=""/>
  <manifest:file-entry manifest:full-path="Object 438/Configurations2/" manifest:media-type="application/vnd.sun.xml.ui.configuration"/>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580" manifest:media-type="application/vnd.sun.star.oleobject"/>
  <manifest:file-entry manifest:full-path="Object 581" manifest:media-type="application/vnd.sun.star.oleobject"/>
  <manifest:file-entry manifest:full-path="Object 582" manifest:media-type="application/vnd.sun.star.oleobject"/>
  <manifest:file-entry manifest:full-path="Object 583" manifest:media-type="application/vnd.sun.star.oleobject"/>
  <manifest:file-entry manifest:full-path="Object 810" manifest:media-type="application/vnd.sun.star.oleobject"/>
  <manifest:file-entry manifest:full-path="Object 584" manifest:media-type="application/vnd.sun.star.oleobject"/>
  <manifest:file-entry manifest:full-path="Object 811" manifest:media-type="application/vnd.sun.star.oleobject"/>
  <manifest:file-entry manifest:full-path="Object 585" manifest:media-type="application/vnd.sun.star.oleobject"/>
  <manifest:file-entry manifest:full-path="Object 812" manifest:media-type="application/vnd.sun.star.oleobject"/>
  <manifest:file-entry manifest:full-path="Object 586" manifest:media-type="application/vnd.sun.star.oleobject"/>
  <manifest:file-entry manifest:full-path="Object 813" manifest:media-type="application/vnd.sun.star.oleobject"/>
  <manifest:file-entry manifest:full-path="Object 587" manifest:media-type="application/vnd.sun.star.oleobject"/>
  <manifest:file-entry manifest:full-path="Object 814" manifest:media-type="application/vnd.sun.star.oleobject"/>
  <manifest:file-entry manifest:full-path="Object 588" manifest:media-type="application/vnd.sun.star.oleobject"/>
  <manifest:file-entry manifest:full-path="Object 815" manifest:media-type="application/vnd.sun.star.oleobject"/>
  <manifest:file-entry manifest:full-path="Object 589" manifest:media-type="application/vnd.sun.star.oleobject"/>
  <manifest:file-entry manifest:full-path="Object 816" manifest:media-type="application/vnd.sun.star.oleobject"/>
  <manifest:file-entry manifest:full-path="Object 817" manifest:media-type="application/vnd.sun.star.oleobject"/>
  <manifest:file-entry manifest:full-path="Object 818" manifest:media-type="application/vnd.sun.star.oleobject"/>
  <manifest:file-entry manifest:full-path="Object 819" manifest:media-type="application/vnd.sun.star.oleobject"/>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Configurations2/accelerator/current.xml" manifest:media-type=""/>
  <manifest:file-entry manifest:full-path="Object 445/Configurations2/" manifest:media-type="application/vnd.sun.xml.ui.configuration"/>
  <manifest:file-entry manifest:full-path="Object 44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447/settings.xml" manifest:media-type="text/xml"/>
  <manifest:file-entry manifest:full-path="Object 447/content.xml" manifest:media-type="text/xml"/>
  <manifest:file-entry manifest:full-path="Object 447/"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590" manifest:media-type="application/vnd.sun.star.oleobject"/>
  <manifest:file-entry manifest:full-path="Object 591" manifest:media-type="application/vnd.sun.star.oleobject"/>
  <manifest:file-entry manifest:full-path="Object 592" manifest:media-type="application/vnd.sun.star.oleobject"/>
  <manifest:file-entry manifest:full-path="Object 593" manifest:media-type="application/vnd.sun.star.oleobject"/>
  <manifest:file-entry manifest:full-path="Object 820" manifest:media-type="application/vnd.sun.star.oleobject"/>
  <manifest:file-entry manifest:full-path="Object 594" manifest:media-type="application/vnd.sun.star.oleobject"/>
  <manifest:file-entry manifest:full-path="Object 821" manifest:media-type="application/vnd.sun.star.oleobject"/>
  <manifest:file-entry manifest:full-path="Object 595" manifest:media-type="application/vnd.sun.star.oleobject"/>
  <manifest:file-entry manifest:full-path="Object 822/settings.xml" manifest:media-type="text/xml"/>
  <manifest:file-entry manifest:full-path="Object 822/content.xml" manifest:media-type="text/xml"/>
  <manifest:file-entry manifest:full-path="Object 822/" manifest:version="1.2" manifest:media-type="application/vnd.oasis.opendocument.formula"/>
  <manifest:file-entry manifest:full-path="Object 596" manifest:media-type="application/vnd.sun.star.oleobject"/>
  <manifest:file-entry manifest:full-path="Object 823/settings.xml" manifest:media-type="text/xml"/>
  <manifest:file-entry manifest:full-path="Object 823/content.xml" manifest:media-type="text/xml"/>
  <manifest:file-entry manifest:full-path="Object 823/" manifest:version="1.2" manifest:media-type="application/vnd.oasis.opendocument.formula"/>
  <manifest:file-entry manifest:full-path="Object 597" manifest:media-type="application/vnd.sun.star.oleobject"/>
  <manifest:file-entry manifest:full-path="Object 824/settings.xml" manifest:media-type="text/xml"/>
  <manifest:file-entry manifest:full-path="Object 824/content.xml" manifest:media-type="text/xml"/>
  <manifest:file-entry manifest:full-path="Object 824/" manifest:version="1.2" manifest:media-type="application/vnd.oasis.opendocument.formula"/>
  <manifest:file-entry manifest:full-path="Object 598" manifest:media-type="application/vnd.sun.star.oleobject"/>
  <manifest:file-entry manifest:full-path="Object 825/settings.xml" manifest:media-type="text/xml"/>
  <manifest:file-entry manifest:full-path="Object 825/content.xml" manifest:media-type="text/xml"/>
  <manifest:file-entry manifest:full-path="Object 825/" manifest:version="1.2" manifest:media-type="application/vnd.oasis.opendocument.formula"/>
  <manifest:file-entry manifest:full-path="Object 599" manifest:media-type="application/vnd.sun.star.oleobject"/>
  <manifest:file-entry manifest:full-path="Object 826/settings.xml" manifest:media-type="text/xml"/>
  <manifest:file-entry manifest:full-path="Object 826/content.xml" manifest:media-type="text/xml"/>
  <manifest:file-entry manifest:full-path="Object 826/" manifest:version="1.2" manifest:media-type="application/vnd.oasis.opendocument.formula"/>
  <manifest:file-entry manifest:full-path="Object 827/settings.xml" manifest:media-type="text/xml"/>
  <manifest:file-entry manifest:full-path="Object 827/content.xml" manifest:media-type="text/xml"/>
  <manifest:file-entry manifest:full-path="Object 827/" manifest:version="1.2" manifest:media-type="application/vnd.oasis.opendocument.formula"/>
  <manifest:file-entry manifest:full-path="Object 828/settings.xml" manifest:media-type="text/xml"/>
  <manifest:file-entry manifest:full-path="Object 828/content.xml" manifest:media-type="text/xml"/>
  <manifest:file-entry manifest:full-path="Object 828/"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Configurations2/accelerator/current.xml" manifest:media-type=""/>
  <manifest:file-entry manifest:full-path="Object 457/Configurations2/" manifest:media-type="application/vnd.sun.xml.ui.configuration"/>
  <manifest:file-entry manifest:full-path="Object 457/"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Configurations2/accelerator/current.xml" manifest:media-type=""/>
  <manifest:file-entry manifest:full-path="Object 458/Configurations2/" manifest:media-type="application/vnd.sun.xml.ui.configuration"/>
  <manifest:file-entry manifest:full-path="Object 458/"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460" manifest:media-type="application/vnd.sun.star.oleobject"/>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461" manifest:media-type="application/vnd.sun.star.oleobject"/>
  <manifest:file-entry manifest:full-path="layout-cache" manifest:media-type="application/binary"/>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462" manifest:media-type="application/vnd.sun.star.oleobject"/>
  <manifest:file-entry manifest:full-path="Object 463" manifest:media-type="application/vnd.sun.star.oleobject"/>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64" manifest:media-type="application/vnd.sun.star.oleobject"/>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65" manifest:media-type="application/vnd.sun.star.oleobject"/>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66" manifest:media-type="application/vnd.sun.star.oleobject"/>
  <manifest:file-entry manifest:full-path="Object 467" manifest:media-type="application/vnd.sun.star.oleobject"/>
  <manifest:file-entry manifest:full-path="Object 468" manifest:media-type="application/vnd.sun.star.oleobject"/>
  <manifest:file-entry manifest:full-path="Object 469" manifest:media-type="application/vnd.sun.star.oleobject"/>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70" manifest:media-type="application/vnd.sun.star.oleobject"/>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71" manifest:media-type="application/vnd.sun.star.oleobject"/>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72" manifest:media-type="application/vnd.sun.star.oleobject"/>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00" manifest:media-type="application/vnd.sun.star.oleobject"/>
  <manifest:file-entry manifest:full-path="Object 473" manifest:media-type="application/vnd.sun.star.oleobject"/>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01" manifest:media-type="application/vnd.sun.star.oleobject"/>
  <manifest:file-entry manifest:full-path="Object 474" manifest:media-type="application/vnd.sun.star.oleobject"/>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02" manifest:media-type="application/vnd.sun.star.oleobject"/>
  <manifest:file-entry manifest:full-path="Object 475" manifest:media-type="application/vnd.sun.star.oleobject"/>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703" manifest:media-type="application/vnd.sun.star.oleobject"/>
  <manifest:file-entry manifest:full-path="Object 476" manifest:media-type="application/vnd.sun.star.oleobject"/>
  <manifest:file-entry manifest:full-path="Object 704" manifest:media-type="application/vnd.sun.star.oleobject"/>
  <manifest:file-entry manifest:full-path="Object 477" manifest:media-type="application/vnd.sun.star.oleobject"/>
  <manifest:file-entry manifest:full-path="Object 705" manifest:media-type="application/vnd.sun.star.oleobject"/>
  <manifest:file-entry manifest:full-path="Object 478" manifest:media-type="application/vnd.sun.star.oleobject"/>
  <manifest:file-entry manifest:full-path="Object 706" manifest:media-type="application/vnd.sun.star.oleobject"/>
  <manifest:file-entry manifest:full-path="Object 479" manifest:media-type="application/vnd.sun.star.oleobject"/>
  <manifest:file-entry manifest:full-path="Object 707" manifest:media-type="application/vnd.sun.star.oleobject"/>
  <manifest:file-entry manifest:full-path="Object 708" manifest:media-type="application/vnd.sun.star.oleobject"/>
  <manifest:file-entry manifest:full-path="Object 709" manifest:media-type="application/vnd.sun.star.oleobject"/>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480" manifest:media-type="application/vnd.sun.star.oleobject"/>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481" manifest:media-type="application/vnd.sun.star.oleobject"/>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82" manifest:media-type="application/vnd.sun.star.oleobject"/>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710" manifest:media-type="application/vnd.sun.star.oleobject"/>
  <manifest:file-entry manifest:full-path="Object 483" manifest:media-type="application/vnd.sun.star.oleobject"/>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711" manifest:media-type="application/vnd.sun.star.oleobject"/>
  <manifest:file-entry manifest:full-path="Object 484" manifest:media-type="application/vnd.sun.star.oleobject"/>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712" manifest:media-type="application/vnd.sun.star.oleobject"/>
  <manifest:file-entry manifest:full-path="Object 485" manifest:media-type="application/vnd.sun.star.oleobject"/>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713" manifest:media-type="application/vnd.sun.star.oleobject"/>
  <manifest:file-entry manifest:full-path="Object 486" manifest:media-type="application/vnd.sun.star.oleobject"/>
  <manifest:file-entry manifest:full-path="Object 714" manifest:media-type="application/vnd.sun.star.oleobject"/>
  <manifest:file-entry manifest:full-path="Object 487" manifest:media-type="application/vnd.sun.star.oleobject"/>
  <manifest:file-entry manifest:full-path="Object 715" manifest:media-type="application/vnd.sun.star.oleobject"/>
  <manifest:file-entry manifest:full-path="Object 488" manifest:media-type="application/vnd.sun.star.oleobject"/>
  <manifest:file-entry manifest:full-path="Object 716" manifest:media-type="application/vnd.sun.star.oleobject"/>
  <manifest:file-entry manifest:full-path="Object 489" manifest:media-type="application/vnd.sun.star.oleobject"/>
  <manifest:file-entry manifest:full-path="Object 717" manifest:media-type="application/vnd.sun.star.oleobject"/>
  <manifest:file-entry manifest:full-path="Object 718" manifest:media-type="application/vnd.sun.star.oleobject"/>
  <manifest:file-entry manifest:full-path="Object 719"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90" manifest:media-type="application/vnd.sun.star.oleobject"/>
  <manifest:file-entry manifest:full-path="Object 491" manifest:media-type="application/vnd.sun.star.oleobject"/>
  <manifest:file-entry manifest:full-path="Object 492" manifest:media-type="application/vnd.sun.star.oleobject"/>
  <manifest:file-entry manifest:full-path="Object 720" manifest:media-type="application/vnd.sun.star.oleobject"/>
  <manifest:file-entry manifest:full-path="Object 493" manifest:media-type="application/vnd.sun.star.oleobject"/>
  <manifest:file-entry manifest:full-path="Object 721" manifest:media-type="application/vnd.sun.star.oleobject"/>
  <manifest:file-entry manifest:full-path="Object 494" manifest:media-type="application/vnd.sun.star.oleobject"/>
  <manifest:file-entry manifest:full-path="Object 722" manifest:media-type="application/vnd.sun.star.oleobject"/>
  <manifest:file-entry manifest:full-path="Object 495" manifest:media-type="application/vnd.sun.star.oleobject"/>
  <manifest:file-entry manifest:full-path="Object 723" manifest:media-type="application/vnd.sun.star.oleobject"/>
  <manifest:file-entry manifest:full-path="Object 496" manifest:media-type="application/vnd.sun.star.oleobject"/>
  <manifest:file-entry manifest:full-path="Object 724" manifest:media-type="application/vnd.sun.star.oleobject"/>
  <manifest:file-entry manifest:full-path="Object 497" manifest:media-type="application/vnd.sun.star.oleobject"/>
  <manifest:file-entry manifest:full-path="Object 725" manifest:media-type="application/vnd.sun.star.oleobject"/>
  <manifest:file-entry manifest:full-path="Object 498" manifest:media-type="application/vnd.sun.star.oleobject"/>
  <manifest:file-entry manifest:full-path="Object 726" manifest:media-type="application/vnd.sun.star.oleobject"/>
  <manifest:file-entry manifest:full-path="Object 499" manifest:media-type="application/vnd.sun.star.oleobject"/>
  <manifest:file-entry manifest:full-path="Object 727" manifest:media-type="application/vnd.sun.star.oleobject"/>
  <manifest:file-entry manifest:full-path="Object 728" manifest:media-type="application/vnd.sun.star.oleobject"/>
  <manifest:file-entry manifest:full-path="Object 729" manifest:media-type="application/vnd.sun.star.oleobject"/>
  <manifest:file-entry manifest:full-path="Object 730" manifest:media-type="application/vnd.sun.star.oleobject"/>
  <manifest:file-entry manifest:full-path="Object 731" manifest:media-type="application/vnd.sun.star.oleobject"/>
  <manifest:file-entry manifest:full-path="Object 732" manifest:media-type="application/vnd.sun.star.oleobject"/>
  <manifest:file-entry manifest:full-path="Object 733" manifest:media-type="application/vnd.sun.star.oleobject"/>
  <manifest:file-entry manifest:full-path="Object 734" manifest:media-type="application/vnd.sun.star.oleobject"/>
  <manifest:file-entry manifest:full-path="Object 735" manifest:media-type="application/vnd.sun.star.oleobject"/>
  <manifest:file-entry manifest:full-path="Object 736" manifest:media-type="application/vnd.sun.star.oleobject"/>
  <manifest:file-entry manifest:full-path="Object 737" manifest:media-type="application/vnd.sun.star.oleobject"/>
  <manifest:file-entry manifest:full-path="Object 738" manifest:media-type="application/vnd.sun.star.oleobject"/>
  <manifest:file-entry manifest:full-path="Object 739" manifest:media-type="application/vnd.sun.star.oleobject"/>
  <manifest:file-entry manifest:full-path="Object 740" manifest:media-type="application/vnd.sun.star.oleobject"/>
  <manifest:file-entry manifest:full-path="Object 741" manifest:media-type="application/vnd.sun.star.oleobject"/>
  <manifest:file-entry manifest:full-path="Object 742" manifest:media-type="application/vnd.sun.star.oleobject"/>
  <manifest:file-entry manifest:full-path="Object 743" manifest:media-type="application/vnd.sun.star.oleobject"/>
  <manifest:file-entry manifest:full-path="Object 744"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745" manifest:media-type="application/vnd.sun.star.oleobject"/>
  <manifest:file-entry manifest:full-path="Object 746" manifest:media-type="application/vnd.sun.star.oleobject"/>
  <manifest:file-entry manifest:full-path="Object 747" manifest:media-type="application/vnd.sun.star.oleobject"/>
  <manifest:file-entry manifest:full-path="Object 748" manifest:media-type="application/vnd.sun.star.oleobject"/>
  <manifest:file-entry manifest:full-path="Object 749" manifest:media-type="application/vnd.sun.star.oleobject"/>
  <manifest:file-entry manifest:full-path="Object 600"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Droid Sans Mono" svg:font-family="'Droid Sans Mono'" style:font-family-generic="roma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я1" style:family="table">
      <style:table-properties style:width="17.664cm" fo:margin-left="0.011cm" table:align="left" style:writing-mode="lr-tb"/>
    </style:style>
    <style:style style:name="Таблиця1.A" style:family="table-column">
      <style:table-column-properties style:column-width="2.928cm"/>
    </style:style>
    <style:style style:name="Таблиця1.B" style:family="table-column">
      <style:table-column-properties style:column-width="3.21cm"/>
    </style:style>
    <style:style style:name="Таблиця1.C" style:family="table-column">
      <style:table-column-properties style:column-width="3.766cm"/>
    </style:style>
    <style:style style:name="Таблиця1.D" style:family="table-column">
      <style:table-column-properties style:column-width="3.736cm"/>
    </style:style>
    <style:style style:name="Таблиця1.E" style:family="table-column">
      <style:table-column-properties style:column-width="2.115cm"/>
    </style:style>
    <style:style style:name="Таблиця1.F" style:family="table-column">
      <style:table-column-properties style:column-width="1.909cm"/>
    </style:style>
    <style:style style:name="Таблиця1.1" style:family="table-row">
      <style:table-row-properties style:min-row-height="0.739cm" fo:keep-together="auto"/>
    </style:style>
    <style:style style:name="Таблиця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я1.F1" style:family="table-cell">
      <style:table-cell-properties style:vertical-align="middle" fo:padding-left="0.191cm" fo:padding-right="0.191cm" fo:padding-top="0cm" fo:padding-bottom="0cm" fo:border="0.5pt solid #000000" style:writing-mode="lr-tb"/>
    </style:style>
    <style:style style:name="Таблиця1.2" style:family="table-row">
      <style:table-row-properties style:min-row-height="1.633cm" fo:keep-together="auto"/>
    </style:style>
    <style:style style:name="Таблиця1.3" style:family="table-row">
      <style:table-row-properties style:min-row-height="2.335cm" fo:keep-together="auto"/>
    </style:style>
    <style:style style:name="Таблиця1.4" style:family="table-row">
      <style:table-row-properties style:min-row-height="1.341cm" fo:keep-together="auto"/>
    </style:style>
    <style:style style:name="Таблиця2" style:family="table">
      <style:table-properties style:width="17.595cm" fo:margin-left="0cm" table:align="left" style:may-break-between-rows="false"/>
    </style:style>
    <style:style style:name="Таблиця2.A" style:family="table-column">
      <style:table-column-properties style:column-width="3.069cm"/>
    </style:style>
    <style:style style:name="Таблиця2.B" style:family="table-column">
      <style:table-column-properties style:column-width="8.657cm"/>
    </style:style>
    <style:style style:name="Таблиця2.C" style:family="table-column">
      <style:table-column-properties style:column-width="5.868cm"/>
    </style:style>
    <style:style style:name="Таблиця2.A1" style:family="table-cell">
      <style:table-cell-properties style:vertical-align="middle" fo:padding="0.097cm" fo:border-left="1.55pt solid #000000" fo:border-right="none" fo:border-top="1.55pt solid #000000" fo:border-bottom="0.05pt solid #000000"/>
    </style:style>
    <style:style style:name="Таблиця2.B1" style:family="table-cell">
      <style:table-cell-properties style:vertical-align="middle" fo:padding="0.097cm" fo:border-left="0.05pt solid #000000" fo:border-right="none" fo:border-top="1.55pt solid #000000" fo:border-bottom="0.05pt solid #000000"/>
    </style:style>
    <style:style style:name="Таблиця2.C1" style:family="table-cell">
      <style:table-cell-properties style:vertical-align="middle" fo:padding="0.097cm" fo:border-left="0.05pt solid #000000" fo:border-right="1.55pt solid #000000" fo:border-top="1.55pt solid #000000" fo:border-bottom="0.05pt solid #000000"/>
    </style:style>
    <style:style style:name="Таблиця2.A2" style:family="table-cell">
      <style:table-cell-properties style:vertical-align="middle" fo:padding="0.097cm" fo:border-left="1.55pt solid #000000" fo:border-right="none" fo:border-top="none" fo:border-bottom="0.05pt solid #000000"/>
    </style:style>
    <style:style style:name="Таблиця2.B2" style:family="table-cell">
      <style:table-cell-properties style:vertical-align="middle" fo:padding="0.097cm" fo:border-left="0.05pt solid #000000" fo:border-right="none" fo:border-top="none" fo:border-bottom="0.05pt solid #000000"/>
    </style:style>
    <style:style style:name="Таблиця2.C2" style:family="table-cell">
      <style:table-cell-properties style:vertical-align="middle" fo:padding="0.097cm" fo:border-left="0.05pt solid #000000" fo:border-right="1.55pt solid #000000" fo:border-top="none" fo:border-bottom="0.05pt solid #000000"/>
    </style:style>
    <style:style style:name="Таблиця2.A9" style:family="table-cell">
      <style:table-cell-properties style:vertical-align="middle" fo:padding="0.097cm" fo:border-left="1.55pt solid #000000" fo:border-right="none" fo:border-top="none" fo:border-bottom="1.55pt solid #000000"/>
    </style:style>
    <style:style style:name="Таблиця2.B9" style:family="table-cell">
      <style:table-cell-properties style:vertical-align="middle" fo:padding="0.097cm" fo:border-left="0.05pt solid #000000" fo:border-right="none" fo:border-top="none" fo:border-bottom="1.55pt solid #000000"/>
    </style:style>
    <style:style style:name="Таблиця2.C9" style:family="table-cell">
      <style:table-cell-properties style:vertical-align="middle" fo:padding="0.097cm" fo:border-left="0.05pt solid #000000" fo:border-right="1.55pt solid #000000" fo:border-top="none" fo:border-bottom="1.55pt solid #000000"/>
    </style:style>
    <style:style style:name="P1" style:family="paragraph" style:parent-style-name="Standard">
      <style:paragraph-properties fo:line-height="150%" fo:text-align="center" style:justify-single-word="false"/>
      <style:text-properties style:font-name="Times New Roman" fo:font-size="14pt" fo:font-weight="bold" officeooo:paragraph-rsid="00044b67" style:font-size-asian="14pt" style:font-weight-asian="bold" style:font-size-complex="14pt"/>
    </style:style>
    <style:style style:name="P2" style:family="paragraph" style:parent-style-name="Standard">
      <style:paragraph-properties fo:line-height="150%" fo:text-align="center" style:justify-single-word="false"/>
      <style:text-properties style:font-name="Times New Roman" fo:font-size="14pt" officeooo:paragraph-rsid="00044b67" style:font-size-asian="14pt" style:font-size-complex="14pt"/>
    </style:style>
    <style:style style:name="P3" style:family="paragraph" style:parent-style-name="Standard">
      <style:paragraph-properties fo:line-height="150%"/>
      <style:text-properties style:font-name="Times New Roman" fo:font-size="14pt" officeooo:paragraph-rsid="00044b67" style:font-size-asian="14pt" style:font-size-complex="14pt"/>
    </style:style>
    <style:style style:name="P4" style:family="paragraph" style:parent-style-name="Standard">
      <style:paragraph-properties fo:line-height="150%" fo:text-align="end" style:justify-single-word="false"/>
      <style:text-properties style:font-name="Times New Roman" fo:font-size="14pt" officeooo:paragraph-rsid="00044b67"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officeooo:rsid="0005e909" officeooo:paragraph-rsid="000f98a7"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officeooo:paragraph-rsid="000b542c" style:font-size-asian="14pt" style:language-asian="zxx" style:country-asian="none" style:font-name-complex="Times New Roman" style:font-size-complex="14pt" style:language-complex="zxx" style:country-complex="none" style:font-style-complex="italic"/>
    </style:style>
    <style:style style:name="P7" style:family="paragraph" style:parent-style-name="Standard">
      <style:paragraph-properties fo:line-height="150%" fo:text-align="justify" style:justify-single-word="false"/>
      <style:text-properties style:font-name="Times New Roman" fo:font-size="14pt" officeooo:paragraph-rsid="00e39039" style:font-size-asian="14pt" style:language-asian="zxx" style:country-asian="none" style:font-name-complex="Times New Roman" style:font-size-complex="14pt" style:language-complex="zxx" style:country-complex="none" style:font-style-complex="italic"/>
    </style:style>
    <style:style style:name="P8" style:family="paragraph" style:parent-style-name="Standard">
      <style:paragraph-properties fo:line-height="150%" fo:text-align="justify" style:justify-single-word="false"/>
      <style:text-properties style:font-name="Times New Roman" fo:font-size="14pt" officeooo:paragraph-rsid="00e5da15" style:font-size-asian="14pt" style:language-asian="zxx" style:country-asian="none" style:font-name-complex="Times New Roman" style:font-size-complex="14pt" style:language-complex="zxx" style:country-complex="none" style:font-style-complex="italic"/>
    </style:style>
    <style:style style:name="P9" style:family="paragraph" style:parent-style-name="Standard">
      <style:paragraph-properties fo:line-height="150%" fo:text-align="justify" style:justify-single-word="false"/>
      <style:text-properties style:font-name="Times New Roman" fo:font-size="14pt" officeooo:paragraph-rsid="00ecd1ac" style:font-size-asian="14pt" style:language-asian="zxx" style:country-asian="none" style:font-name-complex="Times New Roman" style:font-size-complex="14pt" style:language-complex="zxx" style:country-complex="none" style:font-style-complex="italic"/>
    </style:style>
    <style:style style:name="P10" style:family="paragraph" style:parent-style-name="Standard">
      <style:paragraph-properties fo:line-height="150%" fo:text-align="justify" style:justify-single-word="false"/>
      <style:text-properties style:font-name="Times New Roman" fo:font-size="14pt" officeooo:paragraph-rsid="00ee1d61" style:font-size-asian="14pt" style:language-asian="zxx" style:country-asian="none" style:font-name-complex="Times New Roman" style:font-size-complex="14pt" style:language-complex="zxx" style:country-complex="none" style:font-style-complex="italic"/>
    </style:style>
    <style:style style:name="P11" style:family="paragraph" style:parent-style-name="Standard">
      <style:paragraph-properties fo:line-height="150%" fo:text-align="justify" style:justify-single-word="false"/>
      <style:text-properties style:font-name="Times New Roman" fo:font-size="14pt" officeooo:paragraph-rsid="00f4d7f6" style:font-size-asian="14pt" style:language-asian="zxx" style:country-asian="none" style:font-name-complex="Times New Roman" style:font-size-complex="14pt" style:language-complex="zxx" style:country-complex="none" style:font-style-complex="italic"/>
    </style:style>
    <style:style style:name="P12" style:family="paragraph" style:parent-style-name="Standard">
      <style:paragraph-properties fo:line-height="150%" fo:text-align="justify" style:justify-single-word="false"/>
      <style:text-properties style:font-name="Times New Roman" fo:font-size="14pt" officeooo:paragraph-rsid="00f8380d" style:font-size-asian="14pt" style:language-asian="zxx" style:country-asian="none" style:font-name-complex="Times New Roman" style:font-size-complex="14pt" style:language-complex="zxx" style:country-complex="none" style:font-style-complex="italic"/>
    </style:style>
    <style:style style:name="P13" style:family="paragraph" style:parent-style-name="Standard">
      <style:paragraph-properties fo:line-height="150%" fo:text-align="center" style:justify-single-word="false"/>
      <style:text-properties style:font-name="Times New Roman" fo:font-size="14pt" fo:font-style="italic" fo:font-weight="bold" officeooo:paragraph-rsid="001886ba" style:font-size-asian="14pt" style:font-style-asian="italic" style:font-weight-asian="bold" style:font-size-complex="14pt" style:font-style-complex="italic" style:font-weight-complex="bold"/>
    </style:style>
    <style:style style:name="P14" style:family="paragraph" style:parent-style-name="Standard">
      <style:paragraph-properties fo:line-height="150%" fo:text-align="center" style:justify-single-word="false"/>
      <style:text-properties style:font-name="Times New Roman" fo:font-size="14pt" fo:font-style="italic" fo:font-weight="bold" officeooo:paragraph-rsid="0028ad15" style:font-size-asian="14pt" style:font-style-asian="italic" style:font-weight-asian="bold" style:font-size-complex="14pt" style:font-style-complex="italic" style:font-weight-complex="bold"/>
    </style:style>
    <style:style style:name="P15" style:family="paragraph" style:parent-style-name="Standard">
      <style:paragraph-properties fo:line-height="150%" fo:text-align="center" style:justify-single-word="false"/>
      <style:text-properties style:font-name="Times New Roman" fo:font-size="14pt" fo:font-style="italic" fo:font-weight="bold" officeooo:rsid="00b95a20" officeooo:paragraph-rsid="00b95a20" style:font-size-asian="14pt" style:font-style-asian="italic" style:font-weight-asian="bold" style:font-size-complex="14pt" style:font-style-complex="italic" style:font-weight-complex="bold"/>
    </style:style>
    <style:style style:name="P16" style:family="paragraph" style:parent-style-name="Standard">
      <style:paragraph-properties fo:line-height="150%" fo:text-align="center" style:justify-single-word="false"/>
      <style:text-properties style:font-name="Times New Roman" fo:font-size="14pt" fo:font-style="italic" fo:font-weight="bold" officeooo:rsid="00c1a2f0" officeooo:paragraph-rsid="00c1a2f0" style:font-size-asian="14pt" style:font-style-asian="italic" style:font-weight-asian="bold" style:font-size-complex="14pt" style:font-style-complex="italic" style:font-weight-complex="bold"/>
    </style:style>
    <style:style style:name="P17" style:family="paragraph" style:parent-style-name="Standard">
      <style:paragraph-properties fo:line-height="150%" fo:text-align="justify" style:justify-single-word="false"/>
      <style:text-properties style:font-name="Times New Roman" fo:font-size="14pt" fo:font-style="italic" fo:font-weight="normal" officeooo:rsid="0015cb12" officeooo:paragraph-rsid="0015cb12"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8" style:family="paragraph" style:parent-style-name="Standard">
      <style:paragraph-properties fo:line-height="150%" fo:text-align="justify" style:justify-single-word="false"/>
      <style:text-properties style:font-name="Times New Roman" fo:font-size="14pt" fo:font-style="italic" fo:font-weight="normal" officeooo:rsid="002b310f" officeooo:paragraph-rsid="002b310f"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9" style:family="paragraph" style:parent-style-name="Standard">
      <style:paragraph-properties fo:line-height="150%" fo:text-align="justify" style:justify-single-word="false"/>
      <style:text-properties style:font-name="Times New Roman" fo:font-size="14pt" fo:font-style="italic" fo:font-weight="normal" officeooo:rsid="002b310f" officeooo:paragraph-rsid="008a5603"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20" style:family="paragraph" style:parent-style-name="Standard">
      <style:paragraph-properties fo:line-height="150%" fo:text-align="justify" style:justify-single-word="false"/>
      <style:text-properties style:font-name="Times New Roman" fo:font-size="14pt" fo:font-weight="normal" officeooo:paragraph-rsid="0015cb12" style:font-size-asian="14pt" style:font-weight-asian="normal" style:font-size-complex="14pt" style:font-weight-complex="normal"/>
    </style:style>
    <style:style style:name="P21" style:family="paragraph" style:parent-style-name="Standard">
      <style:paragraph-properties fo:line-height="150%" fo:text-align="justify" style:justify-single-word="false"/>
      <style:text-properties style:font-name="Times New Roman" fo:font-size="14pt" fo:font-weight="normal" officeooo:rsid="0015cb12" officeooo:paragraph-rsid="001886ba" style:font-size-asian="14pt" style:language-asian="zxx" style:country-asian="none" style:font-weight-asian="normal" style:font-size-complex="14pt" style:language-complex="zxx" style:country-complex="none" style:font-style-complex="italic" style:font-weight-complex="normal"/>
    </style:style>
    <style:style style:name="P22" style:family="paragraph" style:parent-style-name="Standard">
      <style:paragraph-properties fo:line-height="150%" fo:text-align="justify" style:justify-single-word="false"/>
      <style:text-properties style:font-name="Times New Roman" fo:font-size="14pt" fo:font-weight="normal" officeooo:rsid="0015cb12" officeooo:paragraph-rsid="0015cb12" style:font-size-asian="14pt" style:language-asian="zxx" style:country-asian="none" style:font-weight-asian="normal" style:font-size-complex="14pt" style:language-complex="zxx" style:country-complex="none" style:font-style-complex="italic" style:font-weight-complex="normal"/>
    </style:style>
    <style:style style:name="P23" style:family="paragraph" style:parent-style-name="Standard">
      <style:paragraph-properties fo:line-height="150%" fo:text-align="justify" style:justify-single-word="false"/>
      <style:text-properties style:font-name="Times New Roman" fo:font-size="14pt" fo:font-style="normal" fo:font-weight="normal" officeooo:paragraph-rsid="002b310f" style:font-size-asian="14pt" style:font-style-asian="normal" style:font-weight-asian="normal" style:font-size-complex="14pt" style:font-style-complex="normal" style:font-weight-complex="normal"/>
    </style:style>
    <style:style style:name="P24"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2b310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5"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5a0a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6"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92ef0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7"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b01d8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8" style:family="paragraph" style:parent-style-name="Standard">
      <style:paragraph-properties fo:line-height="150%" fo:text-align="end" style:justify-single-word="false"/>
      <style:text-properties style:font-name="Times New Roman" fo:font-size="14pt" fo:font-style="normal" fo:font-weight="normal" officeooo:rsid="002b310f" officeooo:paragraph-rsid="005a0a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9" style:family="paragraph" style:parent-style-name="Standard">
      <style:paragraph-properties fo:line-height="150%" fo:text-align="end" style:justify-single-word="false"/>
      <style:text-properties style:font-name="Times New Roman" fo:font-size="14pt" fo:font-style="normal" fo:font-weight="normal" officeooo:rsid="002b310f" officeooo:paragraph-rsid="002b310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0" style:family="paragraph" style:parent-style-name="Standard">
      <style:paragraph-properties fo:line-height="150%" fo:text-align="justify" style:justify-single-word="false"/>
      <style:text-properties style:font-name="Times New Roman" fo:font-size="14pt" fo:font-style="normal" fo:font-weight="normal" officeooo:rsid="00b95a20" officeooo:paragraph-rsid="00c1f65c" style:font-size-asian="14pt" style:language-asian="zxx" style:country-asian="none" style:font-style-asian="normal" style:font-weight-asian="normal" style:font-name-complex="Times New Roman" style:font-size-complex="14pt" style:language-complex="zxx" style:country-complex="none" style:font-style-complex="italic" style:font-weight-complex="normal"/>
    </style:style>
    <style:style style:name="P31" style:family="paragraph" style:parent-style-name="Standard">
      <style:paragraph-properties fo:line-height="150%" fo:text-align="center" style:justify-single-word="false"/>
      <style:text-properties style:font-name="Times New Roman" fo:font-size="14pt" fo:font-style="normal" fo:font-weight="normal" officeooo:rsid="00cd6623" officeooo:paragraph-rsid="00cc0e42"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P32" style:family="paragraph" style:parent-style-name="Standard">
      <style:paragraph-properties fo:line-height="150%" fo:text-align="center" style:justify-single-word="false"/>
      <style:text-properties style:font-name="Times New Roman" fo:font-size="14pt" fo:font-style="normal" fo:font-weight="normal" officeooo:rsid="00d55b28" officeooo:paragraph-rsid="00d217e5"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P33" style:family="paragraph" style:parent-style-name="Standard">
      <style:paragraph-properties fo:line-height="150%" fo:text-align="justify" style:justify-single-word="false"/>
      <style:text-properties style:font-name="Times New Roman" fo:font-size="14pt" fo:font-style="normal" style:text-underline-style="none" fo:font-weight="normal" officeooo:rsid="008d7218" officeooo:paragraph-rsid="008a560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4" style:family="paragraph" style:parent-style-name="Standard">
      <style:paragraph-properties fo:line-height="150%" fo:text-align="justify" style:justify-single-word="false"/>
      <style:text-properties style:font-name="Times New Roman" fo:font-size="14pt" fo:language="en" fo:country="US" fo:font-style="normal" fo:font-weight="normal" officeooo:rsid="002b310f" officeooo:paragraph-rsid="00b0f07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5" style:family="paragraph" style:parent-style-name="Standard">
      <style:paragraph-properties fo:line-height="150%" fo:text-align="center" style:justify-single-word="false"/>
      <style:text-properties style:font-name="Times New Roman" fo:font-size="16pt" officeooo:paragraph-rsid="00044b67" style:font-size-asian="16pt" style:font-size-complex="16pt"/>
    </style:style>
    <style:style style:name="P36" style:family="paragraph" style:parent-style-name="Standard">
      <style:paragraph-properties fo:line-height="150%" fo:text-align="center" style:justify-single-word="false"/>
      <style:text-properties style:font-name="Times New Roman" fo:font-size="16pt" officeooo:rsid="000498ed" officeooo:paragraph-rsid="0005e909" style:font-size-asian="16pt" style:font-size-complex="16pt"/>
    </style:style>
    <style:style style:name="P37" style:family="paragraph" style:parent-style-name="Standard">
      <style:paragraph-properties fo:line-height="150%" fo:text-align="justify" style:justify-single-word="false"/>
      <style:text-properties style:font-name="Times New Roman" fo:font-size="16pt" fo:font-weight="bold" officeooo:rsid="00b95a20" officeooo:paragraph-rsid="00bb25ea" style:font-size-asian="16pt" style:font-weight-asian="bold" style:font-size-complex="16pt" style:font-weight-complex="bold"/>
    </style:style>
    <style:style style:name="P38" style:family="paragraph" style:parent-style-name="Standard">
      <style:paragraph-properties fo:line-height="150%" fo:text-align="center" style:justify-single-word="false"/>
      <style:text-properties style:font-name="Times New Roman" fo:font-size="16pt" fo:font-weight="bold" officeooo:rsid="00b9bfbe" officeooo:paragraph-rsid="00b9bfbe" style:font-size-asian="16pt" style:font-weight-asian="bold" style:font-size-complex="16pt" style:font-weight-complex="bold"/>
    </style:style>
    <style:style style:name="P39" style:family="paragraph" style:parent-style-name="Standard">
      <style:paragraph-properties fo:line-height="150%" fo:text-align="center" style:justify-single-word="false"/>
      <style:text-properties style:font-name="Times New Roman" fo:font-size="16pt" fo:font-weight="bold" officeooo:rsid="00be0d0f" officeooo:paragraph-rsid="00be0d0f" style:font-size-asian="16pt" style:language-asian="zxx" style:country-asian="none" style:font-weight-asian="bold" style:font-size-complex="16pt" style:language-complex="zxx" style:country-complex="none" style:font-style-complex="italic" style:font-weight-complex="bold"/>
    </style:style>
    <style:style style:name="P40" style:family="paragraph" style:parent-style-name="Standard">
      <style:paragraph-properties fo:line-height="150%" fo:text-align="center" style:justify-single-word="false"/>
      <style:text-properties style:font-name="Times New Roman" fo:font-size="18pt" fo:font-weight="bold" officeooo:paragraph-rsid="00044b67" style:font-size-asian="18pt" style:font-weight-asian="bold" style:font-size-complex="18pt"/>
    </style:style>
    <style:style style:name="P41" style:family="paragraph" style:parent-style-name="Standard">
      <style:paragraph-properties fo:line-height="150%" fo:text-align="center" style:justify-single-word="false"/>
      <style:text-properties style:font-name="Times New Roman" fo:font-size="18pt" fo:font-weight="bold" officeooo:rsid="00044b67" officeooo:paragraph-rsid="00044b67" style:font-size-asian="18pt" style:font-weight-asian="bold" style:font-size-complex="18pt"/>
    </style:style>
    <style:style style:name="P42" style:family="paragraph" style:parent-style-name="Standard">
      <style:paragraph-properties fo:line-height="150%" fo:text-align="justify" style:justify-single-word="false"/>
      <style:text-properties fo:font-size="14pt" officeooo:paragraph-rsid="000f98a7" style:font-size-asian="14pt" style:font-size-complex="14pt"/>
    </style:style>
    <style:style style:name="P43" style:family="paragraph" style:parent-style-name="Standard">
      <style:paragraph-properties fo:line-height="150%" fo:text-align="justify" style:justify-single-word="false"/>
      <style:text-properties fo:font-size="14pt" officeooo:paragraph-rsid="00bb25ea" style:font-size-asian="14pt" style:language-asian="zxx" style:country-asian="none" style:font-size-complex="14pt" style:language-complex="zxx" style:country-complex="none"/>
    </style:style>
    <style:style style:name="P44" style:family="paragraph" style:parent-style-name="Standard">
      <style:paragraph-properties fo:line-height="150%" fo:text-align="justify" style:justify-single-word="false"/>
      <style:text-properties fo:font-size="14pt" officeooo:paragraph-rsid="00bb25ea" style:font-size-asian="14pt" style:language-asian="zxx" style:country-asian="none" style:font-size-complex="14pt" style:language-complex="zxx" style:country-complex="none" style:font-style-complex="italic"/>
    </style:style>
    <style:style style:name="P45" style:family="paragraph" style:parent-style-name="Standard">
      <style:paragraph-properties fo:line-height="150%" fo:text-align="justify" style:justify-single-word="false"/>
      <style:text-properties fo:font-size="14pt" officeooo:paragraph-rsid="00c1f65c" style:font-size-asian="14pt" style:language-asian="zxx" style:country-asian="none" style:font-name-complex="Times New Roman" style:font-size-complex="14pt" style:language-complex="zxx" style:country-complex="none" style:font-style-complex="italic"/>
    </style:style>
    <style:style style:name="P46" style:family="paragraph" style:parent-style-name="Standard">
      <style:paragraph-properties fo:line-height="150%" fo:text-align="justify" style:justify-single-word="false"/>
      <style:text-properties fo:font-size="14pt" officeooo:paragraph-rsid="00c2a7d4" style:font-size-asian="14pt" style:language-asian="zxx" style:country-asian="none" style:font-name-complex="Times New Roman" style:font-size-complex="14pt" style:language-complex="zxx" style:country-complex="none" style:font-style-complex="italic"/>
    </style:style>
    <style:style style:name="P47" style:family="paragraph" style:parent-style-name="Standard">
      <style:paragraph-properties fo:line-height="150%" fo:text-align="center" style:justify-single-word="false"/>
      <style:text-properties fo:font-size="14pt" fo:font-weight="bold" officeooo:paragraph-rsid="00bb25ea" style:font-size-asian="14pt" style:language-asian="zxx" style:country-asian="none" style:font-weight-asian="bold" style:font-size-complex="14pt" style:language-complex="zxx" style:country-complex="none" style:font-weight-complex="bold"/>
    </style:style>
    <style:style style:name="P48" style:family="paragraph" style:parent-style-name="Standard">
      <style:paragraph-properties fo:line-height="150%" fo:text-align="center" style:justify-single-word="false"/>
      <style:text-properties fo:font-size="14pt" fo:font-weight="bold" officeooo:paragraph-rsid="00c1f65c" style:font-size-asian="14pt" style:language-asian="zxx" style:country-asian="none" style:font-weight-asian="bold" style:font-name-complex="Times New Roman" style:font-size-complex="14pt" style:language-complex="zxx" style:country-complex="none" style:font-style-complex="italic"/>
    </style:style>
    <style:style style:name="P49" style:family="paragraph" style:parent-style-name="Standard">
      <style:paragraph-properties fo:line-height="150%" fo:text-align="justify" style:justify-single-word="false"/>
      <style:text-properties fo:font-size="14pt" fo:language="ru" fo:country="RU" fo:font-style="italic" officeooo:paragraph-rsid="00bb25ea" style:font-size-asian="14pt" style:language-asian="zxx" style:country-asian="none" style:font-style-asian="italic" style:font-size-complex="14pt" style:language-complex="zxx" style:country-complex="none" style:font-style-complex="italic"/>
    </style:style>
    <style:style style:name="P50" style:family="paragraph" style:parent-style-name="Standard">
      <style:paragraph-properties fo:line-height="150%" fo:text-align="justify" style:justify-single-word="false"/>
      <style:text-properties fo:font-size="14pt" fo:language="ru" fo:country="RU" officeooo:paragraph-rsid="00bb25ea" style:font-size-asian="14pt" style:language-asian="zxx" style:country-asian="none" style:font-size-complex="14pt" style:language-complex="zxx" style:country-complex="none"/>
    </style:style>
    <style:style style:name="P51" style:family="paragraph" style:parent-style-name="Standard">
      <style:paragraph-properties fo:line-height="150%" fo:text-align="justify" style:justify-single-word="false"/>
      <style:text-properties fo:font-size="14pt" fo:language="ru" fo:country="RU" officeooo:paragraph-rsid="00bb25ea" style:font-size-asian="14pt" style:language-asian="zxx" style:country-asian="none" style:font-size-complex="14pt" style:language-complex="zxx" style:country-complex="none" style:font-style-complex="italic"/>
    </style:style>
    <style:style style:name="P52" style:family="paragraph" style:parent-style-name="Standard">
      <style:paragraph-properties fo:line-height="150%" fo:text-align="justify" style:justify-single-word="false"/>
      <style:text-properties fo:font-size="14pt" fo:font-style="italic" officeooo:paragraph-rsid="00bb25ea" style:font-size-asian="14pt" style:language-asian="zxx" style:country-asian="none" style:font-style-asian="italic" style:font-size-complex="14pt" style:language-complex="zxx" style:country-complex="none" style:font-style-complex="italic"/>
    </style:style>
    <style:style style:name="P53" style:family="paragraph" style:parent-style-name="Standard">
      <style:paragraph-properties fo:line-height="150%" fo:text-align="justify" style:justify-single-word="false"/>
      <style:text-properties fo:font-size="14pt" fo:font-style="italic" officeooo:paragraph-rsid="00c1f65c" style:font-size-asian="14pt" style:language-asian="zxx" style:country-asian="none" style:font-style-asian="italic" style:font-name-complex="Times New Roman" style:font-size-complex="14pt" style:language-complex="zxx" style:country-complex="none" style:font-style-complex="italic"/>
    </style:style>
    <style:style style:name="P54" style:family="paragraph" style:parent-style-name="Standard">
      <style:paragraph-properties fo:line-height="150%" fo:text-align="justify" style:justify-single-word="false"/>
      <style:text-properties fo:font-size="14pt" fo:font-style="italic" officeooo:rsid="00c32bf0" officeooo:paragraph-rsid="00c32bf0" style:font-size-asian="14pt" style:language-asian="zxx" style:country-asian="none" style:font-style-asian="italic" style:font-name-complex="Times New Roman" style:font-size-complex="14pt" style:language-complex="zxx" style:country-complex="none" style:font-style-complex="italic"/>
    </style:style>
    <style:style style:name="P55" style:family="paragraph" style:parent-style-name="Standard">
      <style:paragraph-properties fo:line-height="150%" fo:text-align="justify" style:justify-single-word="false"/>
      <style:text-properties fo:font-size="14pt" fo:font-style="italic" officeooo:rsid="00d6b610" officeooo:paragraph-rsid="00d6b610" style:font-size-asian="14pt" style:language-asian="zxx" style:country-asian="none" style:font-style-asian="italic" style:font-name-complex="Times New Roman" style:font-size-complex="14pt" style:language-complex="zxx" style:country-complex="none" style:font-style-complex="italic"/>
    </style:style>
    <style:style style:name="P56" style:family="paragraph" style:parent-style-name="Standard">
      <style:paragraph-properties fo:line-height="150%" fo:text-align="justify" style:justify-single-word="false"/>
      <style:text-properties fo:font-size="14pt" fo:language="en" fo:country="US" officeooo:paragraph-rsid="00bb25ea" style:font-size-asian="14pt" style:language-asian="zxx" style:country-asian="none" style:font-size-complex="14pt" style:language-complex="zxx" style:country-complex="none"/>
    </style:style>
    <style:style style:name="P57" style:family="paragraph" style:parent-style-name="Standard">
      <style:paragraph-properties fo:line-height="150%" fo:text-align="justify" style:justify-single-word="false"/>
      <style:text-properties fo:font-size="14pt" fo:font-style="normal" officeooo:rsid="00c32bf0" officeooo:paragraph-rsid="00c32bf0" style:font-size-asian="14pt" style:language-asian="zxx" style:country-asian="none" style:font-style-asian="normal" style:font-name-complex="Times New Roman" style:font-size-complex="14pt" style:language-complex="zxx" style:country-complex="none" style:font-style-complex="normal"/>
    </style:style>
    <style:style style:name="P58" style:family="paragraph" style:parent-style-name="Standard">
      <style:paragraph-properties fo:line-height="150%" fo:text-align="justify" style:justify-single-word="false"/>
      <style:text-properties fo:font-size="14pt" fo:font-style="normal" officeooo:rsid="00d6b610" officeooo:paragraph-rsid="00d6b610" style:font-size-asian="14pt" style:language-asian="zxx" style:country-asian="none" style:font-style-asian="normal" style:font-name-complex="Times New Roman" style:font-size-complex="14pt" style:language-complex="zxx" style:country-complex="none" style:font-style-complex="normal"/>
    </style:style>
    <style:style style:name="P59" style:family="paragraph" style:parent-style-name="Standard">
      <style:paragraph-properties fo:line-height="150%" fo:text-align="justify" style:justify-single-word="false"/>
      <style:text-properties fo:font-size="14pt" fo:font-style="normal" officeooo:rsid="00dd000f" officeooo:paragraph-rsid="00dd000f" style:font-size-asian="14pt" style:language-asian="zxx" style:country-asian="none" style:font-style-asian="normal" style:font-name-complex="Times New Roman" style:font-size-complex="14pt" style:language-complex="zxx" style:country-complex="none" style:font-style-complex="normal"/>
    </style:style>
    <style:style style:name="P60" style:family="paragraph" style:parent-style-name="Standard">
      <style:paragraph-properties fo:line-height="150%" fo:text-align="justify" style:justify-single-word="false"/>
      <style:text-properties fo:font-size="14pt" fo:font-style="normal" style:text-underline-style="none" officeooo:rsid="00d6b610" officeooo:paragraph-rsid="00d6b610" style:font-size-asian="14pt" style:language-asian="zxx" style:country-asian="none" style:font-style-asian="normal" style:font-name-complex="Times New Roman" style:font-size-complex="14pt" style:language-complex="zxx" style:country-complex="none" style:font-style-complex="normal"/>
    </style:style>
    <style:style style:name="P61" style:family="paragraph" style:parent-style-name="Standard">
      <style:paragraph-properties fo:line-height="150%" fo:text-align="center" style:justify-single-word="false"/>
      <style:text-properties officeooo:paragraph-rsid="00c1f65c"/>
    </style:style>
    <style:style style:name="P62" style:family="paragraph" style:parent-style-name="Standard">
      <style:paragraph-properties fo:line-height="150%" fo:text-align="center" style:justify-single-word="false"/>
      <style:text-properties officeooo:paragraph-rsid="00cc0e42"/>
    </style:style>
    <style:style style:name="P63" style:family="paragraph" style:parent-style-name="Standard">
      <style:paragraph-properties fo:line-height="150%" fo:text-align="center" style:justify-single-word="false"/>
      <style:text-properties officeooo:paragraph-rsid="00d217e5"/>
    </style:style>
    <style:style style:name="P64" style:family="paragraph" style:parent-style-name="Standard">
      <style:paragraph-properties fo:line-height="150%" fo:text-align="justify" style:justify-single-word="false"/>
      <style:text-properties officeooo:paragraph-rsid="00bb25ea"/>
    </style:style>
    <style:style style:name="P65" style:family="paragraph" style:parent-style-name="Standard">
      <style:paragraph-properties fo:line-height="150%" fo:text-align="justify" style:justify-single-word="false"/>
      <style:text-properties officeooo:paragraph-rsid="00c1f65c"/>
    </style:style>
    <style:style style:name="P66" style:family="paragraph" style:parent-style-name="Standard">
      <style:paragraph-properties fo:line-height="150%" fo:text-align="justify" style:justify-single-word="false"/>
      <style:text-properties officeooo:paragraph-rsid="00c2a7d4"/>
    </style:style>
    <style:style style:name="P67" style:family="paragraph" style:parent-style-name="Standard">
      <style:paragraph-properties fo:line-height="150%" fo:text-align="justify" style:justify-single-word="false"/>
      <style:text-properties officeooo:paragraph-rsid="00cc0e42"/>
    </style:style>
    <style:style style:name="P68" style:family="paragraph" style:parent-style-name="Standard">
      <style:paragraph-properties fo:line-height="150%" fo:text-align="justify" style:justify-single-word="false"/>
      <style:text-properties officeooo:paragraph-rsid="00d217e5"/>
    </style:style>
    <style:style style:name="P69" style:family="paragraph" style:parent-style-name="Standard">
      <style:paragraph-properties fo:line-height="150%" fo:text-align="end" style:justify-single-word="false"/>
      <style:text-properties officeooo:paragraph-rsid="00c2a7d4"/>
    </style:style>
    <style:style style:name="P70" style:family="paragraph" style:parent-style-name="Standard">
      <style:paragraph-properties fo:line-height="150%" fo:text-align="center" style:justify-single-word="false"/>
      <style:text-properties officeooo:paragraph-rsid="00c1f65c" style:language-asian="zxx" style:country-asian="none" style:font-name-complex="Times New Roman" style:language-complex="zxx" style:country-complex="none" style:font-style-complex="italic"/>
    </style:style>
    <style:style style:name="P71" style:family="paragraph" style:parent-style-name="Standard">
      <style:paragraph-properties fo:line-height="150%" fo:text-align="justify" style:justify-single-word="false"/>
      <style:text-properties fo:font-style="italic" officeooo:paragraph-rsid="00c76b38" style:font-style-asian="italic" style:font-style-complex="italic"/>
    </style:style>
    <style:style style:name="P72" style:family="paragraph" style:parent-style-name="Standard">
      <style:paragraph-properties fo:line-height="150%" fo:text-align="justify" style:justify-single-word="false"/>
      <style:text-properties fo:font-style="italic" officeooo:paragraph-rsid="00c9f51d" style:font-style-asian="italic" style:font-style-complex="italic"/>
    </style:style>
    <style:style style:name="P73" style:family="paragraph" style:parent-style-name="Standard">
      <style:paragraph-properties fo:line-height="150%" fo:text-align="justify" style:justify-single-word="false"/>
      <style:text-properties fo:font-style="italic" officeooo:paragraph-rsid="00caa760" style:font-style-asian="italic" style:font-style-complex="italic"/>
    </style:style>
    <style:style style:name="P74" style:family="paragraph" style:parent-style-name="Standard">
      <style:paragraph-properties fo:line-height="150%" fo:text-align="center" style:justify-single-word="false"/>
      <style:text-properties fo:font-style="italic" officeooo:paragraph-rsid="00c76b38" style:font-style-asian="italic" style:font-style-complex="italic"/>
    </style:style>
    <style:style style:name="P75" style:family="paragraph" style:parent-style-name="Standard">
      <style:paragraph-properties fo:line-height="150%" fo:text-align="center" style:justify-single-word="false"/>
      <style:text-properties fo:font-style="italic" officeooo:paragraph-rsid="00c9f51d" style:font-style-asian="italic" style:font-style-complex="italic"/>
    </style:style>
    <style:style style:name="P76" style:family="paragraph" style:parent-style-name="Standard">
      <style:paragraph-properties fo:line-height="150%" fo:text-align="center" style:justify-single-word="false"/>
      <style:text-properties fo:font-style="italic" officeooo:paragraph-rsid="00caa760" style:font-style-asian="italic" style:font-style-complex="italic"/>
    </style:style>
    <style:style style:name="P77" style:family="paragraph" style:parent-style-name="Standard">
      <style:paragraph-properties fo:line-height="150%" fo:text-align="justify" style:justify-single-word="false"/>
      <style:text-properties fo:font-style="normal" officeooo:paragraph-rsid="00c32bf0" style:font-style-asian="normal" style:font-style-complex="normal"/>
    </style:style>
    <style:style style:name="P78" style:family="paragraph" style:parent-style-name="Standard">
      <style:paragraph-properties fo:line-height="150%" fo:text-align="justify" style:justify-single-word="false"/>
      <style:text-properties fo:font-style="normal" officeooo:paragraph-rsid="00d6b610" style:font-style-asian="normal" style:font-style-complex="normal"/>
    </style:style>
    <style:style style:name="P79" style:family="paragraph" style:parent-style-name="Standard">
      <style:paragraph-properties fo:margin-left="0cm" fo:margin-right="0cm" fo:line-height="150%" fo:text-align="justify" style:justify-single-word="false" fo:text-indent="0cm" style:auto-text-indent="false"/>
      <style:text-properties fo:font-size="14pt" fo:font-style="italic" officeooo:paragraph-rsid="00c1f65c" style:font-size-asian="14pt" style:language-asian="zxx" style:country-asian="none" style:font-style-asian="italic" style:font-name-complex="Times New Roman" style:font-size-complex="14pt" style:language-complex="zxx" style:country-complex="none" style:font-style-complex="italic"/>
    </style:style>
    <style:style style:name="P80" style:family="paragraph" style:parent-style-name="Standard">
      <style:paragraph-properties fo:line-height="150%" fo:text-align="center" style:justify-single-word="false" fo:break-before="page"/>
      <style:text-properties style:font-name="Times New Roman" fo:font-size="16pt" fo:font-weight="bold" officeooo:rsid="000f98a7" officeooo:paragraph-rsid="000f98a7" style:font-size-asian="16pt" style:font-weight-asian="bold" style:font-size-complex="16pt" style:font-weight-complex="bold"/>
    </style:style>
    <style:style style:name="P81" style:family="paragraph" style:parent-style-name="Standard">
      <style:paragraph-properties fo:line-height="150%" fo:text-align="center" style:justify-single-word="false" fo:break-before="page"/>
      <style:text-properties style:font-name="Times New Roman" fo:font-size="16pt" fo:font-weight="bold" officeooo:rsid="00b95a20" officeooo:paragraph-rsid="00b95a20" style:font-size-asian="16pt" style:font-weight-asian="bold" style:font-size-complex="16pt" style:font-weight-complex="bold"/>
    </style:style>
    <style:style style:name="P82" style:family="paragraph" style:parent-style-name="Standard">
      <style:paragraph-properties fo:line-height="150%" fo:text-align="center" style:justify-single-word="false" fo:break-before="page"/>
      <style:text-properties style:font-name="Times New Roman" fo:font-size="16pt" fo:font-weight="bold" officeooo:rsid="00b95a20" officeooo:paragraph-rsid="00be0d0f" style:font-size-asian="16pt" style:font-weight-asian="bold" style:font-size-complex="16pt" style:font-weight-complex="bold"/>
    </style:style>
    <style:style style:name="P83" style:family="paragraph" style:parent-style-name="Standard">
      <style:paragraph-properties fo:line-height="150%" fo:text-align="center" style:justify-single-word="false" fo:break-before="page"/>
      <style:text-properties style:font-name="Times New Roman" fo:font-size="16pt" fo:font-weight="bold" officeooo:rsid="0012821e" officeooo:paragraph-rsid="00c1bfb1" style:font-size-asian="16pt" style:language-asian="zxx" style:country-asian="none" style:font-weight-asian="bold" style:font-size-complex="16pt" style:language-complex="zxx" style:country-complex="none" style:font-style-complex="italic" style:font-weight-complex="bold"/>
    </style:style>
    <style:style style:name="P84" style:family="paragraph" style:parent-style-name="Table_20_Contents">
      <style:paragraph-properties fo:text-align="center" style:justify-single-word="false"/>
      <style:text-properties style:font-name="Times New Roman" fo:font-size="12pt" style:font-size-asian="12pt" style:font-name-complex="Times New Roman" style:font-size-complex="12pt"/>
    </style:style>
    <style:style style:name="P85" style:family="paragraph" style:parent-style-name="Table_20_Contents">
      <style:paragraph-properties fo:text-align="center" style:justify-single-word="false"/>
      <style:text-properties style:font-name="Times New Roman" fo:font-size="12pt" officeooo:paragraph-rsid="00fc43f6" style:font-size-asian="12pt" style:font-name-complex="Times New Roman" style:font-size-complex="12pt"/>
    </style:style>
    <style:style style:name="P86" style:family="paragraph" style:parent-style-name="Text_20_body_20_indent">
      <style:paragraph-properties fo:text-align="center" style:justify-single-word="false"/>
      <style:text-properties style:font-name="Times New Roman" fo:font-size="14pt" style:font-size-asian="14pt" style:language-asian="zxx" style:country-asian="none" style:font-size-complex="14pt" style:language-complex="zxx" style:country-complex="none" style:font-style-complex="italic"/>
    </style:style>
    <style:style style:name="P87" style:family="paragraph" style:parent-style-name="Text_20_body">
      <style:paragraph-properties fo:margin-left="0cm" fo:margin-right="0cm" fo:margin-top="0cm" fo:margin-bottom="0.37cm" style:contextual-spacing="false" style:line-height-at-least="0.37cm" fo:text-align="justify" style:justify-single-word="false" fo:orphans="2" fo:widows="2" fo:text-indent="0cm" style:auto-text-indent="false" fo:padding="0cm" fo:border="none"/>
      <style:text-properties fo:font-variant="normal" fo:text-transform="none" fo:color="#000000" style:font-name="sans-serif" fo:font-size="9.75pt" fo:letter-spacing="normal" fo:font-style="normal" fo:font-weight="normal" officeooo:paragraph-rsid="0005e909"/>
    </style:style>
    <style:style style:name="P88" style:family="paragraph" style:parent-style-name="Standard" style:master-page-name="Standard">
      <style:paragraph-properties fo:line-height="150%" fo:text-align="center" style:justify-single-word="false" style:page-number="auto"/>
      <style:text-properties style:font-name="Times New Roman" fo:font-size="14pt" fo:font-weight="bold" officeooo:paragraph-rsid="00044b67" style:font-size-asian="14pt" style:font-weight-asian="bold" style:font-size-complex="14pt"/>
    </style:style>
    <style:style style:name="P89" style:family="paragraph" style:parent-style-name="Standard">
      <style:paragraph-properties fo:line-height="150%" fo:text-align="center" style:justify-single-word="false"/>
      <style:text-properties style:font-name="Times New Roman" fo:font-size="14pt" fo:font-style="normal" fo:font-weight="normal" officeooo:rsid="00e226a4" officeooo:paragraph-rsid="00c1a2f0" style:font-size-asian="14pt" style:font-style-asian="normal" style:font-weight-asian="normal" style:font-size-complex="14pt" style:font-style-complex="normal" style:font-weight-complex="normal"/>
    </style:style>
    <style:style style:name="P90" style:family="paragraph" style:parent-style-name="Standard">
      <style:paragraph-properties fo:line-height="150%" fo:text-align="justify" style:justify-single-word="false"/>
      <style:text-properties style:font-name="Times New Roman" fo:font-size="14pt" fo:font-style="normal" fo:font-weight="normal" officeooo:rsid="00e226a4" officeooo:paragraph-rsid="00e226a4" style:font-size-asian="14pt" style:font-style-asian="normal" style:font-weight-asian="normal" style:font-size-complex="14pt" style:font-style-complex="normal" style:font-weight-complex="normal"/>
    </style:style>
    <style:style style:name="P91" style:family="paragraph" style:parent-style-name="Standard">
      <style:paragraph-properties fo:line-height="150%" fo:text-align="center" style:justify-single-word="false"/>
      <style:text-properties style:font-name="Times New Roman" fo:font-size="14pt" fo:font-style="normal" officeooo:rsid="00e36cf0" officeooo:paragraph-rsid="000b542c" style:font-size-asian="14pt" style:language-asian="zxx" style:country-asian="none" style:font-style-asian="normal" style:font-name-complex="Times New Roman" style:font-size-complex="14pt" style:language-complex="zxx" style:country-complex="none" style:font-style-complex="normal"/>
    </style:style>
    <style:style style:name="P92" style:family="paragraph" style:parent-style-name="Standard">
      <style:paragraph-properties fo:line-height="150%" fo:text-align="justify" style:justify-single-word="false"/>
      <style:text-properties style:font-name="Times New Roman" fo:font-size="14pt" fo:font-style="normal" officeooo:rsid="00e5da15" officeooo:paragraph-rsid="00e5da15" style:font-size-asian="14pt" style:language-asian="zxx" style:country-asian="none" style:font-style-asian="normal" style:font-name-complex="Times New Roman" style:font-size-complex="14pt" style:language-complex="zxx" style:country-complex="none" style:font-style-complex="normal"/>
    </style:style>
    <style:style style:name="P93" style:family="paragraph" style:parent-style-name="Standard">
      <style:paragraph-properties fo:line-height="150%" fo:text-align="center" style:justify-single-word="false"/>
      <style:text-properties style:font-name="Times New Roman" fo:font-size="14pt" fo:font-style="normal" officeooo:rsid="00e5da15" officeooo:paragraph-rsid="00e5da15" style:font-size-asian="14pt" style:language-asian="zxx" style:country-asian="none" style:font-style-asian="normal" style:font-name-complex="Times New Roman" style:font-size-complex="14pt" style:language-complex="zxx" style:country-complex="none" style:font-style-complex="normal"/>
    </style:style>
    <style:style style:name="P94" style:family="paragraph" style:parent-style-name="Standard">
      <style:paragraph-properties fo:line-height="150%" fo:text-align="justify" style:justify-single-word="false"/>
      <style:text-properties style:font-name="Times New Roman" fo:font-size="14pt" fo:font-style="normal" officeooo:rsid="00f3cf30" officeooo:paragraph-rsid="00e5da15" style:font-size-asian="14pt" style:language-asian="zxx" style:country-asian="none" style:font-style-asian="normal" style:font-name-complex="Times New Roman" style:font-size-complex="14pt" style:language-complex="zxx" style:country-complex="none" style:font-style-complex="normal"/>
    </style:style>
    <style:style style:name="P95" style:family="paragraph" style:parent-style-name="Standard">
      <style:paragraph-properties fo:line-height="150%" fo:text-align="justify" style:justify-single-word="false"/>
      <style:text-properties style:font-name="Times New Roman" fo:font-size="14pt" fo:font-style="normal" officeooo:rsid="00f55f7d" officeooo:paragraph-rsid="00f8380d" style:font-size-asian="14pt" style:language-asian="zxx" style:country-asian="none" style:font-style-asian="normal" style:font-name-complex="Times New Roman" style:font-size-complex="14pt" style:language-complex="zxx" style:country-complex="none" style:font-style-complex="normal"/>
    </style:style>
    <style:style style:name="P96" style:family="paragraph" style:parent-style-name="Standard">
      <style:paragraph-properties fo:line-height="150%" fo:text-align="justify" style:justify-single-word="false"/>
      <style:text-properties style:font-name="Times New Roman" fo:font-size="14pt" fo:font-style="normal" officeooo:rsid="00f55f7d" officeooo:paragraph-rsid="00f4d7f6" style:font-size-asian="14pt" style:language-asian="zxx" style:country-asian="none" style:font-style-asian="normal" style:font-name-complex="Times New Roman" style:font-size-complex="14pt" style:language-complex="zxx" style:country-complex="none" style:font-style-complex="normal"/>
    </style:style>
    <style:style style:name="P97" style:family="paragraph" style:parent-style-name="Standard">
      <style:paragraph-properties fo:line-height="150%" fo:text-align="justify" style:justify-single-word="false"/>
      <style:text-properties style:font-name="Times New Roman" fo:font-size="14pt" fo:font-style="normal" officeooo:rsid="00f8380d" officeooo:paragraph-rsid="00f4d7f6" style:font-size-asian="14pt" style:language-asian="zxx" style:country-asian="none" style:font-style-asian="normal" style:font-name-complex="Times New Roman" style:font-size-complex="14pt" style:language-complex="zxx" style:country-complex="none" style:font-style-complex="normal"/>
    </style:style>
    <style:style style:name="P98" style:family="paragraph" style:parent-style-name="Standard">
      <style:paragraph-properties fo:line-height="150%" fo:text-align="justify" style:justify-single-word="false"/>
      <style:text-properties style:font-name="Times New Roman" fo:font-size="14pt" officeooo:rsid="00f4d7f6" officeooo:paragraph-rsid="00f4d7f6" style:font-size-asian="14pt" style:language-asian="zxx" style:country-asian="none" style:font-name-complex="Times New Roman" style:font-size-complex="14pt" style:language-complex="zxx" style:country-complex="none" style:font-style-complex="italic"/>
    </style:style>
    <style:style style:name="P99" style:family="paragraph" style:parent-style-name="Standard" style:list-style-name="L1">
      <style:paragraph-properties fo:line-height="150%" fo:text-align="justify" style:justify-single-word="false"/>
      <style:text-properties style:font-name="Times New Roman" fo:font-size="14pt" fo:font-weight="normal" officeooo:rsid="0015cb12" officeooo:paragraph-rsid="0015cb12" style:font-size-asian="14pt" style:language-asian="zxx" style:country-asian="none" style:font-weight-asian="normal" style:font-size-complex="14pt" style:language-complex="zxx" style:country-complex="none" style:font-style-complex="italic" style:font-weight-complex="normal"/>
    </style:style>
    <style:style style:name="P100" style:family="paragraph" style:parent-style-name="Standard" style:list-style-name="L2">
      <style:paragraph-properties fo:line-height="150%" fo:text-align="justify" style:justify-single-word="false"/>
      <style:text-properties style:font-name="Times New Roman" fo:font-size="14pt" fo:font-weight="normal" officeooo:rsid="0015cb12" officeooo:paragraph-rsid="0015cb12" style:font-size-asian="14pt" style:language-asian="zxx" style:country-asian="none" style:font-weight-asian="normal" style:font-size-complex="14pt" style:language-complex="zxx" style:country-complex="none" style:font-style-complex="italic" style:font-weight-complex="normal"/>
    </style:style>
    <style:style style:name="P101" style:family="paragraph" style:parent-style-name="Standard" style:list-style-name="L2">
      <style:paragraph-properties fo:line-height="150%" fo:text-align="justify" style:justify-single-word="false"/>
      <style:text-properties style:font-name="Times New Roman" fo:font-size="14pt" fo:font-weight="normal" officeooo:paragraph-rsid="0015cb12" style:font-size-asian="14pt" style:font-weight-asian="normal" style:font-size-complex="14pt" style:font-weight-complex="normal"/>
    </style:style>
    <style:style style:name="P102" style:family="paragraph" style:parent-style-name="Standard">
      <style:paragraph-properties fo:line-height="150%" fo:text-align="center" style:justify-single-word="false"/>
      <style:text-properties style:font-name="Times New Roman" fo:font-size="14pt" fo:font-style="italic" fo:font-weight="bold" officeooo:paragraph-rsid="0028ad15" style:font-size-asian="14pt" style:font-style-asian="italic" style:font-weight-asian="bold" style:font-size-complex="14pt" style:font-style-complex="italic" style:font-weight-complex="bold"/>
    </style:style>
    <style:style style:name="P103" style:family="paragraph" style:parent-style-name="Standard">
      <style:paragraph-properties fo:line-height="150%" fo:text-align="center" style:justify-single-word="false"/>
      <style:text-properties style:font-name="Times New Roman" fo:font-size="14pt" fo:font-style="italic" fo:font-weight="bold" officeooo:rsid="002b310f" officeooo:paragraph-rsid="002b310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04" style:family="paragraph" style:parent-style-name="Standard" style:list-style-name="WW8Num2">
      <style:paragraph-properties fo:margin-left="0.751cm" fo:margin-right="0cm" fo:line-height="150%" fo:text-align="justify" style:justify-single-word="false" fo:text-indent="-0.635cm" style:auto-text-indent="false">
        <style:tab-stops>
          <style:tab-stop style:position="0.751cm"/>
        </style:tab-stops>
      </style:paragraph-properties>
      <style:text-properties fo:font-size="14pt" officeooo:paragraph-rsid="00c1f65c" style:font-size-asian="14pt" style:language-asian="zxx" style:country-asian="none" style:font-name-complex="Times New Roman" style:font-size-complex="14pt" style:language-complex="zxx" style:country-complex="none" style:font-style-complex="italic"/>
    </style:style>
    <style:style style:name="P105" style:family="paragraph" style:parent-style-name="Standard" style:list-style-name="WW8Num4">
      <style:paragraph-properties fo:margin-left="0.501cm" fo:margin-right="0cm" fo:line-height="150%" fo:text-align="justify" style:justify-single-word="false" fo:text-indent="-0.751cm" style:auto-text-indent="false"/>
      <style:text-properties fo:font-size="14pt" officeooo:paragraph-rsid="00c1f65c" style:font-size-asian="14pt" style:language-asian="zxx" style:country-asian="none" style:font-name-complex="Times New Roman" style:font-size-complex="14pt" style:language-complex="zxx" style:country-complex="none" style:font-style-complex="italic"/>
    </style:style>
    <style:style style:name="P106" style:family="paragraph" style:parent-style-name="Table_20_Contents">
      <style:paragraph-properties fo:text-align="center" style:justify-single-word="false"/>
      <style:text-properties style:font-name="Times New Roman" fo:font-size="12pt" officeooo:rsid="00f8380d" officeooo:paragraph-rsid="00f8380d" style:font-size-asian="12pt" style:font-name-complex="Times New Roman" style:font-size-complex="12pt"/>
    </style:style>
    <style:style style:name="P107" style:family="paragraph" style:parent-style-name="Table_20_Contents">
      <style:paragraph-properties fo:text-align="center" style:justify-single-word="false"/>
      <style:text-properties style:font-name="Times New Roman" fo:font-size="12pt" officeooo:rsid="00fc43f6" officeooo:paragraph-rsid="00fc43f6" style:font-size-asian="12pt" style:font-name-complex="Times New Roman" style:font-size-complex="12pt"/>
    </style:style>
    <style:style style:name="P108" style:family="paragraph" style:parent-style-name="Table_20_Contents">
      <style:paragraph-properties fo:text-align="center" style:justify-single-word="false"/>
      <style:text-properties style:font-name="Times New Roman" fo:font-size="12pt" officeooo:rsid="00fa17b2" officeooo:paragraph-rsid="00fa17b2" style:font-size-asian="12pt" style:font-name-complex="Times New Roman" style:font-size-complex="12pt"/>
    </style:style>
    <style:style style:name="P109" style:family="paragraph" style:parent-style-name="Table_20_Contents">
      <style:paragraph-properties fo:text-align="center" style:justify-single-word="false"/>
      <style:text-properties style:font-name="Times New Roman" fo:font-size="12pt" officeooo:rsid="00fad1e3" officeooo:paragraph-rsid="00fad1e3" style:font-size-asian="12pt" style:font-name-complex="Times New Roman" style:font-size-complex="12pt"/>
    </style:style>
    <style:style style:name="P110" style:family="paragraph" style:parent-style-name="Table_20_Contents">
      <style:paragraph-properties fo:text-align="center" style:justify-single-word="false"/>
      <style:text-properties fo:font-variant="normal" fo:text-transform="none" fo:color="#000000" style:font-name="Times New Roman" fo:font-size="12pt" fo:letter-spacing="normal" fo:font-style="normal" fo:font-weight="normal" officeooo:rsid="00fc43f6" officeooo:paragraph-rsid="00fc43f6" style:font-size-asian="12pt" style:font-name-complex="Times New Roman" style:font-size-complex="12pt"/>
    </style:style>
    <style:style style:name="T1" style:family="text">
      <style:text-properties officeooo:rsid="00044b67"/>
    </style:style>
    <style:style style:name="T2" style:family="text">
      <style:text-properties fo:font-size="16pt" style:font-size-asian="16pt" style:language-asian="zxx" style:country-asian="none" style:font-name-complex="Times New Roman" style:font-size-complex="14pt" style:language-complex="zxx" style:country-complex="none" style:font-style-complex="italic"/>
    </style:style>
    <style:style style:name="T3" style:family="text">
      <style:text-properties fo:font-size="16pt" fo:language="ru" fo:country="RU" style:font-size-asian="16pt" style:language-asian="zxx" style:country-asian="none" style:font-name-complex="Times New Roman" style:font-size-complex="14pt" style:language-complex="zxx" style:country-complex="none" style:font-style-complex="italic"/>
    </style:style>
    <style:style style:name="T4" style:family="text">
      <style:text-properties fo:font-size="14pt" style:font-size-asian="14pt" style:language-asian="zxx" style:country-asian="none" style:font-size-complex="14pt" style:language-complex="zxx" style:country-complex="none"/>
    </style:style>
    <style:style style:name="T5" style:family="text">
      <style:text-properties fo:font-size="14pt" style:font-size-asian="14pt" style:language-asian="zxx" style:country-asian="none" style:font-size-complex="14pt" style:language-complex="zxx" style:country-complex="none" style:font-style-complex="italic"/>
    </style:style>
    <style:style style:name="T6" style:family="text">
      <style:text-properties fo:font-size="14pt" officeooo:rsid="00b9bfbe" style:font-size-asian="14pt" style:language-asian="zxx" style:country-asian="none" style:font-size-complex="14pt" style:language-complex="zxx" style:country-complex="none" style:font-style-complex="italic"/>
    </style:style>
    <style:style style:name="T7" style:family="text">
      <style:text-properties fo:font-size="14pt" style:font-size-asian="14pt" style:language-asian="zxx" style:country-asian="none" style:font-name-complex="Times New Roman" style:font-size-complex="14pt" style:language-complex="zxx" style:country-complex="none"/>
    </style:style>
    <style:style style:name="T8" style:family="text">
      <style:text-properties fo:font-size="14pt" style:font-size-asian="14pt" style:language-asian="zxx" style:country-asian="none" style:font-name-complex="Times New Roman" style:font-size-complex="14pt" style:language-complex="zxx" style:country-complex="none" style:font-style-complex="italic"/>
    </style:style>
    <style:style style:name="T9" style:family="text">
      <style:text-properties fo:font-size="14pt" officeooo:rsid="00c32bf0" style:font-size-asian="14pt" style:language-asian="zxx" style:country-asian="none" style:font-name-complex="Times New Roman" style:font-size-complex="14pt" style:language-complex="zxx" style:country-complex="none"/>
    </style:style>
    <style:style style:name="T10" style:family="text">
      <style:text-properties fo:font-size="14pt" officeooo:rsid="00d6b610" style:font-size-asian="14pt" style:language-asian="zxx" style:country-asian="none" style:font-name-complex="Times New Roman" style:font-size-complex="14pt" style:language-complex="zxx" style:country-complex="none"/>
    </style:style>
    <style:style style:name="T11" style:family="text">
      <style:text-properties fo:font-size="14pt" fo:language="en" fo:country="US" fo:font-style="italic" style:font-size-asian="14pt" style:language-asian="zxx" style:country-asian="none" style:font-style-asian="italic" style:font-size-complex="14pt" style:language-complex="zxx" style:country-complex="none"/>
    </style:style>
    <style:style style:name="T12" style:family="text">
      <style:text-properties fo:font-size="14pt" fo:language="en" fo:country="US" fo:font-style="italic" style:font-size-asian="14pt" style:language-asian="zxx" style:country-asian="none" style:font-style-asian="italic" style:font-size-complex="14pt" style:language-complex="zxx" style:country-complex="none" style:font-style-complex="italic"/>
    </style:style>
    <style:style style:name="T13" style:family="text">
      <style:text-properties fo:font-size="14pt" fo:language="en" fo:country="US" fo:font-style="italic" style:font-size-asian="14pt" style:language-asian="zxx" style:country-asian="none" style:font-style-asian="italic" style:font-name-complex="Times New Roman" style:font-size-complex="14pt" style:language-complex="zxx" style:country-complex="none" style:font-style-complex="italic"/>
    </style:style>
    <style:style style:name="T14" style:family="text">
      <style:text-properties fo:font-size="14pt" fo:language="en" fo:country="US" style:font-size-asian="14pt" style:language-asian="zxx" style:country-asian="none" style:font-size-complex="14pt" style:language-complex="zxx" style:country-complex="none"/>
    </style:style>
    <style:style style:name="T15" style:family="text">
      <style:text-properties fo:font-size="14pt" fo:language="ru" fo:country="RU" style:font-size-asian="14pt" style:language-asian="zxx" style:country-asian="none" style:font-size-complex="14pt" style:language-complex="zxx" style:country-complex="none"/>
    </style:style>
    <style:style style:name="T16" style:family="text">
      <style:text-properties fo:font-size="14pt" fo:language="ru" fo:country="RU" style:font-size-asian="14pt" style:language-asian="zxx" style:country-asian="none" style:font-size-complex="14pt" style:language-complex="zxx" style:country-complex="none" style:font-style-complex="italic"/>
    </style:style>
    <style:style style:name="T17" style:family="text">
      <style:text-properties fo:font-size="14pt" fo:language="ru" fo:country="RU" style:font-size-asian="14pt" style:language-asian="zxx" style:country-asian="none" style:font-name-complex="Times New Roman" style:font-size-complex="14pt" style:language-complex="zxx" style:country-complex="none" style:font-style-complex="italic"/>
    </style:style>
    <style:style style:name="T18" style:family="text">
      <style:text-properties fo:font-size="14pt" fo:language="ru" fo:country="RU" fo:font-style="italic" style:font-size-asian="14pt" style:language-asian="zxx" style:country-asian="none" style:font-style-asian="italic" style:font-size-complex="14pt" style:language-complex="zxx" style:country-complex="none"/>
    </style:style>
    <style:style style:name="T19" style:family="text">
      <style:text-properties fo:font-size="14pt" fo:language="ru" fo:country="RU" fo:font-style="italic" style:font-size-asian="14pt" style:language-asian="zxx" style:country-asian="none" style:font-style-asian="italic" style:font-size-complex="14pt" style:language-complex="zxx" style:country-complex="none" style:font-style-complex="italic"/>
    </style:style>
    <style:style style:name="T20" style:family="text">
      <style:text-properties fo:font-size="14pt" fo:language="ru" fo:country="RU" style:text-underline-style="solid" style:text-underline-width="auto" style:text-underline-color="font-color" style:font-size-asian="14pt" style:language-asian="zxx" style:country-asian="none" style:font-size-complex="14pt" style:language-complex="zxx" style:country-complex="none"/>
    </style:style>
    <style:style style:name="T21" style:family="text">
      <style:text-properties fo:font-size="14pt" style:text-underline-style="solid" style:text-underline-width="auto" style:text-underline-color="font-color" style:font-size-asian="14pt" style:language-asian="zxx" style:country-asian="none" style:font-size-complex="14pt" style:language-complex="zxx" style:country-complex="none"/>
    </style:style>
    <style:style style:name="T22" style:family="text">
      <style:text-properties fo:font-size="14pt" style:text-underline-style="solid" style:text-underline-width="auto" style:text-underline-color="font-color" style:font-size-asian="14pt" style:language-asian="zxx" style:country-asian="none" style:font-size-complex="14pt" style:language-complex="zxx" style:country-complex="none" style:font-style-complex="italic"/>
    </style:style>
    <style:style style:name="T23" style:family="text">
      <style:text-properties fo:font-size="14pt" style:text-underline-style="solid" style:text-underline-width="auto" style:text-underline-color="font-color" style:font-size-asian="14pt" style:language-asian="zxx" style:country-asian="none" style:font-name-complex="Times New Roman" style:font-size-complex="14pt" style:language-complex="zxx" style:country-complex="none" style:font-style-complex="italic"/>
    </style:style>
    <style:style style:name="T24" style:family="text">
      <style:text-properties fo:font-size="14pt" style:text-underline-style="solid" style:text-underline-width="auto" style:text-underline-color="font-color" officeooo:rsid="00d6b610" style:font-size-asian="14pt" style:language-asian="zxx" style:country-asian="none" style:font-name-complex="Times New Roman" style:font-size-complex="14pt" style:language-complex="zxx" style:country-complex="none"/>
    </style:style>
    <style:style style:name="T25" style:family="text">
      <style:text-properties fo:font-size="14pt" fo:font-style="italic" style:font-size-asian="14pt" style:language-asian="zxx" style:country-asian="none" style:font-style-asian="italic" style:font-size-complex="14pt" style:language-complex="zxx" style:country-complex="none"/>
    </style:style>
    <style:style style:name="T26" style:family="text">
      <style:text-properties fo:font-size="14pt" fo:font-style="italic" style:font-size-asian="14pt" style:language-asian="zxx" style:country-asian="none" style:font-style-asian="italic" style:font-size-complex="14pt" style:language-complex="zxx" style:country-complex="none" style:font-style-complex="italic"/>
    </style:style>
    <style:style style:name="T27" style:family="text">
      <style:text-properties fo:font-size="14pt" fo:font-style="italic" style:font-size-asian="14pt" style:language-asian="zxx" style:country-asian="none" style:font-style-asian="italic" style:font-name-complex="Times New Roman" style:font-size-complex="14pt" style:language-complex="zxx" style:country-complex="none" style:font-style-complex="italic"/>
    </style:style>
    <style:style style:name="T28" style:family="text">
      <style:text-properties fo:font-size="14pt" fo:font-style="italic" officeooo:rsid="00d6b610" style:font-size-asian="14pt" style:language-asian="zxx" style:country-asian="none" style:font-style-asian="italic" style:font-name-complex="Times New Roman" style:font-size-complex="14pt" style:language-complex="zxx" style:country-complex="none" style:font-style-complex="italic"/>
    </style:style>
    <style:style style:name="T29" style:family="text">
      <style:text-properties fo:font-size="14pt" fo:font-style="italic" style:text-underline-style="none" officeooo:rsid="00d6b610" style:font-size-asian="14pt" style:language-asian="zxx" style:country-asian="none" style:font-style-asian="italic" style:font-name-complex="Times New Roman" style:font-size-complex="14pt" style:language-complex="zxx" style:country-complex="none" style:font-style-complex="italic"/>
    </style:style>
    <style:style style:name="T30" style:family="text">
      <style:text-properties fo:font-size="14pt" style:font-name-asian="Times New Roman" style:font-size-asian="14pt" style:language-asian="zxx" style:country-asian="none" style:font-name-complex="Times New Roman" style:font-size-complex="14pt" style:language-complex="zxx" style:country-complex="none"/>
    </style:style>
    <style:style style:name="T31" style:family="text">
      <style:text-properties fo:font-size="14pt" fo:font-style="normal" officeooo:rsid="00c69d9b" style:font-size-asian="14pt" style:language-asian="zxx" style:country-asian="none" style:font-style-asian="normal" style:font-name-complex="Times New Roman" style:font-size-complex="14pt" style:language-complex="zxx" style:country-complex="none" style:font-style-complex="normal"/>
    </style:style>
    <style:style style:name="T32" style:family="text">
      <style:text-properties fo:font-size="14pt" fo:font-style="normal" officeooo:rsid="00c84f00" style:font-size-asian="14pt" style:language-asian="zxx" style:country-asian="none" style:font-style-asian="normal" style:font-name-complex="Times New Roman" style:font-size-complex="14pt" style:language-complex="zxx" style:country-complex="none" style:font-style-complex="normal"/>
    </style:style>
    <style:style style:name="T33" style:family="text">
      <style:text-properties fo:font-size="14pt" fo:font-style="normal" officeooo:rsid="00c9f51d" style:font-size-asian="14pt" style:language-asian="zxx" style:country-asian="none" style:font-style-asian="normal" style:font-name-complex="Times New Roman" style:font-size-complex="14pt" style:language-complex="zxx" style:country-complex="none" style:font-style-complex="normal"/>
    </style:style>
    <style:style style:name="T34" style:family="text">
      <style:text-properties fo:font-size="14pt" fo:font-style="normal" officeooo:rsid="00caa760" style:font-size-asian="14pt" style:language-asian="zxx" style:country-asian="none" style:font-style-asian="normal" style:font-name-complex="Times New Roman" style:font-size-complex="14pt" style:language-complex="zxx" style:country-complex="none" style:font-style-complex="normal"/>
    </style:style>
    <style:style style:name="T35" style:family="text">
      <style:text-properties fo:font-size="14pt" fo:font-style="normal" officeooo:rsid="00cc0e42" style:font-size-asian="14pt" style:language-asian="zxx" style:country-asian="none" style:font-style-asian="normal" style:font-name-complex="Times New Roman" style:font-size-complex="14pt" style:language-complex="zxx" style:country-complex="none" style:font-style-complex="normal"/>
    </style:style>
    <style:style style:name="T36" style:family="text">
      <style:text-properties fo:font-size="14pt" style:text-underline-style="none" officeooo:rsid="00d6b610" style:font-size-asian="14pt" style:language-asian="zxx" style:country-asian="none" style:font-name-complex="Times New Roman" style:font-size-complex="14pt" style:language-complex="zxx" style:country-complex="none"/>
    </style:style>
    <style:style style:name="T37" style:family="text">
      <style:text-properties officeooo:rsid="0015cb12" style:language-asian="zxx" style:country-asian="none" style:language-complex="zxx" style:country-complex="none" style:font-style-complex="italic"/>
    </style:style>
    <style:style style:name="T38" style:family="text">
      <style:text-properties officeooo:rsid="0017ecff" style:language-asian="zxx" style:country-asian="none" style:language-complex="zxx" style:country-complex="none" style:font-style-complex="italic"/>
    </style:style>
    <style:style style:name="T39" style:family="text">
      <style:text-properties officeooo:rsid="0020b294" style:language-asian="zxx" style:country-asian="none" style:language-complex="zxx" style:country-complex="none" style:font-style-complex="italic"/>
    </style:style>
    <style:style style:name="T40" style:family="text">
      <style:text-properties officeooo:rsid="0022087d" style:language-asian="zxx" style:country-asian="none" style:language-complex="zxx" style:country-complex="none" style:font-style-complex="italic"/>
    </style:style>
    <style:style style:name="T41" style:family="text">
      <style:text-properties officeooo:rsid="0023f0dd" style:language-asian="zxx" style:country-asian="none" style:language-complex="zxx" style:country-complex="none" style:font-style-complex="italic"/>
    </style:style>
    <style:style style:name="T42" style:family="text">
      <style:text-properties officeooo:rsid="00be0d0f" style:language-asian="zxx" style:country-asian="none" style:language-complex="zxx" style:country-complex="none" style:font-style-complex="italic"/>
    </style:style>
    <style:style style:name="T43" style:family="text">
      <style:text-properties officeooo:rsid="00bffd7d" style:language-asian="zxx" style:country-asian="none" style:language-complex="zxx" style:country-complex="none" style:font-style-complex="italic"/>
    </style:style>
    <style:style style:name="T44" style:family="text">
      <style:text-properties officeooo:rsid="00be9327" style:language-asian="zxx" style:country-asian="none" style:language-complex="zxx" style:country-complex="none" style:font-style-complex="italic"/>
    </style:style>
    <style:style style:name="T45" style:family="text">
      <style:text-properties officeooo:rsid="00fd9a8c" style:language-asian="zxx" style:country-asian="none" style:language-complex="zxx" style:country-complex="none" style:font-style-complex="italic"/>
    </style:style>
    <style:style style:name="T46" style:family="text">
      <style:text-properties officeooo:rsid="0018e107" style:language-asian="zxx" style:country-asian="none" style:language-complex="zxx" style:country-complex="none"/>
    </style:style>
    <style:style style:name="T47" style:family="text">
      <style:text-properties officeooo:rsid="001cb6fd" style:language-asian="zxx" style:country-asian="none" style:language-complex="zxx" style:country-complex="none"/>
    </style:style>
    <style:style style:name="T48" style:family="text">
      <style:text-properties officeooo:rsid="001e1ccf" style:language-asian="zxx" style:country-asian="none" style:language-complex="zxx" style:country-complex="none"/>
    </style:style>
    <style:style style:name="T49" style:family="text">
      <style:text-properties officeooo:rsid="001fc60a" style:language-asian="zxx" style:country-asian="none" style:language-complex="zxx" style:country-complex="none"/>
    </style:style>
    <style:style style:name="T50" style:family="text">
      <style:text-properties officeooo:rsid="0028ad15" style:language-asian="zxx" style:country-asian="none" style:language-complex="zxx" style:country-complex="none"/>
    </style:style>
    <style:style style:name="T51" style:family="text">
      <style:text-properties officeooo:rsid="002ada6f" style:language-asian="zxx" style:country-asian="none" style:language-complex="zxx" style:country-complex="none"/>
    </style:style>
    <style:style style:name="T52" style:family="text">
      <style:text-properties officeooo:rsid="002b310f" style:language-asian="zxx" style:country-asian="none" style:language-complex="zxx" style:country-complex="none"/>
    </style:style>
    <style:style style:name="T53" style:family="text">
      <style:text-properties officeooo:rsid="006eed70" style:language-asian="zxx" style:country-asian="none" style:language-complex="zxx" style:country-complex="none"/>
    </style:style>
    <style:style style:name="T54" style:family="text">
      <style:text-properties style:language-asian="zxx" style:country-asian="none" style:font-name-complex="Times New Roman" style:language-complex="zxx" style:country-complex="none" style:font-style-complex="italic"/>
    </style:style>
    <style:style style:name="T55" style:family="text">
      <style:text-properties officeooo:rsid="000f98a7"/>
    </style:style>
    <style:style style:name="T56" style:family="text">
      <style:text-properties fo:language="ru" fo:country="RU"/>
    </style:style>
    <style:style style:name="T57" style:family="text">
      <style:text-properties fo:font-style="italic" officeooo:rsid="0015cb12" style:language-asian="zxx" style:country-asian="none" style:font-style-asian="italic" style:language-complex="zxx" style:country-complex="none" style:font-style-complex="italic"/>
    </style:style>
    <style:style style:name="T58" style:family="text">
      <style:text-properties fo:font-style="italic" officeooo:rsid="001886ba" style:language-asian="zxx" style:country-asian="none" style:font-style-asian="italic" style:language-complex="zxx" style:country-complex="none" style:font-style-complex="italic"/>
    </style:style>
    <style:style style:name="T59" style:family="text">
      <style:text-properties fo:font-style="italic" officeooo:rsid="0025dc70" style:language-asian="zxx" style:country-asian="none" style:font-style-asian="italic" style:language-complex="zxx" style:country-complex="none" style:font-style-complex="italic"/>
    </style:style>
    <style:style style:name="T60" style:family="text">
      <style:text-properties fo:font-style="italic" officeooo:rsid="002b310f" style:language-asian="zxx" style:country-asian="none" style:font-style-asian="italic" style:language-complex="zxx" style:country-complex="none" style:font-style-complex="italic"/>
    </style:style>
    <style:style style:name="T61" style:family="text">
      <style:text-properties fo:font-style="italic" style:font-style-asian="italic"/>
    </style:style>
    <style:style style:name="T62" style:family="text">
      <style:text-properties fo:font-style="italic" style:font-style-asian="italic" style:font-style-complex="italic"/>
    </style:style>
    <style:style style:name="T63" style:family="text">
      <style:text-properties fo:font-style="italic" officeooo:rsid="008602a1" style:font-style-asian="italic" style:font-style-complex="italic"/>
    </style:style>
    <style:style style:name="T64" style:family="text">
      <style:text-properties fo:font-style="italic" officeooo:rsid="00b0f07f" style:font-style-asian="italic" style:font-style-complex="italic"/>
    </style:style>
    <style:style style:name="T65" style:family="text">
      <style:text-properties fo:font-style="italic" officeooo:rsid="00b2bcbe" style:font-style-asian="italic" style:font-style-complex="italic"/>
    </style:style>
    <style:style style:name="T66" style:family="text">
      <style:text-properties fo:font-style="italic" officeooo:rsid="00fc43f6" style:font-style-asian="italic" style:font-style-complex="italic"/>
    </style:style>
    <style:style style:name="T67" style:family="text">
      <style:text-properties fo:font-style="italic" officeooo:rsid="002c9bff" style:font-style-asian="italic"/>
    </style:style>
    <style:style style:name="T68" style:family="text">
      <style:text-properties fo:font-style="italic" officeooo:rsid="002f19c7" style:font-style-asian="italic"/>
    </style:style>
    <style:style style:name="T69" style:family="text">
      <style:text-properties fo:font-style="italic" officeooo:rsid="00c1bfb1" style:font-style-asian="italic"/>
    </style:style>
    <style:style style:name="T70" style:family="text">
      <style:text-properties fo:font-style="italic" officeooo:rsid="00e226a4" style:font-style-asian="italic"/>
    </style:style>
    <style:style style:name="T71" style:family="text">
      <style:text-properties fo:font-style="italic" officeooo:rsid="00e3c9a9" style:font-style-asian="italic"/>
    </style:style>
    <style:style style:name="T72" style:family="text">
      <style:text-properties fo:font-style="italic" officeooo:rsid="00e5da15" style:font-style-asian="italic"/>
    </style:style>
    <style:style style:name="T73" style:family="text">
      <style:text-properties fo:font-style="italic" officeooo:rsid="00ecd1ac" style:font-style-asian="italic"/>
    </style:style>
    <style:style style:name="T74" style:family="text">
      <style:text-properties fo:font-style="italic" officeooo:rsid="00ee1d61" style:font-style-asian="italic"/>
    </style:style>
    <style:style style:name="T75" style:family="text">
      <style:text-properties fo:font-style="italic" officeooo:rsid="00f25d87" style:font-style-asian="italic"/>
    </style:style>
    <style:style style:name="T76" style:family="text">
      <style:text-properties fo:font-style="italic" officeooo:rsid="00f3cf30" style:font-style-asian="italic"/>
    </style:style>
    <style:style style:name="T77" style:family="text">
      <style:text-properties fo:font-style="italic" officeooo:rsid="00f4d7f6" style:font-style-asian="italic"/>
    </style:style>
    <style:style style:name="T78" style:family="text">
      <style:text-properties fo:font-style="italic" style:text-underline-style="none" style:font-style-asian="italic" style:font-style-complex="italic"/>
    </style:style>
    <style:style style:name="T79" style:family="text">
      <style:text-properties officeooo:rsid="002c9bff"/>
    </style:style>
    <style:style style:name="T80" style:family="text">
      <style:text-properties officeooo:rsid="003d59fc"/>
    </style:style>
    <style:style style:name="T81" style:family="text">
      <style:text-properties officeooo:rsid="0040f344"/>
    </style:style>
    <style:style style:name="T82" style:family="text">
      <style:text-properties officeooo:rsid="00428c45"/>
    </style:style>
    <style:style style:name="T83" style:family="text">
      <style:text-properties officeooo:rsid="004635b5"/>
    </style:style>
    <style:style style:name="T84" style:family="text">
      <style:text-properties officeooo:rsid="005af559"/>
    </style:style>
    <style:style style:name="T85" style:family="text">
      <style:text-properties officeooo:rsid="0065fd15"/>
    </style:style>
    <style:style style:name="T86" style:family="text">
      <style:text-properties officeooo:rsid="00699c19"/>
    </style:style>
    <style:style style:name="T87" style:family="text">
      <style:text-properties officeooo:rsid="006c3d7e"/>
    </style:style>
    <style:style style:name="T88" style:family="text">
      <style:text-properties officeooo:rsid="0077a718"/>
    </style:style>
    <style:style style:name="T89" style:family="text">
      <style:text-properties officeooo:rsid="007c38f2"/>
    </style:style>
    <style:style style:name="T90" style:family="text">
      <style:text-properties officeooo:rsid="0080a0fd"/>
    </style:style>
    <style:style style:name="T91" style:family="text">
      <style:text-properties officeooo:rsid="00810651"/>
    </style:style>
    <style:style style:name="T92" style:family="text">
      <style:text-properties officeooo:rsid="00820e96"/>
    </style:style>
    <style:style style:name="T93" style:family="text">
      <style:text-properties officeooo:rsid="008602a1"/>
    </style:style>
    <style:style style:name="T94" style:family="text">
      <style:text-properties style:text-underline-style="none" officeooo:rsid="008d7218"/>
    </style:style>
    <style:style style:name="T95" style:family="text">
      <style:text-properties style:text-underline-style="none" officeooo:rsid="008a5603"/>
    </style:style>
    <style:style style:name="T96" style:family="text">
      <style:text-properties fo:font-style="normal" style:text-underline-style="none" officeooo:rsid="008a041d" style:font-style-asian="normal" style:font-style-complex="normal"/>
    </style:style>
    <style:style style:name="T97" style:family="text">
      <style:text-properties fo:font-style="normal" style:text-underline-style="none" officeooo:rsid="008a5603" style:font-style-asian="normal" style:font-style-complex="normal"/>
    </style:style>
    <style:style style:name="T98" style:family="text">
      <style:text-properties fo:font-style="normal" style:text-underline-style="none" officeooo:rsid="008d7218" style:font-style-asian="normal" style:font-style-complex="normal"/>
    </style:style>
    <style:style style:name="T99" style:family="text">
      <style:text-properties fo:font-style="normal" style:text-underline-style="none" officeooo:rsid="01014faf" style:font-style-asian="normal" style:font-style-complex="normal"/>
    </style:style>
    <style:style style:name="T100" style:family="text">
      <style:text-properties fo:font-style="normal" officeooo:rsid="00e226a4" style:font-style-asian="normal" style:font-style-complex="normal"/>
    </style:style>
    <style:style style:name="T101" style:family="text">
      <style:text-properties fo:font-style="normal" officeooo:rsid="00e36cf0" style:font-style-asian="normal" style:font-style-complex="normal"/>
    </style:style>
    <style:style style:name="T102" style:family="text">
      <style:text-properties fo:font-style="normal" officeooo:rsid="00e39039" style:font-style-asian="normal" style:font-style-complex="normal"/>
    </style:style>
    <style:style style:name="T103" style:family="text">
      <style:text-properties fo:font-style="normal" officeooo:rsid="00e3c9a9" style:font-style-asian="normal" style:font-style-complex="normal"/>
    </style:style>
    <style:style style:name="T104" style:family="text">
      <style:text-properties fo:font-style="normal" officeooo:rsid="00e3f9b2" style:font-style-asian="normal" style:font-style-complex="normal"/>
    </style:style>
    <style:style style:name="T105" style:family="text">
      <style:text-properties fo:font-style="normal" officeooo:rsid="00e5da15" style:font-style-asian="normal" style:font-style-complex="normal"/>
    </style:style>
    <style:style style:name="T106" style:family="text">
      <style:text-properties fo:font-style="normal" officeooo:rsid="00ecd1ac" style:font-style-asian="normal" style:font-style-complex="normal"/>
    </style:style>
    <style:style style:name="T107" style:family="text">
      <style:text-properties fo:font-style="normal" officeooo:rsid="00ee1d61" style:font-style-asian="normal" style:font-style-complex="normal"/>
    </style:style>
    <style:style style:name="T108" style:family="text">
      <style:text-properties fo:font-style="normal" officeooo:rsid="00ef7aad" style:font-style-asian="normal" style:font-style-complex="normal"/>
    </style:style>
    <style:style style:name="T109" style:family="text">
      <style:text-properties fo:font-style="normal" officeooo:rsid="00f08965" style:font-style-asian="normal" style:font-style-complex="normal"/>
    </style:style>
    <style:style style:name="T110" style:family="text">
      <style:text-properties fo:font-style="normal" officeooo:rsid="00f25d87" style:font-style-asian="normal" style:font-style-complex="normal"/>
    </style:style>
    <style:style style:name="T111" style:family="text">
      <style:text-properties fo:font-style="normal" officeooo:rsid="00f31772" style:font-style-asian="normal" style:font-style-complex="normal"/>
    </style:style>
    <style:style style:name="T112" style:family="text">
      <style:text-properties fo:font-style="normal" officeooo:rsid="00f3cf30" style:font-style-asian="normal" style:font-style-complex="normal"/>
    </style:style>
    <style:style style:name="T113" style:family="text">
      <style:text-properties fo:font-style="normal" officeooo:rsid="00f429b8" style:font-style-asian="normal" style:font-style-complex="normal"/>
    </style:style>
    <style:style style:name="T114" style:family="text">
      <style:text-properties fo:font-style="normal" officeooo:rsid="00f4d7f6" style:font-style-asian="normal" style:font-style-complex="normal"/>
    </style:style>
    <style:style style:name="T115" style:family="text">
      <style:text-properties fo:font-style="normal" officeooo:rsid="00f55f7d" style:font-style-asian="normal" style:font-style-complex="normal"/>
    </style:style>
    <style:style style:name="T116" style:family="text">
      <style:text-properties fo:font-style="normal" officeooo:rsid="00f8380d" style:font-style-asian="normal" style:font-style-complex="normal"/>
    </style:style>
    <style:style style:name="T117" style:family="text">
      <style:text-properties fo:font-style="normal" officeooo:rsid="00fc43f6" style:font-style-asian="normal" style:font-style-complex="normal"/>
    </style:style>
    <style:style style:name="T118" style:family="text">
      <style:text-properties officeooo:rsid="008fb5ab"/>
    </style:style>
    <style:style style:name="T119" style:family="text">
      <style:text-properties officeooo:rsid="0092ef01"/>
    </style:style>
    <style:style style:name="T120" style:family="text">
      <style:text-properties officeooo:rsid="00964b52"/>
    </style:style>
    <style:style style:name="T121" style:family="text">
      <style:text-properties officeooo:rsid="009ad2f7"/>
    </style:style>
    <style:style style:name="T122" style:family="text">
      <style:text-properties officeooo:rsid="009cdfb5"/>
    </style:style>
    <style:style style:name="T123" style:family="text">
      <style:text-properties officeooo:rsid="009ea912"/>
    </style:style>
    <style:style style:name="T124" style:family="text">
      <style:text-properties officeooo:rsid="00a16b20"/>
    </style:style>
    <style:style style:name="T125" style:family="text">
      <style:text-properties fo:language="en" fo:country="US" officeooo:rsid="00a424bf"/>
    </style:style>
    <style:style style:name="T126" style:family="text">
      <style:text-properties fo:language="en" fo:country="US" officeooo:rsid="00aa513f"/>
    </style:style>
    <style:style style:name="T127" style:family="text">
      <style:text-properties fo:language="en" fo:country="US" fo:font-style="italic" officeooo:rsid="00aa513f" style:font-style-asian="italic" style:font-style-complex="italic"/>
    </style:style>
    <style:style style:name="T128" style:family="text">
      <style:text-properties fo:language="en" fo:country="US" fo:font-style="italic" officeooo:rsid="00b01d87" style:font-style-asian="italic" style:font-style-complex="italic"/>
    </style:style>
    <style:style style:name="T129" style:family="text">
      <style:text-properties fo:language="en" fo:country="US" officeooo:rsid="00ab5405"/>
    </style:style>
    <style:style style:name="T130" style:family="text">
      <style:text-properties fo:language="en" fo:country="US" officeooo:rsid="00ac09c2"/>
    </style:style>
    <style:style style:name="T131" style:family="text">
      <style:text-properties fo:language="en" fo:country="US" officeooo:rsid="00b01d87"/>
    </style:style>
    <style:style style:name="T132" style:family="text">
      <style:text-properties officeooo:rsid="00a424bf"/>
    </style:style>
    <style:style style:name="T133" style:family="text">
      <style:text-properties fo:language="uk" fo:country="UA" officeooo:rsid="00a424bf"/>
    </style:style>
    <style:style style:name="T134" style:family="text">
      <style:text-properties fo:language="uk" fo:country="UA" officeooo:rsid="00a4da6f"/>
    </style:style>
    <style:style style:name="T135" style:family="text">
      <style:text-properties fo:language="uk" fo:country="UA" fo:font-style="italic" officeooo:rsid="00a4da6f" style:font-style-asian="italic" style:font-style-complex="italic"/>
    </style:style>
    <style:style style:name="T136" style:family="text">
      <style:text-properties fo:language="uk" fo:country="UA" fo:font-style="italic" officeooo:rsid="00b01d87" style:font-style-asian="italic" style:font-style-complex="italic"/>
    </style:style>
    <style:style style:name="T137" style:family="text">
      <style:text-properties fo:language="uk" fo:country="UA" officeooo:rsid="00a285ab"/>
    </style:style>
    <style:style style:name="T138" style:family="text">
      <style:text-properties fo:language="uk" fo:country="UA" officeooo:rsid="00a97a5f"/>
    </style:style>
    <style:style style:name="T139" style:family="text">
      <style:text-properties fo:language="uk" fo:country="UA" officeooo:rsid="00aa513f"/>
    </style:style>
    <style:style style:name="T140" style:family="text">
      <style:text-properties fo:language="uk" fo:country="UA" officeooo:rsid="00ab5405"/>
    </style:style>
    <style:style style:name="T141" style:family="text">
      <style:text-properties fo:language="uk" fo:country="UA" officeooo:rsid="00ac09c2"/>
    </style:style>
    <style:style style:name="T142" style:family="text">
      <style:text-properties fo:language="uk" fo:country="UA" officeooo:rsid="00b01d87"/>
    </style:style>
    <style:style style:name="T143" style:family="text">
      <style:text-properties fo:language="uk" fo:country="UA" officeooo:rsid="00b0f07f"/>
    </style:style>
    <style:style style:name="T144" style:family="text">
      <style:text-properties fo:language="uk" fo:country="UA" officeooo:rsid="00b2bcbe"/>
    </style:style>
    <style:style style:name="T145" style:family="text">
      <style:text-properties fo:language="uk" fo:country="UA" officeooo:rsid="00b45400"/>
    </style:style>
    <style:style style:name="T146" style:family="text">
      <style:text-properties fo:language="uk" fo:country="UA" officeooo:rsid="00b53b48"/>
    </style:style>
    <style:style style:name="T147" style:family="text">
      <style:text-properties fo:language="uk" fo:country="UA" officeooo:rsid="00b54f61"/>
    </style:style>
    <style:style style:name="T148" style:family="text">
      <style:text-properties fo:language="uk" fo:country="UA" officeooo:rsid="00b84d4b"/>
    </style:style>
    <style:style style:name="T149" style:family="text">
      <style:text-properties fo:language="uk" fo:country="UA" officeooo:rsid="00b94e27"/>
    </style:style>
    <style:style style:name="T150" style:family="text">
      <style:text-properties style:font-name="Times New Roman1" fo:language="uk" fo:country="UA" officeooo:rsid="00b01d87"/>
    </style:style>
    <style:style style:name="T151" style:family="text">
      <style:text-properties style:font-name="Times New Roman1" fo:font-style="italic" officeooo:rsid="00c1bfb1" style:font-style-asian="italic"/>
    </style:style>
    <style:style style:name="T152" style:family="text">
      <style:text-properties style:font-name="Times New Roman1" fo:font-size="14pt" officeooo:rsid="00c32bf0" style:font-size-asian="14pt" style:language-asian="zxx" style:country-asian="none" style:font-name-complex="Times New Roman" style:font-size-complex="14pt" style:language-complex="zxx" style:country-complex="none"/>
    </style:style>
    <style:style style:name="T153" style:family="text">
      <style:text-properties style:font-name="Times New Roman1" fo:font-size="14pt" officeooo:rsid="00c571f2" style:font-size-asian="14pt" style:language-asian="zxx" style:country-asian="none" style:font-name-complex="Times New Roman" style:font-size-complex="14pt" style:language-complex="zxx" style:country-complex="none"/>
    </style:style>
    <style:style style:name="T154" style:family="text">
      <style:text-properties style:font-name="Times New Roman1" fo:font-size="14pt" fo:font-style="italic" officeooo:rsid="00c32bf0" style:font-size-asian="14pt" style:language-asian="zxx" style:country-asian="none" style:font-style-asian="italic" style:font-name-complex="Times New Roman" style:font-size-complex="14pt" style:language-complex="zxx" style:country-complex="none" style:font-style-complex="italic"/>
    </style:style>
    <style:style style:name="T155" style:family="text">
      <style:text-properties officeooo:rsid="00b0f07f"/>
    </style:style>
    <style:style style:name="T156" style:family="text">
      <style:text-properties officeooo:rsid="00b2bcbe"/>
    </style:style>
    <style:style style:name="T157" style:family="text">
      <style:text-properties officeooo:rsid="00b9bfbe"/>
    </style:style>
    <style:style style:name="T158" style:family="text">
      <style:text-properties officeooo:rsid="00c1bfb1"/>
    </style:style>
    <style:style style:name="T159" style:family="text">
      <style:text-properties style:font-name="Times New Roman" fo:font-size="14pt" officeooo:rsid="00c32bf0" style:font-size-asian="14pt" style:language-asian="zxx" style:country-asian="none" style:font-name-complex="Times New Roman" style:font-size-complex="14pt" style:language-complex="zxx" style:country-complex="none"/>
    </style:style>
    <style:style style:name="T160" style:family="text">
      <style:text-properties style:font-name="Times New Roman" fo:font-size="14pt" fo:font-style="normal" fo:font-weight="normal" officeooo:rsid="00cc0e42"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1" style:family="text">
      <style:text-properties style:font-name="Times New Roman" fo:font-size="14pt" fo:font-style="normal" fo:font-weight="normal" officeooo:rsid="00cd6623"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2" style:family="text">
      <style:text-properties style:font-name="Times New Roman" fo:font-size="14pt" fo:font-style="normal" fo:font-weight="normal" officeooo:rsid="00d07af0"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3" style:family="text">
      <style:text-properties style:font-name="Times New Roman" fo:font-size="14pt" fo:font-style="normal" fo:font-weight="normal" officeooo:rsid="00d217e5"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4" style:family="text">
      <style:text-properties style:font-name="Times New Roman" fo:font-size="14pt" fo:font-style="normal" fo:font-weight="normal" officeooo:rsid="00d27a53"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5" style:family="text">
      <style:text-properties style:font-name="Times New Roman" fo:font-size="14pt" fo:font-style="normal" fo:font-weight="normal" officeooo:rsid="00d3fd6c"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6" style:family="text">
      <style:text-properties style:font-name="Times New Roman" fo:font-size="14pt" fo:font-style="normal" fo:font-weight="normal" officeooo:rsid="00d55b28"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7" style:family="text">
      <style:text-properties style:font-name="Droid Sans Mono" fo:font-size="14pt" fo:font-style="normal" fo:font-weight="normal" officeooo:rsid="00cc0e42"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8" style:family="text">
      <style:text-properties officeooo:rsid="00e226a4"/>
    </style:style>
    <style:style style:name="T169" style:family="text">
      <style:text-properties officeooo:rsid="00f4d7f6"/>
    </style:style>
    <style:style style:name="T170" style:family="text">
      <style:text-properties officeooo:rsid="00fc43f6"/>
    </style:style>
    <style:style style:name="T171" style:family="text">
      <style:text-properties fo:font-variant="normal" fo:text-transform="none" fo:color="#000000" fo:letter-spacing="normal" fo:font-style="normal" fo:font-weight="normal" officeooo:rsid="00fc43f6"/>
    </style:style>
    <style:style style:name="T172" style:family="text">
      <style:text-properties fo:font-variant="normal" fo:text-transform="none" fo:color="#000000" fo:letter-spacing="normal" fo:font-style="italic" fo:font-weight="normal" officeooo:rsid="00fc43f6" style:font-style-asian="italic" style:font-style-complex="italic"/>
    </style:style>
    <style:style style:name="T173" style:family="text">
      <style:text-properties officeooo:rsid="00fd9a8c"/>
    </style:style>
    <style:style style:name="T174" style:family="text">
      <style:text-properties officeooo:rsid="00feeffb"/>
    </style:style>
    <style:style style:name="fr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176cm" draw:visible-area-height="0.743cm">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13cm" draw:visible-area-height="0.567cm">
        <style:background-image/>
      </style:graphic-properties>
    </style:style>
    <style:style style:name="fr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49cm" draw:visible-area-height="0.532cm">
        <style:background-image/>
      </style:graphic-properties>
    </style:style>
    <style:style style:name="fr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918cm" draw:visible-area-height="0.743cm">
        <style:background-image/>
      </style:graphic-properties>
    </style:style>
    <style:style style:name="fr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165cm" draw:visible-area-height="0.884cm">
        <style:background-image/>
      </style:graphic-properties>
    </style:style>
    <style:style style:name="fr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38cm" draw:visible-area-height="0.743cm">
        <style:background-image/>
      </style:graphic-properties>
    </style:style>
    <style:style style:name="fr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79cm" draw:visible-area-height="0.849cm">
        <style:background-image/>
      </style:graphic-properties>
    </style:style>
    <style:style style:name="fr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566cm" draw:visible-area-height="0.849cm">
        <style:background-image/>
      </style:graphic-properties>
    </style:style>
    <style:style style:name="fr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02cm" draw:visible-area-height="0.532cm">
        <style:background-image/>
      </style:graphic-properties>
    </style:style>
    <style:style style:name="fr1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001cm" draw:visible-area-height="1.061cm">
        <style:background-image/>
      </style:graphic-properties>
    </style:style>
    <style:style style:name="fr1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67cm" draw:visible-area-height="0.673cm">
        <style:background-image/>
      </style:graphic-properties>
    </style:style>
    <style:style style:name="fr1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31cm" draw:visible-area-height="0.743cm">
        <style:background-image/>
      </style:graphic-properties>
    </style:style>
    <style:style style:name="fr1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78cm" draw:visible-area-height="0.743cm">
        <style:background-image/>
      </style:graphic-properties>
    </style:style>
    <style:style style:name="fr1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19cm" draw:visible-area-height="0.849cm">
        <style:background-image/>
      </style:graphic-properties>
    </style:style>
    <style:style style:name="fr1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96cm" draw:visible-area-height="0.743cm">
        <style:background-image/>
      </style:graphic-properties>
    </style:style>
    <style:style style:name="fr1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32cm" draw:visible-area-height="0.673cm">
        <style:background-image/>
      </style:graphic-properties>
    </style:style>
    <style:style style:name="fr1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78cm" draw:visible-area-height="0.638cm">
        <style:background-image/>
      </style:graphic-properties>
    </style:style>
    <style:style style:name="fr1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25cm" draw:visible-area-height="0.638cm">
        <style:background-image/>
      </style:graphic-properties>
    </style:style>
    <style:style style:name="fr1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719cm" draw:visible-area-height="0.638cm">
        <style:background-image/>
      </style:graphic-properties>
    </style:style>
    <style:style style:name="fr2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613cm" draw:visible-area-height="0.638cm">
        <style:background-image/>
      </style:graphic-properties>
    </style:style>
    <style:style style:name="fr2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43cm" draw:visible-area-height="0.814cm">
        <style:background-image/>
      </style:graphic-properties>
    </style:style>
    <style:style style:name="fr2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96cm" draw:visible-area-height="0.673cm">
        <style:background-image/>
      </style:graphic-properties>
    </style:style>
    <style:style style:name="fr2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742cm" draw:visible-area-height="0.673cm">
        <style:background-image/>
      </style:graphic-properties>
    </style:style>
    <style:style style:name="fr2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79cm" draw:visible-area-height="0.673cm">
        <style:background-image/>
      </style:graphic-properties>
    </style:style>
    <style:style style:name="fr2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61cm" draw:visible-area-height="0.673cm">
        <style:background-image/>
      </style:graphic-properties>
    </style:style>
    <style:style style:name="fr2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49cm" draw:visible-area-height="0.602cm">
        <style:background-image/>
      </style:graphic-properties>
    </style:style>
    <style:style style:name="fr2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178cm" draw:visible-area-height="0.602cm">
        <style:background-image/>
      </style:graphic-properties>
    </style:style>
    <style:style style:name="fr2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14cm" draw:visible-area-height="0.532cm">
        <style:background-image/>
      </style:graphic-properties>
    </style:style>
    <style:style style:name="fr2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989cm" draw:visible-area-height="0.743cm">
        <style:background-image/>
      </style:graphic-properties>
    </style:style>
    <style:style style:name="fr3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354cm" draw:visible-area-height="0.743cm">
        <style:background-image/>
      </style:graphic-properties>
    </style:style>
    <style:style style:name="fr3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25cm" draw:visible-area-height="1.273cm">
        <style:background-image/>
      </style:graphic-properties>
    </style:style>
    <style:style style:name="fr3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02cm" draw:visible-area-height="0.814cm">
        <style:background-image/>
      </style:graphic-properties>
    </style:style>
    <style:style style:name="fr3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66cm" draw:visible-area-height="0.743cm">
        <style:background-image/>
      </style:graphic-properties>
    </style:style>
    <style:style style:name="fr3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31cm" draw:visible-area-height="0.743cm">
        <style:background-image/>
      </style:graphic-properties>
    </style:style>
    <style:style style:name="fr3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31cm" draw:visible-area-height="0.532cm">
        <style:background-image/>
      </style:graphic-properties>
    </style:style>
    <style:style style:name="fr3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718cm" draw:visible-area-height="0.743cm">
        <style:background-image/>
      </style:graphic-properties>
    </style:style>
    <style:style style:name="fr3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78cm" draw:visible-area-height="0.743cm">
        <style:background-image/>
      </style:graphic-properties>
    </style:style>
    <style:style style:name="fr3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49cm" draw:visible-area-height="0.743cm">
        <style:background-image/>
      </style:graphic-properties>
    </style:style>
    <style:style style:name="fr3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25cm" draw:visible-area-height="0.638cm">
        <style:background-image/>
      </style:graphic-properties>
    </style:style>
    <style:style style:name="fr4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31cm" draw:visible-area-height="0.743cm">
        <style:background-image/>
      </style:graphic-properties>
    </style:style>
    <style:style style:name="fr4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61cm" draw:visible-area-height="0.496cm">
        <style:background-image/>
      </style:graphic-properties>
    </style:style>
    <style:style style:name="fr4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02cm" draw:visible-area-height="0.673cm">
        <style:background-image/>
      </style:graphic-properties>
    </style:style>
    <style:style style:name="fr4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25cm" draw:visible-area-height="0.743cm">
        <style:background-image/>
      </style:graphic-properties>
    </style:style>
    <style:style style:name="fr4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613cm" draw:visible-area-height="0.743cm">
        <style:background-image/>
      </style:graphic-properties>
    </style:style>
    <style:style style:name="fr4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96cm" draw:visible-area-height="0.743cm">
        <style:background-image/>
      </style:graphic-properties>
    </style:style>
    <style:style style:name="fr4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37cm" draw:visible-area-height="0.673cm">
        <style:background-image/>
      </style:graphic-properties>
    </style:style>
    <style:style style:name="fr4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96cm" draw:visible-area-height="0.673cm">
        <style:background-image/>
      </style:graphic-properties>
    </style:style>
    <style:style style:name="fr4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43cm" draw:visible-area-height="0.743cm">
        <style:background-image/>
      </style:graphic-properties>
    </style:style>
    <style:style style:name="fr4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19cm" draw:visible-area-height="0.743cm">
        <style:background-image/>
      </style:graphic-properties>
    </style:style>
    <style:style style:name="fr5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96cm" draw:visible-area-height="0.602cm">
        <style:background-image/>
      </style:graphic-properties>
    </style:style>
    <style:style style:name="fr5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13cm" draw:visible-area-height="0.673cm">
        <style:background-image/>
      </style:graphic-properties>
    </style:style>
    <style:style style:name="fr5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38cm" draw:visible-area-height="0.602cm">
        <style:background-image/>
      </style:graphic-properties>
    </style:style>
    <style:style style:name="fr5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095cm" draw:visible-area-height="0.743cm">
        <style:background-image/>
      </style:graphic-properties>
    </style:style>
    <style:style style:name="fr5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213cm" draw:visible-area-height="0.743cm">
        <style:background-image/>
      </style:graphic-properties>
    </style:style>
    <style:style style:name="fr5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19cm" draw:visible-area-height="0.673cm">
        <style:background-image/>
      </style:graphic-properties>
    </style:style>
    <style:style style:name="fr5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305cm" draw:visible-area-height="0.743cm">
        <style:background-image/>
      </style:graphic-properties>
    </style:style>
    <style:style style:name="fr5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271cm" draw:visible-area-height="0.779cm">
        <style:background-image/>
      </style:graphic-properties>
    </style:style>
    <style:style style:name="fr5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883cm" draw:visible-area-height="0.743cm">
        <style:background-image/>
      </style:graphic-properties>
    </style:style>
    <style:style style:name="fr5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142cm" draw:visible-area-height="0.884cm">
        <style:background-image/>
      </style:graphic-properties>
    </style:style>
    <style:style style:name="fr6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78cm" draw:visible-area-height="0.673cm">
        <style:background-image/>
      </style:graphic-properties>
    </style:style>
    <style:style style:name="fr6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468cm" draw:visible-area-height="0.743cm">
        <style:background-image/>
      </style:graphic-properties>
    </style:style>
    <style:style style:name="fr6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83cm" draw:visible-area-height="1.343cm">
        <style:background-image/>
      </style:graphic-properties>
    </style:style>
    <style:style style:name="fr6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83cm" draw:visible-area-height="1.449cm">
        <style:background-image/>
      </style:graphic-properties>
    </style:style>
    <style:style style:name="fr6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472cm" draw:visible-area-height="0.743cm">
        <style:background-image/>
      </style:graphic-properties>
    </style:style>
    <style:style style:name="fr6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13cm" draw:visible-area-height="1.484cm">
        <style:background-image/>
      </style:graphic-properties>
    </style:style>
    <style:style style:name="fr6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02cm" draw:visible-area-height="0.743cm">
        <style:background-image/>
      </style:graphic-properties>
    </style:style>
    <style:style style:name="fr6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37cm" draw:visible-area-height="0.743cm">
        <style:background-image/>
      </style:graphic-properties>
    </style:style>
    <style:style style:name="fr6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283cm" draw:visible-area-height="0.743cm">
        <style:background-image/>
      </style:graphic-properties>
    </style:style>
    <style:style style:name="fr6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187cm" draw:visible-area-height="0.849cm">
        <style:background-image/>
      </style:graphic-properties>
    </style:style>
    <style:style style:name="fr7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14cm" draw:visible-area-height="0.743cm">
        <style:background-image/>
      </style:graphic-properties>
    </style:style>
    <style:style style:name="fr7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54cm" draw:visible-area-height="0.743cm">
        <style:background-image/>
      </style:graphic-properties>
    </style:style>
    <style:style style:name="fr7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471cm" draw:visible-area-height="0.849cm">
        <style:background-image/>
      </style:graphic-properties>
    </style:style>
    <style:style style:name="fr7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19cm" draw:visible-area-height="0.743cm">
        <style:background-image/>
      </style:graphic-properties>
    </style:style>
    <style:style style:name="fr7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73cm" draw:visible-area-height="0.814cm">
        <style:background-image/>
      </style:graphic-properties>
    </style:style>
    <style:style style:name="fr7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553cm" draw:visible-area-height="0.849cm">
        <style:background-image/>
      </style:graphic-properties>
    </style:style>
    <style:style style:name="fr7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67cm" draw:visible-area-height="0.638cm">
        <style:background-image/>
      </style:graphic-properties>
    </style:style>
    <style:style style:name="fr7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18cm" draw:visible-area-height="0.743cm">
        <style:background-image/>
      </style:graphic-properties>
    </style:style>
    <style:style style:name="fr7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07cm" draw:visible-area-height="0.743cm">
        <style:background-image/>
      </style:graphic-properties>
    </style:style>
    <style:style style:name="fr7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67cm" draw:visible-area-height="0.743cm">
        <style:background-image/>
      </style:graphic-properties>
    </style:style>
    <style:style style:name="fr8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84cm" draw:visible-area-height="0.673cm">
        <style:background-image/>
      </style:graphic-properties>
    </style:style>
    <style:style style:name="fr8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style:background-image/>
      </style:graphic-properties>
    </style:style>
    <style:style style:name="fr8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54cm" draw:visible-area-height="0.673cm">
        <style:background-image/>
      </style:graphic-properties>
    </style:style>
    <style:style style:name="fr8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61cm" draw:visible-area-height="0.673cm">
        <style:background-image/>
      </style:graphic-properties>
    </style:style>
    <style:style style:name="fr8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38cm" draw:visible-area-height="0.673cm">
        <style:background-image/>
      </style:graphic-properties>
    </style:style>
    <style:style style:name="fr8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08cm" draw:visible-area-height="0.673cm">
        <style:background-image/>
      </style:graphic-properties>
    </style:style>
    <style:style style:name="fr8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78cm" draw:visible-area-height="0.743cm">
        <style:background-image/>
      </style:graphic-properties>
    </style:style>
    <style:style style:name="fr8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589cm" draw:visible-area-height="0.779cm">
        <style:background-image/>
      </style:graphic-properties>
    </style:style>
    <style:style style:name="fr8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25cm" draw:visible-area-height="0.673cm">
        <style:background-image/>
      </style:graphic-properties>
    </style:style>
    <style:style style:name="fr8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26cm" draw:visible-area-height="0.673cm">
        <style:background-image/>
      </style:graphic-properties>
    </style:style>
    <style:style style:name="fr9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72cm" draw:visible-area-height="0.743cm">
        <style:background-image/>
      </style:graphic-properties>
    </style:style>
    <style:style style:name="fr9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55cm" draw:visible-area-height="0.743cm">
        <style:background-image/>
      </style:graphic-properties>
    </style:style>
    <style:style style:name="fr9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54cm" draw:visible-area-height="0.532cm">
        <style:background-image/>
      </style:graphic-properties>
    </style:style>
    <style:style style:name="fr9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86cm" draw:visible-area-height="0.743cm">
        <style:background-image/>
      </style:graphic-properties>
    </style:style>
    <style:style style:name="fr9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754cm" draw:visible-area-height="0.673cm">
        <style:background-image/>
      </style:graphic-properties>
    </style:style>
    <style:style style:name="fr9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718cm" draw:visible-area-height="0.673cm">
        <style:background-image/>
      </style:graphic-properties>
    </style:style>
    <style:style style:name="fr9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612cm" draw:visible-area-height="0.849cm">
        <style:background-image/>
      </style:graphic-properties>
    </style:style>
    <style:style style:name="fr9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377cm" draw:visible-area-height="0.743cm">
        <style:background-image/>
      </style:graphic-properties>
    </style:style>
    <style:style style:name="fr9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834cm" draw:visible-area-height="0.779cm">
        <style:background-image/>
      </style:graphic-properties>
    </style:style>
    <style:style style:name="fr9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719cm" draw:visible-area-height="0.743cm">
        <style:background-image/>
      </style:graphic-properties>
    </style:style>
    <style:style style:name="fr10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283cm" draw:visible-area-height="0.849cm">
        <style:background-image/>
      </style:graphic-properties>
    </style:style>
    <style:style style:name="fr10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26cm" draw:visible-area-height="0.532cm">
        <style:background-image/>
      </style:graphic-properties>
    </style:style>
    <style:style style:name="fr10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96cm" draw:visible-area-height="0.849cm">
        <style:background-image/>
      </style:graphic-properties>
    </style:style>
    <style:style style:name="fr10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37cm" draw:visible-area-height="0.849cm">
        <style:background-image/>
      </style:graphic-properties>
    </style:style>
    <style:style style:name="fr10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659cm" draw:visible-area-height="0.779cm">
        <style:background-image/>
      </style:graphic-properties>
    </style:style>
    <style:style style:name="fr10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73cm" draw:visible-area-height="0.743cm">
        <style:background-image/>
      </style:graphic-properties>
    </style:style>
    <style:style style:name="fr10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02cm" draw:visible-area-height="0.743cm">
        <style:background-image/>
      </style:graphic-properties>
    </style:style>
    <style:style style:name="fr107"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width="0.461cm" draw:visible-area-height="0.426cm">
        <style:background-image/>
      </style:graphic-properties>
    </style:style>
    <style:style style:name="fr10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01cm" draw:visible-area-height="1.378cm">
        <style:background-image/>
      </style:graphic-properties>
    </style:style>
    <style:style style:name="fr10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43cm" draw:visible-area-height="0.673cm">
        <style:background-image/>
      </style:graphic-properties>
    </style:style>
    <style:style style:name="fr11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55cm" draw:visible-area-height="0.673cm">
        <style:background-image/>
      </style:graphic-properties>
    </style:style>
    <style:style style:name="fr11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624cm" draw:visible-area-height="0.884cm">
        <style:background-image/>
      </style:graphic-properties>
    </style:style>
    <style:style style:name="fr11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14cm" draw:visible-area-height="0.673cm">
        <style:background-image/>
      </style:graphic-properties>
    </style:style>
    <style:style style:name="fr11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47cm" draw:visible-area-height="0.779cm">
        <style:background-image/>
      </style:graphic-properties>
    </style:style>
    <style:style style:name="fr11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78cm" draw:visible-area-height="1.378cm">
        <style:background-image/>
      </style:graphic-properties>
    </style:style>
    <style:style style:name="fr11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612cm" draw:visible-area-height="1.414cm">
        <style:background-image/>
      </style:graphic-properties>
    </style:style>
    <style:style style:name="fr11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08cm" draw:visible-area-height="0.743cm">
        <style:background-image/>
      </style:graphic-properties>
    </style:style>
    <style:style style:name="fr11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9cm" draw:visible-area-height="0.673cm">
        <style:background-image/>
      </style:graphic-properties>
    </style:style>
    <style:style style:name="fr11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43cm" draw:visible-area-height="0.602cm">
        <style:background-image/>
      </style:graphic-properties>
    </style:style>
    <style:style style:name="fr11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66cm" draw:visible-area-height="0.638cm">
        <style:background-image/>
      </style:graphic-properties>
    </style:style>
    <style:style style:name="fr12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342cm" draw:visible-area-height="1.378cm">
        <style:background-image/>
      </style:graphic-properties>
    </style:style>
    <style:style style:name="fr12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84cm" draw:visible-area-height="0.532cm">
        <style:background-image/>
      </style:graphic-properties>
    </style:style>
    <style:style style:name="fr12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26cm" draw:visible-area-height="0.602cm">
        <style:background-image/>
      </style:graphic-properties>
    </style:style>
    <style:style style:name="fr12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19cm" draw:visible-area-height="0.567cm">
        <style:background-image/>
      </style:graphic-properties>
    </style:style>
    <style:style style:name="fr12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411cm" draw:visible-area-height="0.743cm">
        <style:background-image/>
      </style:graphic-properties>
    </style:style>
    <style:style style:name="fr12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259cm" draw:visible-area-height="0.743cm">
        <style:background-image/>
      </style:graphic-properties>
    </style:style>
    <style:style style:name="fr12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43cm" draw:visible-area-height="0.673cm">
        <style:background-image/>
      </style:graphic-properties>
    </style:style>
    <style:style style:name="fr12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553cm" draw:visible-area-height="1.343cm">
        <style:background-image/>
      </style:graphic-properties>
    </style:style>
    <style:style style:name="fr12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61cm" draw:visible-area-height="1.343cm">
        <style:background-image/>
      </style:graphic-properties>
    </style:style>
    <style:style style:name="fr12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83cm" draw:visible-area-height="0.743cm">
        <style:background-image/>
      </style:graphic-properties>
    </style:style>
    <style:style style:name="fr13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376cm" draw:visible-area-height="0.779cm">
        <style:background-image/>
      </style:graphic-properties>
    </style:style>
    <style:style style:name="fr13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917cm" draw:visible-area-height="0.779cm">
        <style:background-image/>
      </style:graphic-properties>
    </style:style>
    <style:style style:name="fr13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211cm" draw:visible-area-height="1.343cm">
        <style:background-image/>
      </style:graphic-properties>
    </style:style>
    <style:style style:name="fr13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55cm" draw:visible-area-height="0.673cm">
        <style:background-image/>
      </style:graphic-properties>
    </style:style>
    <style:style style:name="fr134" style:family="graphic" style:parent-style-name="Formula">
      <style:graphic-properties style:vertical-pos="from-top" style:horizontal-pos="from-left" style:horizontal-rel="paragraph-content" draw:ole-draw-aspect="1"/>
    </style:style>
    <style:style style:name="fr13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78cm" draw:visible-area-height="0.779cm">
        <style:background-image/>
      </style:graphic-properties>
    </style:style>
    <style:style style:name="fr13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32cm" draw:visible-area-height="0.743cm">
        <style:background-image/>
      </style:graphic-properties>
    </style:style>
    <style:style style:name="fr13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777cm" draw:visible-area-height="0.779cm">
        <style:background-image/>
      </style:graphic-properties>
    </style:style>
    <style:style style:name="fr13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02cm" draw:visible-area-height="0.743cm">
        <style:background-image/>
      </style:graphic-properties>
    </style:style>
    <style:style style:name="fr13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84cm" draw:visible-area-height="0.673cm">
        <style:background-image/>
      </style:graphic-properties>
    </style:style>
    <style:style style:name="fr14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61cm" draw:visible-area-height="0.638cm">
        <style:background-image/>
      </style:graphic-properties>
    </style:style>
    <style:style style:name="fr14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37cm" draw:visible-area-height="0.673cm">
        <style:background-image/>
      </style:graphic-properties>
    </style:style>
    <style:style style:name="fr14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116cm" draw:visible-area-height="0.814cm">
        <style:background-image/>
      </style:graphic-properties>
    </style:style>
    <style:style style:name="fr14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73cm" draw:visible-area-height="0.743cm">
        <style:background-image/>
      </style:graphic-properties>
    </style:style>
    <style:style style:name="fr14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472cm" draw:visible-area-height="0.532cm">
        <style:background-image/>
      </style:graphic-properties>
    </style:style>
    <style:style style:name="fr14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471cm" draw:visible-area-height="0.743cm">
        <style:background-image/>
      </style:graphic-properties>
    </style:style>
    <style:style style:name="fr14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884cm" draw:visible-area-height="0.638cm">
        <style:background-image/>
      </style:graphic-properties>
    </style:style>
    <style:style style:name="fr14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26cm" draw:visible-area-height="0.743cm">
        <style:background-image/>
      </style:graphic-properties>
    </style:style>
    <style:style style:name="fr14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61cm" draw:visible-area-height="0.743cm">
        <style:background-image/>
      </style:graphic-properties>
    </style:style>
    <style:style style:name="fr14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32cm" draw:visible-area-height="0.638cm">
        <style:background-image/>
      </style:graphic-properties>
    </style:style>
    <style:style style:name="fr15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355cm" draw:visible-area-height="0.391cm">
        <style:background-image/>
      </style:graphic-properties>
    </style:style>
    <style:style style:name="fr15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355cm" draw:visible-area-height="0.673cm">
        <style:background-image/>
      </style:graphic-properties>
    </style:style>
    <style:style style:name="fr15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49cm" draw:visible-area-height="0.884cm">
        <style:background-image/>
      </style:graphic-properties>
    </style:style>
    <style:style style:name="fr15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36cm" draw:visible-area-height="0.779cm">
        <style:background-image/>
      </style:graphic-properties>
    </style:style>
    <style:style style:name="fr15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01cm" draw:visible-area-height="0.779cm">
        <style:background-image/>
      </style:graphic-properties>
    </style:style>
    <style:style style:name="fr15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224cm" draw:visible-area-height="0.884cm">
        <style:background-image/>
      </style:graphic-properties>
    </style:style>
    <style:style style:name="fr15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412cm" draw:visible-area-height="0.884cm">
        <style:background-image/>
      </style:graphic-properties>
    </style:style>
    <style:style style:name="fr15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08cm" draw:visible-area-height="0.884cm">
        <style:background-image/>
      </style:graphic-properties>
    </style:style>
    <style:style style:name="fr15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02cm" draw:visible-area-height="0.884cm">
        <style:background-image/>
      </style:graphic-properties>
    </style:style>
    <style:style style:name="fr15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66cm" draw:visible-area-height="0.884cm">
        <style:background-image/>
      </style:graphic-properties>
    </style:style>
    <style:style style:name="fr16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822cm" draw:visible-area-height="0.955cm">
        <style:background-image/>
      </style:graphic-properties>
    </style:style>
    <style:style style:name="fr16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963cm" draw:visible-area-height="0.955cm">
        <style:background-image/>
      </style:graphic-properties>
    </style:style>
    <style:style style:name="fr16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31cm" draw:visible-area-height="0.884cm">
        <style:background-image/>
      </style:graphic-properties>
    </style:style>
    <style:style style:name="fr16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9cm" draw:visible-area-height="0.884cm">
        <style:background-image/>
      </style:graphic-properties>
    </style:style>
    <style:style style:name="fr16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997cm" draw:visible-area-height="0.955cm">
        <style:background-image/>
      </style:graphic-properties>
    </style:style>
    <style:style style:name="fr16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96cm" draw:visible-area-height="0.532cm">
        <style:background-image/>
      </style:graphic-properties>
    </style:style>
    <style:style style:name="fr16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9.034cm" draw:visible-area-height="0.955cm">
        <style:background-image/>
      </style:graphic-properties>
    </style:style>
    <style:style style:name="fr16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55cm" draw:visible-area-height="0.638cm">
        <style:background-image/>
      </style:graphic-properties>
    </style:style>
    <style:style style:name="fr16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9cm" draw:visible-area-height="0.638cm">
        <style:background-image/>
      </style:graphic-properties>
    </style:style>
    <style:style style:name="fr16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566cm" draw:visible-area-height="1.802cm">
        <style:background-image/>
      </style:graphic-properties>
    </style:style>
    <style:style style:name="fr17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72cm" draw:visible-area-height="1.414cm">
        <style:background-image/>
      </style:graphic-properties>
    </style:style>
    <style:style style:name="fr17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31cm" draw:visible-area-height="1.273cm">
        <style:background-image/>
      </style:graphic-properties>
    </style:style>
    <style:style style:name="fr17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01cm" draw:visible-area-height="1.802cm">
        <style:background-image/>
      </style:graphic-properties>
    </style:style>
    <style:style style:name="fr17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6cm" draw:visible-area-height="1.343cm">
        <style:background-image/>
      </style:graphic-properties>
    </style:style>
    <style:style style:name="fr17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78cm" draw:visible-area-height="0.638cm">
        <style:background-image/>
      </style:graphic-properties>
    </style:style>
    <style:style style:name="fr17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966cm" draw:visible-area-height="0.99cm">
        <style:background-image/>
      </style:graphic-properties>
    </style:style>
    <style:style style:name="fr17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78cm" draw:visible-area-height="1.872cm">
        <style:background-image/>
      </style:graphic-properties>
    </style:style>
    <style:style style:name="fr17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26cm" draw:visible-area-height="1.273cm">
        <style:background-image/>
      </style:graphic-properties>
    </style:style>
    <style:style style:name="fr17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884cm" draw:visible-area-height="1.273cm">
        <style:background-image/>
      </style:graphic-properties>
    </style:style>
    <style:style style:name="fr17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67cm" draw:visible-area-height="1.343cm">
        <style:background-image/>
      </style:graphic-properties>
    </style:style>
    <style:style style:name="fr18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14cm" draw:visible-area-height="0.602cm">
        <style:background-image/>
      </style:graphic-properties>
    </style:style>
    <style:style style:name="fr18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54cm" draw:visible-area-height="1.308cm">
        <style:background-image/>
      </style:graphic-properties>
    </style:style>
    <style:style style:name="fr18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718cm" draw:visible-area-height="0.779cm">
        <style:background-image/>
      </style:graphic-properties>
    </style:style>
    <style:style style:name="fr18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354cm" draw:visible-area-height="0.673cm">
        <style:background-image/>
      </style:graphic-properties>
    </style:style>
    <style:style style:name="fr18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02cm" draw:visible-area-height="0.426cm">
        <style:background-image/>
      </style:graphic-properties>
    </style:style>
    <style:style style:name="fr18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61cm" draw:visible-area-height="0.779cm">
        <style:background-image/>
      </style:graphic-properties>
    </style:style>
    <style:style style:name="fr18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43cm" draw:visible-area-height="0.743cm">
        <style:background-image/>
      </style:graphic-properties>
    </style:style>
    <style:style style:name="fr18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96cm" draw:visible-area-height="0.673cm">
        <style:background-image/>
      </style:graphic-properties>
    </style:style>
    <style:style style:name="fr18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31cm" draw:visible-area-height="0.638cm">
        <style:background-image/>
      </style:graphic-properties>
    </style:style>
    <style:style style:name="fr18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43cm" draw:visible-area-height="0.673cm">
        <style:background-image/>
      </style:graphic-properties>
    </style:style>
    <style:style style:name="fr19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84cm" draw:visible-area-height="0.779cm">
        <style:background-image/>
      </style:graphic-properties>
    </style:style>
    <style:style style:name="fr19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25cm" draw:visible-area-height="0.779cm">
        <style:background-image/>
      </style:graphic-properties>
    </style:style>
    <style:style style:name="fr19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78cm" draw:visible-area-height="0.673cm">
        <style:background-image/>
      </style:graphic-properties>
    </style:style>
    <style:style style:name="fr193"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width="1.414cm" draw:visible-area-height="0.426cm">
        <style:background-image/>
      </style:graphic-properties>
    </style:style>
    <style:style style:name="fr19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294cm" draw:visible-area-height="0.884cm">
        <style:background-image/>
      </style:graphic-properties>
    </style:style>
    <style:style style:name="fr19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94cm" draw:visible-area-height="0.743cm">
        <style:background-image/>
      </style:graphic-properties>
    </style:style>
    <style:style style:name="fr19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317cm" draw:visible-area-height="1.378cm">
        <style:background-image/>
      </style:graphic-properties>
    </style:style>
    <style:style style:name="fr19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66cm" draw:visible-area-height="0.673cm">
        <style:background-image/>
      </style:graphic-properties>
    </style:style>
    <style:style style:name="fr19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376cm" draw:visible-area-height="1.378cm">
        <style:background-image/>
      </style:graphic-properties>
    </style:style>
    <style:style style:name="fr19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906cm" draw:visible-area-height="0.743cm">
        <style:background-image/>
      </style:graphic-properties>
    </style:style>
    <style:style style:name="fr20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342cm" draw:visible-area-height="0.743cm">
        <style:background-image/>
      </style:graphic-properties>
    </style:style>
    <style:style style:name="fr20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9cm" draw:visible-area-height="0.779cm">
        <style:background-image/>
      </style:graphic-properties>
    </style:style>
    <style:style style:name="fr202"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width="0.355cm" draw:visible-area-height="0.426cm">
        <style:background-image/>
      </style:graphic-properties>
    </style:style>
    <style:style style:name="fr20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506cm" draw:visible-area-height="0.99cm">
        <style:background-image/>
      </style:graphic-properties>
    </style:style>
    <style:style style:name="fr20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96cm" draw:visible-area-height="0.638cm">
        <style:background-image/>
      </style:graphic-properties>
    </style:style>
    <style:style style:name="fr20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53cm" draw:visible-area-height="0.99cm">
        <style:background-image/>
      </style:graphic-properties>
    </style:style>
    <style:style style:name="fr20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142cm" draw:visible-area-height="0.779cm">
        <style:background-image/>
      </style:graphic-properties>
    </style:style>
    <style:style style:name="fr20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53cm" draw:visible-area-height="0.743cm">
        <style:background-image/>
      </style:graphic-properties>
    </style:style>
    <style:style style:name="fr20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176cm" draw:visible-area-height="0.99cm">
        <style:background-image/>
      </style:graphic-properties>
    </style:style>
    <style:style style:name="fr20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236cm" draw:visible-area-height="0.779cm">
        <style:background-image/>
      </style:graphic-properties>
    </style:style>
    <style:style style:name="fr21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891cm" draw:visible-area-height="0.849cm">
        <style:background-image/>
      </style:graphic-properties>
    </style:style>
    <style:style style:name="fr21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282cm" draw:visible-area-height="0.743cm">
        <style:background-image/>
      </style:graphic-properties>
    </style:style>
    <style:style style:name="fr21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353cm" draw:visible-area-height="0.743cm">
        <style:background-image/>
      </style:graphic-properties>
    </style:style>
    <style:style style:name="fr21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61cm" draw:visible-area-height="0.214cm">
        <style:background-image/>
      </style:graphic-properties>
    </style:style>
    <style:style style:name="fr21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599cm" draw:visible-area-height="0.743cm">
        <style:background-image/>
      </style:graphic-properties>
    </style:style>
    <style:style style:name="fr21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648cm" draw:visible-area-height="0.673cm">
        <style:background-image/>
      </style:graphic-properties>
    </style:style>
    <style:style style:name="fr21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9.316cm" draw:visible-area-height="0.99cm">
        <style:background-image/>
      </style:graphic-properties>
    </style:style>
    <style:style style:name="fr21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12cm" draw:visible-area-height="0.779cm">
        <style:background-image/>
      </style:graphic-properties>
    </style:style>
    <style:style style:name="fr21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903cm" draw:visible-area-height="1.131cm">
        <style:background-image/>
      </style:graphic-properties>
    </style:style>
    <style:style style:name="fr21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9.422cm" draw:visible-area-height="0.99cm">
        <style:background-image/>
      </style:graphic-properties>
    </style:style>
    <style:style style:name="fr22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18cm" draw:visible-area-height="0.779cm">
        <style:background-image/>
      </style:graphic-properties>
    </style:style>
    <style:style style:name="fr22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МІНІСТЕРСТВО ОСВІТИ І НАУКИ, МОЛОДІ ТА СПОРТУ УКРАЇНИ</text:p>
      <text:p text:style-name="P1">ДЕРЖАВНИЙ ВИЩИЙ НАВЧАЛЬНИЙ ЗАКЛАД</text:p>
      <text:p text:style-name="P1">«УЖГОРОДСЬКИЙ НАЦІОНАЛЬНИЙ УНІВЕРСИТЕТ»</text:p>
      <text:p text:style-name="P1">МАТЕМАТИЧНИЙ ФАКУЛЬТЕТ</text:p>
      <text:p text:style-name="P1">КАФЕДРА СИСТЕМНОГО АНАЛІЗУ І ТЕОРІЇ ОПТИМІЗАЦІЇ</text:p>
      <text:p text:style-name="P2"/>
      <text:p text:style-name="P2"/>
      <text:p text:style-name="P2"/>
      <text:p text:style-name="P35"><text:span text:style-name="T1">Дипломна</text:span> робота</text:p>
      <text:p text:style-name="P40"/>
      <text:p text:style-name="P41">Оцінка точності і обчислювальної складності наближеного глобального розв’язування нелінійних функціональних рівнянь</text:p>
      <text:p text:style-name="P2"/>
      <text:p text:style-name="P2"/>
      <text:p text:style-name="P3"/>
      <text:p text:style-name="P4">Студента <text:span text:style-name="T1">5</text:span>-го курсу</text:p>
      <text:p text:style-name="P4">спец. «Прикладна математика»</text:p>
      <text:p text:style-name="P4">Гусная Юрія Васильовича</text:p>
      <text:p text:style-name="P4">Науковий керівник:</text:p>
      <text:p text:style-name="P4">проф. Бабич М. Д.</text:p>
      <text:p text:style-name="P4"/>
      <text:p text:style-name="P4"/>
      <text:p text:style-name="P4"/>
      <text:p text:style-name="P2">Ужгород — 201<text:span text:style-name="T1">3</text:span></text:p>
      <text:p text:style-name="P36"><text:soft-page-break/></text:p>
      <text:p text:style-name="P80">Вступ</text:p>
      <text:p text:style-name="P42"><text:tab/>Проблема <text:s/>глобального розв’язування нелінійних функціональних рівнянь є дуже важливою і в той же час дуже складною і недостатньо розробленою. Нелінійні функціональні рівняння як математичні моделі можуть відображати різні природні явища і процеси, наприклад, задачі фізики, біології, хімії, економіки і <text:s/>т.п. Розв’язки таких задач характеризують стан розглядуваного об’єкта або процесу. НФР в залежності від елементів, <text:s/>що їх породжують, можуть мати один розв’язок, скінченне число розв’язків, нескінченну множину таких розв’язків або не мати їх взагалі. Тому розрізнення цих випадків, як і знаходження самих розв’язків, набуває важливого значення.</text:p>
      <text:p text:style-name="P42"><text:tab/>Оскільки, як правило, НФР, які описують реальні процеси, мають складну структуру, то безпосереднє застосування до їх глобального розв’язування відомих методів є проблематичним як з точки зору їх функціональної реалізації, так і з точки зору обчислення необхідних елементів рівнянь, що входять в теореми існування та оцінки похибок. У зв’язку з цим для розв’язування таких рівнянь застосовуються елементи загальної теорії наближених методів. Ця теорія передбачає побудову для вихідного рівняння послідовності наближених рівнянь, доведення відповідних теорем про зв’язок таких рівнянь і збіжності методу переходу від вихідного рівняння до послідовності наближених рівнянь. Це є достатньою умовою для практичного розв’язування (за допустимих фіксованих значеннях параметра апроксимації) наближених рівнянь та проведення апостеріорного аналізу отриманих наближених розв’язків вихідного рівняння.</text:p>
      <text:p text:style-name="P5"><text:span text:style-name="T55"><text:tab/>У даній роботі елементи теорії наближених методів реалізуються на нелінійних рівняннях з одним невідомим, системах нелінійних скалярних рівнянь та нелінійних інтегральних рівнянь типу Урисона і Гаммерштейна. Оскільки наближене розв’язування рівнянь пов’язане з апроксимацією і реалізацією чисельного методу на обчислювальній машині, що викликає появу різного роду </text:span><text:soft-page-break/><text:span text:style-name="T55">похибок, то в роботі розглянуто елементи теорії похибок та їх оцінки, які супроводжують процес обчислення. Важливе значення при цьому набуває апріорна інформація про задачі та числові методи або обчислювальні алгоритми, а також оцінки їх характеристик.</text:span></text:p>
      <text:p text:style-name="P81"/>
      <text:p text:style-name="P38">Теоретичні основи наближеного розв’язування нелінійних функціональних рівнянь</text:p>
      <text:p text:style-name="P47"/>
      <text:p text:style-name="P64"><text:span text:style-name="T19"><text:tab/></text:span><text:span text:style-name="T26">Оператор стиск</text:span><text:span text:style-name="T19">у</text:span></text:p>
      <text:p text:style-name="P49"/>
      <text:p text:style-name="P64"><text:span text:style-name="T4"><text:tab/>Нехай оператор </text:span><text:span text:style-name="T11">A</text:span><text:span text:style-name="T4"> визначений на деякій множині </text:span><text:span text:style-name="T12">M</text:span><text:span text:style-name="T4"> банахового простору </text:span><text:span text:style-name="T11">E</text:span><text:span text:style-name="T4"> <text:s/>і задовольняє умові Ліпшица. </text:span></text:p>
      <text:p text:style-name="P64"><draw:frame draw:style-name="fr1" draw:name="Об'єкт1" text:anchor-type="as-char" svg:width="6.174cm" svg:height="0.741cm" draw:z-index="133"><draw:object-ole xlink:href="./Object 461" xlink:type="simple" xlink:show="embed" xlink:actuate="onLoad"/><draw:image xlink:href="./ObjectReplacements/Object 461" xlink:type="simple" xlink:show="embed" xlink:actuate="onLoad"/><svg:desc>об'єкт OLE</svg:desc></draw:frame><text:span text:style-name="T56">,</text:span><text:span text:style-name="T15"><text:tab/></text:span><text:span text:style-name="T4"><text:tab/><text:tab/><text:tab/><text:tab/><text:tab/><text:tab/><text:tab/> <text:s text:c="5"/>(1)</text:span></text:p>
      <text:p text:style-name="P64"><text:span text:style-name="T4"><text:tab/>якщо </text:span><text:span text:style-name="T25">q&lt;1</text:span><text:span text:style-name="T4">, то кажуть, що </text:span><text:span text:style-name="T25">А</text:span><text:span text:style-name="T4"> — оператор стиску, або стискуючий оператор, з коефіцієнтом стиснення </text:span><text:span text:style-name="T25">q є (0,1)</text:span><text:span text:style-name="T4">.</text:span></text:p>
      <text:p text:style-name="P64"><text:span text:style-name="T15"><text:tab/></text:span><text:span text:style-name="T21">Теорема 1</text:span><text:span text:style-name="T4"> (принцип стискуючих відображень)</text:span></text:p>
      <text:p text:style-name="P64"><text:span text:style-name="T15"><text:tab/></text:span><text:span text:style-name="T4">Нехай множина </text:span><text:span text:style-name="T25">М</text:span><text:span text:style-name="T4"> замкнена. Нехай оператор стиску </text:span><text:span text:style-name="T25">А</text:span><text:span text:style-name="T4"> відображає</text:span><text:span text:style-name="T15"> </text:span><text:span text:style-name="T4">дану множину в себе: </text:span></text:p>
      <text:p text:style-name="P64"><text:span text:style-name="T15"><text:tab/></text:span><draw:frame draw:style-name="fr2" draw:name="Об'єкт2" text:anchor-type="as-char" svg:width="2.011cm" svg:height="0.564cm" draw:z-index="134"><draw:object-ole xlink:href="./Object 462" xlink:type="simple" xlink:show="embed" xlink:actuate="onLoad"/><draw:image xlink:href="./ObjectReplacements/Object 462" xlink:type="simple" xlink:show="embed" xlink:actuate="onLoad"/><svg:desc>об'єкт OLE</svg:desc></draw:frame></text:p>
      <text:p text:style-name="P64"><text:span text:style-name="T14"><text:tab/></text:span><text:span text:style-name="T4">Тоді оператор </text:span><text:span text:style-name="T25">А </text:span><text:span text:style-name="T4">має в </text:span><text:span text:style-name="T25">М</text:span><text:span text:style-name="T4"> єдину нерухому точку <text:s/></text:span><text:span text:style-name="T25">x*</text:span><text:span text:style-name="T4">. </text:span></text:p>
      <text:p text:style-name="P43">Тобто рівняння <text:tab/></text:p>
      <text:p text:style-name="P64"><text:span text:style-name="T4"><text:tab/></text:span><draw:frame draw:style-name="fr3" draw:name="Об'єкт3" text:anchor-type="as-char" svg:width="1.446cm" svg:height="0.529cm" draw:z-index="136"><draw:object-ole xlink:href="./Object 463" xlink:type="simple" xlink:show="embed" xlink:actuate="onLoad"/><draw:image xlink:href="./ObjectReplacements/Object 463" xlink:type="simple" xlink:show="embed" xlink:actuate="onLoad"/><svg:desc>об'єкт OLE</svg:desc></draw:frame><text:span text:style-name="T4"><text:tab/><text:tab/><text:tab/><text:tab/><text:tab/><text:tab/><text:tab/><text:tab/><text:tab/><text:tab/><text:tab/> <text:s text:c="5"/>(2)</text:span></text:p>
      <text:p text:style-name="P64"><text:span text:style-name="T4">має єдиний розв’язок </text:span><text:span text:style-name="T25">x*</text:span><text:span text:style-name="T4">.</text:span></text:p>
      <text:p text:style-name="P64"><text:span text:style-name="T4"><text:tab/>Найчастіше розглядаються оператори стиску, визначені на всьому просторі </text:span><text:span text:style-name="T25">Е</text:span><text:span text:style-name="T4"> або на деякій кулі </text:span><text:span text:style-name="T25">Т</text:span><text:span text:style-name="T4">. У випадку кулі теорему 1 зручно застосовувати в наступній формі.</text:span></text:p>
      <text:p text:style-name="P64"><text:span text:style-name="T15"><text:tab/></text:span><text:span text:style-name="T21">Теорема 1.2</text:span></text:p>
      <text:p text:style-name="P64"><text:span text:style-name="T4"><text:tab/>Нехай </text:span><text:span text:style-name="T25">А</text:span><text:span text:style-name="T4"> — оператор стиску на замкненій кулі </text:span><draw:frame draw:style-name="fr4" draw:name="Об'єкт4" text:anchor-type="as-char" svg:width="3.916cm" svg:height="0.741cm" draw:z-index="137"><draw:object-ole xlink:href="./Object 464" xlink:type="simple" xlink:show="embed" xlink:actuate="onLoad"/><draw:image xlink:href="./ObjectReplacements/Object 464" xlink:type="simple" xlink:show="embed" xlink:actuate="onLoad"/><svg:desc>об'єкт OLE</svg:desc></draw:frame><text:span text:style-name="T4"> банахового простору Е, і нехай </text:span></text:p>
      <text:p text:style-name="P64"><text:span text:style-name="T15"><text:tab/></text:span><draw:frame draw:style-name="fr5" draw:name="Об'єкт5" text:anchor-type="as-char" svg:width="4.163cm" svg:height="0.88cm" draw:z-index="138"><draw:object-ole xlink:href="./Object 465" xlink:type="simple" xlink:show="embed" xlink:actuate="onLoad"/><draw:image xlink:href="./ObjectReplacements/Object 465" xlink:type="simple" xlink:show="embed" xlink:actuate="onLoad"/><svg:desc>об'єкт OLE</svg:desc></draw:frame><text:span text:style-name="T4">.<text:tab/><text:tab/><text:tab/><text:tab/><text:tab/><text:tab/><text:tab/> <text:tab/><text:tab/> <text:s text:c="5"/>(3)</text:span></text:p>
      <text:p text:style-name="P64"><text:soft-page-break/><text:span text:style-name="T4"><text:tab/>Тоді оператор </text:span><text:span text:style-name="T25">А</text:span><text:span text:style-name="T4"> в кулі </text:span><text:span text:style-name="T25">Т</text:span><text:span text:style-name="T4"> має єдину нерухому точку.</text:span></text:p>
      <text:p text:style-name="P43"/>
      <text:p text:style-name="P64"><text:span text:style-name="T19"><text:tab/></text:span><text:span text:style-name="T26">Використання еквівалентної форми</text:span></text:p>
      <text:p text:style-name="P49"/>
      <text:p text:style-name="P64"><text:span text:style-name="T4"><text:tab/>Нехай в просторі </text:span><text:span text:style-name="T25">Е</text:span><text:span text:style-name="T4"> окрім основної норми </text:span><draw:frame draw:style-name="fr6" draw:name="Об'єкт6" text:anchor-type="as-char" svg:width="0.635cm" svg:height="0.741cm" draw:z-index="139"><draw:object-ole xlink:href="./Object 466" xlink:type="simple" xlink:show="embed" xlink:actuate="onLoad"/><draw:image xlink:href="./ObjectReplacements/Object 466" xlink:type="simple" xlink:show="embed" xlink:actuate="onLoad"/><svg:desc>об'єкт OLE</svg:desc></draw:frame><text:span text:style-name="T4"> визначеною є інша норма, яку можна позначити як</text:span><text:span text:style-name="T15"> </text:span><draw:frame draw:style-name="fr7" draw:name="Об'єкт7" text:anchor-type="as-char" svg:width="0.776cm" svg:height="0.847cm" draw:z-index="140"><draw:object-ole xlink:href="./Object 467" xlink:type="simple" xlink:show="embed" xlink:actuate="onLoad"/><draw:image xlink:href="./ObjectReplacements/Object 467" xlink:type="simple" xlink:show="embed" xlink:actuate="onLoad"/><svg:desc>об'єкт OLE</svg:desc></draw:frame><text:span text:style-name="T4">. Норми </text:span><draw:frame draw:style-name="fr6" draw:name="Об'єкт8" text:anchor-type="as-char" svg:width="0.635cm" svg:height="0.741cm" draw:z-index="141"><draw:object-ole xlink:href="./Object 468" xlink:type="simple" xlink:show="embed" xlink:actuate="onLoad"/><draw:image xlink:href="./ObjectReplacements/Object 468" xlink:type="simple" xlink:show="embed" xlink:actuate="onLoad"/><svg:desc>об'єкт OLE</svg:desc></draw:frame><text:span text:style-name="T4"> і </text:span><draw:frame draw:style-name="fr7" draw:name="Об'єкт9" text:anchor-type="as-char" svg:width="0.776cm" svg:height="0.847cm" draw:z-index="142"><draw:object-ole xlink:href="./Object 469" xlink:type="simple" xlink:show="embed" xlink:actuate="onLoad"/><draw:image xlink:href="./ObjectReplacements/Object 469" xlink:type="simple" xlink:show="embed" xlink:actuate="onLoad"/><svg:desc>об'єкт OLE</svg:desc></draw:frame><text:span text:style-name="T4"> називаються еквівалентними якщо </text:span></text:p>
      <text:p text:style-name="P64"><text:span text:style-name="T4"><text:tab/></text:span><draw:frame draw:style-name="fr8" draw:name="Об'єкт10" text:anchor-type="as-char" svg:width="3.563cm" svg:height="0.847cm" draw:z-index="143"><draw:object-ole xlink:href="./Object 470" xlink:type="simple" xlink:show="embed" xlink:actuate="onLoad"/><draw:image xlink:href="./ObjectReplacements/Object 470" xlink:type="simple" xlink:show="embed" xlink:actuate="onLoad"/><svg:desc>об'єкт OLE</svg:desc></draw:frame><text:span text:style-name="T4"> , </text:span><draw:frame draw:style-name="fr9" draw:name="Об'єкт11" text:anchor-type="as-char" svg:width="1.199cm" svg:height="0.529cm" draw:z-index="144"><draw:object-ole xlink:href="./Object 471" xlink:type="simple" xlink:show="embed" xlink:actuate="onLoad"/><draw:image xlink:href="./ObjectReplacements/Object 471" xlink:type="simple" xlink:show="embed" xlink:actuate="onLoad"/><svg:desc>об'єкт OLE</svg:desc></draw:frame></text:p>
      <text:p text:style-name="P64"><text:span text:style-name="T4"><text:tab/>де </text:span><text:span text:style-name="T25">m,M &gt; 0</text:span><text:span text:style-name="T4">. При переході до еквівалентних норм збіжні послідовності елементів простору залишаються збіжними, замкнені множини залишаються замкненими, а відкриті — відкритими.</text:span></text:p>
      <text:p text:style-name="P64"><text:span text:style-name="T4"><text:tab/>Якщо оператор </text:span><text:span text:style-name="T25">А</text:span><text:span text:style-name="T4"> в деякій нормі задовольняє умові Ліпшица, то при переході до еквівалентної норми, він також буде задовольняти умові. Часто виникає ситуація, коли в деякій заданій нормі оператор </text:span><text:span text:style-name="T25">А</text:span><text:span text:style-name="T4"> задовольняє умові Ліпшица, проте не є оператором стиску. Однак при переході до іншої, спеціально сконструйованої, еквівалентної норми, оператор А стає оператором стиску. В побудові такої спеціальної норми, як правило, полягають труднощі <text:s/>при дослідженні конкретних задач.</text:span></text:p>
      <text:p text:style-name="P43"><text:tab/></text:p>
      <text:p text:style-name="P52"><text:tab/>Відносна єдиність розв’язку</text:p>
      <text:p text:style-name="P49"/>
      <text:p text:style-name="P64"><text:span text:style-name="T4"><text:tab/>Конкретні задачі, як правило, зводяться до рівнянь, не зв’язаних з деяким визначеним функціональним простором. Проте одне і те ж рівняння можна розглядати як рівняння з оператором, що діє в різних множинах простору </text:span><text:span text:style-name="T25">Е</text:span><text:span text:style-name="T4">. Припустимо, що деяким способом доведена єдиність розв’язку розглядуваного рівняння в множині </text:span><text:span text:style-name="T25">М</text:span><text:span text:style-name="T4"> простору </text:span><text:span text:style-name="T25">Е</text:span><text:span text:style-name="T4">. Звідси не випливає, що це рівняння не має інших розв’язків в просторі </text:span><text:span text:style-name="T25">Е</text:span><text:span text:style-name="T4"> і що воно не не має розв’язків, що не належать </text:span><text:span text:style-name="T25">Е</text:span><text:span text:style-name="T4">.</text:span></text:p>
      <text:p text:style-name="P52"><text:soft-page-break/><text:tab/>Спектральний радіус лінійного оператора</text:p>
      <text:p text:style-name="P49"/>
      <text:p text:style-name="P64"><text:span text:style-name="T4"><text:tab/>Якщо </text:span><text:span text:style-name="T25">А</text:span><text:span text:style-name="T4"> — лінійний оператор, то умова стиску еквівалентна тому, що норма оператора </text:span><text:span text:style-name="T25">А</text:span><text:span text:style-name="T4"> менша за</text:span><text:span text:style-name="T15"> 1</text:span><text:span text:style-name="T4">. В зв’язку з цим виникає питання про побудову еквівалентних норм, при яких норма даного лінійного оператора </text:span><text:span text:style-name="T25">А</text:span><text:span text:style-name="T4"> буде меншою.</text:span></text:p>
      <text:p text:style-name="P43">В теорії лінійних операторів доведено існування границі значень: </text:p>
      <text:p text:style-name="P64"><text:span text:style-name="T15"><text:tab/></text:span><draw:frame draw:style-name="fr10" draw:name="Об'єкт12" text:anchor-type="as-char" svg:width="2.999cm" svg:height="1.058cm" draw:z-index="145"><draw:object-ole xlink:href="./Object 472" xlink:type="simple" xlink:show="embed" xlink:actuate="onLoad"/><draw:image xlink:href="./ObjectReplacements/Object 472" xlink:type="simple" xlink:show="embed" xlink:actuate="onLoad"/><svg:desc>об'єкт OLE</svg:desc></draw:frame></text:p>
      <text:p text:style-name="P64"><text:span text:style-name="T4">Число</text:span><text:span text:style-name="T15"> </text:span><draw:frame draw:style-name="fr11" draw:name="Об'єкт13" text:anchor-type="as-char" svg:width="0.564cm" svg:height="0.67cm" draw:z-index="146"><draw:object-ole xlink:href="./Object 473" xlink:type="simple" xlink:show="embed" xlink:actuate="onLoad"/><draw:image xlink:href="./ObjectReplacements/Object 473" xlink:type="simple" xlink:show="embed" xlink:actuate="onLoad"/><svg:desc>об'єкт OLE</svg:desc></draw:frame><text:span text:style-name="T15"> </text:span><text:span text:style-name="T4">називається спектральним радіусом лінійного обмеженого оператора </text:span><text:span text:style-name="T25">А</text:span><text:span text:style-name="T4">.</text:span></text:p>
      <text:p text:style-name="P43">Звідси</text:p>
      <text:p text:style-name="P64"><text:span text:style-name="T15"><text:tab/></text:span><draw:frame draw:style-name="fr12" draw:name="Об'єкт14" text:anchor-type="as-char" svg:width="1.729cm" svg:height="0.741cm" draw:z-index="147"><draw:object-ole xlink:href="./Object 474" xlink:type="simple" xlink:show="embed" xlink:actuate="onLoad"/><draw:image xlink:href="./ObjectReplacements/Object 474" xlink:type="simple" xlink:show="embed" xlink:actuate="onLoad"/><svg:desc>об'єкт OLE</svg:desc></draw:frame><text:span text:style-name="T4">.</text:span></text:p>
      <text:p text:style-name="P64"><text:span text:style-name="T4">Спектральний радіус </text:span><draw:frame draw:style-name="fr11" draw:name="Об'єкт15" text:anchor-type="as-char" svg:width="0.564cm" svg:height="0.67cm" draw:z-index="148"><draw:object-ole xlink:href="./Object 475" xlink:type="simple" xlink:show="embed" xlink:actuate="onLoad"/><draw:image xlink:href="./ObjectReplacements/Object 475" xlink:type="simple" xlink:show="embed" xlink:actuate="onLoad"/><svg:desc>об'єкт OLE</svg:desc></draw:frame><text:span text:style-name="T4"> <text:s/>характеризується тим, що з нерівності</text:span></text:p>
      <text:p text:style-name="P64"><text:span text:style-name="T15"><text:tab/></text:span><draw:frame draw:style-name="fr13" draw:name="Об'єкт16" text:anchor-type="as-char" svg:width="1.376cm" svg:height="0.741cm" draw:z-index="149"><draw:object-ole xlink:href="./Object 476" xlink:type="simple" xlink:show="embed" xlink:actuate="onLoad"/><draw:image xlink:href="./ObjectReplacements/Object 476" xlink:type="simple" xlink:show="embed" xlink:actuate="onLoad"/><svg:desc>об'єкт OLE</svg:desc></draw:frame><text:span text:style-name="T4"> </text:span></text:p>
      <text:p text:style-name="P64"><text:span text:style-name="T4">випливає існування обмеженого оператора </text:span><draw:frame draw:style-name="fr14" draw:name="Об'єкт17" text:anchor-type="as-char" svg:width="2.117cm" svg:height="0.847cm" draw:z-index="150"><draw:object-ole xlink:href="./Object 477" xlink:type="simple" xlink:show="embed" xlink:actuate="onLoad"/><draw:image xlink:href="./ObjectReplacements/Object 477" xlink:type="simple" xlink:show="embed" xlink:actuate="onLoad"/><svg:desc>об'єкт OLE</svg:desc></draw:frame><text:span text:style-name="T4">. Якщо </text:span><text:span text:style-name="T25">А</text:span><text:span text:style-name="T4"> — неперервний лінійний оператор, то </text:span><draw:frame draw:style-name="fr15" draw:name="Об'єкт18" text:anchor-type="as-char" svg:width="1.693cm" svg:height="0.741cm" draw:z-index="151"><draw:object-ole xlink:href="./Object 478" xlink:type="simple" xlink:show="embed" xlink:actuate="onLoad"/><draw:image xlink:href="./ObjectReplacements/Object 478" xlink:type="simple" xlink:show="embed" xlink:actuate="onLoad"/><svg:desc>об'єкт OLE</svg:desc></draw:frame><text:span text:style-name="T4">, де</text:span><text:span text:style-name="T15"> </text:span><draw:frame draw:style-name="fr16" draw:name="Об'єкт19" text:anchor-type="as-char" svg:width="0.529cm" svg:height="0.67cm" draw:z-index="152"><draw:object-ole xlink:href="./Object 479" xlink:type="simple" xlink:show="embed" xlink:actuate="onLoad"/><draw:image xlink:href="./ObjectReplacements/Object 479" xlink:type="simple" xlink:show="embed" xlink:actuate="onLoad"/><svg:desc>об'єкт OLE</svg:desc></draw:frame><text:span text:style-name="T15"> </text:span><text:span text:style-name="T4">— найбільше по модулю власне значення оператора </text:span><text:span text:style-name="T25">А</text:span><text:span text:style-name="T4">. Тут необхідно розглядати і дійсні, і комплексні власні значення оператора. Число </text:span><draw:frame draw:style-name="fr17" draw:name="Об'єкт20" text:anchor-type="as-char" svg:width="1.976cm" svg:height="0.635cm" draw:z-index="153"><draw:object-ole xlink:href="./Object 480" xlink:type="simple" xlink:show="embed" xlink:actuate="onLoad"/><draw:image xlink:href="./ObjectReplacements/Object 480" xlink:type="simple" xlink:show="embed" xlink:actuate="onLoad"/><svg:desc>об'єкт OLE</svg:desc></draw:frame><text:span text:style-name="T15"> </text:span><text:span text:style-name="T4">називається власним значенням оператора </text:span><text:span text:style-name="T25">А</text:span><text:span text:style-name="T4">, що діє на дійсному банаховому просторі </text:span><text:span text:style-name="T25">Е</text:span><text:span text:style-name="T4">, якщо знайдуться такі </text:span><draw:frame draw:style-name="fr18" draw:name="Об'єкт21" text:anchor-type="as-char" svg:width="1.623cm" svg:height="0.635cm" draw:z-index="154"><draw:object-ole xlink:href="./Object 481" xlink:type="simple" xlink:show="embed" xlink:actuate="onLoad"/><draw:image xlink:href="./ObjectReplacements/Object 481" xlink:type="simple" xlink:show="embed" xlink:actuate="onLoad"/><svg:desc>об'єкт OLE</svg:desc></draw:frame><text:span text:style-name="T4">, що</text:span></text:p>
      <text:p text:style-name="P64"><text:span text:style-name="T15"><text:tab/></text:span><draw:frame draw:style-name="fr19" draw:name="Об'єкт22" text:anchor-type="as-char" svg:width="2.716cm" svg:height="0.635cm" draw:z-index="155"><draw:object-ole xlink:href="./Object 482" xlink:type="simple" xlink:show="embed" xlink:actuate="onLoad"/><draw:image xlink:href="./ObjectReplacements/Object 482" xlink:type="simple" xlink:show="embed" xlink:actuate="onLoad"/><svg:desc>об'єкт OLE</svg:desc></draw:frame><text:span text:style-name="T15">, </text:span><draw:frame draw:style-name="fr20" draw:name="Об'єкт23" text:anchor-type="as-char" svg:width="2.611cm" svg:height="0.635cm" draw:z-index="156"><draw:object-ole xlink:href="./Object 483" xlink:type="simple" xlink:show="embed" xlink:actuate="onLoad"/><draw:image xlink:href="./ObjectReplacements/Object 483" xlink:type="simple" xlink:show="embed" xlink:actuate="onLoad"/><svg:desc>об'єкт OLE</svg:desc></draw:frame><text:span text:style-name="T15"><text:tab/></text:span><draw:frame draw:style-name="fr21" draw:name="Об'єкт24" text:anchor-type="as-char" svg:width="2.54cm" svg:height="0.811cm" draw:z-index="157"><draw:object-ole xlink:href="./Object 484" xlink:type="simple" xlink:show="embed" xlink:actuate="onLoad"/><draw:image xlink:href="./ObjectReplacements/Object 484" xlink:type="simple" xlink:show="embed" xlink:actuate="onLoad"/><svg:desc>об'єкт OLE</svg:desc></draw:frame></text:p>
      <text:p text:style-name="P43"/>
      <text:p text:style-name="P64"><text:span text:style-name="T19"><text:tab/></text:span><text:span text:style-name="T26">Оператори, що комутують з операторами стиску</text:span></text:p>
      <text:p text:style-name="P49"/>
      <text:p text:style-name="P64"><text:span text:style-name="T4"><text:tab/>Якщо оператор </text:span><text:span text:style-name="T25">В</text:span><text:span text:style-name="T4">, що відображає замкнену множину </text:span><text:span text:style-name="T25">М</text:span><text:span text:style-name="T4"> банахового простору </text:span><text:span text:style-name="T25">Е</text:span><text:span text:style-name="T4"> в себе, комутує з оператором </text:span><text:span text:style-name="T25">А</text:span><text:span text:style-name="T18"> </text:span><text:span text:style-name="T25">(АВ = ВА)</text:span><text:span text:style-name="T4">, задовольняє на </text:span><text:span text:style-name="T25">М</text:span><text:span text:style-name="T4"> умовам принципу стискуючих відображень, то нерухома точка оператора </text:span><text:span text:style-name="T25">А</text:span><text:span text:style-name="T4"> є одночасно нерухомою </text:span><text:soft-page-break/><text:span text:style-name="T4">точкою оператора </text:span><text:span text:style-name="T25">В</text:span><text:span text:style-name="T4">.</text:span></text:p>
      <text:p text:style-name="P64"><text:span text:style-name="T30"><text:s/></text:span><text:span text:style-name="T4">Якщо </text:span><draw:frame draw:style-name="fr22" draw:name="Об'єкт25" text:anchor-type="as-char" svg:width="1.693cm" svg:height="0.67cm" draw:z-index="158"><draw:object-ole xlink:href="./Object 485" xlink:type="simple" xlink:show="embed" xlink:actuate="onLoad"/><draw:image xlink:href="./ObjectReplacements/Object 485" xlink:type="simple" xlink:show="embed" xlink:actuate="onLoad"/><svg:desc>об'єкт OLE</svg:desc></draw:frame><text:span text:style-name="T4">, то</text:span></text:p>
      <text:p text:style-name="P64"><text:span text:style-name="T15"><text:tab/></text:span><draw:frame draw:style-name="fr23" draw:name="Об'єкт26" text:anchor-type="as-char" svg:width="3.739cm" svg:height="0.67cm" draw:z-index="159"><draw:object-ole xlink:href="./Object 486" xlink:type="simple" xlink:show="embed" xlink:actuate="onLoad"/><draw:image xlink:href="./ObjectReplacements/Object 486" xlink:type="simple" xlink:show="embed" xlink:actuate="onLoad"/><svg:desc>об'єкт OLE</svg:desc></draw:frame><text:span text:style-name="T4">,</text:span></text:p>
      <text:p text:style-name="P64"><text:span text:style-name="T4"><text:tab/>тобто </text:span><draw:frame draw:style-name="fr24" draw:name="Об'єкт27" text:anchor-type="as-char" svg:width="0.776cm" svg:height="0.67cm" draw:z-index="160"><draw:object-ole xlink:href="./Object 487" xlink:type="simple" xlink:show="embed" xlink:actuate="onLoad"/><draw:image xlink:href="./ObjectReplacements/Object 487" xlink:type="simple" xlink:show="embed" xlink:actuate="onLoad"/><svg:desc>об'єкт OLE</svg:desc></draw:frame><text:span text:style-name="T15"> - </text:span><text:span text:style-name="T4">нерухома точка оператора А, тому</text:span><text:span text:style-name="T15"> </text:span><draw:frame draw:style-name="fr25" draw:name="Об'єкт28" text:anchor-type="as-char" svg:width="1.658cm" svg:height="0.67cm" draw:z-index="161"><draw:object-ole xlink:href="./Object 488" xlink:type="simple" xlink:show="embed" xlink:actuate="onLoad"/><draw:image xlink:href="./ObjectReplacements/Object 488" xlink:type="simple" xlink:show="embed" xlink:actuate="onLoad"/><svg:desc>об'єкт OLE</svg:desc></draw:frame><text:span text:style-name="T4">.</text:span></text:p>
      <text:p text:style-name="P64"><text:span text:style-name="T4"><text:tab/>Нехай, наприклад, оператор </text:span><text:span text:style-name="T25">В</text:span><text:span text:style-name="T4"> відображає замкнений простір </text:span><text:span text:style-name="T25">М</text:span><text:span text:style-name="T4"> в себе і деяка його степінь </text:span><draw:frame draw:style-name="fr26" draw:name="Об'єкт29" text:anchor-type="as-char" svg:width="1.446cm" svg:height="0.6cm" draw:z-index="162"><draw:object-ole xlink:href="./Object 489" xlink:type="simple" xlink:show="embed" xlink:actuate="onLoad"/><draw:image xlink:href="./ObjectReplacements/Object 489" xlink:type="simple" xlink:show="embed" xlink:actuate="onLoad"/><svg:desc>об'єкт OLE</svg:desc></draw:frame><text:span text:style-name="T15"> </text:span><text:span text:style-name="T4">є оператором стиску. Тоді</text:span><text:span text:style-name="T15"> </text:span><draw:frame draw:style-name="fr27" draw:name="Об'єкт30" text:anchor-type="as-char" svg:width="3.175cm" svg:height="0.6cm" draw:z-index="163"><draw:object-ole xlink:href="./Object 490" xlink:type="simple" xlink:show="embed" xlink:actuate="onLoad"/><draw:image xlink:href="./ObjectReplacements/Object 490" xlink:type="simple" xlink:show="embed" xlink:actuate="onLoad"/><svg:desc>об'єкт OLE</svg:desc></draw:frame><text:span text:style-name="T4">, а отже оператор </text:span><text:span text:style-name="T25">В</text:span><text:span text:style-name="T4">, на множині </text:span><text:span text:style-name="T25">М</text:span><text:span text:style-name="T4"> має єдину нерухому точку, так як всі <text:s/>нерухомі точки оператора </text:span><text:span text:style-name="T25">В</text:span><text:span text:style-name="T4"> є одночасно нерухомими точками оператора</text:span><text:span text:style-name="T15"> </text:span><draw:frame draw:style-name="fr26" draw:name="Об'єкт31" text:anchor-type="as-char" svg:width="1.446cm" svg:height="0.6cm" draw:z-index="164"><draw:object-ole xlink:href="./Object 491" xlink:type="simple" xlink:show="embed" xlink:actuate="onLoad"/><draw:image xlink:href="./ObjectReplacements/Object 491" xlink:type="simple" xlink:show="embed" xlink:actuate="onLoad"/><svg:desc>об'єкт OLE</svg:desc></draw:frame><text:span text:style-name="T4">.</text:span></text:p>
      <text:p text:style-name="P64"><text:span text:style-name="T4"><text:tab/>Зважаючи на те, що рівняння </text:span><draw:frame draw:style-name="fr3" draw:name="Об'єкт32" text:anchor-type="as-char" svg:width="1.446cm" svg:height="0.529cm" draw:z-index="165"><draw:object-ole xlink:href="./Object 492" xlink:type="simple" xlink:show="embed" xlink:actuate="onLoad"/><draw:image xlink:href="./ObjectReplacements/Object 492" xlink:type="simple" xlink:show="embed" xlink:actuate="onLoad"/><svg:desc>об'єкт OLE</svg:desc></draw:frame><text:span text:style-name="T15"> </text:span><text:span text:style-name="T4">на множині </text:span><text:span text:style-name="T25">М</text:span><text:span text:style-name="T4"> має єдиний розв’язок, справедлива теорема</text:span></text:p>
      <text:p text:style-name="P64"><text:span text:style-name="T15"><text:tab/></text:span><text:span text:style-name="T21">Теорема 2</text:span></text:p>
      <text:p text:style-name="P64"><text:span text:style-name="T4"><text:tab/>Нехай рівняння </text:span><draw:frame draw:style-name="fr3" draw:name="Об'єкт33" text:anchor-type="as-char" svg:width="1.446cm" svg:height="0.529cm" draw:z-index="180"><draw:object-ole xlink:href="./Object 493" xlink:type="simple" xlink:show="embed" xlink:actuate="onLoad"/><draw:image xlink:href="./ObjectReplacements/Object 493" xlink:type="simple" xlink:show="embed" xlink:actuate="onLoad"/><svg:desc>об'єкт OLE</svg:desc></draw:frame><text:span text:style-name="T4"> має на множині </text:span><text:span text:style-name="T25">М</text:span><text:span text:style-name="T4"> єдиний розв’язок. Нехай </text:span><draw:frame draw:style-name="fr2" draw:name="Об'єкт34" text:anchor-type="as-char" svg:width="2.011cm" svg:height="0.564cm" draw:z-index="181"><draw:object-ole xlink:href="./Object 494" xlink:type="simple" xlink:show="embed" xlink:actuate="onLoad"/><draw:image xlink:href="./ObjectReplacements/Object 494" xlink:type="simple" xlink:show="embed" xlink:actuate="onLoad"/><svg:desc>об'єкт OLE</svg:desc></draw:frame><text:span text:style-name="T4">і оператор </text:span><text:span text:style-name="T25">В</text:span><text:span text:style-name="T4"> на </text:span><text:span text:style-name="T25">М</text:span><text:span text:style-name="T4"> комутує з оператором </text:span><text:span text:style-name="T25">А</text:span><text:span text:style-name="T4">.</text:span></text:p>
      <text:p text:style-name="P64"><text:span text:style-name="T4"><text:tab/>Тоді рівняння </text:span><draw:frame draw:style-name="fr28" draw:name="Об'єкт35" text:anchor-type="as-char" svg:width="1.411cm" svg:height="0.529cm" draw:z-index="182"><draw:object-ole xlink:href="./Object 495" xlink:type="simple" xlink:show="embed" xlink:actuate="onLoad"/><draw:image xlink:href="./ObjectReplacements/Object 495" xlink:type="simple" xlink:show="embed" xlink:actuate="onLoad"/><svg:desc>об'єкт OLE</svg:desc></draw:frame><text:span text:style-name="T15"> </text:span><text:span text:style-name="T4">на множині </text:span><text:span text:style-name="T25">М</text:span><text:span text:style-name="T4"> має хоча б один розв’язок.</text:span></text:p>
      <text:p text:style-name="P43"/>
      <text:p text:style-name="P64"><text:span text:style-name="T19"><text:tab/></text:span><text:span text:style-name="T26">Розв’язки на компактних множинах</text:span></text:p>
      <text:p text:style-name="P49"/>
      <text:p text:style-name="P64"><text:span text:style-name="T4"><text:tab/>Ствердження принципу стискуючих відображень перестає бути вірним, якщо оператор </text:span><text:span text:style-name="T25">А</text:span><text:span text:style-name="T4"> на множині </text:span><text:span text:style-name="T25">М</text:span><text:span text:style-name="T4"> не є оператором стиску, але</text:span></text:p>
      <text:p text:style-name="P64"><text:span text:style-name="T15"><text:tab/></text:span><draw:frame draw:style-name="fr29" draw:name="Об'єкт36" text:anchor-type="as-char" svg:width="3.986cm" svg:height="0.741cm" draw:z-index="187"><draw:object-ole xlink:href="./Object 496" xlink:type="simple" xlink:show="embed" xlink:actuate="onLoad"/><draw:image xlink:href="./ObjectReplacements/Object 496" xlink:type="simple" xlink:show="embed" xlink:actuate="onLoad"/><svg:desc>об'єкт OLE</svg:desc></draw:frame><text:span text:style-name="T15"><text:tab/></text:span><draw:frame draw:style-name="fr30" draw:name="Об'єкт37" text:anchor-type="as-char" svg:width="3.351cm" svg:height="0.741cm" draw:z-index="188"><draw:object-ole xlink:href="./Object 497" xlink:type="simple" xlink:show="embed" xlink:actuate="onLoad"/><draw:image xlink:href="./ObjectReplacements/Object 497" xlink:type="simple" xlink:show="embed" xlink:actuate="onLoad"/><svg:desc>об'єкт OLE</svg:desc></draw:frame><text:span text:style-name="T15"><text:tab/><text:tab/><text:tab/><text:tab/><text:tab/> <text:s text:c="9"/></text:span><text:span text:style-name="T14"><text:tab/></text:span><text:span text:style-name="T4"> <text:s text:c="5"/>(4)</text:span></text:p>
      <text:p text:style-name="P43"><text:tab/>Так, наприклад, відображення</text:p>
      <text:p text:style-name="P64"><text:span text:style-name="T14"><text:tab/></text:span><draw:frame draw:style-name="fr31" draw:name="Об'єкт38" text:anchor-type="as-char" svg:width="2.223cm" svg:height="1.27cm" draw:z-index="189"><draw:object-ole xlink:href="./Object 498" xlink:type="simple" xlink:show="embed" xlink:actuate="onLoad"/><draw:image xlink:href="./ObjectReplacements/Object 498" xlink:type="simple" xlink:show="embed" xlink:actuate="onLoad"/><svg:desc>об'єкт OLE</svg:desc></draw:frame></text:p>
      <text:p text:style-name="P64"><text:span text:style-name="T4"><text:tab/>відображає промінь <text:s/></text:span><draw:frame draw:style-name="fr32" draw:name="Об'єкт39" text:anchor-type="as-char" svg:width="1.199cm" svg:height="0.811cm" draw:z-index="190"><draw:object-ole xlink:href="./Object 499" xlink:type="simple" xlink:show="embed" xlink:actuate="onLoad"/><draw:image xlink:href="./ObjectReplacements/Object 499" xlink:type="simple" xlink:show="embed" xlink:actuate="onLoad"/><svg:desc>об'єкт OLE</svg:desc></draw:frame><text:span text:style-name="T4"> в себе і задовольняє умові (4), але не має на даному просторі нерухомої точки.</text:span></text:p>
      <text:p text:style-name="P64"><text:span text:style-name="T4"><text:tab/>Проте, якщо множина </text:span><text:span text:style-name="T25">М</text:span><text:span text:style-name="T4"> компактна, то ствердження принципу стискуючих </text:span><text:soft-page-break/><text:span text:style-name="T4">відображень зберігає свою силу.</text:span></text:p>
      <text:p text:style-name="P64"><text:span text:style-name="T15"><text:tab/></text:span><text:span text:style-name="T21">Теорема 3</text:span></text:p>
      <text:p text:style-name="P64"><text:span text:style-name="T4"><text:tab/>Нехай оператор </text:span><text:span text:style-name="T25">А</text:span><text:span text:style-name="T4"> відображає замкнену множину </text:span><text:span text:style-name="T25">М</text:span><text:span text:style-name="T4"> в компактну свою підмножину і на цій підмножині задовольняє умову (4).</text:span></text:p>
      <text:p text:style-name="P64"><text:span text:style-name="T4"><text:tab/>Тоді оператор </text:span><text:span text:style-name="T25">А</text:span><text:span text:style-name="T4"> має на множині </text:span><text:span text:style-name="T25">М</text:span><text:span text:style-name="T4"> єдину нерухому точку.</text:span></text:p>
      <text:p text:style-name="P64"><text:span text:style-name="T4">Необхідно зауважити, що оператор </text:span><text:span text:style-name="T25">А</text:span><text:span text:style-name="T4">, такий що задовольняє умовам теореми, не повинен бути оператором стиску ні на </text:span><text:span text:style-name="T25">М</text:span><text:span text:style-name="T4">, ні на </text:span><text:span text:style-name="T25">АМ</text:span><text:span text:style-name="T4">.</text:span></text:p>
      <text:p text:style-name="P43"/>
      <text:p text:style-name="P64"><text:span text:style-name="T19"><text:tab/></text:span><text:span text:style-name="T26">Рівняння з операторами рівномірного стиску</text:span></text:p>
      <text:p text:style-name="P49"/>
      <text:p text:style-name="P64"><text:span text:style-name="T15"><text:tab/></text:span><text:span text:style-name="T4">Нехай </text:span><text:span text:style-name="T25">Т</text:span><text:span text:style-name="T4"> — куля </text:span><draw:frame draw:style-name="fr33" draw:name="Об'єкт40" text:anchor-type="as-char" svg:width="2.364cm" svg:height="0.741cm" draw:z-index="191"><draw:object-ole xlink:href="./Object 500" xlink:type="simple" xlink:show="embed" xlink:actuate="onLoad"/><draw:image xlink:href="./ObjectReplacements/Object 500" xlink:type="simple" xlink:show="embed" xlink:actuate="onLoad"/><svg:desc>об'єкт OLE</svg:desc></draw:frame><text:span text:style-name="T4"> банахового простору </text:span><text:span text:style-name="T25">Е</text:span><text:span text:style-name="T4">, а </text:span><text:span text:style-name="T25">S</text:span><text:span text:style-name="T4"> — куля </text:span><draw:frame draw:style-name="fr34" draw:name="Об'єкт41" text:anchor-type="as-char" svg:width="2.328cm" svg:height="0.741cm" draw:z-index="192"><draw:object-ole xlink:href="./Object 501" xlink:type="simple" xlink:show="embed" xlink:actuate="onLoad"/><draw:image xlink:href="./ObjectReplacements/Object 501" xlink:type="simple" xlink:show="embed" xlink:actuate="onLoad"/><svg:desc>об'єкт OLE</svg:desc></draw:frame><text:span text:style-name="T15"> </text:span><text:span text:style-name="T4">банахового простору </text:span><draw:frame draw:style-name="fr16" draw:name="Об'єкт42" text:anchor-type="as-char" svg:width="0.529cm" svg:height="0.67cm" draw:z-index="193"><draw:object-ole xlink:href="./Object 502" xlink:type="simple" xlink:show="embed" xlink:actuate="onLoad"/><draw:image xlink:href="./ObjectReplacements/Object 502" xlink:type="simple" xlink:show="embed" xlink:actuate="onLoad"/><svg:desc>об'єкт OLE</svg:desc></draw:frame><text:span text:style-name="T4">. Оператор </text:span><text:span text:style-name="T25">F(x</text:span><text:span text:style-name="T18">,</text:span><text:span text:style-name="T25">z)</text:span><text:span text:style-name="T4">, що залежить від параметра </text:span><draw:frame draw:style-name="fr35" draw:name="Об'єкт43" text:anchor-type="as-char" svg:width="1.127cm" svg:height="0.529cm" draw:z-index="194"><draw:object-ole xlink:href="./Object 503" xlink:type="simple" xlink:show="embed" xlink:actuate="onLoad"/><draw:image xlink:href="./ObjectReplacements/Object 503" xlink:type="simple" xlink:show="embed" xlink:actuate="onLoad"/><svg:desc>об'єкт OLE</svg:desc></draw:frame><text:span text:style-name="T4">і діє в просторі </text:span><text:span text:style-name="T25">Е</text:span><text:span text:style-name="T4">, називається оператором рівномірного стиску, якщо при всіх </text:span><draw:frame draw:style-name="fr35" draw:name="Об'єкт44" text:anchor-type="as-char" svg:width="1.127cm" svg:height="0.529cm" draw:z-index="195"><draw:object-ole xlink:href="./Object 504" xlink:type="simple" xlink:show="embed" xlink:actuate="onLoad"/><draw:image xlink:href="./ObjectReplacements/Object 504" xlink:type="simple" xlink:show="embed" xlink:actuate="onLoad"/><svg:desc>об'єкт OLE</svg:desc></draw:frame></text:p>
      <text:p text:style-name="P64"><text:span text:style-name="T15"><text:tab/></text:span><draw:frame draw:style-name="fr36" draw:name="Об'єкт45" text:anchor-type="as-char" svg:width="5.715cm" svg:height="0.741cm" draw:z-index="196"><draw:object-ole xlink:href="./Object 505" xlink:type="simple" xlink:show="embed" xlink:actuate="onLoad"/><draw:image xlink:href="./ObjectReplacements/Object 505" xlink:type="simple" xlink:show="embed" xlink:actuate="onLoad"/><svg:desc>об'єкт OLE</svg:desc></draw:frame><text:span text:style-name="T15">,<text:tab/></text:span><draw:frame draw:style-name="fr37" draw:name="Об'єкт46" text:anchor-type="as-char" svg:width="1.976cm" svg:height="0.741cm" draw:z-index="197"><draw:object-ole xlink:href="./Object 506" xlink:type="simple" xlink:show="embed" xlink:actuate="onLoad"/><draw:image xlink:href="./ObjectReplacements/Object 506" xlink:type="simple" xlink:show="embed" xlink:actuate="onLoad"/><svg:desc>об'єкт OLE</svg:desc></draw:frame></text:p>
      <text:p text:style-name="P64"><text:span text:style-name="T4">де </text:span><text:span text:style-name="T25">q &lt; </text:span><text:span text:style-name="T15">1</text:span><text:span text:style-name="T4"> , і </text:span><text:span text:style-name="T25">q</text:span><text:span text:style-name="T4"> не залежить від <text:s/></text:span><text:span text:style-name="T25">z</text:span><text:span text:style-name="T4">.</text:span></text:p>
      <text:p text:style-name="P64"><text:span text:style-name="T4">Припускаючи, що оператор рівномірного стиску <text:s/></text:span><text:span text:style-name="T25">F(</text:span><text:span text:style-name="T11">x</text:span><text:span text:style-name="T18">,</text:span><text:span text:style-name="T25">z)</text:span><text:span text:style-name="T18"> </text:span><text:span text:style-name="T4">при кожному </text:span><draw:frame draw:style-name="fr35" draw:name="Об'єкт47" text:anchor-type="as-char" svg:width="1.127cm" svg:height="0.529cm" draw:z-index="198"><draw:object-ole xlink:href="./Object 507" xlink:type="simple" xlink:show="embed" xlink:actuate="onLoad"/><draw:image xlink:href="./ObjectReplacements/Object 507" xlink:type="simple" xlink:show="embed" xlink:actuate="onLoad"/><svg:desc>об'єкт OLE</svg:desc></draw:frame><text:span text:style-name="T15"> </text:span><text:span text:style-name="T4">відображає кулю </text:span><text:span text:style-name="T25">T</text:span><text:span text:style-name="T4"> в себе, то із теореми</text:span><text:span text:style-name="T15"> </text:span><text:span text:style-name="T4">1 випливає існування єдиного розв’язку </text:span><draw:frame draw:style-name="fr38" draw:name="Об'єкт48" text:anchor-type="as-char" svg:width="2.046cm" svg:height="0.741cm" draw:z-index="199"><draw:object-ole xlink:href="./Object 508" xlink:type="simple" xlink:show="embed" xlink:actuate="onLoad"/><draw:image xlink:href="./ObjectReplacements/Object 508" xlink:type="simple" xlink:show="embed" xlink:actuate="onLoad"/><svg:desc>об'єкт OLE</svg:desc></draw:frame><text:span text:style-name="T4">, в кулі </text:span><text:span text:style-name="T25">Т</text:span><text:span text:style-name="T4">, рівняння</text:span></text:p>
      <text:p text:style-name="P64"><text:span text:style-name="T4"><text:tab/></text:span><draw:frame draw:style-name="fr39" draw:name="Об'єкт49" text:anchor-type="as-char" svg:width="2.223cm" svg:height="0.635cm" draw:z-index="200"><draw:object-ole xlink:href="./Object 509" xlink:type="simple" xlink:show="embed" xlink:actuate="onLoad"/><draw:image xlink:href="./ObjectReplacements/Object 509" xlink:type="simple" xlink:show="embed" xlink:actuate="onLoad"/><svg:desc>об'єкт OLE</svg:desc></draw:frame></text:p>
      <text:p text:style-name="P64"><text:span text:style-name="T14"><text:tab/></text:span><text:span text:style-name="T21">Теорема 4</text:span></text:p>
      <text:p text:style-name="P64"><text:span text:style-name="T4"><text:tab/>Нехай оператор </text:span><text:span text:style-name="T25">F(x</text:span><text:span text:style-name="T18">,</text:span><text:span text:style-name="T25">z)</text:span><text:span text:style-name="T4"> неперервний по </text:span><text:span text:style-name="T25">z</text:span><text:span text:style-name="T4"> при кожному фіксованому </text:span><text:span text:style-name="T25">x</text:span><text:span text:style-name="T4">.</text:span></text:p>
      <text:p text:style-name="P64"><text:span text:style-name="T4"><text:tab/>Тоді розв’язок </text:span><draw:frame draw:style-name="fr40" draw:name="Об'єкт50" text:anchor-type="as-char" svg:width="1.127cm" svg:height="0.741cm" draw:z-index="201"><draw:object-ole xlink:href="./Object 510" xlink:type="simple" xlink:show="embed" xlink:actuate="onLoad"/><draw:image xlink:href="./ObjectReplacements/Object 510" xlink:type="simple" xlink:show="embed" xlink:actuate="onLoad"/><svg:desc>об'єкт OLE</svg:desc></draw:frame><text:span text:style-name="T4"> неперервний. </text:span></text:p>
      <text:p text:style-name="P43"/>
      <text:p text:style-name="P52"><text:tab/>Локальна теорема про неявну функцію</text:p>
      <text:p text:style-name="P43"><text:tab/></text:p>
      <text:p text:style-name="P64"><text:soft-page-break/><text:span text:style-name="T4"><text:tab/>Нехай </text:span><draw:frame draw:style-name="fr41" draw:name="Об'єкт51" text:anchor-type="as-char" svg:width="0.459cm" svg:height="0.492cm" draw:z-index="202"><draw:object-ole xlink:href="./Object 511" xlink:type="simple" xlink:show="embed" xlink:actuate="onLoad"/><draw:image xlink:href="./ObjectReplacements/Object 511" xlink:type="simple" xlink:show="embed" xlink:actuate="onLoad"/><svg:desc>об'єкт OLE</svg:desc></draw:frame><text:span text:style-name="T4">, </text:span><draw:frame draw:style-name="fr16" draw:name="Об'єкт52" text:anchor-type="as-char" svg:width="0.529cm" svg:height="0.67cm" draw:z-index="203"><draw:object-ole xlink:href="./Object 512" xlink:type="simple" xlink:show="embed" xlink:actuate="onLoad"/><draw:image xlink:href="./ObjectReplacements/Object 512" xlink:type="simple" xlink:show="embed" xlink:actuate="onLoad"/><svg:desc>об'єкт OLE</svg:desc></draw:frame><text:span text:style-name="T4">, </text:span><draw:frame draw:style-name="fr42" draw:name="Об'єкт53" text:anchor-type="as-char" svg:width="0.6cm" svg:height="0.67cm" draw:z-index="204"><draw:object-ole xlink:href="./Object 513" xlink:type="simple" xlink:show="embed" xlink:actuate="onLoad"/><draw:image xlink:href="./ObjectReplacements/Object 513" xlink:type="simple" xlink:show="embed" xlink:actuate="onLoad"/><svg:desc>об'єкт OLE</svg:desc></draw:frame><text:span text:style-name="T4"> — банахові простори и </text:span><text:span text:style-name="T25">f(</text:span><text:span text:style-name="T11">x</text:span><text:span text:style-name="T25">, z)</text:span><text:span text:style-name="T4"> - оператор, визначений при </text:span><draw:frame draw:style-name="fr34" draw:name="Об'єкт54" text:anchor-type="as-char" svg:width="2.328cm" svg:height="0.741cm" draw:z-index="205"><draw:object-ole xlink:href="./Object 514" xlink:type="simple" xlink:show="embed" xlink:actuate="onLoad"/><draw:image xlink:href="./ObjectReplacements/Object 514" xlink:type="simple" xlink:show="embed" xlink:actuate="onLoad"/><svg:desc>об'єкт OLE</svg:desc></draw:frame><text:span text:style-name="T4">, </text:span><draw:frame draw:style-name="fr43" draw:name="Об'єкт55" text:anchor-type="as-char" svg:width="2.223cm" svg:height="0.741cm" draw:z-index="258"><draw:object-ole xlink:href="./Object 515" xlink:type="simple" xlink:show="embed" xlink:actuate="onLoad"/><draw:image xlink:href="./ObjectReplacements/Object 515" xlink:type="simple" xlink:show="embed" xlink:actuate="onLoad"/><svg:desc>об'єкт OLE</svg:desc></draw:frame><text:span text:style-name="T15"> </text:span><text:span text:style-name="T4">в кулі </text:span><draw:frame draw:style-name="fr33" draw:name="Об'єкт56" text:anchor-type="as-char" svg:width="2.364cm" svg:height="0.741cm" draw:z-index="259"><draw:object-ole xlink:href="./Object 516" xlink:type="simple" xlink:show="embed" xlink:actuate="onLoad"/><draw:image xlink:href="./ObjectReplacements/Object 516" xlink:type="simple" xlink:show="embed" xlink:actuate="onLoad"/><svg:desc>об'єкт OLE</svg:desc></draw:frame><text:span text:style-name="T4"> простору </text:span><text:span text:style-name="T25">Е</text:span><text:span text:style-name="T4"> із значеннями в просторі</text:span><text:span text:style-name="T15"> </text:span><draw:frame draw:style-name="fr42" draw:name="Об'єкт57" text:anchor-type="as-char" svg:width="0.6cm" svg:height="0.67cm" draw:z-index="260"><draw:object-ole xlink:href="./Object 517" xlink:type="simple" xlink:show="embed" xlink:actuate="onLoad"/><draw:image xlink:href="./ObjectReplacements/Object 517" xlink:type="simple" xlink:show="embed" xlink:actuate="onLoad"/><svg:desc>об'єкт OLE</svg:desc></draw:frame><text:span text:style-name="T4">. Нехай</text:span></text:p>
      <text:p text:style-name="P64"><text:span text:style-name="T15"><text:tab/></text:span><draw:frame draw:style-name="fr44" draw:name="Об'єкт58" text:anchor-type="as-char" svg:width="2.611cm" svg:height="0.741cm" draw:z-index="261"><draw:object-ole xlink:href="./Object 518" xlink:type="simple" xlink:show="embed" xlink:actuate="onLoad"/><draw:image xlink:href="./ObjectReplacements/Object 518" xlink:type="simple" xlink:show="embed" xlink:actuate="onLoad"/><svg:desc>об'єкт OLE</svg:desc></draw:frame></text:p>
      <text:p text:style-name="P64"><text:span text:style-name="T4">тобто </text:span><draw:frame draw:style-name="fr16" draw:name="Об'єкт59" text:anchor-type="as-char" svg:width="0.529cm" svg:height="0.67cm" draw:z-index="262"><draw:object-ole xlink:href="./Object 519" xlink:type="simple" xlink:show="embed" xlink:actuate="onLoad"/><draw:image xlink:href="./ObjectReplacements/Object 519" xlink:type="simple" xlink:show="embed" xlink:actuate="onLoad"/><svg:desc>об'єкт OLE</svg:desc></draw:frame><text:span text:style-name="T4"> є розв’яком рівняння </text:span></text:p>
      <text:p text:style-name="P64"><text:span text:style-name="T4"><text:tab/></text:span><draw:frame draw:style-name="fr45" draw:name="Об'єкт60" text:anchor-type="as-char" svg:width="2.293cm" svg:height="0.741cm" draw:z-index="263"><draw:object-ole xlink:href="./Object 520" xlink:type="simple" xlink:show="embed" xlink:actuate="onLoad"/><draw:image xlink:href="./ObjectReplacements/Object 520" xlink:type="simple" xlink:show="embed" xlink:actuate="onLoad"/><svg:desc>об'єкт OLE</svg:desc></draw:frame><text:span text:style-name="T4"> </text:span></text:p>
      <text:p text:style-name="P64"><text:span text:style-name="T4">при </text:span><draw:frame draw:style-name="fr46" draw:name="Об'єкт61" text:anchor-type="as-char" svg:width="1.235cm" svg:height="0.67cm" draw:z-index="268"><draw:object-ole xlink:href="./Object 521" xlink:type="simple" xlink:show="embed" xlink:actuate="onLoad"/><draw:image xlink:href="./ObjectReplacements/Object 521" xlink:type="simple" xlink:show="embed" xlink:actuate="onLoad"/><svg:desc>об'єкт OLE</svg:desc></draw:frame><text:span text:style-name="T4">.</text:span></text:p>
      <text:p text:style-name="P64"><text:span text:style-name="T4"><text:tab/>Якщо при всіх </text:span><text:span text:style-name="T25">z</text:span><text:span text:style-name="T4">, близьких до </text:span><draw:frame draw:style-name="fr47" draw:name="Об'єкт62" text:anchor-type="as-char" svg:width="0.492cm" svg:height="0.67cm" draw:z-index="269"><draw:object-ole xlink:href="./Object 522" xlink:type="simple" xlink:show="embed" xlink:actuate="onLoad"/><draw:image xlink:href="./ObjectReplacements/Object 522" xlink:type="simple" xlink:show="embed" xlink:actuate="onLoad"/><svg:desc>об'єкт OLE</svg:desc></draw:frame><text:span text:style-name="T4">, існують близькі до </text:span><draw:frame draw:style-name="fr16" draw:name="Об'єкт63" text:anchor-type="as-char" svg:width="0.529cm" svg:height="0.67cm" draw:z-index="270"><draw:object-ole xlink:href="./Object 523" xlink:type="simple" xlink:show="embed" xlink:actuate="onLoad"/><draw:image xlink:href="./ObjectReplacements/Object 523" xlink:type="simple" xlink:show="embed" xlink:actuate="onLoad"/><svg:desc>об'єкт OLE</svg:desc></draw:frame><text:span text:style-name="T4">, розв’язки </text:span><text:span text:style-name="T25">x(z)</text:span><text:span text:style-name="T4"> попереднього рівняння, то кажуть, що дане рівняння визначає неявну функцію </text:span><text:span text:style-name="T25">x(z)</text:span><text:span text:style-name="T4">.</text:span></text:p>
      <text:p text:style-name="P43"><text:tab/>Питання про існування і властивості неявної функції, визначеної даним рівнянням, виникає в задачах аналізу. Одним із методів доведення теорем існування неявної функції являється метод, що ґрунтується на застосуванні принципу стискуючих відображень.</text:p>
      <text:p text:style-name="P64"><text:span text:style-name="T4"><text:tab/></text:span><text:span text:style-name="T21">Теорема 5</text:span></text:p>
      <text:p text:style-name="P64"><text:span text:style-name="T4"><text:tab/>Нехай оператор </text:span><text:span text:style-name="T25">f(x; z)</text:span><text:span text:style-name="T4"> задовольняє наступним умовам:</text:span></text:p>
      <text:p text:style-name="P64"><text:span text:style-name="T4"><text:tab/>а) </text:span><text:span text:style-name="T15"><text:s/></text:span><text:span text:style-name="T25">f(x</text:span><text:span text:style-name="T18">;</text:span><text:span text:style-name="T25">z)</text:span><text:span text:style-name="T4"> неперервний по змінним </text:span><text:span text:style-name="T25">x, z,</text:span><text:span text:style-name="T4"> при </text:span><draw:frame draw:style-name="fr34" draw:name="Об'єкт64" text:anchor-type="as-char" svg:width="2.328cm" svg:height="0.741cm" draw:z-index="271"><draw:object-ole xlink:href="./Object 524" xlink:type="simple" xlink:show="embed" xlink:actuate="onLoad"/><draw:image xlink:href="./ObjectReplacements/Object 524" xlink:type="simple" xlink:show="embed" xlink:actuate="onLoad"/><svg:desc>об'єкт OLE</svg:desc></draw:frame><text:span text:style-name="T4">;</text:span><text:span text:style-name="T15"> </text:span><draw:frame draw:style-name="fr33" draw:name="Об'єкт65" text:anchor-type="as-char" svg:width="2.364cm" svg:height="0.741cm" draw:z-index="272"><draw:object-ole xlink:href="./Object 525" xlink:type="simple" xlink:show="embed" xlink:actuate="onLoad"/><draw:image xlink:href="./ObjectReplacements/Object 525" xlink:type="simple" xlink:show="embed" xlink:actuate="onLoad"/><svg:desc>об'єкт OLE</svg:desc></draw:frame><text:span text:style-name="T4"> і</text:span><text:span text:style-name="T15"> </text:span><draw:frame draw:style-name="fr44" draw:name="Об'єкт66" text:anchor-type="as-char" svg:width="2.611cm" svg:height="0.741cm" draw:z-index="273"><draw:object-ole xlink:href="./Object 526" xlink:type="simple" xlink:show="embed" xlink:actuate="onLoad"/><draw:image xlink:href="./ObjectReplacements/Object 526" xlink:type="simple" xlink:show="embed" xlink:actuate="onLoad"/><svg:desc>об'єкт OLE</svg:desc></draw:frame><text:span text:style-name="T4">;</text:span></text:p>
      <text:p text:style-name="P64"><text:span text:style-name="T4"><text:tab/>б)</text:span><text:span text:style-name="T15"> </text:span><text:span text:style-name="T4">оператор </text:span><text:span text:style-name="T25">f(x;z)</text:span><text:span text:style-name="T4"> при тих самих значеннях аргументів має похідну за Фреше</text:span><text:span text:style-name="T15"> </text:span><draw:frame draw:style-name="fr48" draw:name="Об'єкт67" text:anchor-type="as-char" svg:width="1.94cm" svg:height="0.741cm" draw:z-index="274"><draw:object-ole xlink:href="./Object 527" xlink:type="simple" xlink:show="embed" xlink:actuate="onLoad"/><draw:image xlink:href="./ObjectReplacements/Object 527" xlink:type="simple" xlink:show="embed" xlink:actuate="onLoad"/><svg:desc>об'єкт OLE</svg:desc></draw:frame><text:span text:style-name="T4">, неперервну по нормі операторів в точці</text:span><text:span text:style-name="T15"> </text:span><draw:frame draw:style-name="fr49" draw:name="Об'єкт68" text:anchor-type="as-char" svg:width="1.515cm" svg:height="0.741cm" draw:z-index="275"><draw:object-ole xlink:href="./Object 528" xlink:type="simple" xlink:show="embed" xlink:actuate="onLoad"/><draw:image xlink:href="./ObjectReplacements/Object 528" xlink:type="simple" xlink:show="embed" xlink:actuate="onLoad"/><svg:desc>об'єкт OLE</svg:desc></draw:frame><text:span text:style-name="T4">;</text:span></text:p>
      <text:p text:style-name="P64"><text:span text:style-name="T4"><text:tab/>в) для лінійного оператору </text:span><draw:frame draw:style-name="fr48" draw:name="Об'єкт69" text:anchor-type="as-char" svg:width="1.94cm" svg:height="0.741cm" draw:z-index="276"><draw:object-ole xlink:href="./Object 529" xlink:type="simple" xlink:show="embed" xlink:actuate="onLoad"/><draw:image xlink:href="./ObjectReplacements/Object 529" xlink:type="simple" xlink:show="embed" xlink:actuate="onLoad"/><svg:desc>об'єкт OLE</svg:desc></draw:frame><text:span text:style-name="T15"> </text:span><text:span text:style-name="T4">існує обернений.</text:span></text:p>
      <text:p text:style-name="P64"><text:span text:style-name="T4"><text:tab/>Тоді існують такі числа </text:span><draw:frame draw:style-name="fr50" draw:name="Об'єкт70" text:anchor-type="as-char" svg:width="1.693cm" svg:height="0.6cm" draw:z-index="277"><draw:object-ole xlink:href="./Object 530" xlink:type="simple" xlink:show="embed" xlink:actuate="onLoad"/><draw:image xlink:href="./ObjectReplacements/Object 530" xlink:type="simple" xlink:show="embed" xlink:actuate="onLoad"/><svg:desc>об'єкт OLE</svg:desc></draw:frame><text:span text:style-name="T4">, що для кожного </text:span><text:span text:style-name="T25">z</text:span><text:span text:style-name="T4"> із кулі </text:span><draw:frame draw:style-name="fr34" draw:name="Об'єкт71" text:anchor-type="as-char" svg:width="2.328cm" svg:height="0.741cm" draw:z-index="278"><draw:object-ole xlink:href="./Object 531" xlink:type="simple" xlink:show="embed" xlink:actuate="onLoad"/><draw:image xlink:href="./ObjectReplacements/Object 531" xlink:type="simple" xlink:show="embed" xlink:actuate="onLoad"/><svg:desc>об'єкт OLE</svg:desc></draw:frame><text:span text:style-name="T4"> рівняння </text:span><draw:frame draw:style-name="fr45" draw:name="Об'єкт72" text:anchor-type="as-char" svg:width="2.293cm" svg:height="0.741cm" draw:z-index="279"><draw:object-ole xlink:href="./Object 532" xlink:type="simple" xlink:show="embed" xlink:actuate="onLoad"/><draw:image xlink:href="./ObjectReplacements/Object 532" xlink:type="simple" xlink:show="embed" xlink:actuate="onLoad"/><svg:desc>об'єкт OLE</svg:desc></draw:frame><text:span text:style-name="T4"> в кулі </text:span><draw:frame draw:style-name="fr33" draw:name="Об'єкт73" text:anchor-type="as-char" svg:width="2.364cm" svg:height="0.741cm" draw:z-index="280"><draw:object-ole xlink:href="./Object 533" xlink:type="simple" xlink:show="embed" xlink:actuate="onLoad"/><draw:image xlink:href="./ObjectReplacements/Object 533" xlink:type="simple" xlink:show="embed" xlink:actuate="onLoad"/><svg:desc>об'єкт OLE</svg:desc></draw:frame><text:span text:style-name="T4"> має єдиний розв’язок </text:span><draw:frame draw:style-name="fr40" draw:name="Об'єкт74" text:anchor-type="as-char" svg:width="1.127cm" svg:height="0.741cm" draw:z-index="281"><draw:object-ole xlink:href="./Object 534" xlink:type="simple" xlink:show="embed" xlink:actuate="onLoad"/><draw:image xlink:href="./ObjectReplacements/Object 534" xlink:type="simple" xlink:show="embed" xlink:actuate="onLoad"/><svg:desc>об'єкт OLE</svg:desc></draw:frame><text:span text:style-name="T4">. Функція </text:span><draw:frame draw:style-name="fr40" draw:name="Об'єкт75" text:anchor-type="as-char" svg:width="1.127cm" svg:height="0.741cm" draw:z-index="282"><draw:object-ole xlink:href="./Object 535" xlink:type="simple" xlink:show="embed" xlink:actuate="onLoad"/><draw:image xlink:href="./ObjectReplacements/Object 535" xlink:type="simple" xlink:show="embed" xlink:actuate="onLoad"/><svg:desc>об'єкт OLE</svg:desc></draw:frame><text:span text:style-name="T4"> неперервна.</text:span></text:p>
      <text:p text:style-name="P43"><text:soft-page-break/></text:p>
      <text:p text:style-name="P52"><text:tab/>Послідовні наближення</text:p>
      <text:p text:style-name="P49"/>
      <text:p text:style-name="P64"><text:span text:style-name="T15"><text:tab/></text:span><text:span text:style-name="T4">Розглядається рівняння</text:span></text:p>
      <text:p text:style-name="P64"><text:span text:style-name="T4"><text:tab/></text:span><draw:frame draw:style-name="fr3" draw:name="Об'єкт76" text:anchor-type="as-char" svg:width="1.446cm" svg:height="0.529cm" draw:z-index="264"><draw:object-ole xlink:href="./Object 536" xlink:type="simple" xlink:show="embed" xlink:actuate="onLoad"/><draw:image xlink:href="./ObjectReplacements/Object 536" xlink:type="simple" xlink:show="embed" xlink:actuate="onLoad"/><svg:desc>об'єкт OLE</svg:desc></draw:frame><text:span text:style-name="T15">,<text:tab/><text:tab/><text:tab/><text:tab/><text:tab/><text:tab/><text:tab/><text:tab/><text:tab/><text:tab/><text:tab/> <text:s text:c="4"/></text:span><text:span text:style-name="T4"><text:s/>(1)</text:span></text:p>
      <text:p text:style-name="P64"><text:span text:style-name="T4">з оператором </text:span><text:span text:style-name="T25">А</text:span><text:span text:style-name="T4">, що діє в банаховому просторі </text:span><text:span text:style-name="T25">Е</text:span><text:span text:style-name="T4">.</text:span></text:p>
      <text:p text:style-name="P43">А також послідовність</text:p>
      <text:p text:style-name="P64"><text:span text:style-name="T15"><text:tab/></text:span><draw:frame draw:style-name="fr51" draw:name="Об'єкт77" text:anchor-type="as-char" svg:width="2.011cm" svg:height="0.67cm" draw:z-index="265"><draw:object-ole xlink:href="./Object 537" xlink:type="simple" xlink:show="embed" xlink:actuate="onLoad"/><draw:image xlink:href="./ObjectReplacements/Object 537" xlink:type="simple" xlink:show="embed" xlink:actuate="onLoad"/><svg:desc>об'єкт OLE</svg:desc></draw:frame><text:span text:style-name="T15">,<text:tab/></text:span><draw:frame draw:style-name="fr45" draw:name="Об'єкт78" text:anchor-type="as-char" svg:width="2.293cm" svg:height="0.741cm" draw:z-index="266"><draw:object-ole xlink:href="./Object 538" xlink:type="simple" xlink:show="embed" xlink:actuate="onLoad"/><draw:image xlink:href="./ObjectReplacements/Object 538" xlink:type="simple" xlink:show="embed" xlink:actuate="onLoad"/><svg:desc>об'єкт OLE</svg:desc></draw:frame><text:span text:style-name="T15">,<text:tab/><text:tab/><text:tab/><text:tab/><text:tab/><text:tab/><text:tab/><text:tab/><text:tab/> <text:s text:c="5"/>(2)</text:span></text:p>
      <text:p text:style-name="P64"><text:span text:style-name="T4">де </text:span><draw:frame draw:style-name="fr11" draw:name="Об'єкт79" text:anchor-type="as-char" svg:width="0.564cm" svg:height="0.67cm" draw:z-index="267"><draw:object-ole xlink:href="./Object 539" xlink:type="simple" xlink:show="embed" xlink:actuate="onLoad"/><draw:image xlink:href="./ObjectReplacements/Object 539" xlink:type="simple" xlink:show="embed" xlink:actuate="onLoad"/><svg:desc>об'єкт OLE</svg:desc></draw:frame><text:span text:style-name="T15"> </text:span><text:span text:style-name="T4">— деякий початковий елемент. Послідовність</text:span><text:span text:style-name="T15"> </text:span><draw:frame draw:style-name="fr16" draw:name="Об'єкт80" text:anchor-type="as-char" svg:width="0.529cm" svg:height="0.67cm" draw:z-index="283"><draw:object-ole xlink:href="./Object 540" xlink:type="simple" xlink:show="embed" xlink:actuate="onLoad"/><draw:image xlink:href="./ObjectReplacements/Object 540" xlink:type="simple" xlink:show="embed" xlink:actuate="onLoad"/><svg:desc>об'єкт OLE</svg:desc></draw:frame><text:span text:style-name="T4">, може бути побудована тільки в тому випадку, якщо</text:span><text:span text:style-name="T15"> </text:span><draw:frame draw:style-name="fr11" draw:name="Об'єкт81" text:anchor-type="as-char" svg:width="0.564cm" svg:height="0.67cm" draw:z-index="284"><draw:object-ole xlink:href="./Object 541" xlink:type="simple" xlink:show="embed" xlink:actuate="onLoad"/><draw:image xlink:href="./ObjectReplacements/Object 541" xlink:type="simple" xlink:show="embed" xlink:actuate="onLoad"/><svg:desc>об'єкт OLE</svg:desc></draw:frame><text:span text:style-name="T4"> належить областям визначення всіх операторів </text:span><draw:frame draw:style-name="fr52" draw:name="Об'єкт82" text:anchor-type="as-char" svg:width="0.635cm" svg:height="0.6cm" draw:z-index="285"><draw:object-ole xlink:href="./Object 542" xlink:type="simple" xlink:show="embed" xlink:actuate="onLoad"/><draw:image xlink:href="./ObjectReplacements/Object 542" xlink:type="simple" xlink:show="embed" xlink:actuate="onLoad"/><svg:desc>об'єкт OLE</svg:desc></draw:frame><text:span text:style-name="T15">, <text:s/></text:span><draw:frame draw:style-name="fr45" draw:name="Об'єкт83" text:anchor-type="as-char" svg:width="2.293cm" svg:height="0.741cm" draw:z-index="286"><draw:object-ole xlink:href="./Object 543" xlink:type="simple" xlink:show="embed" xlink:actuate="onLoad"/><draw:image xlink:href="./ObjectReplacements/Object 543" xlink:type="simple" xlink:show="embed" xlink:actuate="onLoad"/><svg:desc>об'єкт OLE</svg:desc></draw:frame></text:p>
      <text:p text:style-name="P64"><text:span text:style-name="T4"><text:tab/>Якщо послідовність </text:span><draw:frame draw:style-name="fr11" draw:name="Об'єкт84" text:anchor-type="as-char" svg:width="0.564cm" svg:height="0.67cm" draw:z-index="287"><draw:object-ole xlink:href="./Object 544" xlink:type="simple" xlink:show="embed" xlink:actuate="onLoad"/><draw:image xlink:href="./ObjectReplacements/Object 544" xlink:type="simple" xlink:show="embed" xlink:actuate="onLoad"/><svg:desc>об'єкт OLE</svg:desc></draw:frame><text:span text:style-name="T15"> </text:span><text:span text:style-name="T4">збігається до деякого елемента </text:span><draw:frame draw:style-name="fr16" draw:name="Об'єкт85" text:anchor-type="as-char" svg:width="0.529cm" svg:height="0.67cm" draw:z-index="298"><draw:object-ole xlink:href="./Object 545" xlink:type="simple" xlink:show="embed" xlink:actuate="onLoad"/><draw:image xlink:href="./ObjectReplacements/Object 545" xlink:type="simple" xlink:show="embed" xlink:actuate="onLoad"/><svg:desc>об'єкт OLE</svg:desc></draw:frame><text:span text:style-name="T4">, то з (2) випливає те, що </text:span><draw:frame draw:style-name="fr16" draw:name="Об'єкт86" text:anchor-type="as-char" svg:width="0.529cm" svg:height="0.67cm" draw:z-index="299"><draw:object-ole xlink:href="./Object 546" xlink:type="simple" xlink:show="embed" xlink:actuate="onLoad"/><draw:image xlink:href="./ObjectReplacements/Object 546" xlink:type="simple" xlink:show="embed" xlink:actuate="onLoad"/><svg:desc>об'єкт OLE</svg:desc></draw:frame><text:span text:style-name="T4"> і є розв’язком рівняння (1). Тому умови, що забезпечують збіжність послідовності </text:span><draw:frame draw:style-name="fr16" draw:name="Об'єкт87" text:anchor-type="as-char" svg:width="0.529cm" svg:height="0.67cm" draw:z-index="300"><draw:object-ole xlink:href="./Object 547" xlink:type="simple" xlink:show="embed" xlink:actuate="onLoad"/><draw:image xlink:href="./ObjectReplacements/Object 547" xlink:type="simple" xlink:show="embed" xlink:actuate="onLoad"/><svg:desc>об'єкт OLE</svg:desc></draw:frame><text:span text:style-name="T4"> і є умовами існування розв’язку рівняння (1). Проте послідовність </text:span><draw:frame draw:style-name="fr16" draw:name="Об'єкт88" text:anchor-type="as-char" svg:width="0.529cm" svg:height="0.67cm" draw:z-index="301"><draw:object-ole xlink:href="./Object 548" xlink:type="simple" xlink:show="embed" xlink:actuate="onLoad"/><draw:image xlink:href="./ObjectReplacements/Object 548" xlink:type="simple" xlink:show="embed" xlink:actuate="onLoad"/><svg:desc>об'єкт OLE</svg:desc></draw:frame><text:span text:style-name="T15"> </text:span><text:span text:style-name="T4">можна розглядати як “джерело” все більш точних наближень до розв’язку (1). В зв’язку з цим необхідно знати, для яких рівнянь (1) послідовні наближення (2) збіжні.</text:span></text:p>
      <text:p text:style-name="P43"/>
      <text:p text:style-name="P52"><text:tab/>Рівняння з оператором стиску</text:p>
      <text:p text:style-name="P49"/>
      <text:p text:style-name="P64"><text:span text:style-name="T15"><text:tab/></text:span><text:span text:style-name="T21">Теорема 6</text:span></text:p>
      <text:p text:style-name="P64"><text:span text:style-name="T4"><text:tab/>Нехай оператор </text:span><text:span text:style-name="T25">А</text:span><text:span text:style-name="T4"> відображає в себе замкнену множину </text:span><draw:frame draw:style-name="fr3" draw:name="Об'єкт89" text:anchor-type="as-char" svg:width="1.446cm" svg:height="0.529cm" draw:z-index="302"><draw:object-ole xlink:href="./Object 549" xlink:type="simple" xlink:show="embed" xlink:actuate="onLoad"/><draw:image xlink:href="./ObjectReplacements/Object 549" xlink:type="simple" xlink:show="embed" xlink:actuate="onLoad"/><svg:desc>об'єкт OLE</svg:desc></draw:frame><text:span text:style-name="T15"> </text:span><text:span text:style-name="T4">і є оператором стиску</text:span></text:p>
      <text:p text:style-name="P64"><text:span text:style-name="T15"><text:tab/></text:span><draw:frame draw:style-name="fr53" draw:name="Об'єкт90" text:anchor-type="as-char" svg:width="4.092cm" svg:height="0.741cm" draw:z-index="303"><draw:object-ole xlink:href="./Object 550" xlink:type="simple" xlink:show="embed" xlink:actuate="onLoad"/><draw:image xlink:href="./ObjectReplacements/Object 550" xlink:type="simple" xlink:show="embed" xlink:actuate="onLoad"/><svg:desc>об'єкт OLE</svg:desc></draw:frame><text:span text:style-name="T15">, <text:tab/></text:span><draw:frame draw:style-name="fr54" draw:name="Об'єкт91" text:anchor-type="as-char" svg:width="3.21cm" svg:height="0.741cm" draw:z-index="304"><draw:object-ole xlink:href="./Object 551" xlink:type="simple" xlink:show="embed" xlink:actuate="onLoad"/><draw:image xlink:href="./ObjectReplacements/Object 551" xlink:type="simple" xlink:show="embed" xlink:actuate="onLoad"/><svg:desc>об'єкт OLE</svg:desc></draw:frame><text:span text:style-name="T15">.<text:tab/><text:tab/><text:tab/><text:tab/><text:tab/><text:tab/> <text:s text:c="5"/>(3)</text:span></text:p>
      <text:p text:style-name="P64"><text:span text:style-name="T4"><text:tab/>Тоді послідовні наближення (2) при довільному початковому елементі </text:span><draw:frame draw:style-name="fr55" draw:name="Об'єкт92" text:anchor-type="as-char" svg:width="1.515cm" svg:height="0.67cm" draw:z-index="86"><draw:object-ole xlink:href="./Object 552" xlink:type="simple" xlink:show="embed" xlink:actuate="onLoad"/><draw:image xlink:href="./ObjectReplacements/Object 552" xlink:type="simple" xlink:show="embed" xlink:actuate="onLoad"/><svg:desc>об'єкт OLE</svg:desc></draw:frame><text:span text:style-name="T15"> </text:span><text:soft-page-break/><text:span text:style-name="T4">збігаються до єдиного (в силу теореми 1) розв’язку</text:span><text:span text:style-name="T15"> </text:span><draw:frame draw:style-name="fr47" draw:name="Об'єкт93" text:anchor-type="as-char" svg:width="0.492cm" svg:height="0.67cm" draw:z-index="87"><draw:object-ole xlink:href="./Object 553" xlink:type="simple" xlink:show="embed" xlink:actuate="onLoad"/><draw:image xlink:href="./ObjectReplacements/Object 553" xlink:type="simple" xlink:show="embed" xlink:actuate="onLoad"/><svg:desc>об'єкт OLE</svg:desc></draw:frame><text:span text:style-name="T4">, рівняння (1)</text:span></text:p>
      <text:p text:style-name="P64"><text:span text:style-name="T4">Із рівності </text:span><draw:frame draw:style-name="fr22" draw:name="Об'єкт94" text:anchor-type="as-char" svg:width="1.693cm" svg:height="0.67cm" draw:z-index="88"><draw:object-ole xlink:href="./Object 554" xlink:type="simple" xlink:show="embed" xlink:actuate="onLoad"/><draw:image xlink:href="./ObjectReplacements/Object 554" xlink:type="simple" xlink:show="embed" xlink:actuate="onLoad"/><svg:desc>об'єкт OLE</svg:desc></draw:frame><text:span text:style-name="T14"> </text:span><text:span text:style-name="T4">випливає нерівність</text:span></text:p>
      <text:p text:style-name="P64"><text:span text:style-name="T14"><text:tab/></text:span><draw:frame draw:style-name="fr56" draw:name="Об'єкт95" text:anchor-type="as-char" svg:width="7.303cm" svg:height="0.741cm" draw:z-index="89"><draw:object-ole xlink:href="./Object 555" xlink:type="simple" xlink:show="embed" xlink:actuate="onLoad"/><draw:image xlink:href="./ObjectReplacements/Object 555" xlink:type="simple" xlink:show="embed" xlink:actuate="onLoad"/><svg:desc>об'єкт OLE</svg:desc></draw:frame></text:p>
      <text:p text:style-name="P43">звідки </text:p>
      <text:p text:style-name="P64"><text:span text:style-name="T4"><text:tab/></text:span><draw:frame draw:style-name="fr57" draw:name="Об'єкт96" text:anchor-type="as-char" svg:width="4.269cm" svg:height="0.776cm" draw:z-index="112"><draw:object-ole xlink:href="./Object 556" xlink:type="simple" xlink:show="embed" xlink:actuate="onLoad"/><draw:image xlink:href="./ObjectReplacements/Object 556" xlink:type="simple" xlink:show="embed" xlink:actuate="onLoad"/><svg:desc>об'єкт OLE</svg:desc></draw:frame><text:span text:style-name="T4">,<text:tab/></text:span><draw:frame draw:style-name="fr58" draw:name="Об'єкт97" text:anchor-type="as-char" svg:width="3.881cm" svg:height="0.741cm" draw:z-index="113"><draw:object-ole xlink:href="./Object 557" xlink:type="simple" xlink:show="embed" xlink:actuate="onLoad"/><draw:image xlink:href="./ObjectReplacements/Object 557" xlink:type="simple" xlink:show="embed" xlink:actuate="onLoad"/><svg:desc>об'єкт OLE</svg:desc></draw:frame><text:span text:style-name="T4">.<text:tab/><text:tab/><text:tab/><text:tab/><text:tab/> <text:s text:c="5"/>(4)</text:span></text:p>
      <text:p text:style-name="P43">Тоді</text:p>
      <text:p text:style-name="P64"><text:span text:style-name="T4"><text:tab/></text:span><draw:frame draw:style-name="fr59" draw:name="Об'єкт98" text:anchor-type="as-char" svg:width="3.14cm" svg:height="0.88cm" draw:z-index="121"><draw:object-ole xlink:href="./Object 558" xlink:type="simple" xlink:show="embed" xlink:actuate="onLoad"/><draw:image xlink:href="./ObjectReplacements/Object 558" xlink:type="simple" xlink:show="embed" xlink:actuate="onLoad"/><svg:desc>об'єкт OLE</svg:desc></draw:frame><text:span text:style-name="T4">. </text:span></text:p>
      <text:p text:style-name="P64"><text:span text:style-name="T4">Нерівність (4) характеризує швидкість збіжності. Нерівністю (4) зручно користуватися тоді, коли <text:s/>відома апріорна оцінка</text:span><text:span text:style-name="T15"> </text:span><draw:frame draw:style-name="fr60" draw:name="Об'єкт99" text:anchor-type="as-char" svg:width="1.376cm" svg:height="0.67cm" draw:z-index="166"><draw:object-ole xlink:href="./Object 559" xlink:type="simple" xlink:show="embed" xlink:actuate="onLoad"/><draw:image xlink:href="./ObjectReplacements/Object 559" xlink:type="simple" xlink:show="embed" xlink:actuate="onLoad"/><svg:desc>об'єкт OLE</svg:desc></draw:frame><text:span text:style-name="T4">.</text:span></text:p>
      <text:p text:style-name="P43">Для одержання такої оцінки можна використати нерівність</text:p>
      <text:p text:style-name="P64"><text:span text:style-name="T15"><text:tab/></text:span><draw:frame draw:style-name="fr61" draw:name="Об'єкт100" text:anchor-type="as-char" svg:width="11.465cm" svg:height="0.741cm" draw:z-index="167"><draw:object-ole xlink:href="./Object 560" xlink:type="simple" xlink:show="embed" xlink:actuate="onLoad"/><draw:image xlink:href="./ObjectReplacements/Object 560" xlink:type="simple" xlink:show="embed" xlink:actuate="onLoad"/><svg:desc>об'єкт OLE</svg:desc></draw:frame><text:span text:style-name="T4">,</text:span></text:p>
      <text:p text:style-name="P43">із якої слідує, що</text:p>
      <text:p text:style-name="P64"><text:span text:style-name="T15"><text:tab/></text:span><draw:frame draw:style-name="fr62" draw:name="Об'єкт101" text:anchor-type="as-char" svg:width="5.08cm" svg:height="1.341cm" draw:z-index="168"><draw:object-ole xlink:href="./Object 561" xlink:type="simple" xlink:show="embed" xlink:actuate="onLoad"/><draw:image xlink:href="./ObjectReplacements/Object 561" xlink:type="simple" xlink:show="embed" xlink:actuate="onLoad"/><svg:desc>об'єкт OLE</svg:desc></draw:frame><text:span text:style-name="T15">,<text:tab/><text:tab/></text:span><text:span text:style-name="T4"><text:tab/><text:tab/><text:tab/><text:tab/><text:tab/><text:tab/> <text:s text:c="5"/></text:span><text:span text:style-name="T15">(5)</text:span></text:p>
      <text:p text:style-name="P43">із (4) і (5) випливає нерівність</text:p>
      <text:p text:style-name="P64"><text:span text:style-name="T15"><text:tab/></text:span><draw:frame draw:style-name="fr63" draw:name="Об'єкт102" text:anchor-type="as-char" svg:width="5.08cm" svg:height="1.446cm" draw:z-index="169"><draw:object-ole xlink:href="./Object 562" xlink:type="simple" xlink:show="embed" xlink:actuate="onLoad"/><draw:image xlink:href="./ObjectReplacements/Object 562" xlink:type="simple" xlink:show="embed" xlink:actuate="onLoad"/><svg:desc>об'єкт OLE</svg:desc></draw:frame><text:span text:style-name="T15">,<text:tab/></text:span><draw:frame draw:style-name="fr45" draw:name="Об'єкт103" text:anchor-type="as-char" svg:width="2.293cm" svg:height="0.741cm" draw:z-index="170"><draw:object-ole xlink:href="./Object 563" xlink:type="simple" xlink:show="embed" xlink:actuate="onLoad"/><draw:image xlink:href="./ObjectReplacements/Object 563" xlink:type="simple" xlink:show="embed" xlink:actuate="onLoad"/><svg:desc>об'єкт OLE</svg:desc></draw:frame><text:span text:style-name="T4">.</text:span><text:span text:style-name="T15"> </text:span><text:span text:style-name="T4"><text:tab/><text:tab/><text:tab/> <text:s text:c="9"/></text:span><text:span text:style-name="T15"><text:tab/><text:tab/></text:span><text:span text:style-name="T4"> <text:s text:c="5"/></text:span><text:span text:style-name="T15">(6)</text:span></text:p>
      <text:p text:style-name="P43"><text:tab/>Нерівності (4) та (6) дозволяють визначити, скільки необхідно знайти послідовних наближень, щоб розв’язати рівняння (1) з деякою заданою точністю.</text:p>
      <text:p text:style-name="P64"><text:span text:style-name="T4">Так, наприклад, нерівність </text:span><draw:frame draw:style-name="fr64" draw:name="Об'єкт104" text:anchor-type="as-char" svg:width="2.469cm" svg:height="0.741cm" draw:z-index="171"><draw:object-ole xlink:href="./Object 564" xlink:type="simple" xlink:show="embed" xlink:actuate="onLoad"/><draw:image xlink:href="./ObjectReplacements/Object 564" xlink:type="simple" xlink:show="embed" xlink:actuate="onLoad"/><svg:desc>об'єкт OLE</svg:desc></draw:frame><text:span text:style-name="T15"> </text:span><text:span text:style-name="T4">наперед буде виконана, якщо</text:span></text:p>
      <text:p text:style-name="P64"><text:span text:style-name="T15"><text:tab/></text:span><draw:frame draw:style-name="fr65" draw:name="Об'єкт105" text:anchor-type="as-char" svg:width="4.128cm" svg:height="1.482cm" draw:z-index="179"><draw:object-ole xlink:href="./Object 565" xlink:type="simple" xlink:show="embed" xlink:actuate="onLoad"/><draw:image xlink:href="./ObjectReplacements/Object 565" xlink:type="simple" xlink:show="embed" xlink:actuate="onLoad"/><svg:desc>об'єкт OLE</svg:desc></draw:frame></text:p>
      <text:p text:style-name="P43">Проте умова (3) не є необхідною умовою збіжності послідовних наближень.</text:p>
      <text:p text:style-name="P43"><text:tab/></text:p>
      <text:p text:style-name="P64"><text:span text:style-name="T26"><text:tab/>Лінійні рівняння</text:span><text:span text:style-name="T4"><text:tab/></text:span></text:p>
      <text:p text:style-name="P50"><text:soft-page-break/></text:p>
      <text:p text:style-name="P43"><text:tab/>Оцінки (4) та (6), в загальному випадку, не можуть бути покращені, але при додаткових припущеннях можна гарантувати більш швидку збіжність.</text:p>
      <text:p text:style-name="P43"><text:tab/>Розглядається лінійне рівняння</text:p>
      <text:p text:style-name="P64"><text:span text:style-name="T4"><text:tab/></text:span><draw:frame draw:style-name="fr39" draw:name="Об'єкт106" text:anchor-type="as-char" svg:width="2.223cm" svg:height="0.635cm" draw:z-index="206"><draw:object-ole xlink:href="./Object 566" xlink:type="simple" xlink:show="embed" xlink:actuate="onLoad"/><draw:image xlink:href="./ObjectReplacements/Object 566" xlink:type="simple" xlink:show="embed" xlink:actuate="onLoad"/><svg:desc>об'єкт OLE</svg:desc></draw:frame><text:span text:style-name="T15"><text:tab/><text:tab/><text:tab/><text:tab/><text:tab/><text:tab/><text:tab/><text:tab/><text:tab/><text:tab/><text:tab/> <text:s text:c="5"/></text:span><text:span text:style-name="T4">(7)</text:span></text:p>
      <text:p text:style-name="P64"><text:span text:style-name="T4">Якщо</text:span><text:span text:style-name="T15"> </text:span><draw:frame draw:style-name="fr13" draw:name="Об'єкт107" text:anchor-type="as-char" svg:width="1.376cm" svg:height="0.741cm" draw:z-index="207"><draw:object-ole xlink:href="./Object 567" xlink:type="simple" xlink:show="embed" xlink:actuate="onLoad"/><draw:image xlink:href="./ObjectReplacements/Object 567" xlink:type="simple" xlink:show="embed" xlink:actuate="onLoad"/><svg:desc>об'єкт OLE</svg:desc></draw:frame><text:span text:style-name="T4">, то з теореми 6 випливає збіжність послідовних наближень</text:span></text:p>
      <text:p text:style-name="P64"><text:span text:style-name="T15"><text:tab/></text:span><draw:frame draw:style-name="fr51" draw:name="Об'єкт108" text:anchor-type="as-char" svg:width="2.011cm" svg:height="0.67cm" draw:z-index="208"><draw:object-ole xlink:href="./Object 568" xlink:type="simple" xlink:show="embed" xlink:actuate="onLoad"/><draw:image xlink:href="./ObjectReplacements/Object 568" xlink:type="simple" xlink:show="embed" xlink:actuate="onLoad"/><svg:desc>об'єкт OLE</svg:desc></draw:frame><text:span text:style-name="T15"><text:tab/></text:span><draw:frame draw:style-name="fr45" draw:name="Об'єкт109" text:anchor-type="as-char" svg:width="2.293cm" svg:height="0.741cm" draw:z-index="209"><draw:object-ole xlink:href="./Object 569" xlink:type="simple" xlink:show="embed" xlink:actuate="onLoad"/><draw:image xlink:href="./ObjectReplacements/Object 569" xlink:type="simple" xlink:show="embed" xlink:actuate="onLoad"/><svg:desc>об'єкт OLE</svg:desc></draw:frame><text:span text:style-name="T15">,<text:tab/><text:tab/></text:span><text:span text:style-name="T4"><text:tab/><text:tab/><text:tab/><text:tab/><text:tab/><text:tab/><text:tab/> <text:s text:c="5"/></text:span><text:span text:style-name="T15">(8)</text:span><text:span text:style-name="T4"><text:tab/></text:span></text:p>
      <text:p text:style-name="P64"><text:span text:style-name="T4">до розв’язку </text:span><draw:frame draw:style-name="fr16" draw:name="Об'єкт110" text:anchor-type="as-char" svg:width="0.529cm" svg:height="0.67cm" draw:z-index="210"><draw:object-ole xlink:href="./Object 570" xlink:type="simple" xlink:show="embed" xlink:actuate="onLoad"/><draw:image xlink:href="./ObjectReplacements/Object 570" xlink:type="simple" xlink:show="embed" xlink:actuate="onLoad"/><svg:desc>об'єкт OLE</svg:desc></draw:frame><text:span text:style-name="T15"> </text:span><text:span text:style-name="T4">рівняння (7).</text:span></text:p>
      <text:p text:style-name="P64"><text:span text:style-name="T15"><text:tab/></text:span><text:span text:style-name="T21">Теорема </text:span><text:span text:style-name="T20">7</text:span></text:p>
      <text:p text:style-name="P64"><text:span text:style-name="T4"><text:tab/>Нехай спектральний радіус </text:span><draw:frame draw:style-name="fr66" draw:name="Об'єкт111" text:anchor-type="as-char" svg:width="1.199cm" svg:height="0.741cm" draw:z-index="211"><draw:object-ole xlink:href="./Object 571" xlink:type="simple" xlink:show="embed" xlink:actuate="onLoad"/><draw:image xlink:href="./ObjectReplacements/Object 571" xlink:type="simple" xlink:show="embed" xlink:actuate="onLoad"/><svg:desc>об'єкт OLE</svg:desc></draw:frame><text:span text:style-name="T15"> </text:span><text:span text:style-name="T4">оператора </text:span><text:span text:style-name="T25">В</text:span><text:span text:style-name="T4"> задовольняє нерівності </text:span><draw:frame draw:style-name="fr67" draw:name="Об'єкт112" text:anchor-type="as-char" svg:width="1.834cm" svg:height="0.741cm" draw:z-index="212"><draw:object-ole xlink:href="./Object 572" xlink:type="simple" xlink:show="embed" xlink:actuate="onLoad"/><draw:image xlink:href="./ObjectReplacements/Object 572" xlink:type="simple" xlink:show="embed" xlink:actuate="onLoad"/><svg:desc>об'єкт OLE</svg:desc></draw:frame><text:span text:style-name="T4">.</text:span></text:p>
      <text:p text:style-name="P64"><text:span text:style-name="T4">Тоді послідовні наближення (8) збігаються до розв’язку </text:span><draw:frame draw:style-name="fr16" draw:name="Об'єкт113" text:anchor-type="as-char" svg:width="0.529cm" svg:height="0.67cm" draw:z-index="214"><draw:object-ole xlink:href="./Object 573" xlink:type="simple" xlink:show="embed" xlink:actuate="onLoad"/><draw:image xlink:href="./ObjectReplacements/Object 573" xlink:type="simple" xlink:show="embed" xlink:actuate="onLoad"/><svg:desc>об'єкт OLE</svg:desc></draw:frame><text:span text:style-name="T4"> рівняння (7) і для кожного </text:span><text:span text:style-name="T7">ε</text:span><text:span text:style-name="T4">, що </text:span><draw:frame draw:style-name="fr68" draw:name="Об'єкт114" text:anchor-type="as-char" svg:width="3.281cm" svg:height="0.741cm" draw:z-index="215"><draw:object-ole xlink:href="./Object 574" xlink:type="simple" xlink:show="embed" xlink:actuate="onLoad"/><draw:image xlink:href="./ObjectReplacements/Object 574" xlink:type="simple" xlink:show="embed" xlink:actuate="onLoad"/><svg:desc>об'єкт OLE</svg:desc></draw:frame><text:span text:style-name="T4"> , справедливою буде оцінка</text:span></text:p>
      <text:p text:style-name="P64"><text:span text:style-name="T15"><text:tab/></text:span><draw:frame draw:style-name="fr69" draw:name="Об'єкт115" text:anchor-type="as-char" svg:width="8.184cm" svg:height="0.847cm" draw:z-index="216"><draw:object-ole xlink:href="./Object 575" xlink:type="simple" xlink:show="embed" xlink:actuate="onLoad"/><draw:image xlink:href="./ObjectReplacements/Object 575" xlink:type="simple" xlink:show="embed" xlink:actuate="onLoad"/><svg:desc>об'єкт OLE</svg:desc></draw:frame></text:p>
      <text:p text:style-name="P56"/>
      <text:p text:style-name="P52"><text:tab/>Нелінійні рівняння</text:p>
      <text:p text:style-name="P52"/>
      <text:p text:style-name="P43">Розглядається нелінійне рівняння</text:p>
      <text:p text:style-name="P64"><text:span text:style-name="T4"><text:tab/></text:span><draw:frame draw:style-name="fr3" draw:name="Об'єкт116" text:anchor-type="as-char" svg:width="1.446cm" svg:height="0.529cm" draw:z-index="221"><draw:object-ole xlink:href="./Object 576" xlink:type="simple" xlink:show="embed" xlink:actuate="onLoad"/><draw:image xlink:href="./ObjectReplacements/Object 576" xlink:type="simple" xlink:show="embed" xlink:actuate="onLoad"/><svg:desc>об'єкт OLE</svg:desc></draw:frame><text:span text:style-name="T4"><text:tab/><text:tab/><text:tab/><text:tab/><text:tab/><text:tab/><text:tab/><text:tab/><text:tab/><text:tab/><text:tab/> <text:s text:c="5"/>(9)</text:span></text:p>
      <text:p text:style-name="P64"><text:span text:style-name="T4"><text:tab/></text:span><text:span text:style-name="T21">Теорема</text:span><text:span text:style-name="T20"> 8</text:span></text:p>
      <text:p text:style-name="P64"><text:span text:style-name="T4"><text:tab/>Нехай оператор </text:span><text:span text:style-name="T25">А</text:span><text:span text:style-name="T4"> є диференційовним за Фреше в точці</text:span><text:span text:style-name="T15"> </text:span><draw:frame draw:style-name="fr47" draw:name="Об'єкт117" text:anchor-type="as-char" svg:width="0.492cm" svg:height="0.67cm" draw:z-index="222"><draw:object-ole xlink:href="./Object 577" xlink:type="simple" xlink:show="embed" xlink:actuate="onLoad"/><draw:image xlink:href="./ObjectReplacements/Object 577" xlink:type="simple" xlink:show="embed" xlink:actuate="onLoad"/><svg:desc>об'єкт OLE</svg:desc></draw:frame><text:span text:style-name="T4">, що є розв’язком рівняння (9). Через </text:span><draw:frame draw:style-name="fr11" draw:name="Об'єкт118" text:anchor-type="as-char" svg:width="0.564cm" svg:height="0.67cm" draw:z-index="223"><draw:object-ole xlink:href="./Object 578" xlink:type="simple" xlink:show="embed" xlink:actuate="onLoad"/><draw:image xlink:href="./ObjectReplacements/Object 578" xlink:type="simple" xlink:show="embed" xlink:actuate="onLoad"/><svg:desc>об'єкт OLE</svg:desc></draw:frame><text:span text:style-name="T15"> </text:span><text:span text:style-name="T4">позначається спектральний радіус оператора</text:span><text:span text:style-name="T15"> </text:span><draw:frame draw:style-name="fr70" draw:name="Об'єкт119" text:anchor-type="as-char" svg:width="1.411cm" svg:height="0.741cm" draw:z-index="224"><draw:object-ole xlink:href="./Object 579" xlink:type="simple" xlink:show="embed" xlink:actuate="onLoad"/><draw:image xlink:href="./ObjectReplacements/Object 579" xlink:type="simple" xlink:show="embed" xlink:actuate="onLoad"/><svg:desc>об'єкт OLE</svg:desc></draw:frame><text:span text:style-name="T4">. Нехай</text:span><text:span text:style-name="T15"> </text:span><draw:frame draw:style-name="fr46" draw:name="Об'єкт120" text:anchor-type="as-char" svg:width="1.235cm" svg:height="0.67cm" draw:z-index="239"><draw:object-ole xlink:href="./Object 580" xlink:type="simple" xlink:show="embed" xlink:actuate="onLoad"/><draw:image xlink:href="./ObjectReplacements/Object 580" xlink:type="simple" xlink:show="embed" xlink:actuate="onLoad"/><svg:desc>об'єкт OLE</svg:desc></draw:frame><text:span text:style-name="T15">.</text:span></text:p>
      <text:p text:style-name="P43">Тоді послідовні наближення</text:p>
      <text:p text:style-name="P64"><text:soft-page-break/><text:span text:style-name="T15"><text:tab/></text:span><draw:frame draw:style-name="fr51" draw:name="Об'єкт121" text:anchor-type="as-char" svg:width="2.011cm" svg:height="0.67cm" draw:z-index="240"><draw:object-ole xlink:href="./Object 581" xlink:type="simple" xlink:show="embed" xlink:actuate="onLoad"/><draw:image xlink:href="./ObjectReplacements/Object 581" xlink:type="simple" xlink:show="embed" xlink:actuate="onLoad"/><svg:desc>об'єкт OLE</svg:desc></draw:frame><text:span text:style-name="T15">,<text:tab/></text:span><draw:frame draw:style-name="fr71" draw:name="Об'єкт122" text:anchor-type="as-char" svg:width="2.15cm" svg:height="0.741cm" draw:z-index="256"><draw:object-ole xlink:href="./Object 582" xlink:type="simple" xlink:show="embed" xlink:actuate="onLoad"/><draw:image xlink:href="./ObjectReplacements/Object 582" xlink:type="simple" xlink:show="embed" xlink:actuate="onLoad"/><svg:desc>об'єкт OLE</svg:desc></draw:frame><text:span text:style-name="T15">,<text:tab/><text:tab/><text:tab/><text:tab/><text:tab/><text:tab/><text:tab/><text:tab/><text:tab/> <text:s text:c="3"/>(10)</text:span></text:p>
      <text:p text:style-name="P64"><text:span text:style-name="T4">збігаються до</text:span><text:span text:style-name="T15"> </text:span><draw:frame draw:style-name="fr16" draw:name="Об'єкт123" text:anchor-type="as-char" svg:width="0.529cm" svg:height="0.67cm" draw:z-index="305"><draw:object-ole xlink:href="./Object 583" xlink:type="simple" xlink:show="embed" xlink:actuate="onLoad"/><draw:image xlink:href="./ObjectReplacements/Object 583" xlink:type="simple" xlink:show="embed" xlink:actuate="onLoad"/><svg:desc>об'єкт OLE</svg:desc></draw:frame><text:span text:style-name="T4">, якщо початкове наближення </text:span><draw:frame draw:style-name="fr11" draw:name="Об'єкт124" text:anchor-type="as-char" svg:width="0.564cm" svg:height="0.67cm" draw:z-index="306"><draw:object-ole xlink:href="./Object 584" xlink:type="simple" xlink:show="embed" xlink:actuate="onLoad"/><draw:image xlink:href="./ObjectReplacements/Object 584" xlink:type="simple" xlink:show="embed" xlink:actuate="onLoad"/><svg:desc>об'єкт OLE</svg:desc></draw:frame><text:span text:style-name="T15"> </text:span><text:span text:style-name="T4">достатньо близько до </text:span><draw:frame draw:style-name="fr16" draw:name="Об'єкт125" text:anchor-type="as-char" svg:width="0.529cm" svg:height="0.67cm" draw:z-index="307"><draw:object-ole xlink:href="./Object 585" xlink:type="simple" xlink:show="embed" xlink:actuate="onLoad"/><draw:image xlink:href="./ObjectReplacements/Object 585" xlink:type="simple" xlink:show="embed" xlink:actuate="onLoad"/><svg:desc>об'єкт OLE</svg:desc></draw:frame><text:span text:style-name="T4">. При цьому справедлива оцінка</text:span></text:p>
      <text:p text:style-name="P64"><text:span text:style-name="T15"><text:tab/></text:span><draw:frame draw:style-name="fr72" draw:name="Об'єкт126" text:anchor-type="as-char" svg:width="5.468cm" svg:height="0.847cm" draw:z-index="308"><draw:object-ole xlink:href="./Object 586" xlink:type="simple" xlink:show="embed" xlink:actuate="onLoad"/><draw:image xlink:href="./ObjectReplacements/Object 586" xlink:type="simple" xlink:show="embed" xlink:actuate="onLoad"/><svg:desc>об'єкт OLE</svg:desc></draw:frame><text:span text:style-name="T4">,</text:span><text:span text:style-name="T15"><text:tab/><text:tab/></text:span><text:span text:style-name="T4"><text:tab/><text:tab/><text:tab/><text:tab/><text:tab/><text:tab/> <text:s text:c="3"/></text:span><text:span text:style-name="T15">(11)</text:span></text:p>
      <text:p text:style-name="P43">де <text:s/>ε — довільне додатне число.</text:p>
      <text:p text:style-name="P43"><text:tab/>Більш точніша оцінка, ніж (11), не може бути одержана без додаткових припущень.</text:p>
      <text:p text:style-name="P64"><text:span text:style-name="T4"><text:tab/>Із (11) випливає, що послідовні наближення (10) збігаються до </text:span><draw:frame draw:style-name="fr47" draw:name="Об'єкт127" text:anchor-type="as-char" svg:width="0.492cm" svg:height="0.67cm" draw:z-index="309"><draw:object-ole xlink:href="./Object 587" xlink:type="simple" xlink:show="embed" xlink:actuate="onLoad"/><draw:image xlink:href="./ObjectReplacements/Object 587" xlink:type="simple" xlink:show="embed" xlink:actuate="onLoad"/><svg:desc>об'єкт OLE</svg:desc></draw:frame><text:span text:style-name="T4"> швидше геометричної прогресії з якзавгодно малим знаменником, якщо похідна </text:span><draw:frame draw:style-name="fr73" draw:name="Об'єкт128" text:anchor-type="as-char" svg:width="2.117cm" svg:height="0.741cm" draw:z-index="310"><draw:object-ole xlink:href="./Object 588" xlink:type="simple" xlink:show="embed" xlink:actuate="onLoad"/><draw:image xlink:href="./ObjectReplacements/Object 588" xlink:type="simple" xlink:show="embed" xlink:actuate="onLoad"/><svg:desc>об'єкт OLE</svg:desc></draw:frame><text:span text:style-name="T4">. Це зауваження може бути підсилено, якщо не тільки </text:span></text:p>
      <text:p text:style-name="P64"><text:span text:style-name="T15"><text:tab/></text:span><draw:frame draw:style-name="fr74" draw:name="Об'єкт129" text:anchor-type="as-char" svg:width="4.727cm" svg:height="0.811cm" draw:z-index="311"><draw:object-ole xlink:href="./Object 589" xlink:type="simple" xlink:show="embed" xlink:actuate="onLoad"/><draw:image xlink:href="./ObjectReplacements/Object 589" xlink:type="simple" xlink:show="embed" xlink:actuate="onLoad"/><svg:desc>об'єкт OLE</svg:desc></draw:frame><text:span text:style-name="T15">,</text:span></text:p>
      <text:p text:style-name="P43">але й</text:p>
      <text:p text:style-name="P64"><text:span text:style-name="T15"><text:tab/></text:span><draw:frame draw:style-name="fr75" draw:name="Об'єкт130" text:anchor-type="as-char" svg:width="4.551cm" svg:height="0.847cm" draw:z-index="312"><draw:object-ole xlink:href="./Object 590" xlink:type="simple" xlink:show="embed" xlink:actuate="onLoad"/><draw:image xlink:href="./ObjectReplacements/Object 590" xlink:type="simple" xlink:show="embed" xlink:actuate="onLoad"/><svg:desc>об'єкт OLE</svg:desc></draw:frame><text:span text:style-name="T4"> </text:span><text:span text:style-name="T15"><text:tab/><text:tab/><text:tab/><text:tab/><text:tab/><text:tab/><text:tab/><text:tab/><text:tab/> <text:s text:c="3"/>(12)</text:span></text:p>
      <text:p text:style-name="P64"><text:span text:style-name="T4"><text:tab/>Остання умова буде виконуватись, якщо оператор </text:span><text:span text:style-name="T25">А</text:span><text:span text:style-name="T4"> диференційовний за Фреше в околі точки</text:span><text:span text:style-name="T15"> </text:span><draw:frame draw:style-name="fr47" draw:name="Об'єкт131" text:anchor-type="as-char" svg:width="0.492cm" svg:height="0.67cm" draw:z-index="313"><draw:object-ole xlink:href="./Object 591" xlink:type="simple" xlink:show="embed" xlink:actuate="onLoad"/><draw:image xlink:href="./ObjectReplacements/Object 591" xlink:type="simple" xlink:show="embed" xlink:actuate="onLoad"/><svg:desc>об'єкт OLE</svg:desc></draw:frame><text:span text:style-name="T4">, і похідна </text:span><draw:frame draw:style-name="fr76" draw:name="Об'єкт132" text:anchor-type="as-char" svg:width="1.164cm" svg:height="0.635cm" draw:z-index="314"><draw:object-ole xlink:href="./Object 592" xlink:type="simple" xlink:show="embed" xlink:actuate="onLoad"/><draw:image xlink:href="./ObjectReplacements/Object 592" xlink:type="simple" xlink:show="embed" xlink:actuate="onLoad"/><svg:desc>об'єкт OLE</svg:desc></draw:frame><text:span text:style-name="T15"> </text:span><text:span text:style-name="T4">задовольняє умові Ліпшица</text:span></text:p>
      <text:p text:style-name="P64"><text:span text:style-name="T15"><text:tab/></text:span><draw:frame draw:style-name="fr77" draw:name="Об'єкт133" text:anchor-type="as-char" svg:width="5.115cm" svg:height="0.741cm" draw:z-index="315"><draw:object-ole xlink:href="./Object 593" xlink:type="simple" xlink:show="embed" xlink:actuate="onLoad"/><draw:image xlink:href="./ObjectReplacements/Object 593" xlink:type="simple" xlink:show="embed" xlink:actuate="onLoad"/><svg:desc>об'єкт OLE</svg:desc></draw:frame><text:span text:style-name="T4">| </text:span></text:p>
      <text:p text:style-name="P43"/>
      <text:p text:style-name="P64"><text:span text:style-name="T19"><text:tab/></text:span><text:span text:style-name="T26">Вплив нульового наближення на оцінку швидкості збіжності</text:span></text:p>
      <text:p text:style-name="P49"/>
      <text:p text:style-name="P64"><text:span text:style-name="T15"><text:tab/></text:span><text:span text:style-name="T4">Зазвичай оцінки для деяких початкових наближень завищені. Наприклад, для лінійного рівняння</text:span></text:p>
      <text:p text:style-name="P64"><text:span text:style-name="T4"><text:tab/></text:span><draw:frame draw:style-name="fr3" draw:name="Об'єкт134" text:anchor-type="as-char" svg:width="1.446cm" svg:height="0.529cm" draw:z-index="316"><draw:object-ole xlink:href="./Object 594" xlink:type="simple" xlink:show="embed" xlink:actuate="onLoad"/><draw:image xlink:href="./ObjectReplacements/Object 594" xlink:type="simple" xlink:show="embed" xlink:actuate="onLoad"/><svg:desc>об'єкт OLE</svg:desc></draw:frame><text:span text:style-name="T4">,</text:span></text:p>
      <text:p text:style-name="P64"><text:span text:style-name="T4">де </text:span><text:span text:style-name="T25">А</text:span><text:span text:style-name="T4"> — симетрична матриця, спектр якої складається з двох чисел <text:s/></text:span><draw:frame draw:style-name="fr78" draw:name="Об'єкт135" text:anchor-type="as-char" svg:width="2.505cm" svg:height="0.741cm" draw:z-index="317"><draw:object-ole xlink:href="./Object 595" xlink:type="simple" xlink:show="embed" xlink:actuate="onLoad"/><draw:image xlink:href="./ObjectReplacements/Object 595" xlink:type="simple" xlink:show="embed" xlink:actuate="onLoad"/><svg:desc>об'єкт OLE</svg:desc></draw:frame><text:span text:style-name="T4">, послідовні наближення </text:span><draw:frame draw:style-name="fr51" draw:name="Об'єкт136" text:anchor-type="as-char" svg:width="2.011cm" svg:height="0.67cm" draw:z-index="318"><draw:object-ole xlink:href="./Object 596" xlink:type="simple" xlink:show="embed" xlink:actuate="onLoad"/><draw:image xlink:href="./ObjectReplacements/Object 596" xlink:type="simple" xlink:show="embed" xlink:actuate="onLoad"/><svg:desc>об'єкт OLE</svg:desc></draw:frame><text:span text:style-name="T4"> збігаються до нульового розв’язку з швидкістю </text:span><text:soft-page-break/><draw:frame draw:style-name="fr79" draw:name="Об'єкт137" text:anchor-type="as-char" svg:width="0.564cm" svg:height="0.741cm" draw:z-index="319"><draw:object-ole xlink:href="./Object 597" xlink:type="simple" xlink:show="embed" xlink:actuate="onLoad"/><draw:image xlink:href="./ObjectReplacements/Object 597" xlink:type="simple" xlink:show="embed" xlink:actuate="onLoad"/><svg:desc>об'єкт OLE</svg:desc></draw:frame><text:span text:style-name="T4"> при нульовому наближенні </text:span><draw:frame draw:style-name="fr16" draw:name="Об'єкт138" text:anchor-type="as-char" svg:width="0.529cm" svg:height="0.67cm" draw:z-index="320"><draw:object-ole xlink:href="./Object 598" xlink:type="simple" xlink:show="embed" xlink:actuate="onLoad"/><draw:image xlink:href="./ObjectReplacements/Object 598" xlink:type="simple" xlink:show="embed" xlink:actuate="onLoad"/><svg:desc>об'єкт OLE</svg:desc></draw:frame><text:span text:style-name="T4">, для якого </text:span><draw:frame draw:style-name="fr80" draw:name="Об'єкт139" text:anchor-type="as-char" svg:width="2.081cm" svg:height="0.67cm" draw:z-index="321"><draw:object-ole xlink:href="./Object 599" xlink:type="simple" xlink:show="embed" xlink:actuate="onLoad"/><draw:image xlink:href="./ObjectReplacements/Object 599" xlink:type="simple" xlink:show="embed" xlink:actuate="onLoad"/><svg:desc>об'єкт OLE</svg:desc></draw:frame><text:span text:style-name="T4"> і з швидкістю <text:s/></text:span><draw:frame draw:style-name="fr79" draw:name="Об'єкт140" text:anchor-type="as-char" svg:width="0.564cm" svg:height="0.741cm" draw:z-index="322"><draw:object-ole xlink:href="./Object 600" xlink:type="simple" xlink:show="embed" xlink:actuate="onLoad"/><draw:image xlink:href="./ObjectReplacements/Object 600" xlink:type="simple" xlink:show="embed" xlink:actuate="onLoad"/><svg:desc>об'єкт OLE</svg:desc></draw:frame><text:span text:style-name="T4">, якщо </text:span><draw:frame draw:style-name="fr81" draw:name="Об'єкт141" text:anchor-type="as-char" svg:width="0.201cm" svg:height="0.547cm" draw:z-index="323"><draw:object xlink:href="./Object 601" xlink:type="simple" xlink:show="embed" xlink:actuate="onLoad"/><draw:image xlink:href="./ObjectReplacements/Object 601" xlink:type="simple" xlink:show="embed" xlink:actuate="onLoad"/><svg:desc>формула</svg:desc></draw:frame><draw:frame draw:style-name="fr82" draw:name="Об'єкт142" text:anchor-type="as-char" svg:width="2.15cm" svg:height="0.67cm" draw:z-index="324"><draw:object-ole xlink:href="./Object 602" xlink:type="simple" xlink:show="embed" xlink:actuate="onLoad"/><draw:image xlink:href="./ObjectReplacements/Object 602" xlink:type="simple" xlink:show="embed" xlink:actuate="onLoad"/><svg:desc>об'єкт OLE</svg:desc></draw:frame></text:p>
      <text:p text:style-name="P43"><text:tab/>Таким чином при “вдалому” виборі початкового наближення в деяких випадках може вийти більш швидка збіжність послідовних наближень, ніж та, яка гарантується загальними оцінками. Якщо б виявилось, що в абсолютній більшості випадків збіжність більш швидка, то при наближеному розв’язуванні великого числа задач, швидкість збіжності необхідно було б характеризувати іншими оцінками.</text:p>
      <text:p text:style-name="P43"><text:tab/>Наприклад рівняння</text:p>
      <text:p text:style-name="P64"><text:span text:style-name="T4"><text:tab/></text:span><draw:frame draw:style-name="fr28" draw:name="Об'єкт143" text:anchor-type="as-char" svg:width="1.411cm" svg:height="0.529cm" draw:z-index="325"><draw:object-ole xlink:href="./Object 603" xlink:type="simple" xlink:show="embed" xlink:actuate="onLoad"/><draw:image xlink:href="./ObjectReplacements/Object 603" xlink:type="simple" xlink:show="embed" xlink:actuate="onLoad"/><svg:desc>об'єкт OLE</svg:desc></draw:frame></text:p>
      <text:p text:style-name="P64"><text:span text:style-name="T14"><text:tab/></text:span><text:span text:style-name="T4">з самоспряженим лінійним оператором </text:span><text:span text:style-name="T25">В</text:span><text:span text:style-name="T4">, що діє в дійсному гільбертовому просторі </text:span><text:span text:style-name="T25">Н</text:span><text:span text:style-name="T4">. Нехай оператор </text:span><text:span text:style-name="T25">В</text:span><text:span text:style-name="T4"> має вигляд</text:span></text:p>
      <text:p text:style-name="P64"><text:span text:style-name="T15"><text:tab/></text:span><draw:frame draw:style-name="fr23" draw:name="Об'єкт144" text:anchor-type="as-char" svg:width="3.739cm" svg:height="0.67cm" draw:z-index="326"><draw:object-ole xlink:href="./Object 604" xlink:type="simple" xlink:show="embed" xlink:actuate="onLoad"/><draw:image xlink:href="./ObjectReplacements/Object 604" xlink:type="simple" xlink:show="embed" xlink:actuate="onLoad"/><svg:desc>об'єкт OLE</svg:desc></draw:frame><text:span text:style-name="T4">,</text:span></text:p>
      <text:p text:style-name="P64"><text:span text:style-name="T4">де </text:span><text:span text:style-name="T15"><text:s/></text:span><draw:frame draw:style-name="fr83" draw:name="Об'єкт145" text:anchor-type="as-char" svg:width="0.459cm" svg:height="0.67cm" draw:z-index="328"><draw:object-ole xlink:href="./Object 605" xlink:type="simple" xlink:show="embed" xlink:actuate="onLoad"/><draw:image xlink:href="./ObjectReplacements/Object 605" xlink:type="simple" xlink:show="embed" xlink:actuate="onLoad"/><svg:desc>об'єкт OLE</svg:desc></draw:frame><text:span text:style-name="T4">— оператор ортогонального проектування на деякий підпростір </text:span><draw:frame draw:style-name="fr84" draw:name="Об'єкт146" text:anchor-type="as-char" svg:width="0.635cm" svg:height="0.67cm" draw:z-index="341"><draw:object-ole xlink:href="./Object 606" xlink:type="simple" xlink:show="embed" xlink:actuate="onLoad"/><draw:image xlink:href="./ObjectReplacements/Object 606" xlink:type="simple" xlink:show="embed" xlink:actuate="onLoad"/><svg:desc>об'єкт OLE</svg:desc></draw:frame><text:span text:style-name="T4">,</text:span></text:p>
      <text:p text:style-name="P64"><draw:frame draw:style-name="fr16" draw:name="Об'єкт147" text:anchor-type="as-char" svg:width="0.529cm" svg:height="0.67cm" draw:z-index="342"><draw:object-ole xlink:href="./Object 607" xlink:type="simple" xlink:show="embed" xlink:actuate="onLoad"/><draw:image xlink:href="./ObjectReplacements/Object 607" xlink:type="simple" xlink:show="embed" xlink:actuate="onLoad"/><svg:desc>об'єкт OLE</svg:desc></draw:frame><text:span text:style-name="T30"> — </text:span><text:span text:style-name="T4">оператор проектування на ортогональне доповнення </text:span><draw:frame draw:style-name="fr85" draw:name="Об'єкт148" text:anchor-type="as-char" svg:width="0.706cm" svg:height="0.67cm" draw:z-index="343"><draw:object-ole xlink:href="./Object 608" xlink:type="simple" xlink:show="embed" xlink:actuate="onLoad"/><draw:image xlink:href="./ObjectReplacements/Object 608" xlink:type="simple" xlink:show="embed" xlink:actuate="onLoad"/><svg:desc>об'єкт OLE</svg:desc></draw:frame><text:span text:style-name="T4">до</text:span><text:span text:style-name="T15"> </text:span><draw:frame draw:style-name="fr84" draw:name="Об'єкт149" text:anchor-type="as-char" svg:width="0.635cm" svg:height="0.67cm" draw:z-index="344"><draw:object-ole xlink:href="./Object 609" xlink:type="simple" xlink:show="embed" xlink:actuate="onLoad"/><draw:image xlink:href="./ObjectReplacements/Object 609" xlink:type="simple" xlink:show="embed" xlink:actuate="onLoad"/><svg:desc>об'єкт OLE</svg:desc></draw:frame><text:span text:style-name="T4">,</text:span></text:p>
      <text:p text:style-name="P64"><draw:frame draw:style-name="fr15" draw:name="Об'єкт150" text:anchor-type="as-char" svg:width="1.693cm" svg:height="0.741cm" draw:z-index="345"><draw:object-ole xlink:href="./Object 610" xlink:type="simple" xlink:show="embed" xlink:actuate="onLoad"/><draw:image xlink:href="./ObjectReplacements/Object 610" xlink:type="simple" xlink:show="embed" xlink:actuate="onLoad"/><svg:desc>об'єкт OLE</svg:desc></draw:frame><text:span text:style-name="T15">,</text:span></text:p>
      <text:p text:style-name="P64"><text:span text:style-name="T30"><text:s/></text:span><draw:frame draw:style-name="fr11" draw:name="Об'єкт151" text:anchor-type="as-char" svg:width="0.564cm" svg:height="0.67cm" draw:z-index="346"><draw:object-ole xlink:href="./Object 611" xlink:type="simple" xlink:show="embed" xlink:actuate="onLoad"/><draw:image xlink:href="./ObjectReplacements/Object 611" xlink:type="simple" xlink:show="embed" xlink:actuate="onLoad"/><svg:desc>об'єкт OLE</svg:desc></draw:frame><text:span text:style-name="T30">— </text:span><text:span text:style-name="T4">самоспряжений оператор, що діє в</text:span><text:span text:style-name="T15"> </text:span><draw:frame draw:style-name="fr85" draw:name="Об'єкт152" text:anchor-type="as-char" svg:width="0.706cm" svg:height="0.67cm" draw:z-index="347"><draw:object-ole xlink:href="./Object 612" xlink:type="simple" xlink:show="embed" xlink:actuate="onLoad"/><draw:image xlink:href="./ObjectReplacements/Object 612" xlink:type="simple" xlink:show="embed" xlink:actuate="onLoad"/><svg:desc>об'єкт OLE</svg:desc></draw:frame><text:span text:style-name="T4">, для якого</text:span><text:span text:style-name="T15"> </text:span><draw:frame draw:style-name="fr86" draw:name="Об'єкт153" text:anchor-type="as-char" svg:width="2.575cm" svg:height="0.741cm" draw:z-index="348"><draw:object-ole xlink:href="./Object 613" xlink:type="simple" xlink:show="embed" xlink:actuate="onLoad"/><draw:image xlink:href="./ObjectReplacements/Object 613" xlink:type="simple" xlink:show="embed" xlink:actuate="onLoad"/><svg:desc>об'єкт OLE</svg:desc></draw:frame><text:span text:style-name="T4">.</text:span></text:p>
      <text:p text:style-name="P64"><text:span text:style-name="T4"><text:tab/>Послідовні наближення </text:span><draw:frame draw:style-name="fr51" draw:name="Об'єкт154" text:anchor-type="as-char" svg:width="2.011cm" svg:height="0.67cm" draw:z-index="349"><draw:object-ole xlink:href="./Object 614" xlink:type="simple" xlink:show="embed" xlink:actuate="onLoad"/><draw:image xlink:href="./ObjectReplacements/Object 614" xlink:type="simple" xlink:show="embed" xlink:actuate="onLoad"/><svg:desc>об'єкт OLE</svg:desc></draw:frame><text:span text:style-name="T4"> до нульового розв’язку рівняння визначаються рівністю:</text:span></text:p>
      <text:p text:style-name="P64"><text:span text:style-name="T15"><text:tab/></text:span><draw:frame draw:style-name="fr53" draw:name="Об'єкт155" text:anchor-type="as-char" svg:width="4.092cm" svg:height="0.741cm" draw:z-index="350"><draw:object-ole xlink:href="./Object 615" xlink:type="simple" xlink:show="embed" xlink:actuate="onLoad"/><draw:image xlink:href="./ObjectReplacements/Object 615" xlink:type="simple" xlink:show="embed" xlink:actuate="onLoad"/><svg:desc>об'єкт OLE</svg:desc></draw:frame><text:span text:style-name="T4">,</text:span><text:span text:style-name="T15"><text:tab/></text:span><draw:frame draw:style-name="fr45" draw:name="Об'єкт156" text:anchor-type="as-char" svg:width="2.293cm" svg:height="0.741cm" draw:z-index="351"><draw:object-ole xlink:href="./Object 616" xlink:type="simple" xlink:show="embed" xlink:actuate="onLoad"/><draw:image xlink:href="./ObjectReplacements/Object 616" xlink:type="simple" xlink:show="embed" xlink:actuate="onLoad"/><svg:desc>об'єкт OLE</svg:desc></draw:frame><text:span text:style-name="T4">.</text:span></text:p>
      <text:p text:style-name="P64"><text:span text:style-name="T4"><text:tab/>Нехай </text:span><draw:frame draw:style-name="fr81" draw:name="Об'єкт157" text:anchor-type="as-char" svg:width="2.044cm" svg:height="0.624cm" draw:z-index="352"><draw:object xlink:href="./Object 617" xlink:type="simple" xlink:show="embed" xlink:actuate="onLoad"/><draw:image xlink:href="./ObjectReplacements/Object 617" xlink:type="simple" xlink:show="embed" xlink:actuate="onLoad"/><svg:desc>формула</svg:desc></draw:frame><text:span text:style-name="T4">.</text:span></text:p>
      <text:p text:style-name="P43">Тоді </text:p>
      <text:p text:style-name="P64"><text:span text:style-name="T4"><text:tab/></text:span><draw:frame draw:style-name="fr87" draw:name="Об'єкт158" text:anchor-type="as-char" svg:width="4.586cm" svg:height="0.776cm" draw:z-index="353"><draw:object-ole xlink:href="./Object 618" xlink:type="simple" xlink:show="embed" xlink:actuate="onLoad"/><draw:image xlink:href="./ObjectReplacements/Object 618" xlink:type="simple" xlink:show="embed" xlink:actuate="onLoad"/><svg:desc>об'єкт OLE</svg:desc></draw:frame><text:span text:style-name="T4">.</text:span></text:p>
      <text:p text:style-name="P64"><text:span text:style-name="T15"><text:tab/></text:span><text:span text:style-name="T4">Отже, майже для всіх початкових наближень(винятком </text:span><text:span text:style-name="T15"><text:s/></text:span><text:span text:style-name="T4">є</text:span><text:span text:style-name="T15"> </text:span><draw:frame draw:style-name="fr88" draw:name="Об'єкт159" text:anchor-type="as-char" svg:width="1.623cm" svg:height="0.67cm" draw:z-index="354"><draw:object-ole xlink:href="./Object 619" xlink:type="simple" xlink:show="embed" xlink:actuate="onLoad"/><draw:image xlink:href="./ObjectReplacements/Object 619" xlink:type="simple" xlink:show="embed" xlink:actuate="onLoad"/><svg:desc>об'єкт OLE</svg:desc></draw:frame><text:span text:style-name="T4">), збіжність не повільніше геометричної прогресії із знаменником</text:span><text:span text:style-name="T15"> </text:span><draw:frame draw:style-name="fr89" draw:name="Об'єкт160" text:anchor-type="as-char" svg:width="0.423cm" svg:height="0.67cm" draw:z-index="355"><draw:object-ole xlink:href="./Object 620" xlink:type="simple" xlink:show="embed" xlink:actuate="onLoad"/><draw:image xlink:href="./ObjectReplacements/Object 620" xlink:type="simple" xlink:show="embed" xlink:actuate="onLoad"/><svg:desc>об'єкт OLE</svg:desc></draw:frame><text:span text:style-name="T4">.</text:span></text:p>
      <text:p text:style-name="P52"><text:soft-page-break/><text:tab/>Розподіл похибок</text:p>
      <text:p text:style-name="P49"/>
      <text:p text:style-name="P64"><text:span text:style-name="T26"><text:tab/></text:span><text:span text:style-name="T5">При застосуванні ітераційного процесу </text:span><draw:frame draw:style-name="fr51" draw:name="Об'єкт161" text:anchor-type="as-char" svg:width="2.011cm" svg:height="0.67cm" draw:z-index="49"><draw:object-ole xlink:href="./Object 621" xlink:type="simple" xlink:show="embed" xlink:actuate="onLoad"/><draw:image xlink:href="./ObjectReplacements/Object 621" xlink:type="simple" xlink:show="embed" xlink:actuate="onLoad"/><svg:desc>об'єкт OLE</svg:desc></draw:frame><text:span text:style-name="T5">, </text:span><draw:frame draw:style-name="fr45" draw:name="Об'єкт162" text:anchor-type="as-char" svg:width="2.293cm" svg:height="0.741cm" draw:z-index="50"><draw:object-ole xlink:href="./Object 622" xlink:type="simple" xlink:show="embed" xlink:actuate="onLoad"/><draw:image xlink:href="./ObjectReplacements/Object 622" xlink:type="simple" xlink:show="embed" xlink:actuate="onLoad"/><svg:desc>об'єкт OLE</svg:desc></draw:frame><text:span text:style-name="T5"> обчислення проводять до тих пір, поки похибка </text:span><draw:frame draw:style-name="fr90" draw:name="Об'єкт163" text:anchor-type="as-char" svg:width="1.87cm" svg:height="0.741cm" draw:z-index="84"><draw:object-ole xlink:href="./Object 623" xlink:type="simple" xlink:show="embed" xlink:actuate="onLoad"/><draw:image xlink:href="./ObjectReplacements/Object 623" xlink:type="simple" xlink:show="embed" xlink:actuate="onLoad"/><svg:desc>об'єкт OLE</svg:desc></draw:frame><text:span text:style-name="T5"> перевищує деяку задану величину. Похибка </text:span><draw:frame draw:style-name="fr91" draw:name="Об'єкт164" text:anchor-type="as-char" svg:width="1.552cm" svg:height="0.741cm" draw:z-index="85"><draw:object-ole xlink:href="./Object 624" xlink:type="simple" xlink:show="embed" xlink:actuate="onLoad"/><draw:image xlink:href="./ObjectReplacements/Object 624" xlink:type="simple" xlink:show="embed" xlink:actuate="onLoad"/><svg:desc>об'єкт OLE</svg:desc></draw:frame><text:span text:style-name="T5"> при цьому може бути різною. При цьому найімовірніша похибка не буде значно меншою за максимальну.</text:span></text:p>
      <text:p text:style-name="P44"><text:tab/>Розглядається система лінійних алгебраїчних рівнянь</text:p>
      <text:p text:style-name="P64"><text:span text:style-name="T5"><text:tab/></text:span><draw:frame draw:style-name="fr92" draw:name="Об'єкт165" text:anchor-type="as-char" svg:width="2.15cm" svg:height="0.529cm" draw:z-index="100"><draw:object-ole xlink:href="./Object 625" xlink:type="simple" xlink:show="embed" xlink:actuate="onLoad"/><draw:image xlink:href="./ObjectReplacements/Object 625" xlink:type="simple" xlink:show="embed" xlink:actuate="onLoad"/><svg:desc>об'єкт OLE</svg:desc></draw:frame><text:span text:style-name="T5">,</text:span></text:p>
      <text:p text:style-name="P64"><text:span text:style-name="T5">де </text:span><text:span text:style-name="T26">А – </text:span><text:span text:style-name="T5">додатньовизначена</text:span><text:span text:style-name="T26"> </text:span><text:span text:style-name="T5">матриця, всі власні значення </text:span><draw:frame draw:style-name="fr93" draw:name="Об'єкт166" text:anchor-type="as-char" svg:width="2.858cm" svg:height="0.741cm" draw:z-index="101"><draw:object-ole xlink:href="./Object 626" xlink:type="simple" xlink:show="embed" xlink:actuate="onLoad"/><draw:image xlink:href="./ObjectReplacements/Object 626" xlink:type="simple" xlink:show="embed" xlink:actuate="onLoad"/><svg:desc>об'єкт OLE</svg:desc></draw:frame><text:span text:style-name="T5"> менші 1, </text:span><text:span text:style-name="T12">b</text:span><text:span text:style-name="T5"> – заданий вектор, </text:span><text:span text:style-name="T12">x</text:span><text:span text:style-name="T16"> – </text:span><text:span text:style-name="T5">шуканий вектор </text:span><text:span text:style-name="T12">m</text:span><text:span text:style-name="T5">-вимірного простору. Якщо послідовні наближення </text:span><draw:frame draw:style-name="fr16" draw:name="Об'єкт167" text:anchor-type="as-char" svg:width="0.529cm" svg:height="0.67cm" draw:z-index="102"><draw:object-ole xlink:href="./Object 627" xlink:type="simple" xlink:show="embed" xlink:actuate="onLoad"/><draw:image xlink:href="./ObjectReplacements/Object 627" xlink:type="simple" xlink:show="embed" xlink:actuate="onLoad"/><svg:desc>об'єкт OLE</svg:desc></draw:frame><text:span text:style-name="T5"> шукаються по рекурентній формулі</text:span></text:p>
      <text:p text:style-name="P64"><text:span text:style-name="T5"><text:tab/></text:span><draw:frame draw:style-name="fr94" draw:name="Об'єкт168" text:anchor-type="as-char" svg:width="2.752cm" svg:height="0.67cm" draw:z-index="103"><draw:object-ole xlink:href="./Object 628" xlink:type="simple" xlink:show="embed" xlink:actuate="onLoad"/><draw:image xlink:href="./ObjectReplacements/Object 628" xlink:type="simple" xlink:show="embed" xlink:actuate="onLoad"/><svg:desc>об'єкт OLE</svg:desc></draw:frame></text:p>
      <text:p text:style-name="P44">то найбільш імовірними похибками і будуть максимальні.</text:p>
      <text:p text:style-name="P44">Нехай вводять позначення <text:s/></text:p>
      <text:p text:style-name="P64"><text:span text:style-name="T5"><text:tab/></text:span><draw:frame draw:style-name="fr95" draw:name="Об'єкт169" text:anchor-type="as-char" svg:width="5.715cm" svg:height="0.67cm" draw:z-index="104"><draw:object-ole xlink:href="./Object 629" xlink:type="simple" xlink:show="embed" xlink:actuate="onLoad"/><draw:image xlink:href="./ObjectReplacements/Object 629" xlink:type="simple" xlink:show="embed" xlink:actuate="onLoad"/><svg:desc>об'єкт OLE</svg:desc></draw:frame></text:p>
      <text:p text:style-name="P44">Очевидно</text:p>
      <text:p text:style-name="P64"><text:span text:style-name="T5"><text:tab/></text:span><draw:frame draw:style-name="fr96" draw:name="Об'єкт170" text:anchor-type="as-char" svg:width="5.609cm" svg:height="0.847cm" draw:z-index="105"><draw:object-ole xlink:href="./Object 630" xlink:type="simple" xlink:show="embed" xlink:actuate="onLoad"/><draw:image xlink:href="./ObjectReplacements/Object 630" xlink:type="simple" xlink:show="embed" xlink:actuate="onLoad"/><svg:desc>об'єкт OLE</svg:desc></draw:frame></text:p>
      <text:p text:style-name="P44">Звідки</text:p>
      <text:p text:style-name="P64"><text:span text:style-name="T5"><text:tab/></text:span><draw:frame draw:style-name="fr97" draw:name="Об'єкт171" text:anchor-type="as-char" svg:width="4.374cm" svg:height="0.741cm" draw:z-index="106"><draw:object-ole xlink:href="./Object 631" xlink:type="simple" xlink:show="embed" xlink:actuate="onLoad"/><draw:image xlink:href="./ObjectReplacements/Object 631" xlink:type="simple" xlink:show="embed" xlink:actuate="onLoad"/><svg:desc>об'єкт OLE</svg:desc></draw:frame></text:p>
      <text:p text:style-name="P44">Отже</text:p>
      <text:p text:style-name="P64"><text:span text:style-name="T5"><text:tab/></text:span><draw:frame draw:style-name="fr98" draw:name="Об'єкт172" text:anchor-type="as-char" svg:width="7.832cm" svg:height="0.776cm" draw:z-index="107"><draw:object-ole xlink:href="./Object 632" xlink:type="simple" xlink:show="embed" xlink:actuate="onLoad"/><draw:image xlink:href="./ObjectReplacements/Object 632" xlink:type="simple" xlink:show="embed" xlink:actuate="onLoad"/><svg:desc>об'єкт OLE</svg:desc></draw:frame></text:p>
      <text:p text:style-name="P64"><text:span text:style-name="T5"><text:tab/>Нехай ітераційний процес закінчується на </text:span><text:span text:style-name="T12">p</text:span><text:span text:style-name="T16">-</text:span><text:span text:style-name="T5">му кроці, якщо вектор-нев’язка </text:span><draw:frame draw:style-name="fr99" draw:name="Об'єкт173" text:anchor-type="as-char" svg:width="2.716cm" svg:height="0.741cm" draw:z-index="108"><draw:object-ole xlink:href="./Object 633" xlink:type="simple" xlink:show="embed" xlink:actuate="onLoad"/><draw:image xlink:href="./ObjectReplacements/Object 633" xlink:type="simple" xlink:show="embed" xlink:actuate="onLoad"/><svg:desc>об'єкт OLE</svg:desc></draw:frame><text:span text:style-name="T5"> потрапляє в деякий окіл </text:span><text:span text:style-name="T12">G</text:span><text:span text:style-name="T16"> </text:span><text:span text:style-name="T5">нуля (куля, куб). В силу останньої рівності </text:span><text:span text:style-name="T5">похибка </text:span><draw:frame draw:style-name="fr79" draw:name="Об'єкт174" text:anchor-type="as-char" svg:width="0.564cm" svg:height="0.741cm" draw:z-index="109"><draw:object-ole xlink:href="./Object 634" xlink:type="simple" xlink:show="embed" xlink:actuate="onLoad"/><draw:image xlink:href="./ObjectReplacements/Object 634" xlink:type="simple" xlink:show="embed" xlink:actuate="onLoad"/><svg:desc>об'єкт OLE</svg:desc></draw:frame><text:span text:style-name="T5"> потрапить в окіл </text:span><draw:frame draw:style-name="fr100" draw:name="Об'єкт175" text:anchor-type="as-char" svg:width="3.281cm" svg:height="0.847cm" draw:z-index="110"><draw:object-ole xlink:href="./Object 635" xlink:type="simple" xlink:show="embed" xlink:actuate="onLoad"/><draw:image xlink:href="./ObjectReplacements/Object 635" xlink:type="simple" xlink:show="embed" xlink:actuate="onLoad"/><svg:desc>об'єкт OLE</svg:desc></draw:frame><text:span text:style-name="T5">. Якщо матриця </text:span><text:span text:style-name="T26">А</text:span><text:span text:style-name="T5"> має власні значення </text:span><text:soft-page-break/><draw:frame draw:style-name="fr101" draw:name="Об'єкт176" text:anchor-type="as-char" svg:width="0.423cm" svg:height="0.529cm" draw:z-index="18"><draw:object-ole xlink:href="./Object 636" xlink:type="simple" xlink:show="embed" xlink:actuate="onLoad"/><draw:image xlink:href="./ObjectReplacements/Object 636" xlink:type="simple" xlink:show="embed" xlink:actuate="onLoad"/><svg:desc>об'єкт OLE</svg:desc></draw:frame><text:span text:style-name="T5"> близькі до 1, то відповідні власні значення </text:span><draw:frame draw:style-name="fr102" draw:name="Об'єкт177" text:anchor-type="as-char" svg:width="1.693cm" svg:height="0.847cm" draw:z-index="19"><draw:object-ole xlink:href="./Object 637" xlink:type="simple" xlink:show="embed" xlink:actuate="onLoad"/><draw:image xlink:href="./ObjectReplacements/Object 637" xlink:type="simple" xlink:show="embed" xlink:actuate="onLoad"/><svg:desc>об'єкт OLE</svg:desc></draw:frame><text:span text:style-name="T5"> матриці </text:span><draw:frame draw:style-name="fr103" draw:name="Об'єкт178" text:anchor-type="as-char" svg:width="1.834cm" svg:height="0.847cm" draw:z-index="20"><draw:object-ole xlink:href="./Object 638" xlink:type="simple" xlink:show="embed" xlink:actuate="onLoad"/><draw:image xlink:href="./ObjectReplacements/Object 638" xlink:type="simple" xlink:show="embed" xlink:actuate="onLoad"/><svg:desc>об'єкт OLE</svg:desc></draw:frame><text:span text:style-name="T5">будуть великими і область </text:span><draw:frame draw:style-name="fr42" draw:name="Об'єкт179" text:anchor-type="as-char" svg:width="0.6cm" svg:height="0.67cm" draw:z-index="21"><draw:object-ole xlink:href="./Object 639" xlink:type="simple" xlink:show="embed" xlink:actuate="onLoad"/><draw:image xlink:href="./ObjectReplacements/Object 639" xlink:type="simple" xlink:show="embed" xlink:actuate="onLoad"/><svg:desc>об'єкт OLE</svg:desc></draw:frame><text:span text:style-name="T5"> буде «сильно розтягнута» в напрямку відповідних власних векторів матриці </text:span><text:span text:style-name="T26">А</text:span><text:span text:style-name="T5">. Таким чином, може виявитись, що похибка </text:span><draw:frame draw:style-name="fr79" draw:name="Об'єкт180" text:anchor-type="as-char" svg:width="0.564cm" svg:height="0.741cm" draw:z-index="22"><draw:object-ole xlink:href="./Object 640" xlink:type="simple" xlink:show="embed" xlink:actuate="onLoad"/><draw:image xlink:href="./ObjectReplacements/Object 640" xlink:type="simple" xlink:show="embed" xlink:actuate="onLoad"/><svg:desc>об'єкт OLE</svg:desc></draw:frame><text:span text:style-name="T5"> буде великою, незважаючи на те, що діаметр області </text:span><text:span text:style-name="T12">G</text:span><text:span text:style-name="T5"> був невеликим. Імовірність таких великих похибок більша ніж імовірність малих. </text:span></text:p>
      <text:p text:style-name="P64"><text:span text:style-name="T5"><text:tab/>Вводяться позначення </text:span><draw:frame draw:style-name="fr104" draw:name="Об'єкт181" text:anchor-type="as-char" svg:width="4.657cm" svg:height="0.776cm" draw:z-index="23"><draw:object-ole xlink:href="./Object 641" xlink:type="simple" xlink:show="embed" xlink:actuate="onLoad"/><draw:image xlink:href="./ObjectReplacements/Object 641" xlink:type="simple" xlink:show="embed" xlink:actuate="onLoad"/><svg:desc>об'єкт OLE</svg:desc></draw:frame><text:span text:style-name="T5">. Якщо ітераційний процес закінчився на </text:span><text:span text:style-name="T12">p</text:span><text:span text:style-name="T16">-</text:span><text:span text:style-name="T5">му кроці, то в силу останньої рівності початкова похибка </text:span><draw:frame draw:style-name="fr47" draw:name="Об'єкт182" text:anchor-type="as-char" svg:width="0.492cm" svg:height="0.67cm" draw:z-index="24"><draw:object-ole xlink:href="./Object 642" xlink:type="simple" xlink:show="embed" xlink:actuate="onLoad"/><draw:image xlink:href="./ObjectReplacements/Object 642" xlink:type="simple" xlink:show="embed" xlink:actuate="onLoad"/><svg:desc>об'єкт OLE</svg:desc></draw:frame><text:span text:style-name="T5"> знаходилась в області </text:span><draw:frame draw:style-name="fr105" draw:name="Об'єкт183" text:anchor-type="as-char" svg:width="0.67cm" svg:height="0.741cm" draw:z-index="25"><draw:object-ole xlink:href="./Object 643" xlink:type="simple" xlink:show="embed" xlink:actuate="onLoad"/><draw:image xlink:href="./ObjectReplacements/Object 643" xlink:type="simple" xlink:show="embed" xlink:actuate="onLoad"/><svg:desc>об'єкт OLE</svg:desc></draw:frame><text:span text:style-name="T5">, причому </text:span><draw:frame draw:style-name="fr106" draw:name="Об'єкт184" text:anchor-type="as-char" svg:width="1.799cm" svg:height="0.741cm" draw:z-index="34"><draw:object-ole xlink:href="./Object 644" xlink:type="simple" xlink:show="embed" xlink:actuate="onLoad"/><draw:image xlink:href="./ObjectReplacements/Object 644" xlink:type="simple" xlink:show="embed" xlink:actuate="onLoad"/><svg:desc>об'єкт OLE</svg:desc></draw:frame><text:span text:style-name="T5">, так як в протилежному випадку процес закінчився б раніше. </text:span></text:p>
      <text:p text:style-name="P64"><text:span text:style-name="T5"><text:tab/>Нехай область </text:span><text:span text:style-name="T12">G</text:span><text:span text:style-name="T19"> </text:span><text:span text:style-name="T16">– </text:span><text:span text:style-name="T5">куля радіуса </text:span><draw:frame draw:style-name="fr107" draw:name="Об'єкт185" text:anchor-type="as-char" svg:width="0.459cm" svg:height="0.423cm" draw:z-index="35"><draw:object-ole xlink:href="./Object 645" xlink:type="simple" xlink:show="embed" xlink:actuate="onLoad"/><draw:image xlink:href="./ObjectReplacements/Object 645" xlink:type="simple" xlink:show="embed" xlink:actuate="onLoad"/><svg:desc>об'єкт OLE</svg:desc></draw:frame><text:span text:style-name="T5">, процес вважається закінченим якщо <text:s/>довжина вектора </text:span><draw:frame draw:style-name="fr99" draw:name="Об'єкт186" text:anchor-type="as-char" svg:width="2.716cm" svg:height="0.741cm" draw:z-index="40"><draw:object-ole xlink:href="./Object 646" xlink:type="simple" xlink:show="embed" xlink:actuate="onLoad"/><draw:image xlink:href="./ObjectReplacements/Object 646" xlink:type="simple" xlink:show="embed" xlink:actuate="onLoad"/><svg:desc>об'єкт OLE</svg:desc></draw:frame><text:span text:style-name="T5"> буде меншою за </text:span><draw:frame draw:style-name="fr107" draw:name="Об'єкт187" text:anchor-type="as-char" svg:width="0.459cm" svg:height="0.423cm" draw:z-index="41"><draw:object-ole xlink:href="./Object 647" xlink:type="simple" xlink:show="embed" xlink:actuate="onLoad"/><draw:image xlink:href="./ObjectReplacements/Object 647" xlink:type="simple" xlink:show="embed" xlink:actuate="onLoad"/><svg:desc>об'єкт OLE</svg:desc></draw:frame><text:span text:style-name="T5">. В даному випадку область </text:span><draw:frame draw:style-name="fr42" draw:name="Об'єкт188" text:anchor-type="as-char" svg:width="0.6cm" svg:height="0.67cm" draw:z-index="42"><draw:object-ole xlink:href="./Object 648" xlink:type="simple" xlink:show="embed" xlink:actuate="onLoad"/><draw:image xlink:href="./ObjectReplacements/Object 648" xlink:type="simple" xlink:show="embed" xlink:actuate="onLoad"/><svg:desc>об'єкт OLE</svg:desc></draw:frame><text:span text:style-name="T5"> являється еліпсоїдом, що містить в собі кулю </text:span><text:span text:style-name="T12">G</text:span><text:span text:style-name="T26"> </text:span><text:span text:style-name="T5">с півосями довжини </text:span><draw:frame draw:style-name="fr108" draw:name="Об'єкт189" text:anchor-type="as-char" svg:width="3.598cm" svg:height="1.376cm" draw:z-index="48"><draw:object-ole xlink:href="./Object 649" xlink:type="simple" xlink:show="embed" xlink:actuate="onLoad"/><draw:image xlink:href="./ObjectReplacements/Object 649" xlink:type="simple" xlink:show="embed" xlink:actuate="onLoad"/><svg:desc>об'єкт OLE</svg:desc></draw:frame><text:span text:style-name="T5">, розташованими по напрямках відповідних власних векторів матриці </text:span><text:span text:style-name="T26">А</text:span><text:span text:style-name="T5">.</text:span></text:p>
      <text:p text:style-name="P64"><text:span text:style-name="T5"><text:tab/>Нехай </text:span><draw:frame draw:style-name="fr109" draw:name="Об'єкт190" text:anchor-type="as-char" svg:width="0.741cm" svg:height="0.67cm" draw:z-index="111"><draw:object-ole xlink:href="./Object 650" xlink:type="simple" xlink:show="embed" xlink:actuate="onLoad"/><draw:image xlink:href="./ObjectReplacements/Object 650" xlink:type="simple" xlink:show="embed" xlink:actuate="onLoad"/><svg:desc>об'єкт OLE</svg:desc></draw:frame><text:span text:style-name="T5"> еліпсоїд </text:span><draw:frame draw:style-name="fr110" draw:name="Об'єкт191" text:anchor-type="as-char" svg:width="0.953cm" svg:height="0.67cm" draw:z-index="115"><draw:object-ole xlink:href="./Object 651" xlink:type="simple" xlink:show="embed" xlink:actuate="onLoad"/><draw:image xlink:href="./ObjectReplacements/Object 651" xlink:type="simple" xlink:show="embed" xlink:actuate="onLoad"/><svg:desc>об'єкт OLE</svg:desc></draw:frame><text:span text:style-name="T5">. Його півосі будуть мати довжину </text:span><draw:frame draw:style-name="fr108" draw:name="Об'єкт192" text:anchor-type="as-char" svg:width="3.598cm" svg:height="1.376cm" draw:z-index="117"><draw:object-ole xlink:href="./Object 652" xlink:type="simple" xlink:show="embed" xlink:actuate="onLoad"/><draw:image xlink:href="./ObjectReplacements/Object 652" xlink:type="simple" xlink:show="embed" xlink:actuate="onLoad"/><svg:desc>об'єкт OLE</svg:desc></draw:frame><text:span text:style-name="T5">. Процес закінчується на </text:span><text:span text:style-name="T12">p</text:span><text:span text:style-name="T5">-му кроці, якщо </text:span><draw:frame draw:style-name="fr49" draw:name="Об'єкт193" text:anchor-type="as-char" svg:width="1.515cm" svg:height="0.741cm" draw:z-index="118"><draw:object-ole xlink:href="./Object 653" xlink:type="simple" xlink:show="embed" xlink:actuate="onLoad"/><draw:image xlink:href="./ObjectReplacements/Object 653" xlink:type="simple" xlink:show="embed" xlink:actuate="onLoad"/><svg:desc>об'єкт OLE</svg:desc></draw:frame><text:span text:style-name="T5"> і </text:span><draw:frame draw:style-name="fr106" draw:name="Об'єкт194" text:anchor-type="as-char" svg:width="1.799cm" svg:height="0.741cm" draw:z-index="119"><draw:object-ole xlink:href="./Object 654" xlink:type="simple" xlink:show="embed" xlink:actuate="onLoad"/><draw:image xlink:href="./ObjectReplacements/Object 654" xlink:type="simple" xlink:show="embed" xlink:actuate="onLoad"/><svg:desc>об'єкт OLE</svg:desc></draw:frame><text:span text:style-name="T5">, тобто коли вектор </text:span><draw:frame draw:style-name="fr47" draw:name="Об'єкт195" text:anchor-type="as-char" svg:width="0.492cm" svg:height="0.67cm" draw:z-index="120"><draw:object-ole xlink:href="./Object 655" xlink:type="simple" xlink:show="embed" xlink:actuate="onLoad"/><draw:image xlink:href="./ObjectReplacements/Object 655" xlink:type="simple" xlink:show="embed" xlink:actuate="onLoad"/><svg:desc>об'єкт OLE</svg:desc></draw:frame><text:span text:style-name="T5"> знаходиться в шарі </text:span><draw:frame draw:style-name="fr67" draw:name="Об'єкт196" text:anchor-type="as-char" svg:width="1.834cm" svg:height="0.741cm" draw:z-index="124"><draw:object-ole xlink:href="./Object 656" xlink:type="simple" xlink:show="embed" xlink:actuate="onLoad"/><draw:image xlink:href="./ObjectReplacements/Object 656" xlink:type="simple" xlink:show="embed" xlink:actuate="onLoad"/><svg:desc>об'єкт OLE</svg:desc></draw:frame><text:span text:style-name="T5">. При цьому кінцева похибка буде знаходитися в шарі </text:span><draw:frame draw:style-name="fr111" draw:name="Об'єкт197" text:anchor-type="as-char" svg:width="4.621cm" svg:height="0.88cm" draw:z-index="125"><draw:object-ole xlink:href="./Object 657" xlink:type="simple" xlink:show="embed" xlink:actuate="onLoad"/><draw:image xlink:href="./ObjectReplacements/Object 657" xlink:type="simple" xlink:show="embed" xlink:actuate="onLoad"/><svg:desc>об'єкт OLE</svg:desc></draw:frame><text:span text:style-name="T5">. Таким чином, кінцева похибка </text:span><draw:frame draw:style-name="fr79" draw:name="Об'єкт198" text:anchor-type="as-char" svg:width="0.564cm" svg:height="0.741cm" draw:z-index="126"><draw:object-ole xlink:href="./Object 658" xlink:type="simple" xlink:show="embed" xlink:actuate="onLoad"/><draw:image xlink:href="./ObjectReplacements/Object 658" xlink:type="simple" xlink:show="embed" xlink:actuate="onLoad"/><svg:desc>об'єкт OLE</svg:desc></draw:frame><text:span text:style-name="T5"> належить </text:span><draw:frame draw:style-name="fr109" draw:name="Об'єкт199" text:anchor-type="as-char" svg:width="0.741cm" svg:height="0.67cm" draw:z-index="127"><draw:object-ole xlink:href="./Object 659" xlink:type="simple" xlink:show="embed" xlink:actuate="onLoad"/><draw:image xlink:href="./ObjectReplacements/Object 659" xlink:type="simple" xlink:show="embed" xlink:actuate="onLoad"/><svg:desc>об'єкт OLE</svg:desc></draw:frame><text:span text:style-name="T5"> тільки в тому випадку, якщо </text:span><draw:frame draw:style-name="fr47" draw:name="Об'єкт200" text:anchor-type="as-char" svg:width="0.492cm" svg:height="0.67cm" draw:z-index="128"><draw:object-ole xlink:href="./Object 660" xlink:type="simple" xlink:show="embed" xlink:actuate="onLoad"/><draw:image xlink:href="./ObjectReplacements/Object 660" xlink:type="simple" xlink:show="embed" xlink:actuate="onLoad"/><svg:desc>об'єкт OLE</svg:desc></draw:frame><text:span text:style-name="T5"> належить </text:span><draw:frame draw:style-name="fr42" draw:name="Об'єкт201" text:anchor-type="as-char" svg:width="0.6cm" svg:height="0.67cm" draw:z-index="129"><draw:object-ole xlink:href="./Object 661" xlink:type="simple" xlink:show="embed" xlink:actuate="onLoad"/><draw:image xlink:href="./ObjectReplacements/Object 661" xlink:type="simple" xlink:show="embed" xlink:actuate="onLoad"/><svg:desc>об'єкт OLE</svg:desc></draw:frame><text:span text:style-name="T5">.</text:span></text:p>
      <text:p text:style-name="P64"><text:span text:style-name="T5"><text:tab/>Імовірність знаходження кінцевої похибки в елементі </text:span><draw:frame draw:style-name="fr42" draw:name="Об'єкт202" text:anchor-type="as-char" svg:width="0.6cm" svg:height="0.67cm" draw:z-index="130"><draw:object-ole xlink:href="./Object 662" xlink:type="simple" xlink:show="embed" xlink:actuate="onLoad"/><draw:image xlink:href="./ObjectReplacements/Object 662" xlink:type="simple" xlink:show="embed" xlink:actuate="onLoad"/><svg:desc>об'єкт OLE</svg:desc></draw:frame><text:span text:style-name="T5"> об’єму шару </text:span><draw:frame draw:style-name="fr112" draw:name="Об'єкт203" text:anchor-type="as-char" svg:width="1.411cm" svg:height="0.67cm" draw:z-index="131"><draw:object-ole xlink:href="./Object 663" xlink:type="simple" xlink:show="embed" xlink:actuate="onLoad"/><draw:image xlink:href="./ObjectReplacements/Object 663" xlink:type="simple" xlink:show="embed" xlink:actuate="onLoad"/><svg:desc>об'єкт OLE</svg:desc></draw:frame><text:span text:style-name="T5"> </text:span><text:span text:style-name="T5">рівна сумі імовірностей знаходження початкової похибки в елементах </text:span><text:soft-page-break/><draw:frame draw:style-name="fr113" draw:name="Об'єкт204" text:anchor-type="as-char" svg:width="5.045cm" svg:height="0.776cm" draw:z-index="132"><draw:object-ole xlink:href="./Object 664" xlink:type="simple" xlink:show="embed" xlink:actuate="onLoad"/><draw:image xlink:href="./ObjectReplacements/Object 664" xlink:type="simple" xlink:show="embed" xlink:actuate="onLoad"/><svg:desc>об'єкт OLE</svg:desc></draw:frame><text:span text:style-name="T5">.</text:span></text:p>
      <text:p text:style-name="P64"><text:span text:style-name="T5"><text:tab/>Нехай початкова похибка </text:span><draw:frame draw:style-name="fr47" draw:name="Об'єкт205" text:anchor-type="as-char" svg:width="0.492cm" svg:height="0.67cm" draw:z-index="356"><draw:object-ole xlink:href="./Object 665" xlink:type="simple" xlink:show="embed" xlink:actuate="onLoad"/><draw:image xlink:href="./ObjectReplacements/Object 665" xlink:type="simple" xlink:show="embed" xlink:actuate="onLoad"/><svg:desc>об'єкт OLE</svg:desc></draw:frame><text:span text:style-name="T5"> рівномірна розподілена в кулі </text:span><text:span text:style-name="T12">T</text:span><text:span text:style-name="T26"> </text:span><text:span text:style-name="T5">достатньо великого радіусу </text:span><text:span text:style-name="T12">R</text:span><text:span text:style-name="T5">. В даному випадку імовірність </text:span><draw:frame draw:style-name="fr70" draw:name="Об'єкт206" text:anchor-type="as-char" svg:width="1.411cm" svg:height="0.741cm" draw:z-index="357"><draw:object-ole xlink:href="./Object 666" xlink:type="simple" xlink:show="embed" xlink:actuate="onLoad"/><draw:image xlink:href="./ObjectReplacements/Object 666" xlink:type="simple" xlink:show="embed" xlink:actuate="onLoad"/><svg:desc>об'єкт OLE</svg:desc></draw:frame><text:span text:style-name="T5"> знаходження початкової похибки в елементі </text:span><draw:frame draw:style-name="fr55" draw:name="Об'єкт207" text:anchor-type="as-char" svg:width="1.515cm" svg:height="0.67cm" draw:z-index="358"><draw:object-ole xlink:href="./Object 667" xlink:type="simple" xlink:show="embed" xlink:actuate="onLoad"/><draw:image xlink:href="./ObjectReplacements/Object 667" xlink:type="simple" xlink:show="embed" xlink:actuate="onLoad"/><svg:desc>об'єкт OLE</svg:desc></draw:frame><text:span text:style-name="T5"> пропорційна об’єму даного елемента. Очевидно</text:span></text:p>
      <text:p text:style-name="P64"><text:span text:style-name="T5"><text:tab/></text:span><draw:frame draw:style-name="fr114" draw:name="Об'єкт208" text:anchor-type="as-char" svg:width="2.575cm" svg:height="1.376cm" draw:z-index="359"><draw:object-ole xlink:href="./Object 668" xlink:type="simple" xlink:show="embed" xlink:actuate="onLoad"/><draw:image xlink:href="./ObjectReplacements/Object 668" xlink:type="simple" xlink:show="embed" xlink:actuate="onLoad"/><svg:desc>об'єкт OLE</svg:desc></draw:frame><text:span text:style-name="T5">.</text:span></text:p>
      <text:p text:style-name="P64"><text:span text:style-name="T5">Таким чином, імовірність </text:span><draw:frame draw:style-name="fr70" draw:name="Об'єкт209" text:anchor-type="as-char" svg:width="1.411cm" svg:height="0.741cm" draw:z-index="360"><draw:object-ole xlink:href="./Object 669" xlink:type="simple" xlink:show="embed" xlink:actuate="onLoad"/><draw:image xlink:href="./ObjectReplacements/Object 669" xlink:type="simple" xlink:show="embed" xlink:actuate="onLoad"/><svg:desc>об'єкт OLE</svg:desc></draw:frame><text:span text:style-name="T5"> потрапляння кінцевої похибки в елемент </text:span><draw:frame draw:style-name="fr42" draw:name="Об'єкт210" text:anchor-type="as-char" svg:width="0.6cm" svg:height="0.67cm" draw:z-index="361"><draw:object-ole xlink:href="./Object 670" xlink:type="simple" xlink:show="embed" xlink:actuate="onLoad"/><draw:image xlink:href="./ObjectReplacements/Object 670" xlink:type="simple" xlink:show="embed" xlink:actuate="onLoad"/><svg:desc>об'єкт OLE</svg:desc></draw:frame><text:span text:style-name="T5"> визначається як</text:span></text:p>
      <text:p text:style-name="P64"><text:span text:style-name="T5"><text:tab/></text:span><draw:frame draw:style-name="fr115" draw:name="Об'єкт211" text:anchor-type="as-char" svg:width="5.609cm" svg:height="1.411cm" draw:z-index="362"><draw:object-ole xlink:href="./Object 671" xlink:type="simple" xlink:show="embed" xlink:actuate="onLoad"/><draw:image xlink:href="./ObjectReplacements/Object 671" xlink:type="simple" xlink:show="embed" xlink:actuate="onLoad"/><svg:desc>об'єкт OLE</svg:desc></draw:frame></text:p>
      <text:p text:style-name="P64"><text:span text:style-name="T5">де </text:span><draw:frame draw:style-name="fr16" draw:name="Об'єкт212" text:anchor-type="as-char" svg:width="0.529cm" svg:height="0.67cm" draw:z-index="363"><draw:object-ole xlink:href="./Object 672" xlink:type="simple" xlink:show="embed" xlink:actuate="onLoad"/><draw:image xlink:href="./ObjectReplacements/Object 672" xlink:type="simple" xlink:show="embed" xlink:actuate="onLoad"/><svg:desc>об'єкт OLE</svg:desc></draw:frame><text:span text:style-name="T5"> - найменше натуральне число, що </text:span><draw:frame draw:style-name="fr116" draw:name="Об'єкт213" text:anchor-type="as-char" svg:width="1.905cm" svg:height="0.741cm" draw:z-index="364"><draw:object-ole xlink:href="./Object 673" xlink:type="simple" xlink:show="embed" xlink:actuate="onLoad"/><draw:image xlink:href="./ObjectReplacements/Object 673" xlink:type="simple" xlink:show="embed" xlink:actuate="onLoad"/><svg:desc>об'єкт OLE</svg:desc></draw:frame><text:span text:style-name="T5">. Із останньої формули слідує, що щільність імовірності потрапляння кінцевої похибки в точку шару </text:span><draw:frame draw:style-name="fr117" draw:name="Об'єкт214" text:anchor-type="as-char" svg:width="1.588cm" svg:height="0.67cm" draw:z-index="365"><draw:object-ole xlink:href="./Object 674" xlink:type="simple" xlink:show="embed" xlink:actuate="onLoad"/><draw:image xlink:href="./ObjectReplacements/Object 674" xlink:type="simple" xlink:show="embed" xlink:actuate="onLoad"/><svg:desc>об'єкт OLE</svg:desc></draw:frame><text:span text:style-name="T5"> для даної точки буде тим більша, чим пізніше вийде дана точка із шару </text:span><text:span text:style-name="T12">T</text:span><text:span text:style-name="T5"> при послідовному застосуванні до неї операції </text:span><draw:frame draw:style-name="fr118" draw:name="Об'єкт215" text:anchor-type="as-char" svg:width="0.741cm" svg:height="0.6cm" draw:z-index="366"><draw:object-ole xlink:href="./Object 675" xlink:type="simple" xlink:show="embed" xlink:actuate="onLoad"/><draw:image xlink:href="./ObjectReplacements/Object 675" xlink:type="simple" xlink:show="embed" xlink:actuate="onLoad"/><svg:desc>об'єкт OLE</svg:desc></draw:frame><text:span text:style-name="T5">.</text:span></text:p>
      <text:p text:style-name="P64"><text:span text:style-name="T5"><text:tab/>Шар </text:span><draw:frame draw:style-name="fr117" draw:name="Об'єкт216" text:anchor-type="as-char" svg:width="1.588cm" svg:height="0.67cm" draw:z-index="367"><draw:object-ole xlink:href="./Object 676" xlink:type="simple" xlink:show="embed" xlink:actuate="onLoad"/><draw:image xlink:href="./ObjectReplacements/Object 676" xlink:type="simple" xlink:show="embed" xlink:actuate="onLoad"/><svg:desc>об'єкт OLE</svg:desc></draw:frame><text:span text:style-name="T5"> розбивається на частини </text:span><draw:frame draw:style-name="fr25" draw:name="Об'єкт217" text:anchor-type="as-char" svg:width="1.658cm" svg:height="0.67cm" draw:z-index="387"><draw:object-ole xlink:href="./Object 677" xlink:type="simple" xlink:show="embed" xlink:actuate="onLoad"/><draw:image xlink:href="./ObjectReplacements/Object 677" xlink:type="simple" xlink:show="embed" xlink:actuate="onLoad"/><svg:desc>об'єкт OLE</svg:desc></draw:frame><text:span text:style-name="T5">(перші із даних множин можуть виявитись порожніми), кожна з яких складається із точок, що виходять із шару </text:span><text:span text:style-name="T12">T</text:span><text:span text:style-name="T5"> після застосування операції </text:span><draw:frame draw:style-name="fr118" draw:name="Об'єкт218" text:anchor-type="as-char" svg:width="0.741cm" svg:height="0.6cm" draw:z-index="388"><draw:object-ole xlink:href="./Object 678" xlink:type="simple" xlink:show="embed" xlink:actuate="onLoad"/><draw:image xlink:href="./ObjectReplacements/Object 678" xlink:type="simple" xlink:show="embed" xlink:actuate="onLoad"/><svg:desc>об'єкт OLE</svg:desc></draw:frame><text:span text:style-name="T5"> рівно </text:span><text:span text:style-name="T12">k</text:span><text:span text:style-name="T26">+1</text:span><text:span text:style-name="T5"> разів. При цьому множина </text:span><draw:frame draw:style-name="fr11" draw:name="Об'єкт219" text:anchor-type="as-char" svg:width="0.564cm" svg:height="0.67cm" draw:z-index="389"><draw:object-ole xlink:href="./Object 679" xlink:type="simple" xlink:show="embed" xlink:actuate="onLoad"/><draw:image xlink:href="./ObjectReplacements/Object 679" xlink:type="simple" xlink:show="embed" xlink:actuate="onLoad"/><svg:desc>об'єкт OLE</svg:desc></draw:frame><text:span text:style-name="T5"> являється перетином шару </text:span><draw:frame draw:style-name="fr117" draw:name="Об'єкт220" text:anchor-type="as-char" svg:width="1.588cm" svg:height="0.67cm" draw:z-index="390"><draw:object-ole xlink:href="./Object 680" xlink:type="simple" xlink:show="embed" xlink:actuate="onLoad"/><draw:image xlink:href="./ObjectReplacements/Object 680" xlink:type="simple" xlink:show="embed" xlink:actuate="onLoad"/><svg:desc>об'єкт OLE</svg:desc></draw:frame><text:span text:style-name="T5"> із шаром </text:span><draw:frame draw:style-name="fr119" draw:name="Об'єкт221" text:anchor-type="as-char" svg:width="2.364cm" svg:height="0.635cm" draw:z-index="391"><draw:object-ole xlink:href="./Object 681" xlink:type="simple" xlink:show="embed" xlink:actuate="onLoad"/><draw:image xlink:href="./ObjectReplacements/Object 681" xlink:type="simple" xlink:show="embed" xlink:actuate="onLoad"/><svg:desc>об'єкт OLE</svg:desc></draw:frame><text:span text:style-name="T5">. Щільність розподілу імовірності кінцевої похибки буде на кожній множині </text:span><draw:frame draw:style-name="fr11" draw:name="Об'єкт222" text:anchor-type="as-char" svg:width="0.564cm" svg:height="0.67cm" draw:z-index="392"><draw:object-ole xlink:href="./Object 682" xlink:type="simple" xlink:show="embed" xlink:actuate="onLoad"/><draw:image xlink:href="./ObjectReplacements/Object 682" xlink:type="simple" xlink:show="embed" xlink:actuate="onLoad"/><svg:desc>об'єкт OLE</svg:desc></draw:frame><text:span text:style-name="T5"> сталою і буде зростати із зростанням номера </text:span><text:span text:style-name="T12">k</text:span><text:span text:style-name="T5">.</text:span></text:p>
      <text:p text:style-name="P64"><text:span text:style-name="T5"><text:tab/></text:span><text:span text:style-name="T22">Теорема 9</text:span></text:p>
      <text:p text:style-name="P64"><text:span text:style-name="T5"><text:tab/>Нехай ітераційний процес </text:span><draw:frame draw:style-name="fr94" draw:name="Об'єкт223" text:anchor-type="as-char" svg:width="2.752cm" svg:height="0.67cm" draw:z-index="393"><draw:object-ole xlink:href="./Object 683" xlink:type="simple" xlink:show="embed" xlink:actuate="onLoad"/><draw:image xlink:href="./ObjectReplacements/Object 683" xlink:type="simple" xlink:show="embed" xlink:actuate="onLoad"/><svg:desc>об'єкт OLE</svg:desc></draw:frame><text:span text:style-name="T5"> закінчується тоді, коли довжина вектора-нев’язки стає меншою ніж </text:span><draw:frame draw:style-name="fr107" draw:name="Об'єкт224" text:anchor-type="as-char" svg:width="0.459cm" svg:height="0.423cm" draw:z-index="394"><draw:object-ole xlink:href="./Object 684" xlink:type="simple" xlink:show="embed" xlink:actuate="onLoad"/><draw:image xlink:href="./ObjectReplacements/Object 684" xlink:type="simple" xlink:show="embed" xlink:actuate="onLoad"/><svg:desc>об'єкт OLE</svg:desc></draw:frame><text:span text:style-name="T5">. Нехай початкова похибка рівномірно </text:span><text:span text:style-name="T5">розподілена в шарі </text:span><text:span text:style-name="T12">T</text:span><text:span text:style-name="T5"> радіуса </text:span><text:span text:style-name="T12">R</text:span><text:span text:style-name="T16">.</text:span><text:span text:style-name="T5"> </text:span></text:p>
      <text:p text:style-name="P64"><text:span text:style-name="T16"><text:tab/></text:span><text:span text:style-name="T5">Тоді імовірність </text:span><text:span text:style-name="T12">P</text:span><text:span text:style-name="T5"> того, що довжина кінцевої похибки знаходиться в межах</text:span></text:p>
      <text:p text:style-name="P64"><text:soft-page-break/><text:span text:style-name="T5"><text:tab/></text:span><draw:frame draw:style-name="fr120" draw:name="Об'єкт225" text:anchor-type="as-char" svg:width="4.339cm" svg:height="1.376cm" draw:z-index="395"><draw:object-ole xlink:href="./Object 685" xlink:type="simple" xlink:show="embed" xlink:actuate="onLoad"/><draw:image xlink:href="./ObjectReplacements/Object 685" xlink:type="simple" xlink:show="embed" xlink:actuate="onLoad"/><svg:desc>об'єкт OLE</svg:desc></draw:frame></text:p>
      <text:p text:style-name="P64"><text:span text:style-name="T5">де </text:span><draw:frame draw:style-name="fr42" draw:name="Об'єкт226" text:anchor-type="as-char" svg:width="0.6cm" svg:height="0.67cm" draw:z-index="396"><draw:object-ole xlink:href="./Object 686" xlink:type="simple" xlink:show="embed" xlink:actuate="onLoad"/><draw:image xlink:href="./ObjectReplacements/Object 686" xlink:type="simple" xlink:show="embed" xlink:actuate="onLoad"/><svg:desc>об'єкт OLE</svg:desc></draw:frame><text:span text:style-name="T5"> - найбільше власне значення матриці </text:span><text:span text:style-name="T26">А</text:span><text:span text:style-name="T5">, збігається до 1, при </text:span><draw:frame draw:style-name="fr121" draw:name="Об'єкт227" text:anchor-type="as-char" svg:width="1.482cm" svg:height="0.529cm" draw:z-index="397"><draw:object-ole xlink:href="./Object 687" xlink:type="simple" xlink:show="embed" xlink:actuate="onLoad"/><draw:image xlink:href="./ObjectReplacements/Object 687" xlink:type="simple" xlink:show="embed" xlink:actuate="onLoad"/><svg:desc>об'єкт OLE</svg:desc></draw:frame><text:span text:style-name="T5">, при довільному </text:span><draw:frame draw:style-name="fr122" draw:name="Об'єкт228" text:anchor-type="as-char" svg:width="1.023cm" svg:height="0.6cm" draw:z-index="398"><draw:object-ole xlink:href="./Object 688" xlink:type="simple" xlink:show="embed" xlink:actuate="onLoad"/><draw:image xlink:href="./ObjectReplacements/Object 688" xlink:type="simple" xlink:show="embed" xlink:actuate="onLoad"/><svg:desc>об'єкт OLE</svg:desc></draw:frame><text:span text:style-name="T5">.</text:span></text:p>
      <text:p text:style-name="P64"><text:span text:style-name="T5"><text:tab/>Дана теорема відображає властивість послідовних похибок </text:span><draw:frame draw:style-name="fr60" draw:name="Об'єкт229" text:anchor-type="as-char" svg:width="1.376cm" svg:height="0.67cm" draw:z-index="399"><draw:object-ole xlink:href="./Object 689" xlink:type="simple" xlink:show="embed" xlink:actuate="onLoad"/><draw:image xlink:href="./ObjectReplacements/Object 689" xlink:type="simple" xlink:show="embed" xlink:actuate="onLoad"/><svg:desc>об'єкт OLE</svg:desc></draw:frame><text:span text:style-name="T5"> - похибки при великих </text:span><text:span text:style-name="T12">n</text:span><text:span text:style-name="T5"> близькі по напрямку до власного вектора, що відповідає найбільшому власному значенню.</text:span></text:p>
      <text:p text:style-name="P51"/>
      <text:p text:style-name="P51"/>
      <text:p text:style-name="P64"><text:span text:style-name="T19"><text:tab/></text:span><text:span text:style-name="T26">Вплив похибок заокруглення</text:span></text:p>
      <text:p text:style-name="P52"/>
      <text:p text:style-name="P44"><text:tab/>Розглядається операторне рівняння</text:p>
      <text:p text:style-name="P64"><text:span text:style-name="T5"><text:tab/></text:span><draw:frame draw:style-name="fr3" draw:name="Об'єкт230" text:anchor-type="as-char" svg:width="1.446cm" svg:height="0.529cm" draw:z-index="400"><draw:object-ole xlink:href="./Object 690" xlink:type="simple" xlink:show="embed" xlink:actuate="onLoad"/><draw:image xlink:href="./ObjectReplacements/Object 690" xlink:type="simple" xlink:show="embed" xlink:actuate="onLoad"/><svg:desc>об'єкт OLE</svg:desc></draw:frame></text:p>
      <text:p text:style-name="P64"><text:span text:style-name="T5"><text:tab/>В довільному банановому просторі </text:span><text:span text:style-name="T12">E</text:span><text:span text:style-name="T5">. Нехай оператор </text:span><text:span text:style-name="T12">A</text:span><text:span text:style-name="T5"> відображає замкнену множину </text:span><draw:frame draw:style-name="fr123" draw:name="Об'єкт231" text:anchor-type="as-char" svg:width="1.515cm" svg:height="0.564cm" draw:z-index="401"><draw:object-ole xlink:href="./Object 691" xlink:type="simple" xlink:show="embed" xlink:actuate="onLoad"/><draw:image xlink:href="./ObjectReplacements/Object 691" xlink:type="simple" xlink:show="embed" xlink:actuate="onLoad"/><svg:desc>об'єкт OLE</svg:desc></draw:frame><text:span text:style-name="T5"> в себе і на множині </text:span><text:span text:style-name="T12">M</text:span><text:span text:style-name="T5"> він є оператором стиску. Тобто </text:span></text:p>
      <text:p text:style-name="P64"><text:span text:style-name="T5"><text:tab/></text:span><draw:frame draw:style-name="fr124" draw:name="Об'єкт232" text:anchor-type="as-char" svg:width="7.408cm" svg:height="0.741cm" draw:z-index="402"><draw:object-ole xlink:href="./Object 692" xlink:type="simple" xlink:show="embed" xlink:actuate="onLoad"/><draw:image xlink:href="./ObjectReplacements/Object 692" xlink:type="simple" xlink:show="embed" xlink:actuate="onLoad"/><svg:desc>об'єкт OLE</svg:desc></draw:frame></text:p>
      <text:p text:style-name="P44">При застосуванні послідовних наближень</text:p>
      <text:p text:style-name="P64"><text:span text:style-name="T5"><text:tab/></text:span><draw:frame draw:style-name="fr97" draw:name="Об'єкт233" text:anchor-type="as-char" svg:width="4.374cm" svg:height="0.741cm" draw:z-index="403"><draw:object-ole xlink:href="./Object 693" xlink:type="simple" xlink:show="embed" xlink:actuate="onLoad"/><draw:image xlink:href="./ObjectReplacements/Object 693" xlink:type="simple" xlink:show="embed" xlink:actuate="onLoad"/><svg:desc>об'єкт OLE</svg:desc></draw:frame></text:p>
      <text:p text:style-name="P64"><text:span text:style-name="T5">Як правило, точне відшукання </text:span><draw:frame draw:style-name="fr16" draw:name="Об'єкт234" text:anchor-type="as-char" svg:width="0.529cm" svg:height="0.67cm" draw:z-index="404"><draw:object-ole xlink:href="./Object 694" xlink:type="simple" xlink:show="embed" xlink:actuate="onLoad"/><draw:image xlink:href="./ObjectReplacements/Object 694" xlink:type="simple" xlink:show="embed" xlink:actuate="onLoad"/><svg:desc>об'єкт OLE</svg:desc></draw:frame><text:span text:style-name="T5"> по раніше знайденому </text:span><draw:frame draw:style-name="fr24" draw:name="Об'єкт235" text:anchor-type="as-char" svg:width="0.776cm" svg:height="0.67cm" draw:z-index="405"><draw:object-ole xlink:href="./Object 695" xlink:type="simple" xlink:show="embed" xlink:actuate="onLoad"/><draw:image xlink:href="./ObjectReplacements/Object 695" xlink:type="simple" xlink:show="embed" xlink:actuate="onLoad"/><svg:desc>об'єкт OLE</svg:desc></draw:frame><text:span text:style-name="T5"> є неможливим, так як при обчисленні значень оператора </text:span><text:span text:style-name="T12">A</text:span><text:span text:style-name="T5"> доводиться застосовувати наближені формули, так як при чисельних розрахунках неминучими є похибки заокруглення. Зазвичай можливо стверджувати, що сумарна похибка, що виникає при застосуванні оператора </text:span><text:span text:style-name="T12">A</text:span><text:span text:style-name="T5"> по нормі простору </text:span><text:span text:style-name="T12">E</text:span><text:span text:style-name="T5"> не перевищує деяке число </text:span><draw:frame draw:style-name="fr101" draw:name="Об'єкт236" text:anchor-type="as-char" svg:width="0.423cm" svg:height="0.529cm" draw:z-index="406"><draw:object-ole xlink:href="./Object 696" xlink:type="simple" xlink:show="embed" xlink:actuate="onLoad"/><draw:image xlink:href="./ObjectReplacements/Object 696" xlink:type="simple" xlink:show="embed" xlink:actuate="onLoad"/><svg:desc>об'єкт OLE</svg:desc></draw:frame><text:span text:style-name="T5">.</text:span></text:p>
      <text:p text:style-name="P44"><text:tab/>Таким чином, при побудові послідовних наближень справедливою буде рівність</text:p>
      <text:p text:style-name="P64"><text:span text:style-name="T5"><text:tab/></text:span><draw:frame draw:style-name="fr125" draw:name="Об'єкт237" text:anchor-type="as-char" svg:width="5.256cm" svg:height="0.741cm" draw:z-index="407"><draw:object-ole xlink:href="./Object 697" xlink:type="simple" xlink:show="embed" xlink:actuate="onLoad"/><draw:image xlink:href="./ObjectReplacements/Object 697" xlink:type="simple" xlink:show="embed" xlink:actuate="onLoad"/><svg:desc>об'єкт OLE</svg:desc></draw:frame><text:span text:style-name="T5">,</text:span></text:p>
      <text:p text:style-name="P64"><text:soft-page-break/><text:span text:style-name="T5">де випадковий елемент </text:span><draw:frame draw:style-name="fr126" draw:name="Об'єкт238" text:anchor-type="as-char" svg:width="1.341cm" svg:height="0.67cm" draw:z-index="408"><draw:object-ole xlink:href="./Object 698" xlink:type="simple" xlink:show="embed" xlink:actuate="onLoad"/><draw:image xlink:href="./ObjectReplacements/Object 698" xlink:type="simple" xlink:show="embed" xlink:actuate="onLoad"/><svg:desc>об'єкт OLE</svg:desc></draw:frame><text:span text:style-name="T5"> невідомий, проте відома його оцінка</text:span></text:p>
      <text:p text:style-name="P64"><text:span text:style-name="T5"><text:tab/></text:span><draw:frame draw:style-name="fr4" draw:name="Об'єкт239" text:anchor-type="as-char" svg:width="3.916cm" svg:height="0.741cm" draw:z-index="409"><draw:object-ole xlink:href="./Object 699" xlink:type="simple" xlink:show="embed" xlink:actuate="onLoad"/><draw:image xlink:href="./ObjectReplacements/Object 699" xlink:type="simple" xlink:show="embed" xlink:actuate="onLoad"/><svg:desc>об'єкт OLE</svg:desc></draw:frame><text:span text:style-name="T5">.</text:span></text:p>
      <text:p text:style-name="P64"><text:span text:style-name="T5"><text:tab/>Дані послідовні наближення вже можуть бути не збіжними до розв’язку </text:span><draw:frame draw:style-name="fr47" draw:name="Об'єкт240" text:anchor-type="as-char" svg:width="0.492cm" svg:height="0.67cm" draw:z-index="410"><draw:object-ole xlink:href="./Object 700" xlink:type="simple" xlink:show="embed" xlink:actuate="onLoad"/><draw:image xlink:href="./ObjectReplacements/Object 700" xlink:type="simple" xlink:show="embed" xlink:actuate="onLoad"/><svg:desc>об'єкт OLE</svg:desc></draw:frame><text:span text:style-name="T5">. Проте для них справедливим буде</text:span></text:p>
      <text:p text:style-name="P64"><text:span text:style-name="T5"><text:tab/></text:span><draw:frame draw:style-name="fr127" draw:name="Об'єкт241" text:anchor-type="as-char" svg:width="4.551cm" svg:height="1.341cm" draw:z-index="411"><draw:object-ole xlink:href="./Object 701" xlink:type="simple" xlink:show="embed" xlink:actuate="onLoad"/><draw:image xlink:href="./ObjectReplacements/Object 701" xlink:type="simple" xlink:show="embed" xlink:actuate="onLoad"/><svg:desc>об'єкт OLE</svg:desc></draw:frame><text:span text:style-name="T5">.</text:span></text:p>
      <text:p text:style-name="P64"><text:span text:style-name="T5">Дана формула дозволяє знайти наближений розв’язок, якщо необхідна більш вища точність, ніж </text:span><draw:frame draw:style-name="fr128" draw:name="Об'єкт242" text:anchor-type="as-char" svg:width="1.058cm" svg:height="1.341cm" draw:z-index="412"><draw:object-ole xlink:href="./Object 702" xlink:type="simple" xlink:show="embed" xlink:actuate="onLoad"/><draw:image xlink:href="./ObjectReplacements/Object 702" xlink:type="simple" xlink:show="embed" xlink:actuate="onLoad"/><svg:desc>об'єкт OLE</svg:desc></draw:frame><text:span text:style-name="T5">.</text:span></text:p>
      <text:p text:style-name="P64"><text:span text:style-name="T5"><text:tab/>Оскільки оператор </text:span><text:span text:style-name="T12">A</text:span><text:span text:style-name="T16"> </text:span><text:span text:style-name="T5">є оператором стиску, то </text:span></text:p>
      <text:p text:style-name="P64"><text:span text:style-name="T5"><text:tab/></text:span><draw:frame draw:style-name="fr129" draw:name="Об'єкт243" text:anchor-type="as-char" svg:width="5.08cm" svg:height="0.741cm" draw:z-index="413"><draw:object-ole xlink:href="./Object 703" xlink:type="simple" xlink:show="embed" xlink:actuate="onLoad"/><draw:image xlink:href="./ObjectReplacements/Object 703" xlink:type="simple" xlink:show="embed" xlink:actuate="onLoad"/><svg:desc>об'єкт OLE</svg:desc></draw:frame><text:span text:style-name="T5">.</text:span></text:p>
      <text:p text:style-name="P44">Звідси</text:p>
      <text:p text:style-name="P64"><text:span text:style-name="T5"><text:tab/></text:span><draw:frame draw:style-name="fr130" draw:name="Об'єкт244" text:anchor-type="as-char" svg:width="7.373cm" svg:height="0.776cm" draw:z-index="414"><draw:object-ole xlink:href="./Object 704" xlink:type="simple" xlink:show="embed" xlink:actuate="onLoad"/><draw:image xlink:href="./ObjectReplacements/Object 704" xlink:type="simple" xlink:show="embed" xlink:actuate="onLoad"/><svg:desc>об'єкт OLE</svg:desc></draw:frame></text:p>
      <text:p text:style-name="P64"><text:span text:style-name="T5"><text:tab/></text:span><draw:frame draw:style-name="fr131" draw:name="Об'єкт245" text:anchor-type="as-char" svg:width="6.914cm" svg:height="0.776cm" draw:z-index="415"><draw:object-ole xlink:href="./Object 705" xlink:type="simple" xlink:show="embed" xlink:actuate="onLoad"/><draw:image xlink:href="./ObjectReplacements/Object 705" xlink:type="simple" xlink:show="embed" xlink:actuate="onLoad"/><svg:desc>об'єкт OLE</svg:desc></draw:frame><text:span text:style-name="T5">,</text:span></text:p>
      <text:p text:style-name="P44">а отже</text:p>
      <text:p text:style-name="P37"><text:span text:style-name="T6"><text:tab/></text:span><text:span text:style-name="T157"><draw:frame draw:style-name="fr132" draw:name="Об'єкт246" text:anchor-type="as-char" svg:width="6.207cm" svg:height="1.341cm" draw:z-index="416"><draw:object-ole xlink:href="./Object 460" xlink:type="simple" xlink:show="embed" xlink:actuate="onLoad"/><draw:image xlink:href="./ObjectReplacements/Object 460" xlink:type="simple" xlink:show="embed" xlink:actuate="onLoad"/><svg:desc>об'єкт OLE</svg:desc></draw:frame></text:span><text:span text:style-name="T6">.</text:span></text:p>
      <text:p text:style-name="P82"><text:span text:style-name="T42">Характеристики точ</text:span><text:span text:style-name="T43">н</text:span><text:span text:style-name="T42">ості і обчислювальної складності наближеного розв’язування н</text:span><text:span text:style-name="T44">е</text:span><text:span text:style-name="T42">лінійних рівнянь</text:span></text:p>
      <text:p text:style-name="P39"/>
      <text:p text:style-name="P15">Елементи теорії похибок</text:p>
      <text:p text:style-name="P45"><text:tab/>Точність обчислювального алгоритму визначається мірою абсолютної повної похибки, складовими якої є абсолютні похибки:</text:p>
      <text:list xml:id="list6474362065346090459" text:style-name="WW8Num2">
        <text:list-item>
          <text:list>
            <text:list-item>
              <text:list>
                <text:list-item>
                  <text:p text:style-name="P104">неусувна похибка – спричинена тим, що параметри і елементи рівнянь-моделей неадекватно відображають те вище, яке вони описують, а також похибки даних параметрів та елементів, викликані результатами їх визначення(вимірювання, зважування, оцінювання) або подання;</text:p>
                </text:list-item>
                <text:list-item>
                  <text:p text:style-name="P104">похибка методу – виникає при застосуванні наближеного методу до розв’язання задач, за рахунок апроксимації, дискретизації точної задачі та застосування наближеного методу до апроксимаційної задачі;</text:p>
                </text:list-item>
                <text:list-item>
                  <text:p text:style-name="P104">похибка заокруглення – виникає при реалізації наближеного методу на ЕОМ з вибраною конкретною моделлю обчислень та з урахуванням всіх арифметичних та логічних операцій, що супроводжують цей процес.</text:p>
                </text:list-item>
              </text:list>
            </text:list-item>
          </text:list>
        </text:list-item>
      </text:list>
      <text:p text:style-name="P65"><text:span text:style-name="T8"><text:tab/>Нерідко вживається термін абсолютної обчислювальної похибки, що об’єднує похибку дискретизації та похибки методу і заокруглення. Для знаходження похибки дискретизації необхідно ввести апроксимаційні характеристики(функції або функціонали), що відображають близькість елементів вихідної задачі і наближеної до неї. Наприклад, при наближеному розв’язуванні нелінійного операторного рівняння </text:span><draw:frame draw:style-name="fr28" draw:name="Об'єкт276" text:anchor-type="as-char" svg:width="1.411cm" svg:height="0.529cm" draw:z-index="417"><draw:object-ole xlink:href="./Object 1" xlink:type="simple" xlink:show="embed" xlink:actuate="onLoad"/><draw:image xlink:href="./ObjectReplacements/Object 1" xlink:type="simple" xlink:show="embed" xlink:actuate="onLoad"/><svg:desc>об'єкт OLE</svg:desc></draw:frame><text:span text:style-name="T8">, що має багато ізольованих розв’язків, здійснюється перехід до деякого наближеного рівняння </text:span><draw:frame draw:style-name="fr133" draw:name="Об'єкт277" text:anchor-type="as-char" svg:width="1.552cm" svg:height="0.67cm" draw:z-index="418"><draw:object-ole xlink:href="./Object 2" xlink:type="simple" xlink:show="embed" xlink:actuate="onLoad"/><draw:image xlink:href="./ObjectReplacements/Object 2" xlink:type="simple" xlink:show="embed" xlink:actuate="onLoad"/><svg:desc>об'єкт OLE</svg:desc></draw:frame><text:span text:style-name="T8">. В цьому випадку вказані функціонали, що відображають у нормі розглядуваних просторів близькість вихідного </text:span><text:span text:style-name="T13">A</text:span><text:span text:style-name="T8"> і апроксимаційного </text:span><draw:frame draw:style-name="fr42" draw:name="Об'єкт278" text:anchor-type="as-char" svg:width="0.6cm" svg:height="0.67cm" draw:z-index="419"><draw:object-ole xlink:href="./Object 3" xlink:type="simple" xlink:show="embed" xlink:actuate="onLoad"/><draw:image xlink:href="./ObjectReplacements/Object 3" xlink:type="simple" xlink:show="embed" xlink:actuate="onLoad"/><svg:desc>об'єкт OLE</svg:desc></draw:frame><text:span text:style-name="T8"> операторів і їх перших та других похідних, розглядаються на кулях ізольованих єдиних розв’язків.</text:span></text:p>
      <text:p text:style-name="P54"><text:soft-page-break/><text:tab/>Наближені числа та джерела їх виникнення</text:p>
      <text:p text:style-name="P54"><text:tab/></text:p>
      <text:p text:style-name="P57"><text:tab/>Наближене розв’язування задач із застосуванням різних обчислювальних засобів приводить до подання (запису) дійсних чисел в ЕОМ та виконання над ними відповідних арифметичних операцій. Серед таких чисел розрізняють точні та наближені.</text:p>
      <text:p text:style-name="P77"><text:span text:style-name="T9"><text:tab/>Під наближеним числом </text:span><text:span text:style-name="T154">α</text:span><text:span text:style-name="T152"> </text:span><text:span text:style-name="T9">розуміють число, “близьке” до відповідного йому числа </text:span><text:span text:style-name="T9"><draw:frame draw:style-name="fr134" draw:name="Об'єкт429" text:anchor-type="as-char" svg:y="-0.423cm" svg:width="0.723cm" svg:height="0.452cm" draw:z-index="420"><draw:object xlink:href="./Object 65" xlink:type="simple" xlink:show="embed" xlink:actuate="onLoad"/><draw:image xlink:href="./ObjectReplacements/Object 65" xlink:type="simple" xlink:show="embed" xlink:actuate="onLoad"/><svg:desc>формула</svg:desc></draw:frame></text:span><text:span text:style-name="T159">, і таке, що замінює <text:s/></text:span><text:span text:style-name="T159"><draw:frame draw:style-name="fr134" draw:name="Об'єкт430" text:anchor-type="as-char" svg:y="-0.423cm" svg:width="0.723cm" svg:height="0.452cm" draw:z-index="421"><draw:object xlink:href="./Object 66" xlink:type="simple" xlink:show="embed" xlink:actuate="onLoad"/><draw:image xlink:href="./ObjectReplacements/Object 66" xlink:type="simple" xlink:show="embed" xlink:actuate="onLoad"/><svg:desc>формула</svg:desc></draw:frame></text:span><text:span text:style-name="T152"> в різних вимірювальних, зважувальних, оцінювальних та інших засобів засобів, а також при записі дійсних чисел в обчислювальних пристроях з обмеженим числом розрядів та виконанні арифметичних операцій.</text:span></text:p>
      <text:p text:style-name="P77"><text:span text:style-name="T152"><text:tab/>Різниця </text:span><text:span text:style-name="T152"><draw:frame draw:style-name="fr134" draw:name="Об'єкт247" text:anchor-type="as-char" svg:y="-0.423cm" svg:width="2.577cm" svg:height="0.452cm" draw:z-index="422"><draw:object xlink:href="./Object 21" xlink:type="simple" xlink:show="embed" xlink:actuate="onLoad"/><draw:image xlink:href="./ObjectReplacements/Object 21" xlink:type="simple" xlink:show="embed" xlink:actuate="onLoad"/></draw:frame></text:span><text:span text:style-name="T153">називається похибкою наближеного числа </text:span><text:span text:style-name="T153"><draw:frame draw:style-name="fr134" draw:name="Об'єкт248" text:anchor-type="as-char" svg:y="-0.252cm" svg:width="0.527cm" svg:height="0.28cm" draw:z-index="423"><draw:object xlink:href="./Object 22" xlink:type="simple" xlink:show="embed" xlink:actuate="onLoad"/><draw:image xlink:href="./ObjectReplacements/Object 22" xlink:type="simple" xlink:show="embed" xlink:actuate="onLoad"/></draw:frame></text:span><text:span text:style-name="T153">. Звідси </text:span></text:p>
      <text:p text:style-name="P71"><text:span text:style-name="T9"><draw:frame draw:style-name="fr134" draw:name="Об'єкт249" text:anchor-type="as-char" svg:y="-0.423cm" svg:width="2.501cm" svg:height="0.452cm" draw:z-index="424"><draw:object xlink:href="./Object 23" xlink:type="simple" xlink:show="embed" xlink:actuate="onLoad"/><draw:image xlink:href="./ObjectReplacements/Object 23" xlink:type="simple" xlink:show="embed" xlink:actuate="onLoad"/></draw:frame></text:span><text:span text:style-name="T9">, </text:span><text:span text:style-name="T31">якщо </text:span><text:span text:style-name="T31"><draw:frame draw:style-name="fr134" draw:name="Об'єкт250" text:anchor-type="as-char" svg:y="-0.423cm" svg:width="1.39cm" svg:height="0.452cm" draw:z-index="425"><draw:object xlink:href="./Object 24" xlink:type="simple" xlink:show="embed" xlink:actuate="onLoad"/><draw:image xlink:href="./ObjectReplacements/Object 24" xlink:type="simple" xlink:show="embed" xlink:actuate="onLoad"/></draw:frame></text:span><text:span text:style-name="T31">, то </text:span><text:span text:style-name="T31"><draw:frame draw:style-name="fr134" draw:name="Об'єкт251" text:anchor-type="as-char" svg:y="-0.439cm" svg:width="1.506cm" svg:height="0.549cm" draw:z-index="426"><draw:object xlink:href="./Object 25" xlink:type="simple" xlink:show="embed" xlink:actuate="onLoad"/><draw:image xlink:href="./ObjectReplacements/Object 25" xlink:type="simple" xlink:show="embed" xlink:actuate="onLoad"/></draw:frame></text:span><text:span text:style-name="T31">, якщо </text:span><text:span text:style-name="T31"><draw:frame draw:style-name="fr134" draw:name="Об'єкт252" text:anchor-type="as-char" svg:y="-0.423cm" svg:width="1.39cm" svg:height="0.452cm" draw:z-index="427"><draw:object xlink:href="./Object 26" xlink:type="simple" xlink:show="embed" xlink:actuate="onLoad"/><draw:image xlink:href="./ObjectReplacements/Object 26" xlink:type="simple" xlink:show="embed" xlink:actuate="onLoad"/><svg:desc>формула</svg:desc></draw:frame></text:span><text:span text:style-name="T31">, то </text:span><text:span text:style-name="T31"><draw:frame draw:style-name="fr134" draw:name="Об'єкт253" text:anchor-type="as-char" svg:y="-0.441cm" svg:width="1.506cm" svg:height="0.549cm" draw:z-index="428"><draw:object xlink:href="./Object 27" xlink:type="simple" xlink:show="embed" xlink:actuate="onLoad"/><draw:image xlink:href="./ObjectReplacements/Object 27" xlink:type="simple" xlink:show="embed" xlink:actuate="onLoad"/><svg:desc>формула</svg:desc></draw:frame></text:span><text:span text:style-name="T31">. </text:span><text:span text:style-name="T32">Коли знак </text:span><text:span text:style-name="T32"><draw:frame draw:style-name="fr134" draw:name="Об'єкт254" text:anchor-type="as-char" svg:y="-0.353cm" svg:width="0.905cm" svg:height="0.381cm" draw:z-index="429"><draw:object xlink:href="./Object 28" xlink:type="simple" xlink:show="embed" xlink:actuate="onLoad"/><draw:image xlink:href="./ObjectReplacements/Object 28" xlink:type="simple" xlink:show="embed" xlink:actuate="onLoad"/></draw:frame></text:span><text:span text:style-name="T32">невідомий, тоді доцільно користуватись абсолютною похибкою наближеного числа </text:span><text:span text:style-name="T32"><draw:frame draw:style-name="fr134" draw:name="Об'єкт255" text:anchor-type="as-char" svg:y="-0.252cm" svg:width="0.527cm" svg:height="0.28cm" draw:z-index="430"><draw:object xlink:href="./Object 29" xlink:type="simple" xlink:show="embed" xlink:actuate="onLoad"/><draw:image xlink:href="./ObjectReplacements/Object 29" xlink:type="simple" xlink:show="embed" xlink:actuate="onLoad"/></draw:frame></text:span><text:span text:style-name="T32">, тобто </text:span></text:p>
      <text:p text:style-name="P74"><text:span text:style-name="T32"><text:tab/></text:span><text:span text:style-name="T32"><draw:frame draw:style-name="fr134" draw:name="Об'єкт256" text:anchor-type="as-char" svg:y="-0.45cm" svg:width="3.117cm" svg:height="0.589cm" draw:z-index="431"><draw:object xlink:href="./Object 30" xlink:type="simple" xlink:show="embed" xlink:actuate="onLoad"/><draw:image xlink:href="./ObjectReplacements/Object 30" xlink:type="simple" xlink:show="embed" xlink:actuate="onLoad"/></draw:frame></text:span></text:p>
      <text:p text:style-name="P72"><text:span text:style-name="T33"><text:tab/>Якщо </text:span><text:span text:style-name="T33"><draw:frame draw:style-name="fr134" draw:name="Об'єкт257" text:anchor-type="as-char" svg:y="-0.423cm" svg:width="0.723cm" svg:height="0.452cm" draw:z-index="432"><draw:object xlink:href="./Object 31" xlink:type="simple" xlink:show="embed" xlink:actuate="onLoad"/><draw:image xlink:href="./ObjectReplacements/Object 31" xlink:type="simple" xlink:show="embed" xlink:actuate="onLoad"/><svg:desc>формула</svg:desc></draw:frame></text:span><text:span text:style-name="T34">відоме, тоді </text:span><text:span text:style-name="T34"><draw:frame draw:style-name="fr134" draw:name="Об'єкт258" text:anchor-type="as-char" svg:y="-0.45cm" svg:width="1.254cm" svg:height="0.589cm" draw:z-index="433"><draw:object xlink:href="./Object 32" xlink:type="simple" xlink:show="embed" xlink:actuate="onLoad"/><draw:image xlink:href="./ObjectReplacements/Object 32" xlink:type="simple" xlink:show="embed" xlink:actuate="onLoad"/></draw:frame></text:span><text:span text:style-name="T34">визначається згідно даної формули. Якщо ж </text:span><text:span text:style-name="T34"><draw:frame draw:style-name="fr134" draw:name="Об'єкт259" text:anchor-type="as-char" svg:y="-0.423cm" svg:width="0.723cm" svg:height="0.452cm" draw:z-index="434"><draw:object xlink:href="./Object 33" xlink:type="simple" xlink:show="embed" xlink:actuate="onLoad"/><draw:image xlink:href="./ObjectReplacements/Object 33" xlink:type="simple" xlink:show="embed" xlink:actuate="onLoad"/><svg:desc>формула</svg:desc></draw:frame></text:span><text:span text:style-name="T34">невідоме, що буває в дійсності, тоді знайти </text:span><text:span text:style-name="T34"><draw:frame draw:style-name="fr134" draw:name="Об'єкт260" text:anchor-type="as-char" svg:y="-0.45cm" svg:width="1.254cm" svg:height="0.589cm" draw:z-index="435"><draw:object xlink:href="./Object 34" xlink:type="simple" xlink:show="embed" xlink:actuate="onLoad"/><draw:image xlink:href="./ObjectReplacements/Object 34" xlink:type="simple" xlink:show="embed" xlink:actuate="onLoad"/><svg:desc>формула</svg:desc></draw:frame></text:span><text:span text:style-name="T34">із даної формули неможливо. У цьому випадку вводиться оцінка </text:span><text:span text:style-name="T34"><draw:frame draw:style-name="fr134" draw:name="Об'єкт261" text:anchor-type="as-char" svg:y="-0.45cm" svg:width="1.254cm" svg:height="0.589cm" draw:z-index="436"><draw:object xlink:href="./Object 35" xlink:type="simple" xlink:show="embed" xlink:actuate="onLoad"/><draw:image xlink:href="./ObjectReplacements/Object 35" xlink:type="simple" xlink:show="embed" xlink:actuate="onLoad"/><svg:desc>формула</svg:desc></draw:frame></text:span><text:span text:style-name="T34">зверху</text:span></text:p>
      <text:p text:style-name="P75"><text:span text:style-name="T34"><text:tab/></text:span><text:span text:style-name="T34"><draw:frame draw:style-name="fr134" draw:name="Об'єкт262" text:anchor-type="as-char" svg:y="-0.452cm" svg:width="3.149cm" svg:height="0.593cm" draw:z-index="437"><draw:object xlink:href="./Object 36" xlink:type="simple" xlink:show="embed" xlink:actuate="onLoad"/><draw:image xlink:href="./ObjectReplacements/Object 36" xlink:type="simple" xlink:show="embed" xlink:actuate="onLoad"/><svg:desc>формула</svg:desc></draw:frame></text:span></text:p>
      <text:p text:style-name="P73"><text:span text:style-name="T34">і вона називається граничною абсолютною похибкою числа </text:span><text:span text:style-name="T34"><draw:frame draw:style-name="fr134" draw:name="Об'єкт263" text:anchor-type="as-char" svg:y="-0.252cm" svg:width="0.527cm" svg:height="0.28cm" draw:z-index="438"><draw:object xlink:href="./Object 37" xlink:type="simple" xlink:show="embed" xlink:actuate="onLoad"/><draw:image xlink:href="./ObjectReplacements/Object 37" xlink:type="simple" xlink:show="embed" xlink:actuate="onLoad"/></draw:frame></text:span><text:span text:style-name="T34">. Таким чином </text:span><text:span text:style-name="T34"><draw:frame draw:style-name="fr134" draw:name="Об'єкт264" text:anchor-type="as-char" svg:y="-0.423cm" svg:width="0.723cm" svg:height="0.452cm" draw:z-index="439"><draw:object xlink:href="./Object 38" xlink:type="simple" xlink:show="embed" xlink:actuate="onLoad"/><draw:image xlink:href="./ObjectReplacements/Object 38" xlink:type="simple" xlink:show="embed" xlink:actuate="onLoad"/><svg:desc>формула</svg:desc></draw:frame></text:span><text:span text:style-name="T34">знаходиться в межах </text:span></text:p>
      <text:p text:style-name="P76"><text:span text:style-name="T34"><text:tab/></text:span><text:span text:style-name="T34"><draw:frame draw:style-name="fr134" draw:name="Об'єкт265" text:anchor-type="as-char" svg:y="-0.452cm" svg:width="5.068cm" svg:height="0.593cm" draw:z-index="440"><draw:object xlink:href="./Object 39" xlink:type="simple" xlink:show="embed" xlink:actuate="onLoad"/><draw:image xlink:href="./ObjectReplacements/Object 39" xlink:type="simple" xlink:show="embed" xlink:actuate="onLoad"/><svg:desc>формула</svg:desc></draw:frame></text:span></text:p>
      <text:p text:style-name="P67"><text:span text:style-name="T35">Це означає, що </text:span><text:span text:style-name="T167"><draw:frame draw:style-name="fr134" draw:name="Об'єкт266" text:anchor-type="as-char" svg:y="-0.45cm" svg:width="1.993cm" svg:height="0.589cm" draw:z-index="441"><draw:object xlink:href="./Object 40" xlink:type="simple" xlink:show="embed" xlink:actuate="onLoad"/><draw:image xlink:href="./ObjectReplacements/Object 40" xlink:type="simple" xlink:show="embed" xlink:actuate="onLoad"/></draw:frame></text:span><text:span text:style-name="T160">є наближенням </text:span><text:span text:style-name="T160"><draw:frame draw:style-name="fr134" draw:name="Об'єкт267" text:anchor-type="as-char" svg:y="-0.423cm" svg:width="0.723cm" svg:height="0.452cm" draw:z-index="442"><draw:object xlink:href="./Object 41" xlink:type="simple" xlink:show="embed" xlink:actuate="onLoad"/><draw:image xlink:href="./ObjectReplacements/Object 41" xlink:type="simple" xlink:show="embed" xlink:actuate="onLoad"/><svg:desc>формула</svg:desc></draw:frame></text:span><text:span text:style-name="T160">із недостачею, а </text:span><text:span text:style-name="T160"><draw:frame draw:style-name="fr134" draw:name="Об'єкт268" text:anchor-type="as-char" svg:y="-0.452cm" svg:width="1.93cm" svg:height="0.593cm" draw:z-index="443"><draw:object xlink:href="./Object 42" xlink:type="simple" xlink:show="embed" xlink:actuate="onLoad"/><draw:image xlink:href="./ObjectReplacements/Object 42" xlink:type="simple" xlink:show="embed" xlink:actuate="onLoad"/><svg:desc>формула</svg:desc></draw:frame></text:span><text:span text:style-name="T161">- наближення </text:span><text:span text:style-name="T161"><draw:frame draw:style-name="fr134" draw:name="Об'єкт269" text:anchor-type="as-char" svg:y="-0.423cm" svg:width="0.723cm" svg:height="0.452cm" draw:z-index="444"><draw:object xlink:href="./Object 43" xlink:type="simple" xlink:show="embed" xlink:actuate="onLoad"/><draw:image xlink:href="./ObjectReplacements/Object 43" xlink:type="simple" xlink:show="embed" xlink:actuate="onLoad"/><svg:desc>формула</svg:desc></draw:frame></text:span><text:span text:style-name="T161">із надлишком. Тоді</text:span></text:p>
      <text:p text:style-name="P31"><draw:frame draw:style-name="fr134" draw:name="Об'єкт270" text:anchor-type="as-char" svg:y="-0.452cm" svg:width="2.942cm" svg:height="0.593cm" draw:z-index="445"><draw:object xlink:href="./Object 44" xlink:type="simple" xlink:show="embed" xlink:actuate="onLoad"/><draw:image xlink:href="./ObjectReplacements/Object 44" xlink:type="simple" xlink:show="embed" xlink:actuate="onLoad"/><svg:desc>формула</svg:desc></draw:frame></text:p>
      <text:p text:style-name="P67"><text:soft-page-break/><text:span text:style-name="T161"><text:tab/>Таким чином під граничною абсолютною похибкою наближеного числа </text:span><text:span text:style-name="T161"><draw:frame draw:style-name="fr134" draw:name="Об'єкт271" text:anchor-type="as-char" svg:y="-0.252cm" svg:width="0.527cm" svg:height="0.28cm" draw:z-index="446"><draw:object xlink:href="./Object 45" xlink:type="simple" xlink:show="embed" xlink:actuate="onLoad"/><draw:image xlink:href="./ObjectReplacements/Object 45" xlink:type="simple" xlink:show="embed" xlink:actuate="onLoad"/><svg:desc>формула</svg:desc></draw:frame></text:span><text:span text:style-name="T161">розуміють довільне число </text:span><text:span text:style-name="T161"><draw:frame draw:style-name="fr134" draw:name="Об'єкт272" text:anchor-type="as-char" svg:y="-0.45cm" svg:width="1.254cm" svg:height="0.589cm" draw:z-index="447"><draw:object xlink:href="./Object 46" xlink:type="simple" xlink:show="embed" xlink:actuate="onLoad"/><draw:image xlink:href="./ObjectReplacements/Object 46" xlink:type="simple" xlink:show="embed" xlink:actuate="onLoad"/><svg:desc>формула</svg:desc></draw:frame></text:span><text:span text:style-name="T161">із множини невід’ємних чисел, що задовольняє нерівності </text:span><text:span text:style-name="T161"><draw:frame draw:style-name="fr134" draw:name="Об'єкт273" text:anchor-type="as-char" svg:y="-0.452cm" svg:width="3.149cm" svg:height="0.593cm" draw:z-index="448"><draw:object xlink:href="./Object 47" xlink:type="simple" xlink:show="embed" xlink:actuate="onLoad"/><draw:image xlink:href="./ObjectReplacements/Object 47" xlink:type="simple" xlink:show="embed" xlink:actuate="onLoad"/><svg:desc>формула</svg:desc></draw:frame></text:span><text:span text:style-name="T161">. Практично доцільно знаходити </text:span><text:span text:style-name="T161"><draw:frame draw:style-name="fr134" draw:name="Об'єкт274" text:anchor-type="as-char" svg:y="-0.45cm" svg:width="1.254cm" svg:height="0.589cm" draw:z-index="449"><draw:object xlink:href="./Object 48" xlink:type="simple" xlink:show="embed" xlink:actuate="onLoad"/><draw:image xlink:href="./ObjectReplacements/Object 48" xlink:type="simple" xlink:show="embed" xlink:actuate="onLoad"/><svg:desc>формула</svg:desc></draw:frame></text:span><text:span text:style-name="T161">як найменше за наявних умов, що задовольняє даній нерівності.</text:span></text:p>
      <text:p text:style-name="P67"><text:span text:style-name="T161"><text:tab/>Слід зауважити, що гранична похибка не дає повної характеристики щодо точності вимірювання або обчислення. Так, наприклад, якщо при вимірюванні двох балок отримано розміри </text:span><text:span text:style-name="T161"><draw:frame draw:style-name="fr134" draw:name="Об'єкт275" text:anchor-type="as-char" svg:y="-0.441cm" svg:width="4.427cm" svg:height="0.621cm" draw:z-index="450"><draw:object xlink:href="./Object 49" xlink:type="simple" xlink:show="embed" xlink:actuate="onLoad"/><draw:image xlink:href="./ObjectReplacements/Object 49" xlink:type="simple" xlink:show="embed" xlink:actuate="onLoad"/></draw:frame></text:span><text:span text:style-name="T161">, </text:span><text:span text:style-name="T161"><draw:frame draw:style-name="fr134" draw:name="Об'єкт414" text:anchor-type="as-char" svg:y="-0.441cm" svg:width="3.948cm" svg:height="0.621cm" draw:z-index="451"><draw:object xlink:href="./Object 50" xlink:type="simple" xlink:show="embed" xlink:actuate="onLoad"/><draw:image xlink:href="./ObjectReplacements/Object 50" xlink:type="simple" xlink:show="embed" xlink:actuate="onLoad"/><svg:desc>формула</svg:desc></draw:frame></text:span><text:span text:style-name="T161">, </text:span><text:span text:style-name="T162">то незважаючи на рівність їх граничних абсолютних похибок, якість вимірювання першої балки істотно вище ніж другої. Тут для характеристики точності вимірювання істотною є абсолютна похибка, яка приходиться на одиницю вимірювальної довжини. Така величина називається відносною похибкою наближеного числа </text:span><text:span text:style-name="T162"><draw:frame draw:style-name="fr134" draw:name="Об'єкт415" text:anchor-type="as-char" svg:y="-0.252cm" svg:width="0.527cm" svg:height="0.28cm" draw:z-index="452"><draw:object xlink:href="./Object 51" xlink:type="simple" xlink:show="embed" xlink:actuate="onLoad"/><draw:image xlink:href="./ObjectReplacements/Object 51" xlink:type="simple" xlink:show="embed" xlink:actuate="onLoad"/></draw:frame></text:span><text:span text:style-name="T162">. Отже </text:span></text:p>
      <text:p text:style-name="P62"><text:span text:style-name="T162"><draw:frame draw:style-name="fr134" draw:name="Об'єкт416" text:anchor-type="as-char" svg:y="-0.452cm" svg:width="3.575cm" svg:height="0.593cm" draw:z-index="453"><draw:object xlink:href="./Object 52" xlink:type="simple" xlink:show="embed" xlink:actuate="onLoad"/><draw:image xlink:href="./ObjectReplacements/Object 52" xlink:type="simple" xlink:show="embed" xlink:actuate="onLoad"/></draw:frame></text:span><text:span text:style-name="T163">або </text:span><text:span text:style-name="T163"><draw:frame draw:style-name="fr134" draw:name="Об'єкт417" text:anchor-type="as-char" svg:y="-0.45cm" svg:width="3.35cm" svg:height="0.589cm" draw:z-index="454"><draw:object xlink:href="./Object 53" xlink:type="simple" xlink:show="embed" xlink:actuate="onLoad"/><draw:image xlink:href="./ObjectReplacements/Object 53" xlink:type="simple" xlink:show="embed" xlink:actuate="onLoad"/></draw:frame></text:span></text:p>
      <text:p text:style-name="P68"><text:span text:style-name="T163"><text:tab/>Аналогічно, як і для абсолютної похибки, вводиться поняття граничної відносної похибки, а саме: під граничною відносною похибкою наближеного числа </text:span><text:span text:style-name="T163"><draw:frame draw:style-name="fr134" draw:name="Об'єкт418" text:anchor-type="as-char" svg:y="-0.252cm" svg:width="0.527cm" svg:height="0.28cm" draw:z-index="455"><draw:object xlink:href="./Object 54" xlink:type="simple" xlink:show="embed" xlink:actuate="onLoad"/><draw:image xlink:href="./ObjectReplacements/Object 54" xlink:type="simple" xlink:show="embed" xlink:actuate="onLoad"/></draw:frame></text:span><text:span text:style-name="T163">розуміють всяке число із множини чисел </text:span><text:span text:style-name="T163"><draw:frame draw:style-name="fr134" draw:name="Об'єкт419" text:anchor-type="as-char" svg:y="-0.45cm" svg:width="1.184cm" svg:height="0.589cm" draw:z-index="456"><draw:object xlink:href="./Object 55" xlink:type="simple" xlink:show="embed" xlink:actuate="onLoad"/><draw:image xlink:href="./ObjectReplacements/Object 55" xlink:type="simple" xlink:show="embed" xlink:actuate="onLoad"/></draw:frame></text:span><text:span text:style-name="T163">, що задовольняє нерівності</text:span></text:p>
      <text:p text:style-name="P63"><text:span text:style-name="T163"><draw:frame draw:style-name="fr134" draw:name="Об'єкт420" text:anchor-type="as-char" svg:y="-0.45cm" svg:width="3.337cm" svg:height="0.593cm" draw:z-index="457"><draw:object xlink:href="./Object 56" xlink:type="simple" xlink:show="embed" xlink:actuate="onLoad"/><draw:image xlink:href="./ObjectReplacements/Object 56" xlink:type="simple" xlink:show="embed" xlink:actuate="onLoad"/></draw:frame></text:span><text:span text:style-name="T163"> </text:span><text:span text:style-name="T164">або </text:span><text:span text:style-name="T164"><draw:frame draw:style-name="fr134" draw:name="Об'єкт421" text:anchor-type="as-char" svg:y="-0.45cm" svg:width="3.156cm" svg:height="0.589cm" draw:z-index="460"><draw:object xlink:href="./Object 57" xlink:type="simple" xlink:show="embed" xlink:actuate="onLoad"/><draw:image xlink:href="./ObjectReplacements/Object 57" xlink:type="simple" xlink:show="embed" xlink:actuate="onLoad"/></draw:frame></text:span></text:p>
      <text:p text:style-name="P68"><text:span text:style-name="T164"><text:tab/>Звідси випливає двостороння оцінка </text:span><text:span text:style-name="T164"><draw:frame draw:style-name="fr134" draw:name="Об'єкт422" text:anchor-type="as-char" svg:y="-0.423cm" svg:width="0.721cm" svg:height="0.452cm" draw:z-index="461"><draw:object xlink:href="./Object 58" xlink:type="simple" xlink:show="embed" xlink:actuate="onLoad"/><draw:image xlink:href="./ObjectReplacements/Object 58" xlink:type="simple" xlink:show="embed" xlink:actuate="onLoad"/></draw:frame></text:span><text:span text:style-name="T165">через </text:span><text:span text:style-name="T165"><draw:frame draw:style-name="fr134" draw:name="Об'єкт424" text:anchor-type="as-char" svg:y="-0.252cm" svg:width="0.527cm" svg:height="0.28cm" draw:z-index="462"><draw:object xlink:href="./Object 60" xlink:type="simple" xlink:show="embed" xlink:actuate="onLoad"/><draw:image xlink:href="./ObjectReplacements/Object 60" xlink:type="simple" xlink:show="embed" xlink:actuate="onLoad"/></draw:frame></text:span><text:span text:style-name="T165"> </text:span><text:span text:style-name="T166">і</text:span><text:span text:style-name="T165"><draw:frame draw:style-name="fr134" draw:name="Об'єкт423" text:anchor-type="as-char" svg:y="-0.45cm" svg:width="1.191cm" svg:height="0.593cm" draw:z-index="463"><draw:object xlink:href="./Object 59" xlink:type="simple" xlink:show="embed" xlink:actuate="onLoad"/><draw:image xlink:href="./ObjectReplacements/Object 59" xlink:type="simple" xlink:show="embed" xlink:actuate="onLoad"/></draw:frame></text:span></text:p>
      <text:p text:style-name="P63"><text:span text:style-name="T165"><draw:frame draw:style-name="fr134" draw:name="Об'єкт425" text:anchor-type="as-char" svg:y="-0.45cm" svg:width="3.586cm" svg:height="0.589cm" draw:z-index="464"><draw:object xlink:href="./Object 61" xlink:type="simple" xlink:show="embed" xlink:actuate="onLoad"/><draw:image xlink:href="./ObjectReplacements/Object 61" xlink:type="simple" xlink:show="embed" xlink:actuate="onLoad"/></draw:frame></text:span><text:span text:style-name="T166">або</text:span></text:p>
      <text:p text:style-name="P32"><draw:frame draw:style-name="fr134" draw:name="Об'єкт426" text:anchor-type="as-char" svg:y="-0.45cm" svg:width="7.969cm" svg:height="0.589cm" draw:z-index="465"><draw:object xlink:href="./Object 62" xlink:type="simple" xlink:show="embed" xlink:actuate="onLoad"/><draw:image xlink:href="./ObjectReplacements/Object 62" xlink:type="simple" xlink:show="embed" xlink:actuate="onLoad"/></draw:frame></text:p>
      <text:p text:style-name="P32"/>
      <text:p text:style-name="P55"><text:tab/>Значущі та вірні значущі цифри наближеного числа. </text:p>
      <text:p text:style-name="P55"/>
      <text:p text:style-name="P58">Значущими цифрами наближеного числа називаються всі цифри в його записі, починаючи з першої ненульової зліва.</text:p>
      <text:p text:style-name="P78"><text:soft-page-break/><text:span text:style-name="T10"><text:tab/>Наприклад: </text:span><text:span text:style-name="T28">a = </text:span><text:span text:style-name="T10">0,00</text:span><text:span text:style-name="T24">457</text:span><text:span text:style-name="T29">, а = </text:span><text:span text:style-name="T36">0,00</text:span><text:span text:style-name="T24">45700</text:span><text:span text:style-name="T29">.</text:span></text:p>
      <text:p text:style-name="P60"><text:tab/>Значуща цифра наближеного числа називається вірною, якщо його абсолютна похибка не перевищує одиниці розряду, що відповідає даній цифрі.</text:p>
      <text:p text:style-name="P78"><text:span text:style-name="T36"><text:tab/>Наприклад: </text:span><text:span text:style-name="T29">а = </text:span><text:span text:style-name="T36">0,00</text:span><text:span text:style-name="T24">457</text:span><text:span text:style-name="T36">,</text:span><text:span text:style-name="T36"><draw:frame draw:style-name="fr134" draw:name="Об'єкт427" text:anchor-type="as-char" svg:y="-0.452cm" svg:width="3.468cm" svg:height="0.593cm" draw:z-index="466"><draw:object xlink:href="./Object 63" xlink:type="simple" xlink:show="embed" xlink:actuate="onLoad"/><draw:image xlink:href="./ObjectReplacements/Object 63" xlink:type="simple" xlink:show="embed" xlink:actuate="onLoad"/><svg:desc>формула</svg:desc></draw:frame></text:span><text:span text:style-name="T36"> , </text:span><text:span text:style-name="T29">а = </text:span><text:span text:style-name="T36">0,00</text:span><text:span text:style-name="T24">45700</text:span><text:span text:style-name="T29">,</text:span><text:span text:style-name="T36"> </text:span><text:span text:style-name="T36"><draw:frame draw:style-name="fr134" draw:name="Об'єкт428" text:anchor-type="as-char" svg:y="-0.452cm" svg:width="3.708cm" svg:height="0.593cm" draw:z-index="467"><draw:object xlink:href="./Object 64" xlink:type="simple" xlink:show="embed" xlink:actuate="onLoad"/><draw:image xlink:href="./ObjectReplacements/Object 64" xlink:type="simple" xlink:show="embed" xlink:actuate="onLoad"/><svg:desc>формула</svg:desc></draw:frame></text:span></text:p>
      <text:p text:style-name="P59">Іноді вживається термін “число вірних знаків після коми”.</text:p>
      <text:p text:style-name="P59"/>
      <text:p text:style-name="P79"><text:tab/>Похибка методу та її оцінки</text:p>
      <text:p text:style-name="P53"/>
      <text:p text:style-name="P45"><text:tab/>Похибка методу зумовлюється наступними причинами:</text:p>
      <text:list xml:id="list5115744485740490741" text:style-name="WW8Num4">
        <text:list-item>
          <text:p text:style-name="P105">Точні оператори і вихідні дані, які характеризують задачу, замінюються наближеними. Наприклад, похідні замінюють скінченними різницями, інтеграли – скінченними сумами, функції – многочленами або таблицями їх значень у вузлах деякої сітки і т.д.</text:p>
        </text:list-item>
        <text:list-item>
          <text:p text:style-name="P105">При розв’язуванні вихідної задачі будується нескінченний ітераційний процес, який обривається на певному кроці. Як правило, методи розв’язування таких задач містить в собі деякий параметр, при прямуванні якого до певної границі похибка методу прямує до нуля, що дозволяє цю похибку регулювати. Крім того, через цей параметр та характеристики точного і наближеного операторів виражаються апріорна та апостеріорна оцінки похибки методу.</text:p>
        </text:list-item>
      </text:list>
      <text:p text:style-name="P45"><text:tab/>Нехай розглядається нелінійне операторне рівняння</text:p>
      <text:p text:style-name="P65"><text:span text:style-name="T8"><text:tab/></text:span><draw:frame draw:style-name="fr28" draw:name="Об'єкт279" text:anchor-type="as-char" svg:width="1.411cm" svg:height="0.529cm" draw:z-index="468"><draw:object-ole xlink:href="./Object 4" xlink:type="simple" xlink:show="embed" xlink:actuate="onLoad"/><draw:image xlink:href="./ObjectReplacements/Object 4" xlink:type="simple" xlink:show="embed" xlink:actuate="onLoad"/><svg:desc>об'єкт OLE</svg:desc></draw:frame><text:span text:style-name="T8"><text:tab/><text:tab/><text:tab/><text:tab/><text:tab/><text:tab/><text:tab/><text:tab/><text:tab/><text:tab/><text:tab/> <text:s text:c="5"/>(1)</text:span></text:p>
      <text:p text:style-name="P65"><text:span text:style-name="T8">де </text:span><text:span text:style-name="T13">A</text:span><text:span text:style-name="T8"> – двічі диференційований за Фреше оператор, що діє з області свого визначення </text:span><text:span text:style-name="T13">E</text:span><text:span text:style-name="T8"> гільбертового простору </text:span><text:span text:style-name="T13">H</text:span><text:span text:style-name="T17"> </text:span><text:span text:style-name="T8">у цей же простір. Рівняння (1) може характеризувати скінченну систему нелінійних скалярних рівнянь, нелінійне інтегральне рівняння із скінченними межами або інші рівняння.</text:span></text:p>
      <text:p text:style-name="P65"><text:span text:style-name="T8"><text:tab/>Нехай необхідно знайти всі ізольовані розв’язки </text:span><draw:frame draw:style-name="fr135" draw:name="Об'єкт280" text:anchor-type="as-char" svg:width="2.575cm" svg:height="0.776cm" draw:z-index="469"><draw:object-ole xlink:href="./Object 5" xlink:type="simple" xlink:show="embed" xlink:actuate="onLoad"/><draw:image xlink:href="./ObjectReplacements/Object 5" xlink:type="simple" xlink:show="embed" xlink:actuate="onLoad"/><svg:desc>об'єкт OLE</svg:desc></draw:frame><text:span text:style-name="T8"> рівняння (1) в </text:span><text:soft-page-break/><text:span text:style-name="T8">обмеженій області </text:span><text:span text:style-name="T13">E</text:span><text:span text:style-name="T8">.</text:span></text:p>
      <text:p text:style-name="P65"><text:span text:style-name="T8"><text:tab/>В загальному випадку процес глобального наближеного розв’язування рівняння (1) полягає у виборі або побудові методу, за допомогою якого для кожного точного розв’язку </text:span><draw:frame draw:style-name="fr136" draw:name="Об'єкт281" text:anchor-type="as-char" svg:width="0.529cm" svg:height="0.741cm" draw:z-index="368"><draw:object-ole xlink:href="./Object 6" xlink:type="simple" xlink:show="embed" xlink:actuate="onLoad"/><draw:image xlink:href="./ObjectReplacements/Object 6" xlink:type="simple" xlink:show="embed" xlink:actuate="onLoad"/><svg:desc>об'єкт OLE</svg:desc></draw:frame><text:span text:style-name="T8"> знаходиться послідовність наближених розв’язків </text:span><draw:frame draw:style-name="fr137" draw:name="Об'єкт282" text:anchor-type="as-char" svg:width="3.775cm" svg:height="0.776cm" draw:z-index="369"><draw:object-ole xlink:href="./Object 7" xlink:type="simple" xlink:show="embed" xlink:actuate="onLoad"/><draw:image xlink:href="./ObjectReplacements/Object 7" xlink:type="simple" xlink:show="embed" xlink:actuate="onLoad"/><svg:desc>об'єкт OLE</svg:desc></draw:frame><text:span text:style-name="T8">, де параметр </text:span><text:span text:style-name="T13">n</text:span><text:span text:style-name="T17"> </text:span><text:span text:style-name="T8">носить загальний смисл і не відображає конкретний спосіб побудови </text:span><draw:frame draw:style-name="fr138" draw:name="Об'єкт283" text:anchor-type="as-char" svg:width="0.6cm" svg:height="0.741cm" draw:z-index="370"><draw:object-ole xlink:href="./Object 8" xlink:type="simple" xlink:show="embed" xlink:actuate="onLoad"/><draw:image xlink:href="./ObjectReplacements/Object 8" xlink:type="simple" xlink:show="embed" xlink:actuate="onLoad"/><svg:desc>об'єкт OLE</svg:desc></draw:frame><text:span text:style-name="T8">. Ці послідовності будуються таким чином, щоб </text:span><text:span text:style-name="T8">була можливість або теоретично довести їх збіжність до відповідних їм точних розв’язків </text:span><draw:frame draw:style-name="fr136" draw:name="Об'єкт284" text:anchor-type="as-char" svg:width="0.529cm" svg:height="0.741cm" draw:z-index="371"><draw:object-ole xlink:href="./Object 9" xlink:type="simple" xlink:show="embed" xlink:actuate="onLoad"/><draw:image xlink:href="./ObjectReplacements/Object 9" xlink:type="simple" xlink:show="embed" xlink:actuate="onLoad"/><svg:desc>об'єкт OLE</svg:desc></draw:frame><text:span text:style-name="T8"> рівняння (1) або була підстава характеризувати практичну близькість (з ростом </text:span><text:span text:style-name="T13">n</text:span><text:span text:style-name="T8">) елементів цих послідовностей до відповідних їм точних розв’язків </text:span><draw:frame draw:style-name="fr136" draw:name="Об'єкт285" text:anchor-type="as-char" svg:width="0.529cm" svg:height="0.741cm" draw:z-index="372"><draw:object-ole xlink:href="./Object 10" xlink:type="simple" xlink:show="embed" xlink:actuate="onLoad"/><draw:image xlink:href="./ObjectReplacements/Object 10" xlink:type="simple" xlink:show="embed" xlink:actuate="onLoad"/><svg:desc>об'єкт OLE</svg:desc></draw:frame><text:span text:style-name="T8">. Вирішення цієї задачі передбачає відокремлення всіх ізольованих розв’язків </text:span><draw:frame draw:style-name="fr136" draw:name="Об'єкт286" text:anchor-type="as-char" svg:width="0.529cm" svg:height="0.741cm" draw:z-index="373"><draw:object-ole xlink:href="./Object 11" xlink:type="simple" xlink:show="embed" xlink:actuate="onLoad"/><draw:image xlink:href="./ObjectReplacements/Object 11" xlink:type="simple" xlink:show="embed" xlink:actuate="onLoad"/><svg:desc>об'єкт OLE</svg:desc></draw:frame><text:span text:style-name="T8"> шляхом побудови таких замкнених підобластей </text:span><draw:frame draw:style-name="fr139" draw:name="Об'єкт287" text:anchor-type="as-char" svg:width="1.482cm" svg:height="0.67cm" draw:z-index="374"><draw:object-ole xlink:href="./Object 12" xlink:type="simple" xlink:show="embed" xlink:actuate="onLoad"/><draw:image xlink:href="./ObjectReplacements/Object 12" xlink:type="simple" xlink:show="embed" xlink:actuate="onLoad"/><svg:desc>об'єкт OLE</svg:desc></draw:frame><text:span text:style-name="T8">, зокрема замкнених куль </text:span><draw:frame draw:style-name="fr140" draw:name="Об'єкт288" text:anchor-type="as-char" svg:width="0.459cm" svg:height="0.635cm" draw:z-index="375"><draw:object-ole xlink:href="./Object 13" xlink:type="simple" xlink:show="embed" xlink:actuate="onLoad"/><draw:image xlink:href="./ObjectReplacements/Object 13" xlink:type="simple" xlink:show="embed" xlink:actuate="onLoad"/><svg:desc>об'єкт OLE</svg:desc></draw:frame><text:span text:style-name="T8">, кожна з яких буде містити єдиний розв’язок із області </text:span><text:span text:style-name="T13">E</text:span><text:span text:style-name="T8">. Для цього потрібно знайти множини елементів </text:span><draw:frame draw:style-name="fr51" draw:name="Об'єкт289" text:anchor-type="as-char" svg:width="2.011cm" svg:height="0.67cm" draw:z-index="376"><draw:object-ole xlink:href="./Object 14" xlink:type="simple" xlink:show="embed" xlink:actuate="onLoad"/><draw:image xlink:href="./ObjectReplacements/Object 14" xlink:type="simple" xlink:show="embed" xlink:actuate="onLoad"/><svg:desc>об'єкт OLE</svg:desc></draw:frame><text:span text:style-name="T8"> і дійсних чисел </text:span><draw:frame draw:style-name="fr141" draw:name="Об'єкт290" text:anchor-type="as-char" svg:width="1.834cm" svg:height="0.67cm" draw:z-index="377"><draw:object-ole xlink:href="./Object 15" xlink:type="simple" xlink:show="embed" xlink:actuate="onLoad"/><draw:image xlink:href="./ObjectReplacements/Object 15" xlink:type="simple" xlink:show="embed" xlink:actuate="onLoad"/><svg:desc>об'єкт OLE</svg:desc></draw:frame><text:span text:style-name="T8">, які називаються відповідно центрами і радіусами замкнених куль</text:span></text:p>
      <text:p text:style-name="P65"><text:span text:style-name="T8"><text:tab/></text:span><draw:frame draw:style-name="fr142" draw:name="Об'єкт291" text:anchor-type="as-char" svg:width="8.112cm" svg:height="0.811cm" draw:z-index="378"><draw:object-ole xlink:href="./Object 16" xlink:type="simple" xlink:show="embed" xlink:actuate="onLoad"/><draw:image xlink:href="./ObjectReplacements/Object 16" xlink:type="simple" xlink:show="embed" xlink:actuate="onLoad"/><svg:desc>об'єкт OLE</svg:desc></draw:frame><text:span text:style-name="T8"> <text:s/></text:span></text:p>
      <text:p text:style-name="P65"><text:span text:style-name="T8">щоб на кожній із них виконувались деякі <text:s/>достатні умови існування єдиного розв’язку рівняння (1). Дійсно, якщо такі пари </text:span><draw:frame draw:style-name="fr143" draw:name="Об'єкт292" text:anchor-type="as-char" svg:width="1.27cm" svg:height="0.741cm" draw:z-index="379"><draw:object-ole xlink:href="./Object 17" xlink:type="simple" xlink:show="embed" xlink:actuate="onLoad"/><draw:image xlink:href="./ObjectReplacements/Object 17" xlink:type="simple" xlink:show="embed" xlink:actuate="onLoad"/><svg:desc>об'єкт OLE</svg:desc></draw:frame><text:span text:style-name="T8"> будуть знайдені, то теорема існування розв’язку </text:span><draw:frame draw:style-name="fr136" draw:name="Об'єкт293" text:anchor-type="as-char" svg:width="0.529cm" svg:height="0.741cm" draw:z-index="380"><draw:object-ole xlink:href="./Object 18" xlink:type="simple" xlink:show="embed" xlink:actuate="onLoad"/><draw:image xlink:href="./ObjectReplacements/Object 18" xlink:type="simple" xlink:show="embed" xlink:actuate="onLoad"/><svg:desc>об'єкт OLE</svg:desc></draw:frame><text:span text:style-name="T8"> рівняння (1) може бути визначена у багатьох випадках таким чином: якщо рівняння (1) запишеться записати у еквівалентному виді </text:span><draw:frame draw:style-name="fr144" draw:name="Об'єкт294" text:anchor-type="as-char" svg:width="2.469cm" svg:height="0.529cm" draw:z-index="381"><draw:object-ole xlink:href="./Object 19" xlink:type="simple" xlink:show="embed" xlink:actuate="onLoad"/><draw:image xlink:href="./ObjectReplacements/Object 19" xlink:type="simple" xlink:show="embed" xlink:actuate="onLoad"/><svg:desc>об'єкт OLE</svg:desc></draw:frame><text:span text:style-name="T8">, то відповідний йому ітераційний метод </text:span></text:p>
      <text:p text:style-name="P65"><text:span text:style-name="T8"><text:tab/></text:span><draw:frame draw:style-name="fr145" draw:name="Об'єкт295" text:anchor-type="as-char" svg:width="5.468cm" svg:height="0.741cm" draw:z-index="382"><draw:object-ole xlink:href="./Object 20" xlink:type="simple" xlink:show="embed" xlink:actuate="onLoad"/><draw:image xlink:href="./ObjectReplacements/Object 20" xlink:type="simple" xlink:show="embed" xlink:actuate="onLoad"/><svg:desc>об'єкт OLE</svg:desc></draw:frame><text:span text:style-name="T8"><text:tab/><text:tab/><text:tab/><text:tab/><text:tab/><text:tab/><text:tab/><text:tab/> <text:s text:c="5"/>(2)</text:span></text:p>
      <text:p text:style-name="P65"><text:span text:style-name="T8">в якому </text:span><draw:frame draw:style-name="fr146" draw:name="Об'єкт296" text:anchor-type="as-char" svg:width="0.88cm" svg:height="0.635cm" draw:z-index="383"><draw:object-ole xlink:href="./Object 280" xlink:type="simple" xlink:show="embed" xlink:actuate="onLoad"/><draw:image xlink:href="./ObjectReplacements/Object 280" xlink:type="simple" xlink:show="embed" xlink:actuate="onLoad"/><svg:desc>об'єкт OLE</svg:desc></draw:frame><text:span text:style-name="T8"> відображає напрям руху ітераційного процесу, а послідовність </text:span><draw:frame draw:style-name="fr147" draw:name="Об'єкт297" text:anchor-type="as-char" svg:width="1.023cm" svg:height="0.741cm" draw:z-index="384"><draw:object-ole xlink:href="./Object 296" xlink:type="simple" xlink:show="embed" xlink:actuate="onLoad"/><draw:image xlink:href="./ObjectReplacements/Object 296" xlink:type="simple" xlink:show="embed" xlink:actuate="onLoad"/><svg:desc>об'єкт OLE</svg:desc></draw:frame><text:span text:style-name="T8"> - послідовність дійсних чисел, що характеризує величину кроку ітераційного </text:span><text:soft-page-break/><text:span text:style-name="T8">процесу. Критерій вибору </text:span><draw:frame draw:style-name="fr146" draw:name="Об'єкт298" text:anchor-type="as-char" svg:width="0.88cm" svg:height="0.635cm" draw:z-index="385"><draw:object-ole xlink:href="./Object 706" xlink:type="simple" xlink:show="embed" xlink:actuate="onLoad"/><draw:image xlink:href="./ObjectReplacements/Object 706" xlink:type="simple" xlink:show="embed" xlink:actuate="onLoad"/><svg:desc>об'єкт OLE</svg:desc></draw:frame><text:span text:style-name="T8"> і </text:span><draw:frame draw:style-name="fr42" draw:name="Об'єкт299" text:anchor-type="as-char" svg:width="0.6cm" svg:height="0.67cm" draw:z-index="386"><draw:object-ole xlink:href="./Object 707" xlink:type="simple" xlink:show="embed" xlink:actuate="onLoad"/><draw:image xlink:href="./ObjectReplacements/Object 707" xlink:type="simple" xlink:show="embed" xlink:actuate="onLoad"/><svg:desc>об'єкт OLE</svg:desc></draw:frame><text:span text:style-name="T8"> визначає той чи інший ітераційний метод.</text:span></text:p>
      <text:p text:style-name="P45"><text:tab/>Щодо існування єдиного розв’язку рівняння (1) та збіжності методу має місце узагальнена теорема</text:p>
      <text:p text:style-name="P65"><text:span text:style-name="T8"><text:tab/></text:span><text:span text:style-name="T23">Теорема 1</text:span><text:span text:style-name="T8"> Нехай у кулі </text:span><draw:frame draw:style-name="fr148" draw:name="Об'єкт300" text:anchor-type="as-char" svg:width="1.658cm" svg:height="0.741cm" draw:z-index="96"><draw:object-ole xlink:href="./Object 708" xlink:type="simple" xlink:show="embed" xlink:actuate="onLoad"/><draw:image xlink:href="./ObjectReplacements/Object 708" xlink:type="simple" xlink:show="embed" xlink:actuate="onLoad"/><svg:desc>об'єкт OLE</svg:desc></draw:frame><text:span text:style-name="T8">, де </text:span><draw:frame draw:style-name="fr149" draw:name="Об'єкт301" text:anchor-type="as-char" svg:width="0.529cm" svg:height="0.635cm" draw:z-index="97"><draw:object-ole xlink:href="./Object 709" xlink:type="simple" xlink:show="embed" xlink:actuate="onLoad"/><draw:image xlink:href="./ObjectReplacements/Object 709" xlink:type="simple" xlink:show="embed" xlink:actuate="onLoad"/><svg:desc>об'єкт OLE</svg:desc></draw:frame><text:span text:style-name="T8"> - один із елементів </text:span><draw:frame draw:style-name="fr89" draw:name="Об'єкт302" text:anchor-type="as-char" svg:width="0.423cm" svg:height="0.67cm" draw:z-index="98"><draw:object-ole xlink:href="./Object 710" xlink:type="simple" xlink:show="embed" xlink:actuate="onLoad"/><draw:image xlink:href="./ObjectReplacements/Object 710" xlink:type="simple" xlink:show="embed" xlink:actuate="onLoad"/><svg:desc>об'єкт OLE</svg:desc></draw:frame><text:span text:style-name="T8">, а </text:span><draw:frame draw:style-name="fr150" draw:name="Об'єкт303" text:anchor-type="as-char" svg:width="0.353cm" svg:height="0.388cm" draw:z-index="99"><draw:object-ole xlink:href="./Object 711" xlink:type="simple" xlink:show="embed" xlink:actuate="onLoad"/><draw:image xlink:href="./ObjectReplacements/Object 711" xlink:type="simple" xlink:show="embed" xlink:actuate="onLoad"/><svg:desc>об'єкт OLE</svg:desc></draw:frame><text:span text:style-name="T8"> - відповідне йому значення </text:span><draw:frame draw:style-name="fr151" draw:name="Об'єкт304" text:anchor-type="as-char" svg:width="0.353cm" svg:height="0.67cm" draw:z-index="114"><draw:object-ole xlink:href="./Object 712" xlink:type="simple" xlink:show="embed" xlink:actuate="onLoad"/><draw:image xlink:href="./ObjectReplacements/Object 712" xlink:type="simple" xlink:show="embed" xlink:actuate="onLoad"/><svg:desc>об'єкт OLE</svg:desc></draw:frame><text:span text:style-name="T8">, виконуються умови</text:span></text:p>
      <text:p text:style-name="P65"><text:span text:style-name="T8"><text:tab/></text:span><draw:frame draw:style-name="fr152" draw:name="Об'єкт305" text:anchor-type="as-char" svg:width="2.046cm" svg:height="0.88cm" draw:z-index="116"><draw:object-ole xlink:href="./Object 713" xlink:type="simple" xlink:show="embed" xlink:actuate="onLoad"/><draw:image xlink:href="./ObjectReplacements/Object 713" xlink:type="simple" xlink:show="embed" xlink:actuate="onLoad"/><svg:desc>об'єкт OLE</svg:desc></draw:frame><text:span text:style-name="T8"> , </text:span><draw:frame draw:style-name="fr153" draw:name="Об'єкт306" text:anchor-type="as-char" svg:width="3.634cm" svg:height="0.776cm" draw:z-index="122"><draw:object-ole xlink:href="./Object 714" xlink:type="simple" xlink:show="embed" xlink:actuate="onLoad"/><draw:image xlink:href="./ObjectReplacements/Object 714" xlink:type="simple" xlink:show="embed" xlink:actuate="onLoad"/><svg:desc>об'єкт OLE</svg:desc></draw:frame><text:span text:style-name="T8"> , </text:span><draw:frame draw:style-name="fr154" draw:name="Об'єкт307" text:anchor-type="as-char" svg:width="3.598cm" svg:height="0.776cm" draw:z-index="123"><draw:object-ole xlink:href="./Object 715" xlink:type="simple" xlink:show="embed" xlink:actuate="onLoad"/><draw:image xlink:href="./ObjectReplacements/Object 715" xlink:type="simple" xlink:show="embed" xlink:actuate="onLoad"/><svg:desc>об'єкт OLE</svg:desc></draw:frame><text:span text:style-name="T8"> ,<text:tab/><text:tab/><text:tab/><text:tab/> <text:s text:c="5"/>(3)</text:span></text:p>
      <text:p text:style-name="P65"><text:span text:style-name="T8"><text:tab/></text:span><draw:frame draw:style-name="fr155" draw:name="Об'єкт308" text:anchor-type="as-char" svg:width="5.221cm" svg:height="0.88cm" draw:z-index="172"><draw:object-ole xlink:href="./Object 716" xlink:type="simple" xlink:show="embed" xlink:actuate="onLoad"/><draw:image xlink:href="./ObjectReplacements/Object 716" xlink:type="simple" xlink:show="embed" xlink:actuate="onLoad"/><svg:desc>об'єкт OLE</svg:desc></draw:frame><text:span text:style-name="T8">, або </text:span><draw:frame draw:style-name="fr156" draw:name="Об'єкт309" text:anchor-type="as-char" svg:width="4.41cm" svg:height="0.88cm" draw:z-index="173"><draw:object-ole xlink:href="./Object 717" xlink:type="simple" xlink:show="embed" xlink:actuate="onLoad"/><draw:image xlink:href="./ObjectReplacements/Object 717" xlink:type="simple" xlink:show="embed" xlink:actuate="onLoad"/><svg:desc>об'єкт OLE</svg:desc></draw:frame><text:span text:style-name="T8">,<text:tab/> <text:tab/><text:tab/><text:tab/> <text:s text:c="5"/>(4)</text:span></text:p>
      <text:p text:style-name="P65"><text:span text:style-name="T8">де </text:span><draw:frame draw:style-name="fr16" draw:name="Об'єкт310" text:anchor-type="as-char" svg:width="0.529cm" svg:height="0.67cm" draw:z-index="174"><draw:object-ole xlink:href="./Object 718" xlink:type="simple" xlink:show="embed" xlink:actuate="onLoad"/><draw:image xlink:href="./ObjectReplacements/Object 718" xlink:type="simple" xlink:show="embed" xlink:actuate="onLoad"/><svg:desc>об'єкт OLE</svg:desc></draw:frame><text:span text:style-name="T8">, </text:span><draw:frame draw:style-name="fr157" draw:name="Об'єкт311" text:anchor-type="as-char" svg:width="1.905cm" svg:height="0.88cm" draw:z-index="175"><draw:object-ole xlink:href="./Object 719" xlink:type="simple" xlink:show="embed" xlink:actuate="onLoad"/><draw:image xlink:href="./ObjectReplacements/Object 719" xlink:type="simple" xlink:show="embed" xlink:actuate="onLoad"/><svg:desc>об'єкт OLE</svg:desc></draw:frame><text:span text:style-name="T8">, </text:span><draw:frame draw:style-name="fr158" draw:name="Об'єкт312" text:anchor-type="as-char" svg:width="1.799cm" svg:height="0.88cm" draw:z-index="176"><draw:object-ole xlink:href="./Object 720" xlink:type="simple" xlink:show="embed" xlink:actuate="onLoad"/><draw:image xlink:href="./ObjectReplacements/Object 720" xlink:type="simple" xlink:show="embed" xlink:actuate="onLoad"/><svg:desc>об'єкт OLE</svg:desc></draw:frame><text:span text:style-name="T8">, </text:span><draw:frame draw:style-name="fr159" draw:name="Об'єкт313" text:anchor-type="as-char" svg:width="1.762cm" svg:height="0.88cm" draw:z-index="177"><draw:object-ole xlink:href="./Object 721" xlink:type="simple" xlink:show="embed" xlink:actuate="onLoad"/><draw:image xlink:href="./ObjectReplacements/Object 721" xlink:type="simple" xlink:show="embed" xlink:actuate="onLoad"/><svg:desc>об'єкт OLE</svg:desc></draw:frame><text:span text:style-name="T8"> - константи .які забезпечують виконання умов</text:span></text:p>
      <text:p text:style-name="P65"><text:span text:style-name="T8"><text:tab/></text:span><draw:frame draw:style-name="fr160" draw:name="Об'єкт314" text:anchor-type="as-char" svg:width="8.819cm" svg:height="0.953cm" draw:z-index="178"><draw:object-ole xlink:href="./Object 722" xlink:type="simple" xlink:show="embed" xlink:actuate="onLoad"/><draw:image xlink:href="./ObjectReplacements/Object 722" xlink:type="simple" xlink:show="embed" xlink:actuate="onLoad"/><svg:desc>об'єкт OLE</svg:desc></draw:frame><text:span text:style-name="T8">,<text:tab/><text:tab/><text:tab/><text:tab/><text:tab/> <text:s text:c="5"/>(5)</text:span></text:p>
      <text:p text:style-name="P65"><text:span text:style-name="T8"><text:tab/></text:span><draw:frame draw:style-name="fr161" draw:name="Об'єкт315" text:anchor-type="as-char" svg:width="8.961cm" svg:height="0.953cm" draw:z-index="183"><draw:object-ole xlink:href="./Object 723" xlink:type="simple" xlink:show="embed" xlink:actuate="onLoad"/><draw:image xlink:href="./ObjectReplacements/Object 723" xlink:type="simple" xlink:show="embed" xlink:actuate="onLoad"/><svg:desc>об'єкт OLE</svg:desc></draw:frame><text:span text:style-name="T8">.<text:tab/><text:tab/><text:tab/><text:tab/><text:tab/> <text:s text:c="5"/>(6)</text:span></text:p>
      <text:p text:style-name="P65"><text:span text:style-name="T8">Тоді рівняння (1) має в кулі </text:span><draw:frame draw:style-name="fr162" draw:name="Об'єкт316" text:anchor-type="as-char" svg:width="1.729cm" svg:height="0.88cm" draw:z-index="184"><draw:object-ole xlink:href="./Object 724" xlink:type="simple" xlink:show="embed" xlink:actuate="onLoad"/><draw:image xlink:href="./ObjectReplacements/Object 724" xlink:type="simple" xlink:show="embed" xlink:actuate="onLoad"/><svg:desc>об'єкт OLE</svg:desc></draw:frame><text:span text:style-name="T8"> єдиний розв’</text:span><text:span text:style-name="T2">язок </text:span><draw:frame draw:style-name="fr149" draw:name="Об'єкт317" text:anchor-type="as-char" svg:width="0.529cm" svg:height="0.635cm" draw:z-index="185"><draw:object-ole xlink:href="./Object 725" xlink:type="simple" xlink:show="embed" xlink:actuate="onLoad"/><draw:image xlink:href="./ObjectReplacements/Object 725" xlink:type="simple" xlink:show="embed" xlink:actuate="onLoad"/><svg:desc>об'єкт OLE</svg:desc></draw:frame><text:span text:style-name="T2">, до якого збігається послідовність </text:span><draw:frame draw:style-name="fr163" draw:name="Об'єкт318" text:anchor-type="as-char" svg:width="0.988cm" svg:height="0.88cm" draw:z-index="186"><draw:object-ole xlink:href="./Object 726" xlink:type="simple" xlink:show="embed" xlink:actuate="onLoad"/><draw:image xlink:href="./ObjectReplacements/Object 726" xlink:type="simple" xlink:show="embed" xlink:actuate="onLoad"/><svg:desc>об'єкт OLE</svg:desc></draw:frame><text:span text:style-name="T2">, побудована згідно введеного ітераційного процесу(за відповідного вибору </text:span><draw:frame draw:style-name="fr146" draw:name="Об'єкт319" text:anchor-type="as-char" svg:width="0.88cm" svg:height="0.635cm" draw:z-index="225"><draw:object-ole xlink:href="./Object 727" xlink:type="simple" xlink:show="embed" xlink:actuate="onLoad"/><draw:image xlink:href="./ObjectReplacements/Object 727" xlink:type="simple" xlink:show="embed" xlink:actuate="onLoad"/><svg:desc>об'єкт OLE</svg:desc></draw:frame><text:span text:style-name="T2"> і </text:span><draw:frame draw:style-name="fr16" draw:name="Об'єкт320" text:anchor-type="as-char" svg:width="0.529cm" svg:height="0.67cm" draw:z-index="226"><draw:object-ole xlink:href="./Object 728" xlink:type="simple" xlink:show="embed" xlink:actuate="onLoad"/><draw:image xlink:href="./ObjectReplacements/Object 728" xlink:type="simple" xlink:show="embed" xlink:actuate="onLoad"/><svg:desc>об'єкт OLE</svg:desc></draw:frame><text:span text:style-name="T2">), причому швидкість збіжності та оцінка похибки характеризується нерівністю</text:span></text:p>
      <text:p text:style-name="P65"><text:span text:style-name="T2"><text:tab/></text:span><draw:frame draw:style-name="fr164" draw:name="Об'єкт321" text:anchor-type="as-char" svg:width="11.994cm" svg:height="0.953cm" draw:z-index="227"><draw:object-ole xlink:href="./Object 729" xlink:type="simple" xlink:show="embed" xlink:actuate="onLoad"/><draw:image xlink:href="./ObjectReplacements/Object 729" xlink:type="simple" xlink:show="embed" xlink:actuate="onLoad"/><svg:desc>об'єкт OLE</svg:desc></draw:frame><text:span text:style-name="T2">.<text:tab/><text:tab/><text:tab/> <text:s text:c="3"/>(7)</text:span></text:p>
      <text:p text:style-name="P65"><text:span text:style-name="T2">При </text:span><draw:frame draw:style-name="fr165" draw:name="Об'єкт322" text:anchor-type="as-char" svg:width="1.094cm" svg:height="0.529cm" draw:z-index="228"><draw:object-ole xlink:href="./Object 730" xlink:type="simple" xlink:show="embed" xlink:actuate="onLoad"/><draw:image xlink:href="./ObjectReplacements/Object 730" xlink:type="simple" xlink:show="embed" xlink:actuate="onLoad"/><svg:desc>об'єкт OLE</svg:desc></draw:frame></text:p>
      <text:p text:style-name="P65"><text:span text:style-name="T3"><text:tab/></text:span><draw:frame draw:style-name="fr166" draw:name="Об'єкт323" text:anchor-type="as-char" svg:width="9.031cm" svg:height="0.953cm" draw:z-index="229"><draw:object-ole xlink:href="./Object 731" xlink:type="simple" xlink:show="embed" xlink:actuate="onLoad"/><draw:image xlink:href="./ObjectReplacements/Object 731" xlink:type="simple" xlink:show="embed" xlink:actuate="onLoad"/><svg:desc>об'єкт OLE</svg:desc></draw:frame><text:span text:style-name="T2"><text:tab/><text:tab/><text:tab/><text:tab/><text:tab/> <text:s text:c="3"/>(8)</text:span></text:p>
      <text:p text:style-name="P45">що характеризує близькість точного і відповідного йому наближеного розв’язку, який може правити за початкове наближення для ітераційного процесу.</text:p>
      <text:p text:style-name="P66"><text:span text:style-name="T8"><text:tab/>У табл. 1 наведені величини </text:span><draw:frame draw:style-name="fr146" draw:name="Об'єкт324" text:anchor-type="as-char" svg:width="0.88cm" svg:height="0.635cm" draw:z-index="230"><draw:object-ole xlink:href="./Object 732" xlink:type="simple" xlink:show="embed" xlink:actuate="onLoad"/><draw:image xlink:href="./ObjectReplacements/Object 732" xlink:type="simple" xlink:show="embed" xlink:actuate="onLoad"/><svg:desc>об'єкт OLE</svg:desc></draw:frame><text:span text:style-name="T8">, </text:span><draw:frame draw:style-name="fr42" draw:name="Об'єкт325" text:anchor-type="as-char" svg:width="0.6cm" svg:height="0.67cm" draw:z-index="231"><draw:object-ole xlink:href="./Object 733" xlink:type="simple" xlink:show="embed" xlink:actuate="onLoad"/><draw:image xlink:href="./ObjectReplacements/Object 733" xlink:type="simple" xlink:show="embed" xlink:actuate="onLoad"/><svg:desc>об'єкт OLE</svg:desc></draw:frame><text:span text:style-name="T8">, </text:span><draw:frame draw:style-name="fr167" draw:name="Об'єкт326" text:anchor-type="as-char" svg:width="0.953cm" svg:height="0.635cm" draw:z-index="232"><draw:object-ole xlink:href="./Object 734" xlink:type="simple" xlink:show="embed" xlink:actuate="onLoad"/><draw:image xlink:href="./ObjectReplacements/Object 734" xlink:type="simple" xlink:show="embed" xlink:actuate="onLoad"/><svg:desc>об'єкт OLE</svg:desc></draw:frame><text:span text:style-name="T8">, </text:span><draw:frame draw:style-name="fr168" draw:name="Об'єкт327" text:anchor-type="as-char" svg:width="0.988cm" svg:height="0.635cm" draw:z-index="235"><draw:object-ole xlink:href="./Object 735" xlink:type="simple" xlink:show="embed" xlink:actuate="onLoad"/><draw:image xlink:href="./ObjectReplacements/Object 735" xlink:type="simple" xlink:show="embed" xlink:actuate="onLoad"/><svg:desc>об'єкт OLE</svg:desc></draw:frame><text:span text:style-name="T8">, </text:span><draw:frame draw:style-name="fr46" draw:name="Об'єкт328" text:anchor-type="as-char" svg:width="1.235cm" svg:height="0.67cm" draw:z-index="236"><draw:object-ole xlink:href="./Object 736" xlink:type="simple" xlink:show="embed" xlink:actuate="onLoad"/><draw:image xlink:href="./ObjectReplacements/Object 736" xlink:type="simple" xlink:show="embed" xlink:actuate="onLoad"/><svg:desc>об'єкт OLE</svg:desc></draw:frame><text:span text:style-name="T8">, що характеризують деякі ітераційні методи.</text:span></text:p>
      <text:p text:style-name="P46"/>
      <text:p text:style-name="P46"><text:soft-page-break/></text:p>
      <text:p text:style-name="P69"><text:span text:style-name="T8"><text:tab/><text:tab/><text:tab/><text:tab/></text:span><text:span text:style-name="T17">т</text:span><text:span text:style-name="T8">абл</text:span><text:span text:style-name="T17">иця</text:span><text:span text:style-name="T8"> 1</text:span></text:p>
      <table:table table:name="Таблиця1" table:style-name="Таблиця1">
        <table:table-column table:style-name="Таблиця1.A"/>
        <table:table-column table:style-name="Таблиця1.B"/>
        <table:table-column table:style-name="Таблиця1.C"/>
        <table:table-column table:style-name="Таблиця1.D"/>
        <table:table-column table:style-name="Таблиця1.E"/>
        <table:table-column table:style-name="Таблиця1.F"/>
        <table:table-row table:style-name="Таблиця1.1">
          <table:table-cell table:style-name="Таблиця1.A1" office:value-type="string">
            <text:p text:style-name="P48">Метод</text:p>
          </table:table-cell>
          <table:table-cell table:style-name="Таблиця1.A1" office:value-type="string">
            <text:p text:style-name="P61"><draw:frame draw:style-name="fr146" draw:name="Об'єкт329" text:anchor-type="as-char" svg:width="0.88cm" svg:height="0.635cm" draw:z-index="237"><draw:object-ole xlink:href="./Object 737" xlink:type="simple" xlink:show="embed" xlink:actuate="onLoad"/><draw:image xlink:href="./ObjectReplacements/Object 737" xlink:type="simple" xlink:show="embed" xlink:actuate="onLoad"/><svg:desc>об'єкт OLE</svg:desc></draw:frame></text:p>
          </table:table-cell>
          <table:table-cell table:style-name="Таблиця1.A1" office:value-type="string">
            <text:p text:style-name="P61"><draw:frame draw:style-name="fr42" draw:name="Об'єкт330" text:anchor-type="as-char" svg:width="0.6cm" svg:height="0.67cm" draw:z-index="238"><draw:object-ole xlink:href="./Object 738" xlink:type="simple" xlink:show="embed" xlink:actuate="onLoad"/><draw:image xlink:href="./ObjectReplacements/Object 738" xlink:type="simple" xlink:show="embed" xlink:actuate="onLoad"/><svg:desc>об'єкт OLE</svg:desc></draw:frame></text:p>
          </table:table-cell>
          <table:table-cell table:style-name="Таблиця1.A1" office:value-type="string">
            <text:p text:style-name="P61"><draw:frame draw:style-name="fr167" draw:name="Об'єкт331" text:anchor-type="as-char" svg:width="0.953cm" svg:height="0.635cm" draw:z-index="241"><draw:object-ole xlink:href="./Object 739" xlink:type="simple" xlink:show="embed" xlink:actuate="onLoad"/><draw:image xlink:href="./ObjectReplacements/Object 739" xlink:type="simple" xlink:show="embed" xlink:actuate="onLoad"/><svg:desc>об'єкт OLE</svg:desc></draw:frame></text:p>
          </table:table-cell>
          <table:table-cell table:style-name="Таблиця1.A1" office:value-type="string">
            <text:p text:style-name="P61"><draw:frame draw:style-name="fr168" draw:name="Об'єкт332" text:anchor-type="as-char" svg:width="0.988cm" svg:height="0.635cm" draw:z-index="242"><draw:object-ole xlink:href="./Object 740" xlink:type="simple" xlink:show="embed" xlink:actuate="onLoad"/><draw:image xlink:href="./ObjectReplacements/Object 740" xlink:type="simple" xlink:show="embed" xlink:actuate="onLoad"/><svg:desc>об'єкт OLE</svg:desc></draw:frame></text:p>
          </table:table-cell>
          <table:table-cell table:style-name="Таблиця1.F1" office:value-type="string">
            <text:p text:style-name="P61"><draw:frame draw:style-name="fr46" draw:name="Об'єкт333" text:anchor-type="as-char" svg:width="1.235cm" svg:height="0.67cm" draw:z-index="243"><draw:object-ole xlink:href="./Object 741" xlink:type="simple" xlink:show="embed" xlink:actuate="onLoad"/><draw:image xlink:href="./ObjectReplacements/Object 741" xlink:type="simple" xlink:show="embed" xlink:actuate="onLoad"/><svg:desc>об'єкт OLE</svg:desc></draw:frame></text:p>
          </table:table-cell>
        </table:table-row>
        <table:table-row table:style-name="Таблиця1.2">
          <table:table-cell table:style-name="Таблиця1.A1" office:value-type="string">
            <text:p text:style-name="P70">Метод найскорішого спуску</text:p>
          </table:table-cell>
          <table:table-cell table:style-name="Таблиця1.A1" office:value-type="string">
            <text:p text:style-name="P61"><draw:frame draw:style-name="fr146" draw:name="Об'єкт334" text:anchor-type="as-char" svg:width="0.88cm" svg:height="0.635cm" draw:z-index="244"><draw:object-ole xlink:href="./Object 742" xlink:type="simple" xlink:show="embed" xlink:actuate="onLoad"/><draw:image xlink:href="./ObjectReplacements/Object 742" xlink:type="simple" xlink:show="embed" xlink:actuate="onLoad"/><svg:desc>об'єкт OLE</svg:desc></draw:frame></text:p>
          </table:table-cell>
          <table:table-cell table:style-name="Таблиця1.A1" office:value-type="string">
            <text:p text:style-name="P61"><draw:frame draw:style-name="fr169" draw:name="Об'єкт335" text:anchor-type="as-char" svg:width="3.563cm" svg:height="1.799cm" draw:z-index="245"><draw:object-ole xlink:href="./Object 743" xlink:type="simple" xlink:show="embed" xlink:actuate="onLoad"/><draw:image xlink:href="./ObjectReplacements/Object 743" xlink:type="simple" xlink:show="embed" xlink:actuate="onLoad"/><svg:desc>об'єкт OLE</svg:desc></draw:frame></text:p>
          </table:table-cell>
          <table:table-cell table:style-name="Таблиця1.A1" office:value-type="string">
            <text:p text:style-name="P61"><draw:frame draw:style-name="fr169" draw:name="Об'єкт336" text:anchor-type="as-char" svg:width="3.563cm" svg:height="1.799cm" draw:z-index="246"><draw:object-ole xlink:href="./Object 744" xlink:type="simple" xlink:show="embed" xlink:actuate="onLoad"/><draw:image xlink:href="./ObjectReplacements/Object 744" xlink:type="simple" xlink:show="embed" xlink:actuate="onLoad"/><svg:desc>об'єкт OLE</svg:desc></draw:frame></text:p>
          </table:table-cell>
          <table:table-cell table:style-name="Таблиця1.A1" office:value-type="string">
            <text:p text:style-name="P61"><draw:frame draw:style-name="fr170" draw:name="Об'єкт337" text:anchor-type="as-char" svg:width="1.87cm" svg:height="1.411cm" draw:z-index="247"><draw:object-ole xlink:href="./Object 745" xlink:type="simple" xlink:show="embed" xlink:actuate="onLoad"/><draw:image xlink:href="./ObjectReplacements/Object 745" xlink:type="simple" xlink:show="embed" xlink:actuate="onLoad"/><svg:desc>об'єкт OLE</svg:desc></draw:frame></text:p>
          </table:table-cell>
          <table:table-cell table:style-name="Таблиця1.F1" office:value-type="string">
            <text:p text:style-name="P61"><draw:frame draw:style-name="fr171" draw:name="Об'єкт338" text:anchor-type="as-char" svg:width="1.127cm" svg:height="1.27cm" draw:z-index="248"><draw:object-ole xlink:href="./Object 746" xlink:type="simple" xlink:show="embed" xlink:actuate="onLoad"/><draw:image xlink:href="./ObjectReplacements/Object 746" xlink:type="simple" xlink:show="embed" xlink:actuate="onLoad"/><svg:desc>об'єкт OLE</svg:desc></draw:frame></text:p>
          </table:table-cell>
        </table:table-row>
        <table:table-row table:style-name="Таблиця1.3">
          <table:table-cell table:style-name="Таблиця1.A1" office:value-type="string">
            <text:p text:style-name="P70">Метод мінімальних нев’язок</text:p>
          </table:table-cell>
          <table:table-cell table:style-name="Таблиця1.A1" office:value-type="string">
            <text:p text:style-name="P61"><draw:frame draw:style-name="fr146" draw:name="Об'єкт339" text:anchor-type="as-char" svg:width="0.88cm" svg:height="0.635cm" draw:z-index="249"><draw:object-ole xlink:href="./Object 747" xlink:type="simple" xlink:show="embed" xlink:actuate="onLoad"/><draw:image xlink:href="./ObjectReplacements/Object 747" xlink:type="simple" xlink:show="embed" xlink:actuate="onLoad"/><svg:desc>об'єкт OLE</svg:desc></draw:frame></text:p>
          </table:table-cell>
          <table:table-cell table:style-name="Таблиця1.A1" office:value-type="string">
            <text:p text:style-name="P61"><draw:frame draw:style-name="fr169" draw:name="Об'єкт340" text:anchor-type="as-char" svg:width="3.563cm" svg:height="1.799cm" draw:z-index="250"><draw:object-ole xlink:href="./Object 748" xlink:type="simple" xlink:show="embed" xlink:actuate="onLoad"/><draw:image xlink:href="./ObjectReplacements/Object 748" xlink:type="simple" xlink:show="embed" xlink:actuate="onLoad"/><svg:desc>об'єкт OLE</svg:desc></draw:frame></text:p>
          </table:table-cell>
          <table:table-cell table:style-name="Таблиця1.A1" office:value-type="string">
            <text:p text:style-name="P61"><draw:frame draw:style-name="fr172" draw:name="Об'єкт341" text:anchor-type="as-char" svg:width="3.598cm" svg:height="1.799cm" draw:z-index="251"><draw:object-ole xlink:href="./Object 749" xlink:type="simple" xlink:show="embed" xlink:actuate="onLoad"/><draw:image xlink:href="./ObjectReplacements/Object 749" xlink:type="simple" xlink:show="embed" xlink:actuate="onLoad"/><svg:desc>об'єкт OLE</svg:desc></draw:frame></text:p>
          </table:table-cell>
          <table:table-cell table:style-name="Таблиця1.A1" office:value-type="string">
            <text:p text:style-name="P61"><draw:frame draw:style-name="fr170" draw:name="Об'єкт342" text:anchor-type="as-char" svg:width="1.87cm" svg:height="1.411cm" draw:z-index="252"><draw:object-ole xlink:href="./Object 750" xlink:type="simple" xlink:show="embed" xlink:actuate="onLoad"/><draw:image xlink:href="./ObjectReplacements/Object 750" xlink:type="simple" xlink:show="embed" xlink:actuate="onLoad"/><svg:desc>об'єкт OLE</svg:desc></draw:frame></text:p>
          </table:table-cell>
          <table:table-cell table:style-name="Таблиця1.F1" office:value-type="string">
            <text:p text:style-name="P61"><draw:frame draw:style-name="fr173" draw:name="Об'єкт343" text:anchor-type="as-char" svg:width="2.258cm" svg:height="1.341cm" draw:z-index="253"><draw:object-ole xlink:href="./Object 751" xlink:type="simple" xlink:show="embed" xlink:actuate="onLoad"/><draw:image xlink:href="./ObjectReplacements/Object 751" xlink:type="simple" xlink:show="embed" xlink:actuate="onLoad"/><svg:desc>об'єкт OLE</svg:desc></draw:frame></text:p>
          </table:table-cell>
        </table:table-row>
        <table:table-row table:style-name="Таблиця1.4">
          <table:table-cell table:style-name="Таблиця1.A1" office:value-type="string">
            <text:p text:style-name="P70">Метод мінімальних похибок</text:p>
          </table:table-cell>
          <table:table-cell table:style-name="Таблиця1.A1" office:value-type="string">
            <text:p text:style-name="P61"><draw:frame draw:style-name="fr174" draw:name="Об'єкт344" text:anchor-type="as-char" svg:width="1.376cm" svg:height="0.635cm" draw:z-index="254"><draw:object-ole xlink:href="./Object 752" xlink:type="simple" xlink:show="embed" xlink:actuate="onLoad"/><draw:image xlink:href="./ObjectReplacements/Object 752" xlink:type="simple" xlink:show="embed" xlink:actuate="onLoad"/><svg:desc>об'єкт OLE</svg:desc></draw:frame><text:span text:style-name="T54">,</text:span></text:p>
            <text:p text:style-name="P61"><draw:frame draw:style-name="fr175" draw:name="Об'єкт345" text:anchor-type="as-char" svg:width="2.963cm" svg:height="0.988cm" draw:z-index="255"><draw:object-ole xlink:href="./Object 753" xlink:type="simple" xlink:show="embed" xlink:actuate="onLoad"/><draw:image xlink:href="./ObjectReplacements/Object 753" xlink:type="simple" xlink:show="embed" xlink:actuate="onLoad"/><svg:desc>об'єкт OLE</svg:desc></draw:frame></text:p>
          </table:table-cell>
          <table:table-cell table:style-name="Таблиця1.A1" office:value-type="string">
            <text:p text:style-name="P61"><draw:frame draw:style-name="fr176" draw:name="Об'єкт346" text:anchor-type="as-char" svg:width="1.976cm" svg:height="1.87cm" draw:z-index="257"><draw:object-ole xlink:href="./Object 754" xlink:type="simple" xlink:show="embed" xlink:actuate="onLoad"/><draw:image xlink:href="./ObjectReplacements/Object 754" xlink:type="simple" xlink:show="embed" xlink:actuate="onLoad"/><svg:desc>об'єкт OLE</svg:desc></draw:frame></text:p>
          </table:table-cell>
          <table:table-cell table:style-name="Таблиця1.A1" office:value-type="string">
            <text:p text:style-name="P61"><draw:frame draw:style-name="fr177" draw:name="Об'єкт347" text:anchor-type="as-char" svg:width="1.023cm" svg:height="1.27cm" draw:z-index="288"><draw:object-ole xlink:href="./Object 755" xlink:type="simple" xlink:show="embed" xlink:actuate="onLoad"/><draw:image xlink:href="./ObjectReplacements/Object 755" xlink:type="simple" xlink:show="embed" xlink:actuate="onLoad"/><svg:desc>об'єкт OLE</svg:desc></draw:frame></text:p>
          </table:table-cell>
          <table:table-cell table:style-name="Таблиця1.A1" office:value-type="string">
            <text:p text:style-name="P61"><draw:frame draw:style-name="fr178" draw:name="Об'єкт348" text:anchor-type="as-char" svg:width="0.88cm" svg:height="1.27cm" draw:z-index="289"><draw:object-ole xlink:href="./Object 756" xlink:type="simple" xlink:show="embed" xlink:actuate="onLoad"/><draw:image xlink:href="./ObjectReplacements/Object 756" xlink:type="simple" xlink:show="embed" xlink:actuate="onLoad"/><svg:desc>об'єкт OLE</svg:desc></draw:frame></text:p>
          </table:table-cell>
          <table:table-cell table:style-name="Таблиця1.F1" office:value-type="string">
            <text:p text:style-name="P61"><draw:frame draw:style-name="fr179" draw:name="Об'єкт349" text:anchor-type="as-char" svg:width="1.164cm" svg:height="1.341cm" draw:z-index="290"><draw:object-ole xlink:href="./Object 757" xlink:type="simple" xlink:show="embed" xlink:actuate="onLoad"/><draw:image xlink:href="./ObjectReplacements/Object 757" xlink:type="simple" xlink:show="embed" xlink:actuate="onLoad"/><svg:desc>об'єкт OLE</svg:desc></draw:frame><text:span text:style-name="T54">,</text:span></text:p>
            <text:p text:style-name="P61"><draw:frame draw:style-name="fr180" draw:name="Об'єкт350" text:anchor-type="as-char" svg:width="1.411cm" svg:height="0.6cm" draw:z-index="291"><draw:object-ole xlink:href="./Object 758" xlink:type="simple" xlink:show="embed" xlink:actuate="onLoad"/><draw:image xlink:href="./ObjectReplacements/Object 758" xlink:type="simple" xlink:show="embed" xlink:actuate="onLoad"/><svg:desc>об'єкт OLE</svg:desc></draw:frame></text:p>
            <text:p text:style-name="P61"><draw:frame draw:style-name="fr181" draw:name="Об'єкт351" text:anchor-type="as-char" svg:width="2.15cm" svg:height="1.305cm" draw:z-index="292"><draw:object-ole xlink:href="./Object 759" xlink:type="simple" xlink:show="embed" xlink:actuate="onLoad"/><draw:image xlink:href="./ObjectReplacements/Object 759" xlink:type="simple" xlink:show="embed" xlink:actuate="onLoad"/><svg:desc>об'єкт OLE</svg:desc></draw:frame></text:p>
          </table:table-cell>
        </table:table-row>
      </table:table>
      <text:p text:style-name="P65"/>
      <text:p text:style-name="P65"><text:span text:style-name="T8"><text:tab/>Таким чином, необхідно знайти такі пари </text:span><draw:frame draw:style-name="fr143" draw:name="Об'єкт352" text:anchor-type="as-char" svg:width="1.27cm" svg:height="0.741cm" draw:z-index="293"><draw:object-ole xlink:href="./Object 760" xlink:type="simple" xlink:show="embed" xlink:actuate="onLoad"/><draw:image xlink:href="./ObjectReplacements/Object 760" xlink:type="simple" xlink:show="embed" xlink:actuate="onLoad"/><svg:desc>об'єкт OLE</svg:desc></draw:frame><text:span text:style-name="T8">, для яких буде справедливою теорема.</text:span></text:p>
      <text:p text:style-name="P65"><text:span text:style-name="T8"><text:tab/>Також необхідно зазначити, що в деяких простих випадках ітераційний процес (2) реалізується безпосередньо для рівняння (1). Це може бути тоді, коли в області </text:span><text:span text:style-name="T13">E</text:span><text:span text:style-name="T8"> розв’язок </text:span><draw:frame draw:style-name="fr149" draw:name="Об'єкт353" text:anchor-type="as-char" svg:width="0.529cm" svg:height="0.635cm" draw:z-index="294"><draw:object-ole xlink:href="./Object 761" xlink:type="simple" xlink:show="embed" xlink:actuate="onLoad"/><draw:image xlink:href="./ObjectReplacements/Object 761" xlink:type="simple" xlink:show="embed" xlink:actuate="onLoad"/><svg:desc>об'єкт OLE</svg:desc></draw:frame><text:span text:style-name="T8"> єдиний, початкове наближення </text:span><draw:frame draw:style-name="fr149" draw:name="Об'єкт354" text:anchor-type="as-char" svg:width="0.529cm" svg:height="0.635cm" draw:z-index="295"><draw:object-ole xlink:href="./Object 762" xlink:type="simple" xlink:show="embed" xlink:actuate="onLoad"/><draw:image xlink:href="./ObjectReplacements/Object 762" xlink:type="simple" xlink:show="embed" xlink:actuate="onLoad"/><svg:desc>об'єкт OLE</svg:desc></draw:frame><text:span text:style-name="T8"> задається виходячи з апріорних даних задач, а структура і гладкість оператора </text:span><text:span text:style-name="T13">A</text:span><text:span text:style-name="T8"> дозволяють практично реалізувати ітераційний процес (2) і знаходити величини умов (3) і (4), що забезпечують виконання нерівностей (5), (6) і отримання оцінок (7) та (8).</text:span></text:p>
      <text:p text:style-name="P45"><text:tab/>У загальному випадку процес наближеного розв’язування рівняння (1) полягає у побудові і наступному розв’язуванні послідовності нелінійних рівнянь більш простої структури</text:p>
      <text:p text:style-name="P65"><text:span text:style-name="T8"><text:tab/></text:span><draw:frame draw:style-name="fr182" draw:name="Об'єкт355" text:anchor-type="as-char" svg:width="5.715cm" svg:height="0.776cm" draw:z-index="296"><draw:object-ole xlink:href="./Object 763" xlink:type="simple" xlink:show="embed" xlink:actuate="onLoad"/><draw:image xlink:href="./ObjectReplacements/Object 763" xlink:type="simple" xlink:show="embed" xlink:actuate="onLoad"/><svg:desc>об'єкт OLE</svg:desc></draw:frame><text:span text:style-name="T8">,<text:tab/><text:tab/><text:tab/><text:tab/><text:tab/><text:tab/><text:tab/><text:tab/> <text:s text:c="5"/>(9) </text:span></text:p>
      <text:p text:style-name="P65"><text:span text:style-name="T8">що апроксимують у певному розумінні рівняння (1) і такі, що </text:span><draw:frame draw:style-name="fr183" draw:name="Об'єкт356" text:anchor-type="as-char" svg:width="3.351cm" svg:height="0.67cm" draw:z-index="297"><draw:object-ole xlink:href="./Object 764" xlink:type="simple" xlink:show="embed" xlink:actuate="onLoad"/><draw:image xlink:href="./ObjectReplacements/Object 764" xlink:type="simple" xlink:show="embed" xlink:actuate="onLoad"/><svg:desc>об'єкт OLE</svg:desc></draw:frame><text:span text:style-name="T8">.</text:span></text:p>
      <text:p text:style-name="P65"><text:soft-page-break/><text:span text:style-name="T8"><text:tab/>У теоретичному плані правомірність переходу від рівняння (1) до рівняння </text:span><text:span text:style-name="T8">(9) </text:span><text:span text:style-name="T8">базується на теоремі про розв’язність (при довільному або достатньо великому </text:span><text:span text:style-name="T13">n</text:span><text:span text:style-name="T8">) рівнянь (9) за даними існування розв’язку рівняння (1) і збіжності методу переходу до рівнянь (9), а також на оберненій теоремі про розв’язність рівняння (1) за даними існування (при допустимому фіксованому </text:span><text:span text:style-name="T13">n</text:span><text:span text:style-name="T8">) розв’язку рівняння (9). Вказані теореми дають теоретичне обґрунтування і практичний апарат для вирішення питання щодо відокремлення ізольованих розв’язків рівняння (1). Обидві теореми базуються на теоремі 1.</text:span></text:p>
      <text:p text:style-name="P65"><text:span text:style-name="T8"><text:tab/>Практичне розв’язування рівняння (9) здійснюється безпосередньо, якщо це дозволяє структура оператора </text:span><draw:frame draw:style-name="fr42" draw:name="Об'єкт357" text:anchor-type="as-char" svg:width="0.6cm" svg:height="0.67cm" draw:z-index="327"><draw:object-ole xlink:href="./Object 765" xlink:type="simple" xlink:show="embed" xlink:actuate="onLoad"/><draw:image xlink:href="./ObjectReplacements/Object 765" xlink:type="simple" xlink:show="embed" xlink:actuate="onLoad"/><svg:desc>об'єкт OLE</svg:desc></draw:frame><text:span text:style-name="T8">(</text:span><text:span text:style-name="T13">n</text:span><text:span text:style-name="T27"> </text:span><text:span text:style-name="T8">- фіксоване), або задача розв’язування рівняння (9) зводиться до еквівалентної задачі розв’язування відповідної СНСР, яка може бути реалізована за допомогою </text:span><draw:frame draw:style-name="fr184" draw:name="Об'єкт358" text:anchor-type="as-char" svg:width="0.6cm" svg:height="0.423cm" draw:z-index="329"><draw:object-ole xlink:href="./Object 766" xlink:type="simple" xlink:show="embed" xlink:actuate="onLoad"/><draw:image xlink:href="./ObjectReplacements/Object 766" xlink:type="simple" xlink:show="embed" xlink:actuate="onLoad"/><svg:desc>об'єкт OLE</svg:desc></draw:frame><text:span text:style-name="T8">- алгоритму. В обох випадках за різних фіксованих </text:span><text:span text:style-name="T13">n</text:span><text:span text:style-name="T8"> можуть бути знайдені всі ізольовані розв’язки </text:span><draw:frame draw:style-name="fr70" draw:name="Об'єкт359" text:anchor-type="as-char" svg:width="1.411cm" svg:height="0.741cm" draw:z-index="330"><draw:object-ole xlink:href="./Object 767" xlink:type="simple" xlink:show="embed" xlink:actuate="onLoad"/><draw:image xlink:href="./ObjectReplacements/Object 767" xlink:type="simple" xlink:show="embed" xlink:actuate="onLoad"/><svg:desc>об'єкт OLE</svg:desc></draw:frame><text:span text:style-name="T8">, що надалі приймаються за центри куль </text:span><draw:frame draw:style-name="fr185" draw:name="Об'єкт360" text:anchor-type="as-char" svg:width="1.658cm" svg:height="0.776cm" draw:z-index="331"><draw:object-ole xlink:href="./Object 768" xlink:type="simple" xlink:show="embed" xlink:actuate="onLoad"/><draw:image xlink:href="./ObjectReplacements/Object 768" xlink:type="simple" xlink:show="embed" xlink:actuate="onLoad"/><svg:desc>об'єкт OLE</svg:desc></draw:frame><text:span text:style-name="T8">.</text:span></text:p>
      <text:p text:style-name="P65"><text:span text:style-name="T8"><text:tab/>Конструктивний алгоритм визначення радіусів </text:span><draw:frame draw:style-name="fr151" draw:name="Об'єкт361" text:anchor-type="as-char" svg:width="0.353cm" svg:height="0.67cm" draw:z-index="332"><draw:object-ole xlink:href="./Object 769" xlink:type="simple" xlink:show="embed" xlink:actuate="onLoad"/><draw:image xlink:href="./ObjectReplacements/Object 769" xlink:type="simple" xlink:show="embed" xlink:actuate="onLoad"/><svg:desc>об'єкт OLE</svg:desc></draw:frame><text:span text:style-name="T8"> закладений в оберненій теоремі. Він полягає у тому, що для кожного значення </text:span><draw:frame draw:style-name="fr186" draw:name="Об'єкт362" text:anchor-type="as-char" svg:width="1.341cm" svg:height="0.741cm" draw:z-index="333"><draw:object-ole xlink:href="./Object 770" xlink:type="simple" xlink:show="embed" xlink:actuate="onLoad"/><draw:image xlink:href="./ObjectReplacements/Object 770" xlink:type="simple" xlink:show="embed" xlink:actuate="onLoad"/><svg:desc>об'єкт OLE</svg:desc></draw:frame><text:span text:style-name="T8"> обчислюються величини </text:span><draw:frame draw:style-name="fr16" draw:name="Об'єкт363" text:anchor-type="as-char" svg:width="0.529cm" svg:height="0.67cm" draw:z-index="334"><draw:object-ole xlink:href="./Object 771" xlink:type="simple" xlink:show="embed" xlink:actuate="onLoad"/><draw:image xlink:href="./ObjectReplacements/Object 771" xlink:type="simple" xlink:show="embed" xlink:actuate="onLoad"/><svg:desc>об'єкт OLE</svg:desc></draw:frame><text:span text:style-name="T8">, </text:span><draw:frame draw:style-name="fr157" draw:name="Об'єкт364" text:anchor-type="as-char" svg:width="1.905cm" svg:height="0.88cm" draw:z-index="335"><draw:object-ole xlink:href="./Object 772" xlink:type="simple" xlink:show="embed" xlink:actuate="onLoad"/><draw:image xlink:href="./ObjectReplacements/Object 772" xlink:type="simple" xlink:show="embed" xlink:actuate="onLoad"/><svg:desc>об'єкт OLE</svg:desc></draw:frame><text:span text:style-name="T8">, <text:s/></text:span><draw:frame draw:style-name="fr158" draw:name="Об'єкт365" text:anchor-type="as-char" svg:width="1.799cm" svg:height="0.88cm" draw:z-index="336"><draw:object-ole xlink:href="./Object 773" xlink:type="simple" xlink:show="embed" xlink:actuate="onLoad"/><draw:image xlink:href="./ObjectReplacements/Object 773" xlink:type="simple" xlink:show="embed" xlink:actuate="onLoad"/><svg:desc>об'єкт OLE</svg:desc></draw:frame><text:span text:style-name="T8">, </text:span><draw:frame draw:style-name="fr159" draw:name="Об'єкт366" text:anchor-type="as-char" svg:width="1.762cm" svg:height="0.88cm" draw:z-index="337"><draw:object-ole xlink:href="./Object 774" xlink:type="simple" xlink:show="embed" xlink:actuate="onLoad"/><draw:image xlink:href="./ObjectReplacements/Object 774" xlink:type="simple" xlink:show="embed" xlink:actuate="onLoad"/><svg:desc>об'єкт OLE</svg:desc></draw:frame><text:span text:style-name="T8"> з умов (3) і (4), які в цьому випадку ( крім </text:span><draw:frame draw:style-name="fr16" draw:name="Об'єкт367" text:anchor-type="as-char" svg:width="0.529cm" svg:height="0.67cm" draw:z-index="338"><draw:object-ole xlink:href="./Object 775" xlink:type="simple" xlink:show="embed" xlink:actuate="onLoad"/><draw:image xlink:href="./ObjectReplacements/Object 775" xlink:type="simple" xlink:show="embed" xlink:actuate="onLoad"/><svg:desc>об'єкт OLE</svg:desc></draw:frame><text:span text:style-name="T8">) будуть функціями шуканого радіуса </text:span><draw:frame draw:style-name="fr187" draw:name="Об'єкт368" text:anchor-type="as-char" svg:width="1.094cm" svg:height="0.67cm" draw:z-index="339"><draw:object-ole xlink:href="./Object 776" xlink:type="simple" xlink:show="embed" xlink:actuate="onLoad"/><draw:image xlink:href="./ObjectReplacements/Object 776" xlink:type="simple" xlink:show="embed" xlink:actuate="onLoad"/><svg:desc>об'єкт OLE</svg:desc></draw:frame><text:span text:style-name="T8">. Підставивши їх у (5), (6) одержимо систему нерівностей відносно </text:span><text:span text:style-name="T13">r</text:span><text:span text:style-name="T8"> для кожного </text:span><draw:frame draw:style-name="fr186" draw:name="Об'єкт369" text:anchor-type="as-char" svg:width="1.341cm" svg:height="0.741cm" draw:z-index="340"><draw:object-ole xlink:href="./Object 777" xlink:type="simple" xlink:show="embed" xlink:actuate="onLoad"/><draw:image xlink:href="./ObjectReplacements/Object 777" xlink:type="simple" xlink:show="embed" xlink:actuate="onLoad"/><svg:desc>об'єкт OLE</svg:desc></draw:frame><text:span text:style-name="T8">. Інтервал сумісності цих нерівностей і визначає область допустимих значень радіуса </text:span><text:span text:style-name="T13">r</text:span><text:span text:style-name="T8">, що характеризують замкнені кулі єдиних розв’язків рівняння (1).</text:span></text:p>
      <text:p text:style-name="P65"><text:span text:style-name="T8"><text:tab/>У теоремах існування, що відображають зв’язок між рівняннями (1) та (9) поряд з оцінками норм операторів </text:span><draw:frame draw:style-name="fr187" draw:name="Об'єкт370" text:anchor-type="as-char" svg:width="1.094cm" svg:height="0.67cm" draw:z-index="458"><draw:object-ole xlink:href="./Object 778" xlink:type="simple" xlink:show="embed" xlink:actuate="onLoad"/><draw:image xlink:href="./ObjectReplacements/Object 778" xlink:type="simple" xlink:show="embed" xlink:actuate="onLoad"/><svg:desc>об'єкт OLE</svg:desc></draw:frame><text:span text:style-name="T8"> та їх двох похідних, істотну роль відіграє близькість операторів </text:span><draw:frame draw:style-name="fr188" draw:name="Об'єкт371" text:anchor-type="as-char" svg:width="1.729cm" svg:height="0.635cm" draw:z-index="459"><draw:object-ole xlink:href="./Object 779" xlink:type="simple" xlink:show="embed" xlink:actuate="onLoad"/><draw:image xlink:href="./ObjectReplacements/Object 779" xlink:type="simple" xlink:show="embed" xlink:actuate="onLoad"/><svg:desc>об'єкт OLE</svg:desc></draw:frame><text:span text:style-name="T8"> та </text:span><draw:frame draw:style-name="fr189" draw:name="Об'єкт372" text:anchor-type="as-char" svg:width="1.94cm" svg:height="0.67cm" draw:z-index="470"><draw:object-ole xlink:href="./Object 780" xlink:type="simple" xlink:show="embed" xlink:actuate="onLoad"/><draw:image xlink:href="./ObjectReplacements/Object 780" xlink:type="simple" xlink:show="embed" xlink:actuate="onLoad"/><svg:desc>об'єкт OLE</svg:desc></draw:frame><text:span text:style-name="T8">. Ця близькість визначається в кулі </text:span><text:soft-page-break/><draw:frame draw:style-name="fr190" draw:name="Об'єкт373" text:anchor-type="as-char" svg:width="1.482cm" svg:height="0.776cm" draw:z-index="471"><draw:object-ole xlink:href="./Object 781" xlink:type="simple" xlink:show="embed" xlink:actuate="onLoad"/><draw:image xlink:href="./ObjectReplacements/Object 781" xlink:type="simple" xlink:show="embed" xlink:actuate="onLoad"/><svg:desc>об'єкт OLE</svg:desc></draw:frame><text:span text:style-name="T8">, де виконуються достатні умови існування єдиного розв’язку, таким чином: </text:span><text:span text:style-name="T8">кажуть, що на елементі </text:span><draw:frame draw:style-name="fr191" draw:name="Об'єкт374" text:anchor-type="as-char" svg:width="2.223cm" svg:height="0.776cm" draw:z-index="472"><draw:object-ole xlink:href="./Object 782" xlink:type="simple" xlink:show="embed" xlink:actuate="onLoad"/><draw:image xlink:href="./ObjectReplacements/Object 782" xlink:type="simple" xlink:show="embed" xlink:actuate="onLoad"/><svg:desc>об'єкт OLE</svg:desc></draw:frame><text:span text:style-name="T8"> виконуються умови апроксимації операторів </text:span><draw:frame draw:style-name="fr186" draw:name="Об'єкт375" text:anchor-type="as-char" svg:width="1.341cm" svg:height="0.741cm" draw:z-index="473"><draw:object-ole xlink:href="./Object 783" xlink:type="simple" xlink:show="embed" xlink:actuate="onLoad"/><draw:image xlink:href="./ObjectReplacements/Object 783" xlink:type="simple" xlink:show="embed" xlink:actuate="onLoad"/><svg:desc>об'єкт OLE</svg:desc></draw:frame><text:span text:style-name="T8"> операторами </text:span><draw:frame draw:style-name="fr186" draw:name="Об'єкт376" text:anchor-type="as-char" svg:width="1.341cm" svg:height="0.741cm" draw:z-index="474"><draw:object-ole xlink:href="./Object 784" xlink:type="simple" xlink:show="embed" xlink:actuate="onLoad"/><draw:image xlink:href="./ObjectReplacements/Object 784" xlink:type="simple" xlink:show="embed" xlink:actuate="onLoad"/><svg:desc>об'єкт OLE</svg:desc></draw:frame><text:span text:style-name="T8">, якщо існують такі функціонали </text:span><draw:frame draw:style-name="fr192" draw:name="Об'єкт377" text:anchor-type="as-char" svg:width="2.575cm" svg:height="0.67cm" draw:z-index="475"><draw:object-ole xlink:href="./Object 785" xlink:type="simple" xlink:show="embed" xlink:actuate="onLoad"/><draw:image xlink:href="./ObjectReplacements/Object 785" xlink:type="simple" xlink:show="embed" xlink:actuate="onLoad"/><svg:desc>об'єкт OLE</svg:desc></draw:frame><text:span text:style-name="T8"> при </text:span><draw:frame draw:style-name="fr193" draw:name="Об'єкт378" text:anchor-type="as-char" svg:width="1.411cm" svg:height="0.423cm" draw:z-index="476"><draw:object-ole xlink:href="./Object 786" xlink:type="simple" xlink:show="embed" xlink:actuate="onLoad"/><draw:image xlink:href="./ObjectReplacements/Object 786" xlink:type="simple" xlink:show="embed" xlink:actuate="onLoad"/><svg:desc>об'єкт OLE</svg:desc></draw:frame><text:span text:style-name="T8">, що виконуються нерівності</text:span></text:p>
      <text:p text:style-name="P65"><text:span text:style-name="T8"><text:tab/></text:span><draw:frame draw:style-name="fr194" draw:name="Об'єкт379" text:anchor-type="as-char" svg:width="5.292cm" svg:height="0.88cm" draw:z-index="477"><draw:object-ole xlink:href="./Object 787" xlink:type="simple" xlink:show="embed" xlink:actuate="onLoad"/><draw:image xlink:href="./ObjectReplacements/Object 787" xlink:type="simple" xlink:show="embed" xlink:actuate="onLoad"/><svg:desc>об'єкт OLE</svg:desc></draw:frame><text:span text:style-name="T8">,</text:span></text:p>
      <text:p text:style-name="P65"><text:span text:style-name="T8">де </text:span><text:span text:style-name="T13">m</text:span><text:span text:style-name="T8">=0, 1, 2, </text:span><draw:frame draw:style-name="fr195" draw:name="Об'єкт380" text:anchor-type="as-char" svg:width="7.938cm" svg:height="0.741cm" draw:z-index="478"><draw:object-ole xlink:href="./Object 788" xlink:type="simple" xlink:show="embed" xlink:actuate="onLoad"/><draw:image xlink:href="./ObjectReplacements/Object 788" xlink:type="simple" xlink:show="embed" xlink:actuate="onLoad"/><svg:desc>об'єкт OLE</svg:desc></draw:frame><text:span text:style-name="T8">.</text:span></text:p>
      <text:p text:style-name="P65"><text:span text:style-name="T8"><text:tab/>Таким чином, сформульований підхід щодо відокремлення всіх ізольованих розв’язків рівняння (1) полягає у тому, що елементи </text:span><draw:frame draw:style-name="fr89" draw:name="Об'єкт381" text:anchor-type="as-char" svg:width="0.423cm" svg:height="0.67cm" draw:z-index="479"><draw:object-ole xlink:href="./Object 789" xlink:type="simple" xlink:show="embed" xlink:actuate="onLoad"/><draw:image xlink:href="./ObjectReplacements/Object 789" xlink:type="simple" xlink:show="embed" xlink:actuate="onLoad"/><svg:desc>об'єкт OLE</svg:desc></draw:frame><text:span text:style-name="T8"> знаходяться як розв’язки апроксимаційних рівнянь (9), а радіуси </text:span><draw:frame draw:style-name="fr151" draw:name="Об'єкт382" text:anchor-type="as-char" svg:width="0.353cm" svg:height="0.67cm" draw:z-index="480"><draw:object-ole xlink:href="./Object 790" xlink:type="simple" xlink:show="embed" xlink:actuate="onLoad"/><draw:image xlink:href="./ObjectReplacements/Object 790" xlink:type="simple" xlink:show="embed" xlink:actuate="onLoad"/><svg:desc>об'єкт OLE</svg:desc></draw:frame><text:span text:style-name="T8"> визначаються із оберненої теореми існування розв’язків рівняння (1).</text:span></text:p>
      <text:p text:style-name="P45"/>
      <text:p text:style-name="P53"><text:tab/>Похибки заокруглення та їх оцінки</text:p>
      <text:p text:style-name="P53"/>
      <text:p text:style-name="P45"><text:tab/>При реалізації обчислювального алгоритму на ЕОМ похибки заокруглень можуть виникати за рахунок запису чисел в ЕОМ, виконання арифметичних операцій та виводу чисел.</text:p>
      <text:p text:style-name="P45"><text:tab/>На сучасних ЕОМ прийнято дві форми запису числа з фіксованою та плаваючою комою.</text:p>
      <text:p text:style-name="P45"><text:tab/>У режимі фіксованої коми всі числа в ЕОМ мають модуль, менший за 1, а число знаків після коми фіксоване. Таким чином комп’ютер оперує з числами, що мають вигляд</text:p>
      <text:p text:style-name="P65"><text:span text:style-name="T8"><text:tab/></text:span><draw:frame draw:style-name="fr196" draw:name="Об'єкт383" text:anchor-type="as-char" svg:width="6.315cm" svg:height="1.376cm" draw:z-index="481"><draw:object-ole xlink:href="./Object 791" xlink:type="simple" xlink:show="embed" xlink:actuate="onLoad"/><draw:image xlink:href="./ObjectReplacements/Object 791" xlink:type="simple" xlink:show="embed" xlink:actuate="onLoad"/><svg:desc>об'єкт OLE</svg:desc></draw:frame><text:span text:style-name="T8">,</text:span></text:p>
      <text:p text:style-name="P65"><text:span text:style-name="T8">де </text:span><text:span text:style-name="T13">q</text:span><text:span text:style-name="T17"> – </text:span><text:span text:style-name="T8">ціле число, яке характеризує основу числення, а </text:span><draw:frame draw:style-name="fr197" draw:name="Об'єкт384" text:anchor-type="as-char" svg:width="2.364cm" svg:height="0.67cm" draw:z-index="482"><draw:object-ole xlink:href="./Object 792" xlink:type="simple" xlink:show="embed" xlink:actuate="onLoad"/><draw:image xlink:href="./ObjectReplacements/Object 792" xlink:type="simple" xlink:show="embed" xlink:actuate="onLoad"/><svg:desc>об'єкт OLE</svg:desc></draw:frame><text:span text:style-name="T8"> - цілі числа в межах </text:span><draw:frame draw:style-name="fr80" draw:name="Об'єкт385" text:anchor-type="as-char" svg:width="2.081cm" svg:height="0.67cm" draw:z-index="483"><draw:object-ole xlink:href="./Object 793" xlink:type="simple" xlink:show="embed" xlink:actuate="onLoad"/><draw:image xlink:href="./ObjectReplacements/Object 793" xlink:type="simple" xlink:show="embed" xlink:actuate="onLoad"/><svg:desc>об'єкт OLE</svg:desc></draw:frame><text:span text:style-name="T8">.</text:span></text:p>
      <text:p text:style-name="P45"><text:soft-page-break/><text:tab/>У режимі плаваючої коми комп’ютер оперує з числами вигляду</text:p>
      <text:p text:style-name="P65"><text:span text:style-name="T8"><text:tab/></text:span><draw:frame draw:style-name="fr198" draw:name="Об'єкт386" text:anchor-type="as-char" svg:width="7.373cm" svg:height="1.376cm" draw:z-index="484"><draw:object-ole xlink:href="./Object 794" xlink:type="simple" xlink:show="embed" xlink:actuate="onLoad"/><draw:image xlink:href="./ObjectReplacements/Object 794" xlink:type="simple" xlink:show="embed" xlink:actuate="onLoad"/><svg:desc>об'єкт OLE</svg:desc></draw:frame><text:span text:style-name="T8">,</text:span></text:p>
      <text:p text:style-name="P65"><text:span text:style-name="T8">де </text:span><text:span text:style-name="T13">p</text:span><text:span text:style-name="T17"> – </text:span><text:span text:style-name="T8">порядок числа, причому </text:span><draw:frame draw:style-name="fr91" draw:name="Об'єкт387" text:anchor-type="as-char" svg:width="1.552cm" svg:height="0.741cm" draw:z-index="485"><draw:object-ole xlink:href="./Object 795" xlink:type="simple" xlink:show="embed" xlink:actuate="onLoad"/><draw:image xlink:href="./ObjectReplacements/Object 795" xlink:type="simple" xlink:show="embed" xlink:actuate="onLoad"/><svg:desc>об'єкт OLE</svg:desc></draw:frame><text:span text:style-name="T8">, а </text:span><draw:frame draw:style-name="fr42" draw:name="Об'єкт388" text:anchor-type="as-char" svg:width="0.6cm" svg:height="0.67cm" draw:z-index="486"><draw:object-ole xlink:href="./Object 796" xlink:type="simple" xlink:show="embed" xlink:actuate="onLoad"/><draw:image xlink:href="./ObjectReplacements/Object 796" xlink:type="simple" xlink:show="embed" xlink:actuate="onLoad"/><svg:desc>об'єкт OLE</svg:desc></draw:frame><text:span text:style-name="T8"> - мантиса.</text:span></text:p>
      <text:p text:style-name="P45"><text:tab/>Для знаходження оцінок похибок заокруглення при наближеному розв’язуванні задач потрібно знати, як обчислюються похибки заокруглення окремих арифметичних операцій у режимі фіксованої та плаваючої коми. Припускається, що всі числа, які беруть участь в обчисленнях точні, стандартні, з плаваючою комою, а арифметичні операції виконуються в режимі із фіксованим правилом заокруглення, причому похибки заокруглення в основних арифметичних операціях такі, що мають місце формули</text:p>
      <text:p text:style-name="P65"><text:span text:style-name="T8"><text:tab/></text:span><draw:frame draw:style-name="fr199" draw:name="Об'єкт389" text:anchor-type="as-char" svg:width="4.904cm" svg:height="0.741cm" draw:z-index="488"><draw:object-ole xlink:href="./Object 797" xlink:type="simple" xlink:show="embed" xlink:actuate="onLoad"/><draw:image xlink:href="./ObjectReplacements/Object 797" xlink:type="simple" xlink:show="embed" xlink:actuate="onLoad"/><svg:desc>об'єкт OLE</svg:desc></draw:frame><text:span text:style-name="T8">,</text:span></text:p>
      <text:p text:style-name="P65"><text:span text:style-name="T8"><text:tab/></text:span><draw:frame draw:style-name="fr200" draw:name="Об'єкт390" text:anchor-type="as-char" svg:width="4.339cm" svg:height="0.741cm" draw:z-index="504"><draw:object-ole xlink:href="./Object 798" xlink:type="simple" xlink:show="embed" xlink:actuate="onLoad"/><draw:image xlink:href="./ObjectReplacements/Object 798" xlink:type="simple" xlink:show="embed" xlink:actuate="onLoad"/><svg:desc>об'єкт OLE</svg:desc></draw:frame><text:span text:style-name="T8">,<text:tab/></text:span><draw:frame draw:style-name="fr201" draw:name="Об'єкт391" text:anchor-type="as-char" svg:width="1.588cm" svg:height="0.776cm" draw:z-index="505"><draw:object-ole xlink:href="./Object 799" xlink:type="simple" xlink:show="embed" xlink:actuate="onLoad"/><draw:image xlink:href="./ObjectReplacements/Object 799" xlink:type="simple" xlink:show="embed" xlink:actuate="onLoad"/><svg:desc>об'єкт OLE</svg:desc></draw:frame><text:span text:style-name="T8">,</text:span></text:p>
      <text:p text:style-name="P65"><text:span text:style-name="T8">де </text:span><draw:frame draw:style-name="fr122" draw:name="Об'єкт392" text:anchor-type="as-char" svg:width="1.023cm" svg:height="0.6cm" draw:z-index="506"><draw:object-ole xlink:href="./Object 800" xlink:type="simple" xlink:show="embed" xlink:actuate="onLoad"/><draw:image xlink:href="./ObjectReplacements/Object 800" xlink:type="simple" xlink:show="embed" xlink:actuate="onLoad"/><svg:desc>об'єкт OLE</svg:desc></draw:frame><text:span text:style-name="T8"> - псевдооперації, тобто відповідні арифметичні операції із заокругленням результату до </text:span><draw:frame draw:style-name="fr202" draw:name="Об'єкт393" text:anchor-type="as-char" svg:width="0.353cm" svg:height="0.423cm" draw:z-index="507"><draw:object-ole xlink:href="./Object 801" xlink:type="simple" xlink:show="embed" xlink:actuate="onLoad"/><draw:image xlink:href="./ObjectReplacements/Object 801" xlink:type="simple" xlink:show="embed" xlink:actuate="onLoad"/><svg:desc>об'єкт OLE</svg:desc></draw:frame><text:span text:style-name="T8">двійкових розрядів у мантисі. </text:span></text:p>
      <text:p text:style-name="P45"><text:tab/>Застосування наведених співвідношень у складних обчисленнях приводить до оцінок вигляду</text:p>
      <text:p text:style-name="P65"><text:span text:style-name="T8"><text:tab/></text:span><draw:frame draw:style-name="fr203" draw:name="Об'єкт394" text:anchor-type="as-char" svg:width="5.503cm" svg:height="0.988cm" draw:z-index="508"><draw:object-ole xlink:href="./Object 802" xlink:type="simple" xlink:show="embed" xlink:actuate="onLoad"/><draw:image xlink:href="./ObjectReplacements/Object 802" xlink:type="simple" xlink:show="embed" xlink:actuate="onLoad"/><svg:desc>об'єкт OLE</svg:desc></draw:frame><text:span text:style-name="T8">,</text:span></text:p>
      <text:p text:style-name="P65"><text:span text:style-name="T8">які не зовсім зручні. Для спрощення цих оцінок доцільно ввести наступне обмеження на </text:span><text:span text:style-name="T13">r</text:span><text:span text:style-name="T8">:</text:span></text:p>
      <text:p text:style-name="P65"><text:span text:style-name="T8"><text:tab/></text:span><draw:frame draw:style-name="fr204" draw:name="Об'єкт395" text:anchor-type="as-char" svg:width="2.293cm" svg:height="0.635cm" draw:z-index="509"><draw:object-ole xlink:href="./Object 803" xlink:type="simple" xlink:show="embed" xlink:actuate="onLoad"/><draw:image xlink:href="./ObjectReplacements/Object 803" xlink:type="simple" xlink:show="embed" xlink:actuate="onLoad"/><svg:desc>об'єкт OLE</svg:desc></draw:frame><text:span text:style-name="T8">.</text:span></text:p>
      <text:p text:style-name="P45">Таке обмеження повністю узгоджується з практичними застосуваннями і приводить до оцінок</text:p>
      <text:p text:style-name="P65"><text:span text:style-name="T8"><text:tab/> </text:span><draw:frame draw:style-name="fr205" draw:name="Об'єкт396" text:anchor-type="as-char" svg:width="5.151cm" svg:height="0.988cm" draw:z-index="510"><draw:object-ole xlink:href="./Object 804" xlink:type="simple" xlink:show="embed" xlink:actuate="onLoad"/><draw:image xlink:href="./ObjectReplacements/Object 804" xlink:type="simple" xlink:show="embed" xlink:actuate="onLoad"/><svg:desc>об'єкт OLE</svg:desc></draw:frame><text:span text:style-name="T8">,</text:span></text:p>
      <text:p text:style-name="P65"><text:span text:style-name="T8"><text:tab/></text:span><draw:frame draw:style-name="fr205" draw:name="Об'єкт397" text:anchor-type="as-char" svg:width="5.151cm" svg:height="0.988cm" draw:z-index="511"><draw:object-ole xlink:href="./Object 805" xlink:type="simple" xlink:show="embed" xlink:actuate="onLoad"/><draw:image xlink:href="./ObjectReplacements/Object 805" xlink:type="simple" xlink:show="embed" xlink:actuate="onLoad"/><svg:desc>об'єкт OLE</svg:desc></draw:frame><text:span text:style-name="T8">,</text:span></text:p>
      <text:p text:style-name="P45"><text:soft-page-break/>або</text:p>
      <text:p text:style-name="P65"><text:span text:style-name="T8"><text:tab/></text:span><draw:frame draw:style-name="fr206" draw:name="Об'єкт398" text:anchor-type="as-char" svg:width="3.14cm" svg:height="0.776cm" draw:z-index="489"><draw:object-ole xlink:href="./Object 806" xlink:type="simple" xlink:show="embed" xlink:actuate="onLoad"/><draw:image xlink:href="./ObjectReplacements/Object 806" xlink:type="simple" xlink:show="embed" xlink:actuate="onLoad"/><svg:desc>об'єкт OLE</svg:desc></draw:frame><text:span text:style-name="T8">.<text:tab/></text:span></text:p>
      <text:p text:style-name="P45"><text:tab/>На основі даних нерівностей можна навести оцінки похибок заокруглення для деяких основних формул обчислень.</text:p>
      <text:p text:style-name="P53"/>
      <text:p text:style-name="P53">Загальний випадок множення</text:p>
      <text:p text:style-name="P65"><text:span text:style-name="T27"><text:tab/></text:span><draw:frame draw:style-name="fr207" draw:name="Об'єкт399" text:anchor-type="as-char" svg:width="5.151cm" svg:height="0.741cm" draw:z-index="490"><draw:object-ole xlink:href="./Object 807" xlink:type="simple" xlink:show="embed" xlink:actuate="onLoad"/><draw:image xlink:href="./ObjectReplacements/Object 807" xlink:type="simple" xlink:show="embed" xlink:actuate="onLoad"/><svg:desc>об'єкт OLE</svg:desc></draw:frame><text:span text:style-name="T8">,</text:span></text:p>
      <text:p text:style-name="P65"><text:span text:style-name="T8">де </text:span><draw:frame draw:style-name="fr208" draw:name="Об'єкт400" text:anchor-type="as-char" svg:width="6.174cm" svg:height="0.988cm" draw:z-index="491"><draw:object-ole xlink:href="./Object 808" xlink:type="simple" xlink:show="embed" xlink:actuate="onLoad"/><draw:image xlink:href="./ObjectReplacements/Object 808" xlink:type="simple" xlink:show="embed" xlink:actuate="onLoad"/><svg:desc>об'єкт OLE</svg:desc></draw:frame><text:span text:style-name="T8">,</text:span></text:p>
      <text:p text:style-name="P65"><text:span text:style-name="T8"><text:tab/></text:span><draw:frame draw:style-name="fr209" draw:name="Об'єкт401" text:anchor-type="as-char" svg:width="4.233cm" svg:height="0.776cm" draw:z-index="492"><draw:object-ole xlink:href="./Object 809" xlink:type="simple" xlink:show="embed" xlink:actuate="onLoad"/><draw:image xlink:href="./ObjectReplacements/Object 809" xlink:type="simple" xlink:show="embed" xlink:actuate="onLoad"/><svg:desc>об'єкт OLE</svg:desc></draw:frame><text:span text:style-name="T8">.</text:span></text:p>
      <text:p text:style-name="P53">Загальний випадок додавання</text:p>
      <text:p text:style-name="P65"><text:span text:style-name="T8"><text:tab/></text:span><draw:frame draw:style-name="fr210" draw:name="Об'єкт402" text:anchor-type="as-char" svg:width="11.889cm" svg:height="0.847cm" draw:z-index="493"><draw:object-ole xlink:href="./Object 810" xlink:type="simple" xlink:show="embed" xlink:actuate="onLoad"/><draw:image xlink:href="./ObjectReplacements/Object 810" xlink:type="simple" xlink:show="embed" xlink:actuate="onLoad"/><svg:desc>об'єкт OLE</svg:desc></draw:frame><text:span text:style-name="T8">,</text:span></text:p>
      <text:p text:style-name="P45">де </text:p>
      <text:p text:style-name="P65"><text:span text:style-name="T8"><text:tab/></text:span><draw:frame draw:style-name="fr211" draw:name="Об'єкт403" text:anchor-type="as-char" svg:width="6.279cm" svg:height="0.741cm" draw:z-index="494"><draw:object-ole xlink:href="./Object 811" xlink:type="simple" xlink:show="embed" xlink:actuate="onLoad"/><draw:image xlink:href="./ObjectReplacements/Object 811" xlink:type="simple" xlink:show="embed" xlink:actuate="onLoad"/><svg:desc>об'єкт OLE</svg:desc></draw:frame><text:span text:style-name="T8">,</text:span></text:p>
      <text:p text:style-name="P65"><text:span text:style-name="T8"><text:tab/></text:span><draw:frame draw:style-name="fr212" draw:name="Об'єкт404" text:anchor-type="as-char" svg:width="6.35cm" svg:height="0.741cm" draw:z-index="495"><draw:object-ole xlink:href="./Object 812" xlink:type="simple" xlink:show="embed" xlink:actuate="onLoad"/><draw:image xlink:href="./ObjectReplacements/Object 812" xlink:type="simple" xlink:show="embed" xlink:actuate="onLoad"/><svg:desc>об'єкт OLE</svg:desc></draw:frame><text:span text:style-name="T8">,</text:span></text:p>
      <text:p text:style-name="P65"><text:span text:style-name="T8"><text:tab/><text:tab/><text:tab/></text:span><draw:frame draw:style-name="fr213" draw:name="Об'єкт405" text:anchor-type="as-char" svg:width="0.459cm" svg:height="0.212cm" draw:z-index="496"><draw:object-ole xlink:href="./Object 813" xlink:type="simple" xlink:show="embed" xlink:actuate="onLoad"/><draw:image xlink:href="./ObjectReplacements/Object 813" xlink:type="simple" xlink:show="embed" xlink:actuate="onLoad"/><svg:desc>об'єкт OLE</svg:desc></draw:frame></text:p>
      <text:p text:style-name="P65"><text:span text:style-name="T8"><text:tab/></text:span><draw:frame draw:style-name="fr214" draw:name="Об'єкт406" text:anchor-type="as-char" svg:width="6.595cm" svg:height="0.741cm" draw:z-index="497"><draw:object-ole xlink:href="./Object 814" xlink:type="simple" xlink:show="embed" xlink:actuate="onLoad"/><draw:image xlink:href="./ObjectReplacements/Object 814" xlink:type="simple" xlink:show="embed" xlink:actuate="onLoad"/><svg:desc>об'єкт OLE</svg:desc></draw:frame><text:span text:style-name="T8">,</text:span></text:p>
      <text:p text:style-name="P65"><text:span text:style-name="T8"><text:tab/><text:tab/><text:tab/></text:span><draw:frame draw:style-name="fr213" draw:name="Об'єкт407" text:anchor-type="as-char" svg:width="0.459cm" svg:height="0.212cm" draw:z-index="498"><draw:object-ole xlink:href="./Object 815" xlink:type="simple" xlink:show="embed" xlink:actuate="onLoad"/><draw:image xlink:href="./ObjectReplacements/Object 815" xlink:type="simple" xlink:show="embed" xlink:actuate="onLoad"/><svg:desc>об'єкт OLE</svg:desc></draw:frame></text:p>
      <text:p text:style-name="P65"><text:span text:style-name="T8"><text:tab/></text:span><draw:frame draw:style-name="fr215" draw:name="Об'єкт408" text:anchor-type="as-char" svg:width="2.646cm" svg:height="0.67cm" draw:z-index="499"><draw:object-ole xlink:href="./Object 816" xlink:type="simple" xlink:show="embed" xlink:actuate="onLoad"/><draw:image xlink:href="./ObjectReplacements/Object 816" xlink:type="simple" xlink:show="embed" xlink:actuate="onLoad"/><svg:desc>об'єкт OLE</svg:desc></draw:frame><text:span text:style-name="T8">,</text:span></text:p>
      <text:p text:style-name="P65"><text:span text:style-name="T8"><text:tab/></text:span><draw:frame draw:style-name="fr216" draw:name="Об'єкт409" text:anchor-type="as-char" svg:width="9.313cm" svg:height="0.988cm" draw:z-index="500"><draw:object-ole xlink:href="./Object 817" xlink:type="simple" xlink:show="embed" xlink:actuate="onLoad"/><draw:image xlink:href="./ObjectReplacements/Object 817" xlink:type="simple" xlink:show="embed" xlink:actuate="onLoad"/><svg:desc>об'єкт OLE</svg:desc></draw:frame><text:span text:style-name="T8">,</text:span></text:p>
      <text:p text:style-name="P65"><draw:frame draw:style-name="fr217" draw:name="Об'єкт410" text:anchor-type="as-char" svg:width="5.009cm" svg:height="0.776cm" draw:z-index="501"><draw:object-ole xlink:href="./Object 818" xlink:type="simple" xlink:show="embed" xlink:actuate="onLoad"/><draw:image xlink:href="./ObjectReplacements/Object 818" xlink:type="simple" xlink:show="embed" xlink:actuate="onLoad"/><svg:desc>об'єкт OLE</svg:desc></draw:frame></text:p>
      <text:p text:style-name="P53">Сума парних добутків</text:p>
      <text:p text:style-name="P65"><text:span text:style-name="T8"><text:tab/></text:span><draw:frame draw:style-name="fr218" draw:name="Об'єкт411" text:anchor-type="as-char" svg:width="10.901cm" svg:height="1.127cm" draw:z-index="502"><draw:object-ole xlink:href="./Object 819" xlink:type="simple" xlink:show="embed" xlink:actuate="onLoad"/><draw:image xlink:href="./ObjectReplacements/Object 819" xlink:type="simple" xlink:show="embed" xlink:actuate="onLoad"/><svg:desc>об'єкт OLE</svg:desc></draw:frame><text:span text:style-name="T8">,</text:span></text:p>
      <text:p text:style-name="P45">де </text:p>
      <text:p text:style-name="P65"><text:soft-page-break/><text:span text:style-name="T8"><text:tab/></text:span><draw:frame draw:style-name="fr219" draw:name="Об'єкт412" text:anchor-type="as-char" svg:width="9.419cm" svg:height="0.988cm" draw:z-index="503"><draw:object-ole xlink:href="./Object 820" xlink:type="simple" xlink:show="embed" xlink:actuate="onLoad"/><draw:image xlink:href="./ObjectReplacements/Object 820" xlink:type="simple" xlink:show="embed" xlink:actuate="onLoad"/><svg:desc>об'єкт OLE</svg:desc></draw:frame><text:span text:style-name="T8">,</text:span></text:p>
      <text:p text:style-name="P65"><text:span text:style-name="T8"><text:tab/></text:span><draw:frame draw:style-name="fr220" draw:name="Об'єкт413" text:anchor-type="as-char" svg:width="5.115cm" svg:height="0.776cm" draw:z-index="487"><draw:object-ole xlink:href="./Object 821" xlink:type="simple" xlink:show="embed" xlink:actuate="onLoad"/><draw:image xlink:href="./ObjectReplacements/Object 821" xlink:type="simple" xlink:show="embed" xlink:actuate="onLoad"/><svg:desc>об'єкт OLE</svg:desc></draw:frame></text:p>
      <text:p text:style-name="P30"><text:tab/>На основі цих формул можна отримати оцінки похибок заокруглення при розв’язуванні різних задач обчислювальної математики.</text:p>
      <text:p text:style-name="P30"/>
      <text:p text:style-name="P16">Елементи теорії обчислювальної складності</text:p>
      <text:p text:style-name="P89"/>
      <text:p text:style-name="P90"><text:tab/>Розміром деякої задачі з певного класу задач називають число, яке характеризує кількість вхідних даних, від яких залежить складність виконання алгоритму.</text:p>
      <text:p text:style-name="P6"><text:tab/><text:span text:style-name="T168">Мірою складності алгоритму </text:span><text:span text:style-name="T70">A </text:span><text:span text:style-name="T100">для задачі </text:span><text:span text:style-name="T100"><draw:frame draw:style-name="fr134" draw:name="Об'єкт431" text:anchor-type="as-char" svg:y="-0.252cm" svg:width="0.527cm" svg:height="0.28cm" draw:z-index="512"><draw:object xlink:href="./Object 67" xlink:type="simple" xlink:show="embed" xlink:actuate="onLoad"/><draw:image xlink:href="./ObjectReplacements/Object 67" xlink:type="simple" xlink:show="embed" xlink:actuate="onLoad"/></draw:frame></text:span><text:span text:style-name="T101">з деякого класу задач називають число</text:span></text:p>
      <text:p text:style-name="P91"><draw:frame draw:style-name="fr134" draw:name="Об'єкт432" text:anchor-type="as-char" svg:y="-0.45cm" svg:width="1.461cm" svg:height="0.63cm" draw:z-index="513"><draw:object xlink:href="./Object 68" xlink:type="simple" xlink:show="embed" xlink:actuate="onLoad"/><draw:image xlink:href="./ObjectReplacements/Object 68" xlink:type="simple" xlink:show="embed" xlink:actuate="onLoad"/></draw:frame></text:p>
      <text:p text:style-name="P7"><text:span text:style-name="T102">яке є сумою складностей операторів, які виконуються при розв’язуванні задачі </text:span><text:span text:style-name="T102"><draw:frame draw:style-name="fr134" draw:name="Об'єкт433" text:anchor-type="as-char" svg:y="-0.252cm" svg:width="0.527cm" svg:height="0.28cm" draw:z-index="514"><draw:object xlink:href="./Object 69" xlink:type="simple" xlink:show="embed" xlink:actuate="onLoad"/><draw:image xlink:href="./ObjectReplacements/Object 69" xlink:type="simple" xlink:show="embed" xlink:actuate="onLoad"/></draw:frame></text:span><text:span text:style-name="T102">алгоритмом </text:span><text:span text:style-name="T71">А. </text:span><text:span text:style-name="T103">Зауважимо, що якщо для певного класу задач існує декілька алгоритмів, то може не існувати алгоритму з найменшою складностю.</text:span></text:p>
      <text:p text:style-name="P8"><text:span text:style-name="T103"><text:tab/>Нехай </text:span><text:span text:style-name="T71">K(n) —</text:span><text:span text:style-name="T103"> множина задач певного класу розміру </text:span><text:span text:style-name="T71">n</text:span><text:span text:style-name="T103">, тоді число </text:span><text:span text:style-name="T103"><draw:frame draw:style-name="fr134" draw:name="Об'єкт434" text:anchor-type="as-char" svg:y="-0.512cm" svg:width="0.737cm" svg:height="0.691cm" draw:z-index="515"><draw:object xlink:href="./Object 70" xlink:type="simple" xlink:show="embed" xlink:actuate="onLoad"/><draw:image xlink:href="./ObjectReplacements/Object 70" xlink:type="simple" xlink:show="embed" xlink:actuate="onLoad"/><svg:desc>формула</svg:desc></draw:frame></text:span><text:span text:style-name="T103">, </text:span><text:span text:style-name="T104">яке рівне </text:span><text:span text:style-name="T104"><draw:frame draw:style-name="fr134" draw:name="Об'єкт435" text:anchor-type="as-char" svg:y="-0.452cm" svg:width="4.426cm" svg:height="0.631cm" draw:z-index="516"><draw:object xlink:href="./Object 71" xlink:type="simple" xlink:show="embed" xlink:actuate="onLoad"/><draw:image xlink:href="./ObjectReplacements/Object 71" xlink:type="simple" xlink:show="embed" xlink:actuate="onLoad"/><svg:desc>формула</svg:desc></draw:frame></text:span><text:span text:style-name="T71">— </text:span><text:span text:style-name="T105">називають мірою складності алгоритму </text:span><text:span text:style-name="T72">А </text:span><text:span text:style-name="T105">класу задач </text:span><text:span text:style-name="T72">K(n)</text:span><text:span text:style-name="T105"> в гіршому розумінні.</text:span></text:p>
      <text:p text:style-name="P92"><text:tab/>Величину </text:p>
      <text:p text:style-name="P93"><draw:frame draw:style-name="fr134" draw:name="Об'єкт436" text:anchor-type="as-char" svg:y="-1.104cm" svg:width="3.627cm" svg:height="1.586cm" draw:z-index="517"><draw:object xlink:href="./Object 72" xlink:type="simple" xlink:show="embed" xlink:actuate="onLoad"/><draw:image xlink:href="./ObjectReplacements/Object 72" xlink:type="simple" xlink:show="embed" xlink:actuate="onLoad"/></draw:frame></text:p>
      <text:p text:style-name="P9"><text:span text:style-name="T106">називають мірою складності алгоритму </text:span><text:span text:style-name="T73">А</text:span><text:span text:style-name="T106"> для для задачі класу </text:span><text:span text:style-name="T73">K(n)</text:span><text:span text:style-name="T106"> в середньому.</text:span></text:p>
      <text:p text:style-name="P10"><text:span text:style-name="T106"><text:tab/>Границя </text:span><text:span text:style-name="T106"><draw:frame draw:style-name="fr134" draw:name="Об'єкт437" text:anchor-type="as-char" svg:y="-0.51cm" svg:width="2.422cm" svg:height="0.908cm" draw:z-index="518"><draw:object xlink:href="./Object 73" xlink:type="simple" xlink:show="embed" xlink:actuate="onLoad"/><draw:image xlink:href="./ObjectReplacements/Object 73" xlink:type="simple" xlink:show="embed" xlink:actuate="onLoad"/></draw:frame></text:span><text:span text:style-name="T71">— </text:span><text:span text:style-name="T107">асимптотична складність алгоритму </text:span><text:span text:style-name="T74">А</text:span><text:span text:style-name="T107"> для </text:span><text:span text:style-name="T106">задачі класу </text:span><text:span text:style-name="T73">K(n).</text:span></text:p>
      <text:p text:style-name="P10"><text:soft-page-break/><text:span text:style-name="T73"><text:tab/></text:span><text:span text:style-name="T107">Нехай задані дві функції </text:span><text:span text:style-name="T74">f(n)</text:span><text:span text:style-name="T107"> i </text:span><text:span text:style-name="T74">g(n)</text:span><text:span text:style-name="T107"> &gt; 0. </text:span><text:span text:style-name="T74">f(n) = O(g(n)) — f(n) </text:span><text:span text:style-name="T107">має порядок </text:span><text:span text:style-name="T74">g(n), </text:span><text:span text:style-name="T107">якщо</text:span><text:span text:style-name="T74"> </text:span><text:span text:style-name="T74"><draw:frame draw:style-name="fr134" draw:name="Об'єкт438" text:anchor-type="as-char" svg:y="-0.45cm" svg:width="6.756cm" svg:height="0.63cm" draw:z-index="519"><draw:object xlink:href="./Object 74" xlink:type="simple" xlink:show="embed" xlink:actuate="onLoad"/><draw:image xlink:href="./ObjectReplacements/Object 74" xlink:type="simple" xlink:show="embed" xlink:actuate="onLoad"/></draw:frame></text:span></text:p>
      <text:p text:style-name="P8"><text:span text:style-name="T105"><text:tab/></text:span><text:span text:style-name="T108">Алгоритм має поліноміальну складність, якщо </text:span><text:span text:style-name="T108"><draw:frame draw:style-name="fr134" draw:name="Об'єкт439" text:anchor-type="as-char" svg:y="-0.363cm" svg:width="0.524cm" svg:height="0.388cm" draw:z-index="520"><draw:object xlink:href="./Object 75" xlink:type="simple" xlink:show="embed" xlink:actuate="onLoad"/><draw:image xlink:href="./ObjectReplacements/Object 75" xlink:type="simple" xlink:show="embed" xlink:actuate="onLoad"/></draw:frame></text:span><text:span text:style-name="T109">поліном </text:span><text:span text:style-name="T109"><draw:frame draw:style-name="fr134" draw:name="Об'єкт440" text:anchor-type="as-char" svg:y="-0.45cm" svg:width="1.402cm" svg:height="0.63cm" draw:z-index="521"><draw:object xlink:href="./Object 76" xlink:type="simple" xlink:show="embed" xlink:actuate="onLoad"/><draw:image xlink:href="./ObjectReplacements/Object 76" xlink:type="simple" xlink:show="embed" xlink:actuate="onLoad"/></draw:frame></text:span><text:span text:style-name="T110">(</text:span><text:span text:style-name="T75">k — </text:span><text:span text:style-name="T110">степінь полінома</text:span><text:span text:style-name="T75">, n — </text:span><text:span text:style-name="T110">змінна), </text:span><text:span text:style-name="T111">що </text:span><text:span text:style-name="T111"><draw:frame draw:style-name="fr134" draw:name="Об'єкт441" text:anchor-type="as-char" svg:y="-0.517cm" svg:width="3.26cm" svg:height="0.697cm" draw:z-index="522"><draw:object xlink:href="./Object 77" xlink:type="simple" xlink:show="embed" xlink:actuate="onLoad"/><draw:image xlink:href="./ObjectReplacements/Object 77" xlink:type="simple" xlink:show="embed" xlink:actuate="onLoad"/></draw:frame></text:span><text:span text:style-name="T112">.</text:span></text:p>
      <text:p text:style-name="P94"><text:tab/>Задача ефективно розв’язується, якщо для задачі існує алгоритм з поліноміальною складністю.</text:p>
      <text:p text:style-name="P8"><text:span text:style-name="T112"><text:tab/>Алгоритм </text:span><text:span text:style-name="T76">А</text:span><text:span text:style-name="T112"> має експоненціальну складність, якщо </text:span><text:span text:style-name="T112"><draw:frame draw:style-name="fr134" draw:name="Об'єкт442" text:anchor-type="as-char" svg:y="-0.439cm" svg:width="3.918cm" svg:height="0.619cm" draw:z-index="523"><draw:object xlink:href="./Object 78" xlink:type="simple" xlink:show="embed" xlink:actuate="onLoad"/><draw:image xlink:href="./ObjectReplacements/Object 78" xlink:type="simple" xlink:show="embed" xlink:actuate="onLoad"/></draw:frame></text:span><text:span text:style-name="T112">, </text:span><text:span text:style-name="T113">що </text:span><text:span text:style-name="T113"><draw:frame draw:style-name="fr134" draw:name="Об'єкт443" text:anchor-type="as-char" svg:y="-0.517cm" svg:width="3.313cm" svg:height="0.697cm" draw:z-index="524"><draw:object xlink:href="./Object 79" xlink:type="simple" xlink:show="embed" xlink:actuate="onLoad"/><draw:image xlink:href="./ObjectReplacements/Object 79" xlink:type="simple" xlink:show="embed" xlink:actuate="onLoad"/></draw:frame></text:span></text:p>
      <text:p text:style-name="P98"><text:tab/>Якщо для задачі не існує алгоритму з поліноміальною складністю, то задачу називають важко розв’язною.</text:p>
      <text:p text:style-name="P11"><text:span text:style-name="T169"><text:tab/>Алгоритм </text:span><text:span text:style-name="T77">А </text:span><text:span text:style-name="T114">називається оптимальним алгоритмом для задач певного класу, якщо </text:span><text:span text:style-name="T114"><draw:frame draw:style-name="fr134" draw:name="Об'єкт444" text:anchor-type="as-char" svg:y="-0.517cm" svg:width="3.595cm" svg:height="0.697cm" draw:z-index="525"><draw:object xlink:href="./Object 80" xlink:type="simple" xlink:show="embed" xlink:actuate="onLoad"/><draw:image xlink:href="./ObjectReplacements/Object 80" xlink:type="simple" xlink:show="embed" xlink:actuate="onLoad"/></draw:frame></text:span></text:p>
      <text:p text:style-name="P95"><text:tab/>Клас задач, для яких невідомий алгоритм поліноміальної складності, але якщо він знайдений хоча б для одної задачі із даного класу, то такий алгоритм існує і для всіх інших задач даного класу. Такий клас задач називається класом NP-повних задач.</text:p>
      <text:p text:style-name="P12"><text:span text:style-name="T115"><text:tab/></text:span><text:span text:style-name="T116">Виявляється, що між цими класами алгоритмів є істотна різниця: при великих розмірностях задач (які, зазвичай, найцікавіші на практиці), поліноміальні алгоритми можуть бути виконані на сучасних комп'ютерах, тоді як експоненціальні алгоритми для практичних розмірностей задач, як правило, не можуть виконатися повністю. Зазвичай розв'язання задач, що породжують експоненціальні алгоритми, пов’язаний з повним перебором всіх можливих варіантів, і зважаючи на практичну неможливість реалізації такої стратегії, для їх розв'язання розробляються інші підходи. </text:span></text:p>
      <text:p text:style-name="P12"><text:span text:style-name="T116"><text:tab/>Наприклад, якщо навіть існує експоненціальний алгоритм для знаходження оптимального розв’язку деякої задачі, то на практиці застосовуються інші, </text:span><text:soft-page-break/><text:span text:style-name="T116">ефективніші поліноміальні алгоритми для знаходження не обов'язково оптимального, а лише прийнятного розв'язку (наближеного до оптимального). Але навіть якщо задача допускає розв'язання за допомогою поліноміального алгоритму, його можна побудувати лише після глибокого вникання в суть поставленої задачі.</text:span></text:p>
      <text:p text:style-name="P96"><text:tab/></text:p>
      <table:table table:name="Таблиця2" table:style-name="Таблиця2">
        <table:table-column table:style-name="Таблиця2.A"/>
        <table:table-column table:style-name="Таблиця2.B"/>
        <table:table-column table:style-name="Таблиця2.C"/>
        <table:table-row>
          <table:table-cell table:style-name="Таблиця2.A1" office:value-type="string">
            <text:p text:style-name="P106">Складність</text:p>
          </table:table-cell>
          <table:table-cell table:style-name="Таблиця2.B1" office:value-type="string">
            <text:p text:style-name="P106">Коментар </text:p>
          </table:table-cell>
          <table:table-cell table:style-name="Таблиця2.C1" office:value-type="string">
            <text:p text:style-name="P106">Приклади</text:p>
          </table:table-cell>
        </table:table-row>
        <table:table-row>
          <table:table-cell table:style-name="Таблиця2.A2" office:value-type="string">
            <text:p text:style-name="P106"><draw:frame draw:style-name="fr134" draw:name="Об'єкт445" text:anchor-type="as-char" svg:y="-0.45cm" svg:width="1.222cm" svg:height="0.589cm" draw:z-index="526"><draw:object xlink:href="./Object 81" xlink:type="simple" xlink:show="embed" xlink:actuate="onLoad"/><draw:image xlink:href="./ObjectReplacements/Object 81" xlink:type="simple" xlink:show="embed" xlink:actuate="onLoad"/></draw:frame></text:p>
          </table:table-cell>
          <table:table-cell table:style-name="Таблиця2.B2" office:value-type="string">
            <text:p text:style-name="P107">Сталий час роботи незалежно від розміру задачі</text:p>
          </table:table-cell>
          <table:table-cell table:style-name="Таблиця2.C2" office:value-type="string">
            <text:p text:style-name="P107">Очікуваний час пошуку в хеші</text:p>
          </table:table-cell>
        </table:table-row>
        <table:table-row>
          <table:table-cell table:style-name="Таблиця2.A2" office:value-type="string">
            <text:p text:style-name="P84"><draw:frame draw:style-name="fr134" draw:name="Об'єкт446" text:anchor-type="as-char" svg:y="-0.45cm" svg:width="2.651cm" svg:height="0.589cm" draw:z-index="527"><draw:object xlink:href="./Object 82" xlink:type="simple" xlink:show="embed" xlink:actuate="onLoad"/><draw:image xlink:href="./ObjectReplacements/Object 82" xlink:type="simple" xlink:show="embed" xlink:actuate="onLoad"/></draw:frame></text:p>
          </table:table-cell>
          <table:table-cell table:style-name="Таблиця2.B2" office:value-type="string">
            <text:p text:style-name="P107">Дуже повільне зростання необхідного часу</text:p>
          </table:table-cell>
          <table:table-cell table:style-name="Таблиця2.C2" office:value-type="string">
            <text:p text:style-name="P85"><text:span text:style-name="T170">Очікуваний час роботи інтерполюючого пошуку </text:span><text:span text:style-name="T66">n </text:span><text:span text:style-name="T117">елементів</text:span><text:span text:style-name="T66"> </text:span></text:p>
          </table:table-cell>
        </table:table-row>
        <table:table-row>
          <table:table-cell table:style-name="Таблиця2.A2" office:value-type="string">
            <text:p text:style-name="P84"><draw:frame draw:style-name="fr134" draw:name="Об'єкт447" text:anchor-type="as-char" svg:y="-0.45cm" svg:width="1.947cm" svg:height="0.589cm" draw:z-index="528"><draw:object xlink:href="./Object 83" xlink:type="simple" xlink:show="embed" xlink:actuate="onLoad"/><draw:image xlink:href="./ObjectReplacements/Object 83" xlink:type="simple" xlink:show="embed" xlink:actuate="onLoad"/></draw:frame></text:p>
          </table:table-cell>
          <table:table-cell table:style-name="Таблиця2.B2" office:value-type="string">
            <text:p text:style-name="P107">Логарифмічне зростання — подвоєння розміру задачі збільшує час роботи на сталу величину</text:p>
          </table:table-cell>
          <table:table-cell table:style-name="Таблиця2.C2" office:value-type="string">
            <text:p text:style-name="P85"><text:span text:style-name="T170">Обчислення </text:span><text:span text:style-name="T170"><draw:frame draw:style-name="fr134" draw:name="Об'єкт452" text:anchor-type="as-char" svg:y="-0.51cm" svg:width="0.64cm" svg:height="0.616cm" draw:z-index="529"><draw:object xlink:href="./Object 88" xlink:type="simple" xlink:show="embed" xlink:actuate="onLoad"/><draw:image xlink:href="./ObjectReplacements/Object 88" xlink:type="simple" xlink:show="embed" xlink:actuate="onLoad"/></draw:frame></text:span><text:span text:style-name="T170">, двійковий пошук</text:span></text:p>
          </table:table-cell>
        </table:table-row>
        <table:table-row>
          <table:table-cell table:style-name="Таблиця2.A2" office:value-type="string">
            <text:p text:style-name="P108"><draw:frame draw:style-name="fr134" draw:name="Об'єкт448" text:anchor-type="as-char" svg:y="-0.45cm" svg:width="1.244cm" svg:height="0.589cm" draw:z-index="530"><draw:object xlink:href="./Object 84" xlink:type="simple" xlink:show="embed" xlink:actuate="onLoad"/><draw:image xlink:href="./ObjectReplacements/Object 84" xlink:type="simple" xlink:show="embed" xlink:actuate="onLoad"/></draw:frame></text:p>
          </table:table-cell>
          <table:table-cell table:style-name="Таблиця2.B2" office:value-type="string">
            <text:p text:style-name="P107">Лінійне зростання — подвоєння розміру задачі подвоїть необхідний час</text:p>
          </table:table-cell>
          <table:table-cell table:style-name="Таблиця2.C2" office:value-type="string">
            <text:p text:style-name="P107">Лінійний пошук, додавання і віднімання чисел</text:p>
          </table:table-cell>
        </table:table-row>
        <table:table-row>
          <table:table-cell table:style-name="Таблиця2.A2" office:value-type="string">
            <text:p text:style-name="P109"><draw:frame draw:style-name="fr134" draw:name="Об'єкт449" text:anchor-type="as-char" svg:y="-0.45cm" svg:width="2.261cm" svg:height="0.589cm" draw:z-index="531"><draw:object xlink:href="./Object 85" xlink:type="simple" xlink:show="embed" xlink:actuate="onLoad"/><draw:image xlink:href="./ObjectReplacements/Object 85" xlink:type="simple" xlink:show="embed" xlink:actuate="onLoad"/></draw:frame></text:p>
          </table:table-cell>
          <table:table-cell table:style-name="Таблиця2.B2" office:value-type="string">
            <text:p text:style-name="P107">Лінеаритмічне зростання — подвоєння розміру задачі збільшить необхідний час трохи більше ніж вдвічі</text:p>
          </table:table-cell>
          <table:table-cell table:style-name="Таблиця2.C2" office:value-type="string">
            <text:p text:style-name="P110">Сортування злиттям або купою; нижня границя сортування порівнянням</text:p>
          </table:table-cell>
        </table:table-row>
        <table:table-row>
          <table:table-cell table:style-name="Таблиця2.A2" office:value-type="string">
            <text:p text:style-name="P109"><draw:frame draw:style-name="fr134" draw:name="Об'єкт450" text:anchor-type="as-char" svg:y="-0.51cm" svg:width="1.401cm" svg:height="0.651cm" draw:z-index="532"><draw:object xlink:href="./Object 86" xlink:type="simple" xlink:show="embed" xlink:actuate="onLoad"/><draw:image xlink:href="./ObjectReplacements/Object 86" xlink:type="simple" xlink:show="embed" xlink:actuate="onLoad"/></draw:frame></text:p>
          </table:table-cell>
          <table:table-cell table:style-name="Таблиця2.B2" office:value-type="string">
            <text:p text:style-name="P107">Квадратичне зростання — подвоєння розміру задачі вчетверо збільшує необхідний час </text:p>
          </table:table-cell>
          <table:table-cell table:style-name="Таблиця2.C2" office:value-type="string">
            <text:p text:style-name="P107">Елементарні алгоритми сортування</text:p>
          </table:table-cell>
        </table:table-row>
        <table:table-row>
          <table:table-cell table:style-name="Таблиця2.A2" office:value-type="string">
            <text:p text:style-name="P109"><draw:frame draw:style-name="fr134" draw:name="Об'єкт451" text:anchor-type="as-char" svg:y="-0.51cm" svg:width="1.393cm" svg:height="0.651cm" draw:z-index="533"><draw:object xlink:href="./Object 87" xlink:type="simple" xlink:show="embed" xlink:actuate="onLoad"/><draw:image xlink:href="./ObjectReplacements/Object 87" xlink:type="simple" xlink:show="embed" xlink:actuate="onLoad"/></draw:frame></text:p>
          </table:table-cell>
          <table:table-cell table:style-name="Таблиця2.B2" office:value-type="string">
            <text:p text:style-name="P107">Кубічне зростання — подвоєння розміру задачі збільшує необхідний час у 8 разів</text:p>
          </table:table-cell>
          <table:table-cell table:style-name="Таблиця2.C2" office:value-type="string">
            <text:p text:style-name="P107">Звичайне множення матриць</text:p>
          </table:table-cell>
        </table:table-row>
        <table:table-row>
          <table:table-cell table:style-name="Таблиця2.A9" office:value-type="string">
            <text:p text:style-name="P109"><draw:frame draw:style-name="fr134" draw:name="Об'єкт453" text:anchor-type="as-char" svg:y="-0.51cm" svg:width="1.381cm" svg:height="0.651cm" draw:z-index="534"><draw:object xlink:href="./Object 89" xlink:type="simple" xlink:show="embed" xlink:actuate="onLoad"/><draw:image xlink:href="./ObjectReplacements/Object 89" xlink:type="simple" xlink:show="embed" xlink:actuate="onLoad"/></draw:frame></text:p>
          </table:table-cell>
          <table:table-cell table:style-name="Таблиця2.B9" office:value-type="string">
            <text:p text:style-name="P85"><text:span text:style-name="T170">Експоненціальне зростання - зб</text:span><text:span text:style-name="T171">ільшення розміру задачі на 1 призводить до </text:span><text:span text:style-name="T172">c</text:span><text:span text:style-name="T171">-кратного збільшення необхідного часу; подвоєння розміру задачі підносить необхідний час у квадрат</text:span></text:p>
          </table:table-cell>
          <table:table-cell table:style-name="Таблиця2.C9" office:value-type="string">
            <text:p text:style-name="P107">Деякі задачі комівояжера, алгоритми пошуку повним перебором</text:p>
          </table:table-cell>
        </table:table-row>
      </table:table>
      <text:p text:style-name="P97"/>
      <text:p text:style-name="P87"/>
      <text:p text:style-name="P86"/>
      <text:p text:style-name="P83"><text:span text:style-name="T158">Зведення задачі наближеного розв’язування нелінійних функціональних рівнянь до СНСР та їх розв’язання </text:span><text:span text:style-name="T151">ε</text:span><text:span text:style-name="T69">s</text:span><text:span text:style-name="T158"> алгоритмом</text:span></text:p>
      <text:p text:style-name="P21"><text:tab/></text:p>
      <text:p text:style-name="P13"><text:span text:style-name="T46">Методи наближеного ро</text:span><text:span text:style-name="T47">з</text:span><text:span text:style-name="T48">в</text:span><text:span text:style-name="T46">’язання нелінійних рів</text:span><text:span text:style-name="T49">н</text:span><text:span text:style-name="T46">янь з одним невідомим</text:span></text:p>
      <text:p text:style-name="P21"/>
      <text:p text:style-name="P21"><text:tab/>Розглянемо задачу наближеного знаходження усіх коренів рівняння </text:p>
      <text:p text:style-name="P17"><text:tab/>f(x) = 0 </text:p>
      <text:p text:style-name="P20"><text:span text:style-name="T37">де </text:span><text:span text:style-name="T57">f(x)</text:span><text:span text:style-name="T37">- задана і неперервна функція на деякому скінченному проміжку </text:span><text:span text:style-name="T57">a &lt; x &lt; b</text:span><text:span text:style-name="T37">. </text:span></text:p>
      <text:p text:style-name="P20"><text:span text:style-name="T37"><text:tab/></text:span><text:span text:style-name="T45">У</text:span><text:span text:style-name="T37"> порядку черговості підлягають розв</text:span><text:span text:style-name="T40">’</text:span><text:span text:style-name="T37">язанню такі задачі </text:span><text:span text:style-name="T38">(</text:span><text:span text:style-name="T37">1-4</text:span><text:span text:style-name="T38">)</text:span><text:span text:style-name="T37">: </text:span></text:p>
      <text:list xml:id="list531110992894808213" text:style-name="L2">
        <text:list-item>
          <text:p text:style-name="P100">про межі розташування на числовій прямій коренів рівняння, їх характер та кількість; </text:p>
        </text:list-item>
        <text:list-item>
          <text:p text:style-name="P101"><text:span text:style-name="T37">відокремлення коренів, тоб</text:span><text:span text:style-name="T39">то</text:span><text:span text:style-name="T37"> знаходження таких інтервалів зміни аргументу </text:span><text:span text:style-name="T57">х</text:span><text:span text:style-name="T37">, кожний з яких містить тільки один ко</text:span><text:span text:style-name="T41">рі</text:span><text:span text:style-name="T37">нь; </text:span></text:p>
        </text:list-item>
        <text:list-item>
          <text:p text:style-name="P100">наближене обчислення коренів із заданою точністю. </text:p>
        </text:list-item>
      </text:list>
      <text:p text:style-name="P22"/>
      <text:p text:style-name="P20"><text:span text:style-name="T37"><text:tab/></text:span><text:span text:style-name="T57">Відокремлення розв</text:span><text:span text:style-name="T58">’</text:span><text:span text:style-name="T57">язків <text:s/>у випадку довільної функції </text:span></text:p>
      <text:p text:style-name="P22"/>
      <text:p text:style-name="P22"><text:tab/>Для довільних функцій <text:span text:style-name="T61">f(x)</text:span> задовільного алгоритму розв<text:span text:style-name="T79">’</text:span>язання перших двох задач не існує. Тут можуть бути використані такі твердження. </text:p>
      <text:p text:style-name="P20"><text:span text:style-name="T37"><text:tab/>Якщо неперервна функція </text:span><text:span text:style-name="T57">f(x)</text:span><text:span text:style-name="T37"> на кінцях деякого відрізку </text:span><text:span text:style-name="T57">[a, b]</text:span><text:span text:style-name="T37"> приймає значення різних знаків, а перша похідна цієї функції на цьому відрізку не </text:span><text:span text:style-name="T45">змінює</text:span><text:span text:style-name="T37"> свого знаку, то корінь рівняння </text:span><text:span text:style-name="T59">f(x)=0</text:span><text:span text:style-name="T37"> на </text:span><text:span text:style-name="T57">[a, b]</text:span><text:span text:style-name="T37"> - єдиний. </text:span></text:p>
      <text:p text:style-name="P22"><text:tab/>Якщо на кінцях відрізку [<text:span text:style-name="T61">a, b]</text:span> функція <text:span text:style-name="T61">f(x)</text:span> приймає значення різних знаків, то між <text:span text:style-name="T61">a</text:span> і <text:span text:style-name="T61">b</text:span> знаходиться непарне число коренів рівняння <text:s/><text:span text:style-name="T67">f(x)=0</text:span>; якщо ж на кінцях відрізку <text:span text:style-name="T61">[a, b]</text:span> функція приймає значення однакових знаків, то між <text:span text:style-name="T61">a</text:span> i <text:span text:style-name="T61">b</text:span> або немає коренів цього рівняння, або їх буде парне число(з урахуванням кратностей). Слід <text:soft-page-break/>зауважити, що в цьому випадку виявити корені парної кратності дуже складно. Потрібні додаткові дослідження. </text:p>
      <text:p text:style-name="P22"><text:tab/>Для розв<text:span text:style-name="T173">’</text:span>язання перших двох задач можуть бути використані такі підходи і способи: </text:p>
      <text:list xml:id="list6426024867013038198" text:style-name="L1">
        <text:list-item>
          <text:p text:style-name="P99">складається таблиця значень функції <text:span text:style-name="T61">f(x) </text:span>на досить густій сітці аргументу <text:span text:style-name="T61">x</text:span>. Переміна знаку у двох сусідніх точках означає наявність принаймні одного кореня між ними; </text:p>
        </text:list-item>
        <text:list-item>
          <text:p text:style-name="P99">будується графік функції за таблицею. Він часто дозволяє знаходити задовільні з точки зору задач техніки наближені значення коренів. Слід зауважити, що побудова графіків нерідко дозволяє виявити і корені парної кратності; </text:p>
        </text:list-item>
        <text:list-item>
          <text:p text:style-name="P99">за допомогою елементів математичного аналізу, а саме часткового або повного дослідження функції, будується графік функції <text:span text:style-name="T61">f(x)</text:span>, який допомагає наближено визначити межі коренів та відокремити ці корені; </text:p>
        </text:list-item>
        <text:list-item>
          <text:p text:style-name="P99">рівняння <text:span text:style-name="T61">f(x)=0</text:span> зводиться до такого еквівалентного рівняння <draw:frame draw:style-name="fr134" draw:name="Object247" text:anchor-type="as-char" svg:y="-0.45cm" svg:width="2.997cm" svg:height="0.63cm" draw:z-index="217"><draw:object xlink:href="./Object 385" xlink:type="simple" xlink:show="embed" xlink:actuate="onLoad"/><draw:image xlink:href="./ObjectReplacements/Object 385" xlink:type="simple" xlink:show="embed" xlink:actuate="onLoad"/></draw:frame>, в якому графіки функцій <draw:frame draw:style-name="fr134" draw:name="Object248" text:anchor-type="as-char" svg:y="-0.45cm" svg:width="1.395cm" svg:height="0.63cm" draw:z-index="218"><draw:object xlink:href="./Object 386" xlink:type="simple" xlink:show="embed" xlink:actuate="onLoad"/><draw:image xlink:href="./ObjectReplacements/Object 386" xlink:type="simple" xlink:show="embed" xlink:actuate="onLoad"/></draw:frame> i <draw:frame draw:style-name="fr134" draw:name="Object249" text:anchor-type="as-char" svg:y="-0.45cm" svg:width="1.406cm" svg:height="0.63cm" draw:z-index="219"><draw:object xlink:href="./Object 387" xlink:type="simple" xlink:show="embed" xlink:actuate="onLoad"/><draw:image xlink:href="./ObjectReplacements/Object 387" xlink:type="simple" xlink:show="embed" xlink:actuate="onLoad"/></draw:frame> простіші за <text:span text:style-name="T61">f(x)</text:span>. Наприклад, рівняння <text:span text:style-name="T61">xcos(x) - 2 = 0</text:span> можна записати <text:span text:style-name="T61">cos(x) = 2/x</text:span>. У цьому випадку абсциси точок перетину цих графіків дають значення коренів рівняння <text:span text:style-name="T68">f(x)=0</text:span>; </text:p>
        </text:list-item>
        <text:list-item>
          <text:p text:style-name="P99">5) рівняння <text:span text:style-name="T61">f(x)=0</text:span> зводиться до еквівалентної системи двох рівнянь з двома невідомими. Наприклад, нехай<draw:frame draw:style-name="fr134" draw:name="Object250" text:anchor-type="as-char" svg:y="-0.45cm" svg:width="4.187cm" svg:height="0.63cm" draw:z-index="220"><draw:object xlink:href="./Object 388" xlink:type="simple" xlink:show="embed" xlink:actuate="onLoad"/><draw:image xlink:href="./ObjectReplacements/Object 388" xlink:type="simple" xlink:show="embed" xlink:actuate="onLoad"/></draw:frame>. Тоді, ввівши нову змінну <text:span text:style-name="T61">у</text:span>, можна записати <text:s/></text:p>
        </text:list-item>
      </text:list>
      <text:p text:style-name="P22"><draw:frame draw:style-name="fr134" draw:name="Object251" text:anchor-type="as-char" svg:y="-1.64cm" svg:width="5.309cm" svg:height="3.201cm" draw:z-index="233"><draw:object xlink:href="./Object 389" xlink:type="simple" xlink:show="embed" xlink:actuate="onLoad"/><draw:image xlink:href="./ObjectReplacements/Object 389" xlink:type="simple" xlink:show="embed" xlink:actuate="onLoad"/></draw:frame> </text:p>
      <text:p text:style-name="P22"><text:soft-page-break/><text:tab/>Як у першому, так і другому випадках для знаходження з наперед заданою точністю наближених значень відо<text:span text:style-name="T80">к</text:span>ремлених коренів застосовуються ітераційні методи. Найбільш ефективними є методи дихотомії (ділення пополам), <text:s/>простої ітерації, Ньютона, хорд <text:span text:style-name="T174">та</text:span> інші. </text:p>
      <text:p text:style-name="P22"><text:tab/>Слід зауважити, що ітераційні методи з точки зору їх чисельної реалізації мають ту важливу властивість, що в них не накопичуються обчислювальні похибки. Обчислювальна похибка, як правило, еквівалентна похибці заокруглення на одному кроці ітерації, що веде до погіршення чергового наближення. Але це може вплинути тільки на число ітерацій <text:s/>і ні в якому разі не на точність кінцевого результату. Такі методи є стійкими навіть стосовно грубих помилок в обчисленнях, зумовлених збоями ЕОМ за умови, що отримане чергове наближення не вийшло за межі області збіжності ітераційного процесу. </text:p>
      <text:p text:style-name="P22"><text:tab/>Критерієм зупинки ітераційного процесу є умова </text:p>
      <text:p text:style-name="P22"><draw:frame draw:style-name="fr134" draw:name="Object252" text:anchor-type="as-char" svg:y="-0.803cm" svg:width="4.186cm" svg:height="1.316cm" draw:z-index="234"><draw:object xlink:href="./Object 390" xlink:type="simple" xlink:show="embed" xlink:actuate="onLoad"/><draw:image xlink:href="./ObjectReplacements/Object 390" xlink:type="simple" xlink:show="embed" xlink:actuate="onLoad"/></draw:frame></text:p>
      <text:p text:style-name="P22"><text:tab/>Слід зауважити, що відомі також й інші методи відокремлення і наближеного знаходження коренів многочлена. Найбільш поширений із них метод квадрування Лобачевського-Греффе. Однак з точки зору реалізації на ЕОМ він не <text:span text:style-name="T174">є</text:span> ефективним через швидке зростання величин чи<text:span text:style-name="T81">с</text:span>ел, що веде до переповнення.</text:p>
      <text:p text:style-name="P22"/>
      <text:p text:style-name="P22"/>
      <text:p text:style-name="P14"><text:span text:style-name="T50">Відокремлення та уточнення ізольованих розв</text:span><text:span text:style-name="T51">’я</text:span><text:span text:style-name="T50">зків систем нелінійних скалярних рівнянь.</text:span></text:p>
      <text:p text:style-name="P14"><text:span text:style-name="T50"/></text:p>
      <text:p text:style-name="P23"><text:span text:style-name="T52"><text:tab/>Відомо, що системи нелінійних скалярних рівнянь (СНСР) можуть бути як математичними моделями різних природних процесів і явищ, так і дискретними </text:span><text:span text:style-name="T52">аналогами різних нелінійних варіаційних задач, диференціальних та інтегральних </text:span><text:soft-page-break/><text:span text:style-name="T52">рівнянь, задач мінімізації, тощо. </text:span></text:p>
      <text:p text:style-name="P24"><text:tab/>Проблема глобального розв’язування таких систем є надто складною. Як правило, її розв’язання здійснюється комбінованим методом відокремлення ізольованих розв’язків та їх ітераційного уточнення. Якщо локальні ітераційні методи уточнення ізольованих роз<text:span text:style-name="T82">в</text:span>’язків, побудованих на різних ідеях, досліджені досить повно, то методи відокремлення ізольованих розв’язків розроблені недостатньо, що зумовлене складністю цієї задачі. </text:p>
      <text:p text:style-name="P24"/>
      <text:p text:style-name="P103">Основи <text:s/><draw:frame draw:style-name="fr134" draw:name="Object253" text:anchor-type="as-char" svg:y="-0.471cm" svg:width="0.732cm" svg:height="0.586cm" draw:z-index="0"><draw:object xlink:href="./Object 391" xlink:type="simple" xlink:show="embed" xlink:actuate="onLoad"/><draw:image xlink:href="./ObjectReplacements/Object 391" xlink:type="simple" xlink:show="embed" xlink:actuate="onLoad"/></draw:frame>алгоритму відокремлення розв’язків </text:p>
      <text:p text:style-name="P24"/>
      <text:p text:style-name="P24"><text:tab/>Одним із методів відокремлення ізоль<text:span text:style-name="T83">о</text:span>ваних розв’язків нелінійних функціональних рівнянь, є <draw:frame draw:style-name="fr134" draw:name="Object254" text:anchor-type="as-char" svg:y="-0.471cm" svg:width="0.732cm" svg:height="0.586cm" draw:z-index="1"><draw:object xlink:href="./Object 392" xlink:type="simple" xlink:show="embed" xlink:actuate="onLoad"/><draw:image xlink:href="./ObjectReplacements/Object 392" xlink:type="simple" xlink:show="embed" xlink:actuate="onLoad"/><svg:desc>formula</svg:desc></draw:frame> алгоритм. Він базується на покритті області, яка за апріорними даними містить усі розв’язки СНСР, послідовністю <draw:frame draw:style-name="fr134" draw:name="Object255" text:anchor-type="as-char" svg:y="-0.27cm" svg:width="0.614cm" svg:height="0.462cm" draw:z-index="2"><draw:object xlink:href="./Object 393" xlink:type="simple" xlink:show="embed" xlink:actuate="onLoad"/><draw:image xlink:href="./ObjectReplacements/Object 393" xlink:type="simple" xlink:show="embed" xlink:actuate="onLoad"/><svg:desc>formula</svg:desc></draw:frame>-сіток <text:span text:style-name="T62">(k=1,2,....)</text:span>, з наступною перевіркою певних умов, які забезпечують генерування послідовностей елементів <draw:frame draw:style-name="fr134" draw:name="Object256" text:anchor-type="as-char" svg:y="-0.27cm" svg:width="0.614cm" svg:height="0.462cm" draw:z-index="3"><draw:object xlink:href="./Object 394" xlink:type="simple" xlink:show="embed" xlink:actuate="onLoad"/><draw:image xlink:href="./ObjectReplacements/Object 394" xlink:type="simple" xlink:show="embed" xlink:actuate="onLoad"/><svg:desc>formula</svg:desc></draw:frame>-сіток, що збігаються до різних ізольованих розв’язків. </text:p>
      <text:p text:style-name="P24"><text:tab/>Отже, розглянемо СНСР вигляду </text:p>
      <text:p text:style-name="P28"><draw:frame draw:style-name="fr134" draw:name="Object257" text:anchor-type="as-char" svg:y="-1.094cm" svg:width="4.456cm" svg:height="2.124cm" draw:z-index="4"><draw:object xlink:href="./Object 395" xlink:type="simple" xlink:show="embed" xlink:actuate="onLoad"/><draw:image xlink:href="./ObjectReplacements/Object 395" xlink:type="simple" xlink:show="embed" xlink:actuate="onLoad"/></draw:frame> <text:tab/><text:tab/><text:tab/><text:tab/><text:tab/><text:tab/><text:tab/><text:tab/><text:tab/><text:span text:style-name="T85">(1)</text:span></text:p>
      <text:p text:style-name="P25">де функції <draw:frame draw:style-name="fr134" draw:name="Object258" text:anchor-type="as-char" svg:y="-0.439cm" svg:width="2.628cm" svg:height="0.619cm" draw:z-index="5"><draw:object xlink:href="./Object 396" xlink:type="simple" xlink:show="embed" xlink:actuate="onLoad"/><draw:image xlink:href="./ObjectReplacements/Object 396" xlink:type="simple" xlink:show="embed" xlink:actuate="onLoad"/></draw:frame> визначені і двічі непере<text:span text:style-name="T84">р</text:span>вно диференційовні на деякій обмеженій області G дійсного арифметичного <text:span text:style-name="T62">n</text:span>-вимірного простору <draw:frame draw:style-name="fr134" draw:name="Object259" text:anchor-type="as-char" svg:y="-0.439cm" svg:width="0.73cm" svg:height="0.619cm" draw:z-index="6"><draw:object xlink:href="./Object 397" xlink:type="simple" xlink:show="embed" xlink:actuate="onLoad"/><draw:image xlink:href="./ObjectReplacements/Object 397" xlink:type="simple" xlink:show="embed" xlink:actuate="onLoad"/></draw:frame>, метризованого елементами деякої множини <text:span text:style-name="T62">Q</text:span>, тобто кожній парі точок <draw:frame draw:style-name="fr134" draw:name="Object260" text:anchor-type="as-char" svg:y="-0.439cm" svg:width="1.893cm" svg:height="0.619cm" draw:z-index="7"><draw:object xlink:href="./Object 398" xlink:type="simple" xlink:show="embed" xlink:actuate="onLoad"/><draw:image xlink:href="./ObjectReplacements/Object 398" xlink:type="simple" xlink:show="embed" xlink:actuate="onLoad"/></draw:frame> відповідає елемент <draw:frame draw:style-name="fr134" draw:name="Object261" text:anchor-type="as-char" svg:y="-0.45cm" svg:width="2.394cm" svg:height="0.589cm" draw:z-index="8"><draw:object xlink:href="./Object 399" xlink:type="simple" xlink:show="embed" xlink:actuate="onLoad"/><draw:image xlink:href="./ObjectReplacements/Object 399" xlink:type="simple" xlink:show="embed" xlink:actuate="onLoad"/></draw:frame>, що характеризує віддаль між <text:span text:style-name="T62">u</text:span> і <text:span text:style-name="T62">v</text:span>. </text:p>
      <text:p text:style-name="P24"><text:tab/>Запишемо систему (1) в еквівалентній операторній формі </text:p>
      <text:p text:style-name="P29"><draw:frame draw:style-name="fr134" draw:name="Object262" text:anchor-type="as-char" svg:y="-0.45cm" svg:width="4.269cm" svg:height="0.589cm" draw:z-index="9"><draw:object xlink:href="./Object 400" xlink:type="simple" xlink:show="embed" xlink:actuate="onLoad"/><draw:image xlink:href="./ObjectReplacements/Object 400" xlink:type="simple" xlink:show="embed" xlink:actuate="onLoad"/></draw:frame> <text:tab/><text:tab/><text:tab/><text:tab/><text:tab/><text:tab/><text:tab/><text:tab/><text:tab/><text:span text:style-name="T86">(2)</text:span></text:p>
      <text:p text:style-name="P24"><text:soft-page-break/>де <draw:frame draw:style-name="fr134" draw:name="Object263" text:anchor-type="as-char" svg:y="-0.45cm" svg:width="3.357cm" svg:height="0.63cm" draw:z-index="10"><draw:object xlink:href="./Object 401" xlink:type="simple" xlink:show="embed" xlink:actuate="onLoad"/><draw:image xlink:href="./ObjectReplacements/Object 401" xlink:type="simple" xlink:show="embed" xlink:actuate="onLoad"/></draw:frame> <text:span text:style-name="T87">- </text:span>вектор, а <text:s/><draw:frame draw:style-name="fr134" draw:name="Object264" text:anchor-type="as-char" svg:y="-0.45cm" svg:width="6.638cm" svg:height="0.63cm" draw:z-index="11"><draw:object xlink:href="./Object 402" xlink:type="simple" xlink:show="embed" xlink:actuate="onLoad"/><draw:image xlink:href="./ObjectReplacements/Object 402" xlink:type="simple" xlink:show="embed" xlink:actuate="onLoad"/></draw:frame>- вектор функція. </text:p>
      <text:p text:style-name="P23"><text:span text:style-name="T52"><text:tab/>Нехай потрібно знайти усі ізоль</text:span><text:span text:style-name="T53">о</text:span><text:span text:style-name="T52">вані розв’язки </text:span><text:span text:style-name="T52"><draw:frame draw:style-name="fr134" draw:name="Object265" text:anchor-type="as-char" svg:y="-0.45cm" svg:width="4.098cm" svg:height="0.63cm" draw:z-index="12"><draw:object xlink:href="./Object 403" xlink:type="simple" xlink:show="embed" xlink:actuate="onLoad"/><draw:image xlink:href="./ObjectReplacements/Object 403" xlink:type="simple" xlink:show="embed" xlink:actuate="onLoad"/></draw:frame></text:span><text:span text:style-name="T52"> системи </text:span><text:span text:style-name="T52">(2) на </text:span><text:span text:style-name="T60">n</text:span><text:span text:style-name="T52">-вимірному замкненому кубі </text:span><text:span text:style-name="T52"><draw:frame draw:style-name="fr134" draw:name="Object266" text:anchor-type="as-char" svg:y="-0.439cm" svg:width="1.485cm" svg:height="0.619cm" draw:z-index="13"><draw:object xlink:href="./Object 404" xlink:type="simple" xlink:show="embed" xlink:actuate="onLoad"/><draw:image xlink:href="./ObjectReplacements/Object 404" xlink:type="simple" xlink:show="embed" xlink:actuate="onLoad"/></draw:frame></text:span><text:span text:style-name="T52">. </text:span></text:p>
      <text:p text:style-name="P24"><draw:frame draw:style-name="fr134" draw:name="Object267" text:anchor-type="as-char" svg:y="-0.485cm" svg:width="12.52cm" svg:height="0.699cm" draw:z-index="14"><draw:object xlink:href="./Object 405" xlink:type="simple" xlink:show="embed" xlink:actuate="onLoad"/><draw:image xlink:href="./ObjectReplacements/Object 405" xlink:type="simple" xlink:show="embed" xlink:actuate="onLoad"/></draw:frame> </text:p>
      <text:p text:style-name="P24"><text:tab/>Практична реалізація наближеного методу розв’язування системи (1) або <text:span text:style-name="T88">(</text:span>2) передбачає обрив на певному етапі процесу побудови послідовності наближених розв’язків. Це означає, що задається число <draw:frame draw:style-name="fr134" draw:name="Object268" text:anchor-type="as-char" svg:y="-0.439cm" svg:width="1.012cm" svg:height="0.547cm" draw:z-index="15"><draw:object xlink:href="./Object 406" xlink:type="simple" xlink:show="embed" xlink:actuate="onLoad"/><draw:image xlink:href="./ObjectReplacements/Object 406" xlink:type="simple" xlink:show="embed" xlink:actuate="onLoad"/></draw:frame> і для кожного фіксованого <text:span text:style-name="T62">l</text:span> шукається таке <text:span text:style-name="T62">k</text:span> і елемент <draw:frame draw:style-name="fr134" draw:name="Object269" text:anchor-type="as-char" svg:y="-0.441cm" svg:width="0.713cm" svg:height="0.621cm" draw:z-index="16"><draw:object xlink:href="./Object 407" xlink:type="simple" xlink:show="embed" xlink:actuate="onLoad"/><draw:image xlink:href="./ObjectReplacements/Object 407" xlink:type="simple" xlink:show="embed" xlink:actuate="onLoad"/></draw:frame> послідовності наближених умов <text:span text:style-name="T89">розв’язків, починаючи з якого буде виконуватись одна із наступних умов </text:span><text:span text:style-name="T89"><draw:frame draw:style-name="fr134" draw:name="Object270" text:anchor-type="as-char" svg:y="-0.452cm" svg:width="3.468cm" svg:height="0.631cm" draw:z-index="17"><draw:object xlink:href="./Object 408" xlink:type="simple" xlink:show="embed" xlink:actuate="onLoad"/><draw:image xlink:href="./ObjectReplacements/Object 408" xlink:type="simple" xlink:show="embed" xlink:actuate="onLoad"/></draw:frame></text:span><text:span text:style-name="T89"> </text:span><text:s/>- малість нев’язки, або <draw:frame draw:style-name="fr134" draw:name="Object271" text:anchor-type="as-char" svg:y="-0.45cm" svg:width="2.536cm" svg:height="0.63cm" draw:z-index="26"><draw:object xlink:href="./Object 409" xlink:type="simple" xlink:show="embed" xlink:actuate="onLoad"/><draw:image xlink:href="./ObjectReplacements/Object 409" xlink:type="simple" xlink:show="embed" xlink:actuate="onLoad"/></draw:frame> - близьк<text:span text:style-name="T90">і</text:span>сть відповідних розв’язків. <text:s/>Наближений розв’язок <draw:frame draw:style-name="fr134" draw:name="Object272" text:anchor-type="as-char" svg:y="-0.441cm" svg:width="0.713cm" svg:height="0.621cm" draw:z-index="27"><draw:object xlink:href="./Object 410" xlink:type="simple" xlink:show="embed" xlink:actuate="onLoad"/><draw:image xlink:href="./ObjectReplacements/Object 410" xlink:type="simple" xlink:show="embed" xlink:actuate="onLoad"/></draw:frame>, що задов<text:span text:style-name="T91">о</text:span>льняє одній із наведених умов, називається відповідно <draw:frame draw:style-name="fr134" draw:name="Object273" text:anchor-type="as-char" svg:y="-0.252cm" svg:width="0.415cm" svg:height="0.28cm" draw:z-index="28"><draw:object xlink:href="./Object 411" xlink:type="simple" xlink:show="embed" xlink:actuate="onLoad"/><draw:image xlink:href="./ObjectReplacements/Object 411" xlink:type="simple" xlink:show="embed" xlink:actuate="onLoad"/></draw:frame> - розв’язком за нев’язкою або <draw:frame draw:style-name="fr134" draw:name="Object274" text:anchor-type="as-char" svg:y="-0.252cm" svg:width="0.415cm" svg:height="0.28cm" draw:z-index="29"><draw:object xlink:href="./Object 412" xlink:type="simple" xlink:show="embed" xlink:actuate="onLoad"/><draw:image xlink:href="./ObjectReplacements/Object 412" xlink:type="simple" xlink:show="embed" xlink:actuate="onLoad"/></draw:frame> - розв’язком за аргументом. <text:tab/>Таким чином, задача г<text:span text:style-name="T92">л</text:span>обального наближеного розв’язування системи (2) полягає у знаходженні <text:span text:style-name="T62">m</text:span> відповідних <draw:frame draw:style-name="fr134" draw:name="Object275" text:anchor-type="as-char" svg:y="-0.252cm" svg:width="0.415cm" svg:height="0.28cm" draw:z-index="30"><draw:object xlink:href="./Object 413" xlink:type="simple" xlink:show="embed" xlink:actuate="onLoad"/><draw:image xlink:href="./ObjectReplacements/Object 413" xlink:type="simple" xlink:show="embed" xlink:actuate="onLoad"/></draw:frame> - розв’язків. Основні складові <draw:frame draw:style-name="fr134" draw:name="Object414" text:anchor-type="as-char" svg:y="-0.471cm" svg:width="0.732cm" svg:height="0.586cm" draw:z-index="31"><draw:object xlink:href="./Object 414" xlink:type="simple" xlink:show="embed" xlink:actuate="onLoad"/><draw:image xlink:href="./ObjectReplacements/Object 414" xlink:type="simple" xlink:show="embed" xlink:actuate="onLoad"/><svg:desc>formula</svg:desc></draw:frame>- алгоритму відокремлення ізольованих розв’язків системи (2). </text:p>
      <text:p text:style-name="P18"/>
      <text:p text:style-name="P18"><text:tab/>Означення 1 </text:p>
      <text:p text:style-name="P24"><text:tab/><text:span text:style-name="T93">Множина </text:span><text:span text:style-name="T93"><draw:frame draw:style-name="fr134" draw:name="Object416" text:anchor-type="as-char" svg:y="-0.439cm" svg:width="0.67cm" svg:height="0.619cm" draw:z-index="32"><draw:object xlink:href="./Object 416" xlink:type="simple" xlink:show="embed" xlink:actuate="onLoad"/><draw:image xlink:href="./ObjectReplacements/Object 416" xlink:type="simple" xlink:show="embed" xlink:actuate="onLoad"/></draw:frame></text:span><text:span text:style-name="T93">метричного простору </text:span><text:span text:style-name="T63">X</text:span><text:span text:style-name="T93"> називається </text:span><text:span text:style-name="T93"><draw:frame draw:style-name="fr134" draw:name="Object415" text:anchor-type="as-char" svg:y="-0.252cm" svg:width="0.415cm" svg:height="0.28cm" draw:z-index="33"><draw:object xlink:href="./Object 415" xlink:type="simple" xlink:show="embed" xlink:actuate="onLoad"/><draw:image xlink:href="./ObjectReplacements/Object 415" xlink:type="simple" xlink:show="embed" xlink:actuate="onLoad"/><svg:desc>formula</svg:desc></draw:frame></text:span><text:span text:style-name="T93">- сіткою для множини </text:span><text:span text:style-name="T93"><draw:frame draw:style-name="fr134" draw:name="Object417" text:anchor-type="as-char" svg:y="-0.439cm" svg:width="1.515cm" svg:height="0.619cm" draw:z-index="36"><draw:object xlink:href="./Object 417" xlink:type="simple" xlink:show="embed" xlink:actuate="onLoad"/><draw:image xlink:href="./ObjectReplacements/Object 417" xlink:type="simple" xlink:show="embed" xlink:actuate="onLoad"/></draw:frame></text:span><text:span text:style-name="T93">, якщо для будь-якої точки </text:span><text:span text:style-name="T93"><draw:frame draw:style-name="fr134" draw:name="Object418" text:anchor-type="as-char" svg:y="-0.439cm" svg:width="1.349cm" svg:height="0.619cm" draw:z-index="37"><draw:object xlink:href="./Object 418" xlink:type="simple" xlink:show="embed" xlink:actuate="onLoad"/><draw:image xlink:href="./ObjectReplacements/Object 418" xlink:type="simple" xlink:show="embed" xlink:actuate="onLoad"/></draw:frame></text:span><text:span text:style-name="T93"> знайдеться точка </text:span><text:span text:style-name="T93"><draw:frame draw:style-name="fr134" draw:name="Object419" text:anchor-type="as-char" svg:y="-0.439cm" svg:width="1.316cm" svg:height="0.619cm" draw:z-index="38"><draw:object xlink:href="./Object 419" xlink:type="simple" xlink:show="embed" xlink:actuate="onLoad"/><draw:image xlink:href="./ObjectReplacements/Object 419" xlink:type="simple" xlink:show="embed" xlink:actuate="onLoad"/></draw:frame></text:span><text:span text:style-name="T93">, така що </text:span><text:span text:style-name="T93"><draw:frame draw:style-name="fr134" draw:name="Object420" text:anchor-type="as-char" svg:y="-0.45cm" svg:width="2.191cm" svg:height="0.589cm" draw:z-index="39"><draw:object xlink:href="./Object 420" xlink:type="simple" xlink:show="embed" xlink:actuate="onLoad"/><draw:image xlink:href="./ObjectReplacements/Object 420" xlink:type="simple" xlink:show="embed" xlink:actuate="onLoad"/></draw:frame></text:span><text:span text:style-name="T93"> .</text:span></text:p>
      <text:p text:style-name="P24"/>
      <text:p text:style-name="P18">Означення 2 </text:p>
      <text:p text:style-name="P19"><text:tab/><text:span text:style-name="T96">Збіжна послідовність </text:span><text:span text:style-name="T96"><draw:frame draw:style-name="fr134" draw:name="Object421" text:anchor-type="as-char" svg:y="-0.51cm" svg:width="2.54cm" svg:height="0.616cm" draw:z-index="43"><draw:object xlink:href="./Object 421" xlink:type="simple" xlink:show="embed" xlink:actuate="onLoad"/><draw:image xlink:href="./ObjectReplacements/Object 421" xlink:type="simple" xlink:show="embed" xlink:actuate="onLoad"/></draw:frame></text:span><text:span text:style-name="T97">точок простору </text:span><text:span text:style-name="T97"><draw:frame draw:style-name="fr221" draw:name="Об'єкт454" text:anchor-type="as-char" svg:y="-0.439cm" svg:width="0.73cm" svg:height="0.619cm" draw:z-index="535"><draw:object xlink:href="./Object 90" xlink:type="simple" xlink:show="embed" xlink:actuate="onLoad"/><draw:image xlink:href="./ObjectReplacements/Object 90" xlink:type="simple" xlink:show="embed" xlink:actuate="onLoad"/></draw:frame></text:span><text:span text:style-name="T97"> називається розв’язувальною д</text:span><text:span text:style-name="T99">ля</text:span><text:span text:style-name="T97"> оператора </text:span><text:span text:style-name="T95">F</text:span><text:span text:style-name="T97">, якщо </text:span><text:span text:style-name="T97"><draw:frame draw:style-name="fr134" draw:name="Object422" text:anchor-type="as-char" svg:y="-0.51cm" svg:width="3.464cm" svg:height="0.651cm" draw:z-index="44"><draw:object xlink:href="./Object 422" xlink:type="simple" xlink:show="embed" xlink:actuate="onLoad"/><draw:image xlink:href="./ObjectReplacements/Object 422" xlink:type="simple" xlink:show="embed" xlink:actuate="onLoad"/></draw:frame></text:span><text:span text:style-name="T98">при </text:span><text:span text:style-name="T98"><draw:frame draw:style-name="fr134" draw:name="Object423" text:anchor-type="as-char" svg:y="-0.439cm" svg:width="1.199cm" svg:height="0.547cm" draw:z-index="45"><draw:object xlink:href="./Object 423" xlink:type="simple" xlink:show="embed" xlink:actuate="onLoad"/><draw:image xlink:href="./ObjectReplacements/Object 423" xlink:type="simple" xlink:show="embed" xlink:actuate="onLoad"/></draw:frame></text:span><text:span text:style-name="T98">.</text:span></text:p>
      <text:p text:style-name="P33"/>
      <text:p text:style-name="P24"><text:soft-page-break/><text:span text:style-name="T94"><text:tab/></text:span>Наступна теорема встановлює зв’язок між розв’язками рівняння (2) та розв’язувальними послідовностями для оператора <draw:frame draw:style-name="fr134" draw:name="Object424" text:anchor-type="as-char" svg:y="-0.45cm" svg:width="1.256cm" svg:height="0.589cm" draw:z-index="46"><draw:object xlink:href="./Object 424" xlink:type="simple" xlink:show="embed" xlink:actuate="onLoad"/><draw:image xlink:href="./ObjectReplacements/Object 424" xlink:type="simple" xlink:show="embed" xlink:actuate="onLoad"/></draw:frame><text:span text:style-name="T118">.</text:span></text:p>
      <text:p text:style-name="P24"/>
      <text:p text:style-name="P18">Теорема 1 </text:p>
      <text:p text:style-name="P26"><text:span text:style-name="T119"><text:tab/>Для існування в області </text:span><text:span text:style-name="T119"><draw:frame draw:style-name="fr134" draw:name="Object428" text:anchor-type="as-char" svg:y="-0.439cm" svg:width="0.545cm" svg:height="0.547cm" draw:z-index="83"><draw:object xlink:href="./Object 428" xlink:type="simple" xlink:show="embed" xlink:actuate="onLoad"/><draw:image xlink:href="./ObjectReplacements/Object 428" xlink:type="simple" xlink:show="embed" xlink:actuate="onLoad"/></draw:frame></text:span><text:span text:style-name="T119"> хоча б одного ізольованого розв’язку рівняння </text:span><text:span text:style-name="T119">(2) з неперервною вектор-функцією </text:span><text:span text:style-name="T119"><draw:frame draw:style-name="fr134" draw:name="Object427" text:anchor-type="as-char" svg:y="-0.45cm" svg:width="1.256cm" svg:height="0.589cm" draw:z-index="135"><draw:object xlink:href="./Object 427" xlink:type="simple" xlink:show="embed" xlink:actuate="onLoad"/><draw:image xlink:href="./ObjectReplacements/Object 427" xlink:type="simple" xlink:show="embed" xlink:actuate="onLoad"/></draw:frame></text:span><text:span text:style-name="T119"> необхідно і досить існування для </text:span><text:span text:style-name="T119"><draw:frame draw:style-name="fr134" draw:name="Object426" text:anchor-type="as-char" svg:y="-0.45cm" svg:width="1.256cm" svg:height="0.589cm" draw:z-index="213"><draw:object xlink:href="./Object 426" xlink:type="simple" xlink:show="embed" xlink:actuate="onLoad"/><draw:image xlink:href="./ObjectReplacements/Object 426" xlink:type="simple" xlink:show="embed" xlink:actuate="onLoad"/></draw:frame></text:span><text:span text:style-name="T119"> хоча б однієї розв’язувальної послідовності </text:span><text:span text:style-name="T119"><draw:frame draw:style-name="fr134" draw:name="Object425" text:anchor-type="as-char" svg:y="-0.51cm" svg:width="2.972cm" svg:height="0.651cm" draw:z-index="47"><draw:object xlink:href="./Object 425" xlink:type="simple" xlink:show="embed" xlink:actuate="onLoad"/><draw:image xlink:href="./ObjectReplacements/Object 425" xlink:type="simple" xlink:show="embed" xlink:actuate="onLoad"/></draw:frame></text:span><text:span text:style-name="T119">.</text:span></text:p>
      <text:p text:style-name="P24"><text:tab/>Наведена теорема є основною для практичного розв’язання проблеми відокремлення всіх ізольованих в області <text:span text:style-name="T120"><draw:frame draw:style-name="fr134" draw:name="Object429" text:anchor-type="as-char" svg:y="-0.439cm" svg:width="0.545cm" svg:height="0.547cm" draw:z-index="51"><draw:object xlink:href="./Object 429" xlink:type="simple" xlink:show="embed" xlink:actuate="onLoad"/><draw:image xlink:href="./ObjectReplacements/Object 429" xlink:type="simple" xlink:show="embed" xlink:actuate="onLoad"/></draw:frame></text:span> розв’язків рівняння (2) за допомогою <draw:frame draw:style-name="fr134" draw:name="Object430" text:anchor-type="as-char" svg:y="-0.439cm" svg:width="0.697cm" svg:height="0.547cm" draw:z-index="52"><draw:object xlink:href="./Object 430" xlink:type="simple" xlink:show="embed" xlink:actuate="onLoad"/><draw:image xlink:href="./ObjectReplacements/Object 430" xlink:type="simple" xlink:show="embed" xlink:actuate="onLoad"/></draw:frame> - алгоритму. Дійсно, оскільки, в загальному випадку, число <text:span text:style-name="T62">m</text:span> розв’язків рівняння (2) та місце їх розташування в області <draw:frame draw:style-name="fr134" draw:name="Object431" text:anchor-type="as-char" svg:y="-0.439cm" svg:width="0.545cm" svg:height="0.547cm" draw:z-index="53"><draw:object xlink:href="./Object 431" xlink:type="simple" xlink:show="embed" xlink:actuate="onLoad"/><draw:image xlink:href="./ObjectReplacements/Object 431" xlink:type="simple" xlink:show="embed" xlink:actuate="onLoad"/><svg:desc>formula</svg:desc></draw:frame> невідомо, то всю інформацію про ці розв’язки будемо одержувати в процесі побудови за допомогою <draw:frame draw:style-name="fr134" draw:name="Object432" text:anchor-type="as-char" svg:y="-0.439cm" svg:width="0.697cm" svg:height="0.547cm" draw:z-index="54"><draw:object xlink:href="./Object 432" xlink:type="simple" xlink:show="embed" xlink:actuate="onLoad"/><draw:image xlink:href="./ObjectReplacements/Object 432" xlink:type="simple" xlink:show="embed" xlink:actuate="onLoad"/></draw:frame> - алгоритму розв’язувальних послідовностей, елементи яких з ростом <draw:frame draw:style-name="fr134" draw:name="Object433" text:anchor-type="as-char" svg:y="-0.252cm" svg:width="0.586cm" svg:height="0.432cm" draw:z-index="55"><draw:object xlink:href="./Object 433" xlink:type="simple" xlink:show="embed" xlink:actuate="onLoad"/><draw:image xlink:href="./ObjectReplacements/Object 433" xlink:type="simple" xlink:show="embed" xlink:actuate="onLoad"/></draw:frame><text:span text:style-name="T121">-</text:span>сіток будуть згущатися навколо ізольованих точних розв’язків рівняння (2), визначаючи таким чином їх кількість і апроксимуючи їх із заданою точністю. </text:p>
      <text:p text:style-name="P24"><text:tab/>Реалізація <draw:frame draw:style-name="fr134" draw:name="Object434" text:anchor-type="as-char" svg:y="-0.439cm" svg:width="0.697cm" svg:height="0.547cm" draw:z-index="56"><draw:object xlink:href="./Object 434" xlink:type="simple" xlink:show="embed" xlink:actuate="onLoad"/><draw:image xlink:href="./ObjectReplacements/Object 434" xlink:type="simple" xlink:show="embed" xlink:actuate="onLoad"/></draw:frame> - алгоритму передбачає відображ<text:span text:style-name="T122">е</text:span>ння оператором <text:span text:style-name="T78">F</text:span> куба <draw:frame draw:style-name="fr134" draw:name="Object435" text:anchor-type="as-char" svg:y="-0.439cm" svg:width="0.545cm" svg:height="0.547cm" draw:z-index="57"><draw:object xlink:href="./Object 435" xlink:type="simple" xlink:show="embed" xlink:actuate="onLoad"/><draw:image xlink:href="./ObjectReplacements/Object 435" xlink:type="simple" xlink:show="embed" xlink:actuate="onLoad"/><svg:desc>formula</svg:desc></draw:frame><text:span text:style-name="T122">у себе, тобто </text:span><text:span text:style-name="T122"><draw:frame draw:style-name="fr134" draw:name="Object436" text:anchor-type="as-char" svg:y="-0.45cm" svg:width="2.074cm" svg:height="0.589cm" draw:z-index="58"><draw:object xlink:href="./Object 436" xlink:type="simple" xlink:show="embed" xlink:actuate="onLoad"/><draw:image xlink:href="./ObjectReplacements/Object 436" xlink:type="simple" xlink:show="embed" xlink:actuate="onLoad"/></draw:frame></text:span><text:span text:style-name="T122">, </text:span><text:span text:style-name="T123">та наявність додатної послідовності чисел </text:span><text:span text:style-name="T123"><draw:frame draw:style-name="fr134" draw:name="Object437" text:anchor-type="as-char" svg:y="-0.45cm" svg:width="3.226cm" svg:height="0.63cm" draw:z-index="59"><draw:object xlink:href="./Object 437" xlink:type="simple" xlink:show="embed" xlink:actuate="onLoad"/><draw:image xlink:href="./ObjectReplacements/Object 437" xlink:type="simple" xlink:show="embed" xlink:actuate="onLoad"/></draw:frame></text:span><text:span text:style-name="T123">, </text:span><text:span text:style-name="T124">яка збігається до нуля, причому такої, що ряд, складений із чисел </text:span><text:span text:style-name="T124"><draw:frame draw:style-name="fr134" draw:name="Object438" text:anchor-type="as-char" svg:y="-0.42cm" svg:width="1.482cm" svg:height="0.6cm" draw:z-index="60"><draw:object xlink:href="./Object 438" xlink:type="simple" xlink:show="embed" xlink:actuate="onLoad"/><draw:image xlink:href="./ObjectReplacements/Object 438" xlink:type="simple" xlink:show="embed" xlink:actuate="onLoad"/></draw:frame></text:span><text:span text:style-name="T124">, збігається при </text:span><text:span text:style-name="T124"><draw:frame draw:style-name="fr134" draw:name="Object439" text:anchor-type="as-char" svg:y="-0.439cm" svg:width="1.314cm" svg:height="0.547cm" draw:z-index="61"><draw:object xlink:href="./Object 439" xlink:type="simple" xlink:show="embed" xlink:actuate="onLoad"/><draw:image xlink:href="./ObjectReplacements/Object 439" xlink:type="simple" xlink:show="embed" xlink:actuate="onLoad"/></draw:frame></text:span><text:span text:style-name="T124">. </text:span><text:span text:style-name="T132">За даними </text:span><text:span text:style-name="T125"><draw:frame draw:style-name="fr134" draw:name="Object440" text:anchor-type="as-char" svg:y="-0.256cm" svg:width="0.688cm" svg:height="0.436cm" draw:z-index="62"><draw:object xlink:href="./Object 822" xlink:type="simple" xlink:show="embed" xlink:actuate="onLoad"/><draw:image xlink:href="./ObjectReplacements/Object 822" xlink:type="simple" xlink:show="embed" xlink:actuate="onLoad"/></draw:frame></text:span><text:span text:style-name="T133">і</text:span><text:span text:style-name="T125"><draw:frame draw:style-name="fr134" draw:name="Object441" text:anchor-type="as-char" svg:y="-0.42cm" svg:width="1.469cm" svg:height="0.6cm" draw:z-index="63"><draw:object xlink:href="./Object 823" xlink:type="simple" xlink:show="embed" xlink:actuate="onLoad"/><draw:image xlink:href="./ObjectReplacements/Object 823" xlink:type="simple" xlink:show="embed" xlink:actuate="onLoad"/></draw:frame></text:span><text:span text:style-name="T133">будується послідовність </text:span><text:span text:style-name="T125"><draw:frame draw:style-name="fr134" draw:name="Object442" text:anchor-type="as-char" svg:y="-0.252cm" svg:width="0.584cm" svg:height="0.432cm" draw:z-index="64"><draw:object xlink:href="./Object 824" xlink:type="simple" xlink:show="embed" xlink:actuate="onLoad"/><draw:image xlink:href="./ObjectReplacements/Object 824" xlink:type="simple" xlink:show="embed" xlink:actuate="onLoad"/></draw:frame></text:span><text:span text:style-name="T133">сіток шляхом багаторазового подрібнення вихідного куба </text:span><text:span text:style-name="T125"><draw:frame draw:style-name="fr134" draw:name="Object443" text:anchor-type="as-char" svg:y="-0.439cm" svg:width="0.543cm" svg:height="0.547cm" draw:z-index="65"><draw:object xlink:href="./Object 825" xlink:type="simple" xlink:show="embed" xlink:actuate="onLoad"/><draw:image xlink:href="./ObjectReplacements/Object 825" xlink:type="simple" xlink:show="embed" xlink:actuate="onLoad"/></draw:frame></text:span><text:span text:style-name="T125">(</text:span><text:span text:style-name="T133">компактної у собі множини</text:span><text:span text:style-name="T125">) </text:span><text:span text:style-name="T133">на кубики </text:span><text:span text:style-name="T125"><draw:frame draw:style-name="fr134" draw:name="Object444" text:anchor-type="as-char" svg:y="-0.533cm" svg:width="0.783cm" svg:height="0.713cm" draw:z-index="66"><draw:object xlink:href="./Object 826" xlink:type="simple" xlink:show="embed" xlink:actuate="onLoad"/><draw:image xlink:href="./ObjectReplacements/Object 826" xlink:type="simple" xlink:show="embed" xlink:actuate="onLoad"/></draw:frame></text:span><text:span text:style-name="T133">з однаковими на кожному етапі подрібнення довжинами їх сторін </text:span><text:span text:style-name="T125"><draw:frame draw:style-name="fr134" draw:name="Object445" text:anchor-type="as-char" svg:y="-0.51cm" svg:width="3.351cm" svg:height="0.69cm" draw:z-index="67"><draw:object xlink:href="./Object 827" xlink:type="simple" xlink:show="embed" xlink:actuate="onLoad"/><draw:image xlink:href="./ObjectReplacements/Object 827" xlink:type="simple" xlink:show="embed" xlink:actuate="onLoad"/></draw:frame></text:span><text:span text:style-name="T125">. </text:span><text:span text:style-name="T133">Куб </text:span><text:span text:style-name="T125"><draw:frame draw:style-name="fr134" draw:name="Object446" text:anchor-type="as-char" svg:y="-0.51cm" svg:width="0.787cm" svg:height="0.69cm" draw:z-index="68"><draw:object xlink:href="./Object 828" xlink:type="simple" xlink:show="embed" xlink:actuate="onLoad"/><draw:image xlink:href="./ObjectReplacements/Object 828" xlink:type="simple" xlink:show="embed" xlink:actuate="onLoad"/></draw:frame></text:span><text:span text:style-name="T124"> </text:span><text:span text:style-name="T134">називають </text:span><text:span text:style-name="T135">кубом 0-го етапу подрібнення. </text:span><text:span text:style-name="T134">Центри кубиків</text:span><text:span text:style-name="T134"><draw:frame draw:style-name="fr134" draw:name="Object447" text:anchor-type="as-char" svg:y="-0.533cm" svg:width="0.783cm" svg:height="0.713cm" draw:z-index="69"><draw:object xlink:href="./Object 440" xlink:type="simple" xlink:show="embed" xlink:actuate="onLoad"/><draw:image xlink:href="./ObjectReplacements/Object 440" xlink:type="simple" xlink:show="embed" xlink:actuate="onLoad"/><svg:desc>formula</svg:desc></draw:frame></text:span><text:span text:style-name="T134">, що є елементами послідовностей <text:s/></text:span><text:span text:style-name="T134"><draw:frame draw:style-name="fr134" draw:name="Object448" text:anchor-type="as-char" svg:y="-0.252cm" svg:width="0.584cm" svg:height="0.432cm" draw:z-index="70"><draw:object xlink:href="./Object 441" xlink:type="simple" xlink:show="embed" xlink:actuate="onLoad"/><draw:image xlink:href="./ObjectReplacements/Object 441" xlink:type="simple" xlink:show="embed" xlink:actuate="onLoad"/><svg:desc>formula</svg:desc></draw:frame></text:span><text:span text:style-name="T134">сіток, позначають через </text:span><text:span text:style-name="T134"><draw:frame draw:style-name="fr134" draw:name="Object449" text:anchor-type="as-char" svg:y="-0.533cm" svg:width="0.714cm" svg:height="0.714cm" draw:z-index="71"><draw:object xlink:href="./Object 442" xlink:type="simple" xlink:show="embed" xlink:actuate="onLoad"/><draw:image xlink:href="./ObjectReplacements/Object 442" xlink:type="simple" xlink:show="embed" xlink:actuate="onLoad"/></draw:frame></text:span><text:span text:style-name="T137">, </text:span><text:span text:style-name="T138">де </text:span><text:span text:style-name="T138"><draw:frame draw:style-name="fr134" draw:name="Object450" text:anchor-type="as-char" svg:y="-0.51cm" svg:width="2.986cm" svg:height="0.69cm" draw:z-index="72"><draw:object xlink:href="./Object 443" xlink:type="simple" xlink:show="embed" xlink:actuate="onLoad"/><draw:image xlink:href="./ObjectReplacements/Object 443" xlink:type="simple" xlink:show="embed" xlink:actuate="onLoad"/></draw:frame></text:span><text:span text:style-name="T126">- </text:span><text:span text:style-name="T139">число кубиків </text:span><text:span text:style-name="T127">k</text:span><text:span text:style-name="T126">-</text:span><text:span text:style-name="T139">го етапу. </text:span><text:span text:style-name="T140">При </text:span><text:span text:style-name="T129"><draw:frame draw:style-name="fr134" draw:name="Object451" text:anchor-type="as-char" svg:y="-0.533cm" svg:width="2.974cm" svg:height="0.713cm" draw:z-index="73"><draw:object xlink:href="./Object 444" xlink:type="simple" xlink:show="embed" xlink:actuate="onLoad"/><draw:image xlink:href="./ObjectReplacements/Object 444" xlink:type="simple" xlink:show="embed" xlink:actuate="onLoad"/></draw:frame></text:span><text:span text:style-name="T130">- </text:span><text:span text:style-name="T141">центр куба </text:span><text:span text:style-name="T141"><draw:frame draw:style-name="fr134" draw:name="Object452" text:anchor-type="as-char" svg:y="-0.527cm" svg:width="0.788cm" svg:height="0.707cm" draw:z-index="74"><draw:object xlink:href="./Object 445" xlink:type="simple" xlink:show="embed" xlink:actuate="onLoad"/><draw:image xlink:href="./ObjectReplacements/Object 445" xlink:type="simple" xlink:show="embed" xlink:actuate="onLoad"/><svg:desc>formula</svg:desc></draw:frame></text:span><text:span text:style-name="T141">.</text:span></text:p>
      <text:p text:style-name="P27"><text:soft-page-break/><text:span text:style-name="T131"><text:tab/></text:span><text:span text:style-name="T142">Отже, нехай дано рівняння (2) <text:s/>і апріорі невідома кількість його ізольованих розв</text:span><text:span text:style-name="T150">'</text:span><text:span text:style-name="T142">язків та місце їх розташування в області </text:span><text:span text:style-name="T128"><draw:frame draw:style-name="fr134" draw:name="Object453" text:anchor-type="as-char" svg:y="-0.439cm" svg:width="0.543cm" svg:height="0.547cm" draw:z-index="75"><draw:object xlink:href="./Object 446" xlink:type="simple" xlink:show="embed" xlink:actuate="onLoad"/><draw:image xlink:href="./ObjectReplacements/Object 446" xlink:type="simple" xlink:show="embed" xlink:actuate="onLoad"/></draw:frame></text:span><text:span text:style-name="T136">. </text:span><text:span text:style-name="T142">Будується послідовність</text:span><text:span text:style-name="T136"> </text:span><text:span text:style-name="T136"><draw:frame draw:style-name="fr134" draw:name="Object454" text:anchor-type="as-char" svg:y="-0.42cm" svg:width="1.469cm" svg:height="0.6cm" draw:z-index="76"><draw:object xlink:href="./Object 447" xlink:type="simple" xlink:show="embed" xlink:actuate="onLoad"/><draw:image xlink:href="./ObjectReplacements/Object 447" xlink:type="simple" xlink:show="embed" xlink:actuate="onLoad"/><svg:desc>formula</svg:desc></draw:frame></text:span><text:span text:style-name="T142">сіток, які покривають область </text:span><text:span text:style-name="T142"><draw:frame draw:style-name="fr134" draw:name="Object455" text:anchor-type="as-char" svg:y="-0.439cm" svg:width="0.543cm" svg:height="0.547cm" draw:z-index="77"><draw:object xlink:href="./Object 448" xlink:type="simple" xlink:show="embed" xlink:actuate="onLoad"/><draw:image xlink:href="./ObjectReplacements/Object 448" xlink:type="simple" xlink:show="embed" xlink:actuate="onLoad"/><svg:desc>formula</svg:desc></draw:frame></text:span><text:span text:style-name="T142">і за допомогою вектор функції </text:span><text:span text:style-name="T131"><draw:frame draw:style-name="fr134" draw:name="Object456" text:anchor-type="as-char" svg:y="-0.439cm" svg:width="1.259cm" svg:height="0.563cm" draw:z-index="78"><draw:object xlink:href="./Object 449" xlink:type="simple" xlink:show="embed" xlink:actuate="onLoad"/><draw:image xlink:href="./ObjectReplacements/Object 449" xlink:type="simple" xlink:show="embed" xlink:actuate="onLoad"/></draw:frame></text:span><text:span text:style-name="T142">відображається у послідовність </text:span><text:span text:style-name="T142"><draw:frame draw:style-name="fr134" draw:name="Object457" text:anchor-type="as-char" svg:y="-0.256cm" svg:width="0.688cm" svg:height="0.436cm" draw:z-index="79"><draw:object xlink:href="./Object 450" xlink:type="simple" xlink:show="embed" xlink:actuate="onLoad"/><draw:image xlink:href="./ObjectReplacements/Object 450" xlink:type="simple" xlink:show="embed" xlink:actuate="onLoad"/><svg:desc>formula</svg:desc></draw:frame></text:span><text:span text:style-name="T142">сіток, що належать </text:span><text:span text:style-name="T131"><draw:frame draw:style-name="fr134" draw:name="Object458" text:anchor-type="as-char" svg:y="-0.439cm" svg:width="0.543cm" svg:height="0.547cm" draw:z-index="80"><draw:object xlink:href="./Object 451" xlink:type="simple" xlink:show="embed" xlink:actuate="onLoad"/><draw:image xlink:href="./ObjectReplacements/Object 451" xlink:type="simple" xlink:show="embed" xlink:actuate="onLoad"/></draw:frame></text:span><text:span text:style-name="T131">. В</text:span><text:span text:style-name="T142">ідповідні елементи </text:span><text:span text:style-name="T142">цих сіток утворюють масив пар </text:span></text:p>
      <text:p text:style-name="P27"><text:span text:style-name="T142"><text:tab/></text:span><text:span text:style-name="T142"><draw:frame draw:style-name="fr134" draw:name="Object459" text:anchor-type="as-char" svg:y="-0.51cm" svg:width="6.054cm" svg:height="0.69cm" draw:z-index="81"><draw:object xlink:href="./Object 452" xlink:type="simple" xlink:show="embed" xlink:actuate="onLoad"/><draw:image xlink:href="./ObjectReplacements/Object 452" xlink:type="simple" xlink:show="embed" xlink:actuate="onLoad"/></draw:frame></text:span><text:span text:style-name="T142"> </text:span></text:p>
      <text:p text:style-name="P34"><text:span text:style-name="T155"><text:tab/></text:span><text:span text:style-name="T143">При кожному </text:span><text:span text:style-name="T64">k </text:span><text:span text:style-name="T143"><text:s/>із даного масиву потрібно відібрати ті пари, для яких виконується умова</text:span></text:p>
      <text:p text:style-name="P34"><text:span text:style-name="T143"><text:tab/></text:span><text:span text:style-name="T143"><draw:frame draw:style-name="fr134" draw:name="Object460" text:anchor-type="as-char" svg:y="-0.51cm" svg:width="5.239cm" svg:height="0.69cm" draw:z-index="82"><draw:object xlink:href="./Object 453" xlink:type="simple" xlink:show="embed" xlink:actuate="onLoad"/><draw:image xlink:href="./ObjectReplacements/Object 453" xlink:type="simple" xlink:show="embed" xlink:actuate="onLoad"/></draw:frame></text:span><text:span text:style-name="T143"><text:tab/><text:tab/><text:tab/><text:tab/><text:tab/><text:tab/><text:tab/><text:tab/> <text:s text:c="5"/></text:span><text:span text:style-name="T149">(3)</text:span></text:p>
      <text:p text:style-name="P34"><text:span text:style-name="T143"><text:tab/></text:span><text:span text:style-name="T144">З таких пар (при кожному </text:span><text:span text:style-name="T65">k</text:span><text:span text:style-name="T144">) утворюються ланцюжки за таким правилом.</text:span></text:p>
      <text:p text:style-name="P34"><text:span text:style-name="T144"><text:tab/>Нехай на </text:span><text:span text:style-name="T65">k</text:span><text:span text:style-name="T156"> </text:span><text:span text:style-name="T144">і</text:span><text:span text:style-name="T156"> </text:span><text:span text:style-name="T65">k+1 </text:span><text:span text:style-name="T144">сітках знайдені відповідно пари </text:span><text:span text:style-name="T144"><draw:frame draw:style-name="fr134" draw:name="Object461" text:anchor-type="as-char" svg:y="-0.51cm" svg:width="5.556cm" svg:height="0.734cm" draw:z-index="90"><draw:object xlink:href="./Object 454" xlink:type="simple" xlink:show="embed" xlink:actuate="onLoad"/><draw:image xlink:href="./ObjectReplacements/Object 454" xlink:type="simple" xlink:show="embed" xlink:actuate="onLoad"/></draw:frame></text:span><text:span text:style-name="T144">. </text:span><text:span text:style-name="T145">Тоді пари </text:span><text:span text:style-name="T145"><draw:frame draw:style-name="fr134" draw:name="Object462" text:anchor-type="as-char" svg:y="-0.51cm" svg:width="3.57cm" svg:height="0.691cm" draw:z-index="91"><draw:object xlink:href="./Object 455" xlink:type="simple" xlink:show="embed" xlink:actuate="onLoad"/><draw:image xlink:href="./ObjectReplacements/Object 455" xlink:type="simple" xlink:show="embed" xlink:actuate="onLoad"/></draw:frame></text:span><text:span text:style-name="T146">зіставляються пари </text:span><text:span text:style-name="T146"><draw:frame draw:style-name="fr134" draw:name="Object463" text:anchor-type="as-char" svg:y="-0.51cm" svg:width="4.567cm" svg:height="0.69cm" draw:z-index="92"><draw:object xlink:href="./Object 456" xlink:type="simple" xlink:show="embed" xlink:actuate="onLoad"/><draw:image xlink:href="./ObjectReplacements/Object 456" xlink:type="simple" xlink:show="embed" xlink:actuate="onLoad"/></draw:frame></text:span><text:span text:style-name="T146">, </text:span><text:span text:style-name="T147">для яких будуть виконуватись умови</text:span></text:p>
      <text:p text:style-name="P34"><text:span text:style-name="T147"><text:tab/></text:span><text:span text:style-name="T147"><draw:frame draw:style-name="fr134" draw:name="Object464" text:anchor-type="as-char" svg:y="-0.512cm" svg:width="4.734cm" svg:height="0.691cm" draw:z-index="93"><draw:object xlink:href="./Object 457" xlink:type="simple" xlink:show="embed" xlink:actuate="onLoad"/><draw:image xlink:href="./ObjectReplacements/Object 457" xlink:type="simple" xlink:show="embed" xlink:actuate="onLoad"/></draw:frame></text:span><text:span text:style-name="T147"><text:tab/><text:tab/><text:tab/><text:tab/><text:tab/><text:tab/><text:tab/><text:tab/> <text:s text:c="5"/></text:span><text:span text:style-name="T149">(4)</text:span></text:p>
      <text:p text:style-name="P34"><text:span text:style-name="T147"><text:tab/></text:span><text:span text:style-name="T147"><draw:frame draw:style-name="fr134" draw:name="Object465" text:anchor-type="as-char" svg:y="-0.512cm" svg:width="5.981cm" svg:height="0.691cm" draw:z-index="94"><draw:object xlink:href="./Object 458" xlink:type="simple" xlink:show="embed" xlink:actuate="onLoad"/><draw:image xlink:href="./ObjectReplacements/Object 458" xlink:type="simple" xlink:show="embed" xlink:actuate="onLoad"/><svg:desc>formula</svg:desc></draw:frame></text:span><text:span text:style-name="T147"><text:tab/><text:tab/><text:tab/><text:tab/><text:tab/><text:tab/><text:tab/> <text:s text:c="5"/></text:span><text:span text:style-name="T149">(5)</text:span></text:p>
      <text:p text:style-name="P34"><text:span text:style-name="T147"><text:tab/></text:span><text:span text:style-name="T148">Продовжуючи цей процес, можна побудувати множини розв’язувальних послідовностей, кожній з яких буде відповідати ізольований розв’язок рівняння (2), причому одному і тому ж розв’язку може відповідати підмножина розв’язувальних послідовностей.</text:span></text:p>
      <text:p text:style-name="P34"><text:span text:style-name="T148"><text:tab/>Таким чином, у теоретичному плані суть </text:span><text:span text:style-name="T148"><draw:frame draw:style-name="fr134" draw:name="Object466" text:anchor-type="as-char" svg:y="-0.439cm" svg:width="0.697cm" svg:height="0.547cm" draw:z-index="95"><draw:object xlink:href="./Object 459" xlink:type="simple" xlink:show="embed" xlink:actuate="onLoad"/><draw:image xlink:href="./ObjectReplacements/Object 459" xlink:type="simple" xlink:show="embed" xlink:actuate="onLoad"/><svg:desc>formula</svg:desc></draw:frame></text:span><text:span text:style-name="T148">алгоритму щодо застосування до рівняння (2) полягає у відокремленні всіх ізольованих його розв’язків шляхом побудови за допомогою умов </text:span><text:span text:style-name="T149">(3)-(5)</text:span><text:span text:style-name="T148"> відповідних їм підмножин розв’язувальних послідовностей, елементи яких будуть апроксимувати ізольовані точні розв’язки із заданою точністю, допустимою на ЕО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Droid Sans Mono" svg:font-family="'Droid Sans Mono'" style:font-family-generic="roma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list-style-name="" style:class="index" style:master-page-name="">
      <style:paragraph-properties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4" style:family="text">
      <style:text-properties style:font-name="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1"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487cm" fo:margin-bottom="2.487cm" fo:margin-left="2cm" fo:margin-right="2cm" style:writing-mode="lr-tb" style:layout-grid-color="#c0c0c0" style:layout-grid-lines="41" style:layout-grid-base-height="0.5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sa </meta:initial-creator>
    <meta:creation-date>2013-02-13T20:53:38</meta:creation-date>
    <meta:generator>LibreOffice/4.0.1.2$Linux_X86_64 LibreOffice_project/84102822e3d61eb989ddd325abf1ac077904985</meta:generator>
    <dc:date>2013-04-23T21:04:07</dc:date>
    <meta:editing-duration>PT4H45M14S</meta:editing-duration>
    <meta:editing-cycles>254</meta:editing-cycles>
    <dc:creator>Yuriy Husnay</dc:creator>
    <meta:document-statistic meta:table-count="2" meta:image-count="0" meta:object-count="536" meta:page-count="41" meta:paragraph-count="480" meta:word-count="5928" meta:character-count="42493" meta:non-whitespace-character-count="35958"/>
  </office:meta>
</office:document-meta>
</file>

<file path=Object 21/content.xml><?xml version="1.0" encoding="utf-8"?>
<math xmlns="http://www.w3.org/1998/Math/MathML">
  <semantics>
    <mrow>
      <mrow>
        <mrow>
          <msup>
            <mo stretchy="false">α</mo>
            <mrow>
              <mo stretchy="false">@</mo>
            </mrow>
          </msup>
          <mo stretchy="false">−</mo>
          <mo stretchy="false">α</mo>
        </mrow>
        <mo stretchy="false">=</mo>
        <mo stretchy="false">Δ</mo>
      </mrow>
      <mo stretchy="false">α</mo>
    </mrow>
    <annotation encoding="StarMath 5.0">%alpha^{%UxE221} - %alpha = %DELTA %alpha</annotation>
  </semantics>
</math>
</file>

<file path=Object 22/content.xml><?xml version="1.0" encoding="utf-8"?>
<math xmlns="http://www.w3.org/1998/Math/MathML">
  <semantics>
    <mrow>
      <mo stretchy="false">α</mo>
    </mrow>
    <annotation encoding="StarMath 5.0">%alpha</annotation>
  </semantics>
</math>
</file>

<file path=Object 23/content.xml><?xml version="1.0" encoding="utf-8"?>
<math xmlns="http://www.w3.org/1998/Math/MathML">
  <semantics>
    <mrow>
      <mrow>
        <msup>
          <mo stretchy="false">α</mo>
          <mrow>
            <mo stretchy="false">@</mo>
          </mrow>
        </msup>
        <mo stretchy="false">=</mo>
        <mrow>
          <mo stretchy="false">α</mo>
          <mo stretchy="false">+</mo>
          <mo stretchy="false">Δ</mo>
        </mrow>
      </mrow>
      <mo stretchy="false">α</mo>
    </mrow>
    <annotation encoding="StarMath 5.0">%alpha^{%UxE221} = %alpha + %DELTA %alpha</annotation>
  </semantics>
</math>
</file>

<file path=Object 24/content.xml><?xml version="1.0" encoding="utf-8"?>
<math xmlns="http://www.w3.org/1998/Math/MathML">
  <semantics>
    <mrow>
      <mrow>
        <msup>
          <mo stretchy="false">α</mo>
          <mrow>
            <mo stretchy="false">@</mo>
          </mrow>
        </msup>
        <mo stretchy="false">&gt;</mo>
        <mo stretchy="false">α</mo>
      </mrow>
    </mrow>
    <annotation encoding="StarMath 5.0">%alpha^{%UxE221} &gt; %alpha</annotation>
  </semantics>
</math>
</file>

<file path=Object 25/content.xml><?xml version="1.0" encoding="utf-8"?>
<math xmlns="http://www.w3.org/1998/Math/MathML">
  <semantics>
    <mrow>
      <mo stretchy="false">Δ</mo>
      <mrow>
        <mo stretchy="false">α</mo>
        <mo stretchy="false">&gt;</mo>
        <mn>0</mn>
      </mrow>
    </mrow>
    <annotation encoding="StarMath 5.0">%DELTA %alpha &gt; 0</annotation>
  </semantics>
</math>
</file>

<file path=Object 26/content.xml><?xml version="1.0" encoding="utf-8"?>
<math xmlns="http://www.w3.org/1998/Math/MathML">
  <semantics>
    <mrow>
      <mrow>
        <msup>
          <mo stretchy="false">α</mo>
          <mrow>
            <mo stretchy="false">@</mo>
          </mrow>
        </msup>
        <mo stretchy="false">&lt;</mo>
        <mo stretchy="false">α</mo>
      </mrow>
    </mrow>
    <annotation encoding="StarMath 5.0">%alpha^{%UxE221} &lt; %alpha</annotation>
  </semantics>
</math>
</file>

<file path=Object 27/content.xml><?xml version="1.0" encoding="utf-8"?>
<math xmlns="http://www.w3.org/1998/Math/MathML">
  <semantics>
    <mrow>
      <mo stretchy="false">Δ</mo>
      <mrow>
        <mo stretchy="false">α</mo>
        <mo stretchy="false">&lt;</mo>
        <mn>0</mn>
      </mrow>
    </mrow>
    <annotation encoding="StarMath 5.0">%DELTA %alpha &lt; 0</annotation>
  </semantics>
</math>
</file>

<file path=Object 28/content.xml><?xml version="1.0" encoding="utf-8"?>
<math xmlns="http://www.w3.org/1998/Math/MathML">
  <semantics>
    <mrow>
      <mo stretchy="false">Δ</mo>
      <mo stretchy="false">α</mo>
    </mrow>
    <annotation encoding="StarMath 5.0">%DELTA %alpha</annotation>
  </semantics>
</math>
</file>

<file path=Object 29/content.xml><?xml version="1.0" encoding="utf-8"?>
<math xmlns="http://www.w3.org/1998/Math/MathML">
  <semantics>
    <mrow>
      <mo stretchy="false">α</mo>
    </mrow>
    <annotation encoding="StarMath 5.0">%alpha</annotation>
  </semantics>
</math>
</file>

<file path=Object 30/content.xml><?xml version="1.0" encoding="utf-8"?>
<math xmlns="http://www.w3.org/1998/Math/MathML">
  <semantics>
    <mrow>
      <mo stretchy="false">Δ</mo>
      <mrow>
        <mrow>
          <mo stretchy="false">(</mo>
          <mrow>
            <mo stretchy="false">α</mo>
          </mrow>
          <mo stretchy="false">)</mo>
        </mrow>
        <mo stretchy="false">=</mo>
        <mfenced open="∣" close="∣">
          <mrow>
            <mrow>
              <msup>
                <mo stretchy="false">α</mo>
                <mrow>
                  <mo stretchy="false">@</mo>
                </mrow>
              </msup>
              <mo stretchy="false">−</mo>
              <mo stretchy="false">α</mo>
            </mrow>
          </mrow>
        </mfenced>
      </mrow>
    </mrow>
    <annotation encoding="StarMath 5.0">%DELTA(%alpha) = abs{%alpha^{%UxE221} - %alpha}</annotation>
  </semantics>
</math>
</file>

<file path=Object 31/content.xml><?xml version="1.0" encoding="utf-8"?>
<math xmlns="http://www.w3.org/1998/Math/MathML">
  <semantics>
    <mrow>
      <msup>
        <mo stretchy="false">α</mo>
        <mrow>
          <mo stretchy="false">@</mo>
        </mrow>
      </msup>
    </mrow>
    <annotation encoding="StarMath 5.0">%alpha^{%UxE221}</annotation>
  </semantics>
</math>
</file>

<file path=Object 32/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33/content.xml><?xml version="1.0" encoding="utf-8"?>
<math xmlns="http://www.w3.org/1998/Math/MathML">
  <semantics>
    <mrow>
      <msup>
        <mo stretchy="false">α</mo>
        <mrow>
          <mo stretchy="false">@</mo>
        </mrow>
      </msup>
    </mrow>
    <annotation encoding="StarMath 5.0">%alpha^{%UxE221}</annotation>
  </semantics>
</math>
</file>

<file path=Object 34/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35/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36/content.xml><?xml version="1.0" encoding="utf-8"?>
<math xmlns="http://www.w3.org/1998/Math/MathML">
  <semantics>
    <mrow>
      <mrow>
        <mfenced open="∣" close="∣">
          <mrow>
            <mrow>
              <msup>
                <mo stretchy="false">α</mo>
                <mrow>
                  <mo stretchy="false">@</mo>
                </mrow>
              </msup>
              <mo stretchy="false">−</mo>
              <mo stretchy="false">α</mo>
            </mrow>
          </mrow>
        </mfenced>
        <mo stretchy="false">≤</mo>
        <mo stretchy="false">Δ</mo>
      </mrow>
      <mrow>
        <mo stretchy="false">(</mo>
        <mrow>
          <mo stretchy="false">α</mo>
        </mrow>
        <mo stretchy="false">)</mo>
      </mrow>
    </mrow>
    <annotation encoding="StarMath 5.0">abs{%alpha^{%UxE221} - %alpha} &lt;= %DELTA(%alpha)</annotation>
  </semantics>
</math>
</file>

<file path=Object 37/content.xml><?xml version="1.0" encoding="utf-8"?>
<math xmlns="http://www.w3.org/1998/Math/MathML">
  <semantics>
    <mrow>
      <mo stretchy="false">α</mo>
    </mrow>
    <annotation encoding="StarMath 5.0">%alpha</annotation>
  </semantics>
</math>
</file>

<file path=Object 38/content.xml><?xml version="1.0" encoding="utf-8"?>
<math xmlns="http://www.w3.org/1998/Math/MathML">
  <semantics>
    <mrow>
      <msup>
        <mo stretchy="false">α</mo>
        <mrow>
          <mo stretchy="false">@</mo>
        </mrow>
      </msup>
    </mrow>
    <annotation encoding="StarMath 5.0">%alpha^{%UxE221}</annotation>
  </semantics>
</math>
</file>

<file path=Object 385/content.xml><?xml version="1.0" encoding="utf-8"?>
<math xmlns="http://www.w3.org/1998/Math/MathML">
  <semantics>
    <mrow>
      <msub>
        <mi>f</mi>
        <mn>1</mn>
      </msub>
      <mrow>
        <mrow>
          <mo stretchy="false">(</mo>
          <mrow>
            <mi>x</mi>
          </mrow>
          <mo stretchy="false">)</mo>
        </mrow>
        <mo stretchy="false">=</mo>
        <msub>
          <mi>f</mi>
          <mn>2</mn>
        </msub>
      </mrow>
      <mrow>
        <mo stretchy="false">(</mo>
        <mrow>
          <mi>x</mi>
        </mrow>
        <mo stretchy="false">)</mo>
      </mrow>
    </mrow>
    <annotation encoding="StarMath 5.0">f_1(x) = f_2(x)</annotation>
  </semantics>
</math>
</file>

<file path=Object 386/content.xml><?xml version="1.0" encoding="utf-8"?>
<math xmlns="http://www.w3.org/1998/Math/MathML">
  <semantics>
    <mrow>
      <msub>
        <mi>f</mi>
        <mn>1</mn>
      </msub>
      <mrow>
        <mo stretchy="false">(</mo>
        <mrow>
          <mi>x</mi>
        </mrow>
        <mo stretchy="false">)</mo>
      </mrow>
    </mrow>
    <annotation encoding="StarMath 5.0">f_1(x)</annotation>
  </semantics>
</math>
</file>

<file path=Object 387/content.xml><?xml version="1.0" encoding="utf-8"?>
<math xmlns="http://www.w3.org/1998/Math/MathML">
  <semantics>
    <mrow>
      <msub>
        <mi>f</mi>
        <mn>2</mn>
      </msub>
      <mrow>
        <mo stretchy="false">(</mo>
        <mrow>
          <mi>x</mi>
        </mrow>
        <mo stretchy="false">)</mo>
      </mrow>
    </mrow>
    <annotation encoding="StarMath 5.0">f_2(x)</annotation>
  </semantics>
</math>
</file>

<file path=Object 388/content.xml><?xml version="1.0" encoding="utf-8"?>
<math xmlns="http://www.w3.org/1998/Math/MathML">
  <semantics>
    <mrow>
      <mi>f</mi>
      <mrow>
        <mrow>
          <mo stretchy="false">(</mo>
          <mrow>
            <mi>x</mi>
          </mrow>
          <mo stretchy="false">)</mo>
        </mrow>
        <mo stretchy="false">=</mo>
        <mrow>
          <mi>x</mi>
          <mo stretchy="false">−</mo>
          <msub>
            <mi>f</mi>
            <mn>1</mn>
          </msub>
        </mrow>
      </mrow>
      <mrow>
        <mrow>
          <mo stretchy="false">(</mo>
          <mrow>
            <mi>x</mi>
          </mrow>
          <mo stretchy="false">)</mo>
        </mrow>
        <mo stretchy="false">=</mo>
        <mn>0</mn>
      </mrow>
    </mrow>
    <annotation encoding="StarMath 5.0">f(x) = x - f_1(x) = 0</annotation>
  </semantics>
</math>
</file>

<file path=Object 389/content.xml><?xml version="1.0" encoding="utf-8"?>
<math xmlns="http://www.w3.org/1998/Math/MathML">
  <semantics>
    <mtable>
      <mtr>
        <mtd>
          <mrow>
            <mrow>
              <mo stretchy="true">{</mo>
              <mrow>
                <mtable>
                  <mtr>
                    <mtd>
                      <mrow>
                        <mrow>
                          <mi>y</mi>
                          <mo stretchy="false">=</mo>
                          <mi>x</mi>
                        </mrow>
                      </mrow>
                    </mtd>
                  </mtr>
                  <mtr>
                    <mtd>
                      <mrow>
                        <mrow>
                          <mi>y</mi>
                          <mo stretchy="false">=</mo>
                          <msub>
                            <mi>f</mi>
                            <mn>1</mn>
                          </msub>
                        </mrow>
                        <mrow>
                          <mo stretchy="false">(</mo>
                          <mrow>
                            <mi>x</mi>
                          </mrow>
                          <mo stretchy="false">)</mo>
                        </mrow>
                      </mrow>
                    </mtd>
                  </mtr>
                </mtable>
              </mrow>
            </mrow>
          </mrow>
        </mtd>
      </mtr>
      <mtr>
        <mtd>
          <mrow/>
        </mtd>
      </mtr>
      <mtr>
        <mtd>
          <mrow>
            <mrow>
              <mo stretchy="true">{</mo>
              <mrow>
                <mtable>
                  <mtr>
                    <mtd>
                      <mrow>
                        <mrow>
                          <mi>y</mi>
                          <mo stretchy="false">=</mo>
                          <mi>x</mi>
                        </mrow>
                      </mrow>
                    </mtd>
                  </mtr>
                  <mtr>
                    <mtd>
                      <mrow>
                        <mrow>
                          <mi>y</mi>
                          <mo stretchy="false">=</mo>
                          <mrow>
                            <mi>x</mi>
                            <mo stretchy="false">−</mo>
                            <mo stretchy="false">α</mo>
                          </mrow>
                        </mrow>
                        <mi>f</mi>
                        <mrow>
                          <mo stretchy="false">(</mo>
                          <mrow>
                            <mi>x</mi>
                          </mrow>
                          <mo stretchy="false">)</mo>
                        </mrow>
                        <mi>,</mi>
                        <mrow>
                          <mo stretchy="false">α</mo>
                          <mo stretchy="false">=</mo>
                          <mi mathvariant="italic">const</mi>
                        </mrow>
                      </mrow>
                    </mtd>
                  </mtr>
                </mtable>
              </mrow>
            </mrow>
          </mrow>
        </mtd>
      </mtr>
    </mtable>
    <annotation encoding="StarMath 5.0">left lbrace stack{ 
y=x# 
y=f_1(x) 
} right none 
newline
newline
left lbrace stack{ 
y=x# 
y = x - %alpha f(x), %alpha = const 
} right none</annotation>
  </semantics>
</math>
</file>

<file path=Object 39/content.xml><?xml version="1.0" encoding="utf-8"?>
<math xmlns="http://www.w3.org/1998/Math/MathML">
  <semantics>
    <mrow>
      <mrow>
        <mo stretchy="false">α</mo>
        <mo stretchy="false">−</mo>
        <mo stretchy="false">Δ</mo>
      </mrow>
      <mrow>
        <mrow>
          <mrow>
            <mo stretchy="false">(</mo>
            <mrow>
              <mo stretchy="false">α</mo>
            </mrow>
            <mo stretchy="false">)</mo>
          </mrow>
          <mo stretchy="false">≤</mo>
          <msup>
            <mo stretchy="false">α</mo>
            <mrow>
              <mo stretchy="false">@</mo>
            </mrow>
          </msup>
        </mrow>
        <mo stretchy="false">≤</mo>
        <mrow>
          <mo stretchy="false">α</mo>
          <mo stretchy="false">+</mo>
          <mo stretchy="false">Δ</mo>
        </mrow>
      </mrow>
      <mrow>
        <mo stretchy="false">(</mo>
        <mrow>
          <mo stretchy="false">α</mo>
        </mrow>
        <mo stretchy="false">)</mo>
      </mrow>
    </mrow>
    <annotation encoding="StarMath 5.0">%alpha - %DELTA(%alpha) &lt;= %alpha^{%UxE221} &lt;= %alpha + %DELTA(%alpha)</annotation>
  </semantics>
</math>
</file>

<file path=Object 390/content.xml><?xml version="1.0" encoding="utf-8"?>
<math xmlns="http://www.w3.org/1998/Math/MathML">
  <semantics>
    <mrow>
      <mrow>
        <mfrac>
          <mrow>
            <mrow>
              <mo stretchy="false">(</mo>
              <mrow>
                <mrow>
                  <msub>
                    <mi>x</mi>
                    <mi>n</mi>
                  </msub>
                  <mo stretchy="false">−</mo>
                  <msub>
                    <mi>x</mi>
                    <mrow>
                      <mrow>
                        <mi>n</mi>
                        <mo stretchy="false">−</mo>
                        <mn>1</mn>
                      </mrow>
                    </mrow>
                  </msub>
                </mrow>
              </mrow>
              <mo stretchy="false">)</mo>
            </mrow>
          </mrow>
          <mrow>
            <mfenced open="∣" close="∣">
              <mrow>
                <mrow>
                  <mrow>
                    <msub>
                      <mn>2x</mn>
                      <mrow>
                        <mrow>
                          <mi>n</mi>
                          <mo stretchy="false">−</mo>
                          <mn>1</mn>
                        </mrow>
                      </mrow>
                    </msub>
                    <mo stretchy="false">−</mo>
                    <msub>
                      <mi>x</mi>
                      <mi>n</mi>
                    </msub>
                  </mrow>
                  <mo stretchy="false">−</mo>
                  <msub>
                    <mi>x</mi>
                    <mrow>
                      <mrow>
                        <mi>n</mi>
                        <mo stretchy="false">−</mo>
                        <mn>2</mn>
                      </mrow>
                    </mrow>
                  </msub>
                </mrow>
              </mrow>
            </mfenced>
          </mrow>
        </mfrac>
        <mo stretchy="false">&lt;</mo>
        <mo stretchy="false">ε</mo>
      </mrow>
    </mrow>
    <annotation encoding="StarMath 5.0">alignc	 {(x_n-x_{n-1})} over {abs{2x_{n-1} - x_n - x_{n-2}}} &lt; %varepsilon </annotation>
  </semantics>
</math>
</file>

<file path=Object 391/content.xml><?xml version="1.0" encoding="utf-8"?>
<math xmlns="http://www.w3.org/1998/Math/MathML">
  <semantics>
    <mrow>
      <mo stretchy="false">ε</mo>
      <mi>s</mi>
    </mrow>
    <annotation encoding="StarMath 5.0">%varepsilon s</annotation>
  </semantics>
</math>
</file>

<file path=Object 392/content.xml><?xml version="1.0" encoding="utf-8"?>
<math xmlns="http://www.w3.org/1998/Math/MathML">
  <semantics>
    <mrow>
      <mo stretchy="false">ε</mo>
      <mi>s</mi>
    </mrow>
    <annotation encoding="StarMath 5.0">%varepsilon s</annotation>
  </semantics>
</math>
</file>

<file path=Object 393/content.xml><?xml version="1.0" encoding="utf-8"?>
<math xmlns="http://www.w3.org/1998/Math/MathML">
  <semantics>
    <mrow>
      <msub>
        <mo stretchy="false">ε</mo>
        <mi>k</mi>
      </msub>
    </mrow>
    <annotation encoding="StarMath 5.0">%varepsilon_k</annotation>
  </semantics>
</math>
</file>

<file path=Object 394/content.xml><?xml version="1.0" encoding="utf-8"?>
<math xmlns="http://www.w3.org/1998/Math/MathML">
  <semantics>
    <mrow>
      <msub>
        <mo stretchy="false">ε</mo>
        <mi>k</mi>
      </msub>
    </mrow>
    <annotation encoding="StarMath 5.0">%varepsilon_k</annotation>
  </semantics>
</math>
</file>

<file path=Object 395/content.xml><?xml version="1.0" encoding="utf-8"?>
<math xmlns="http://www.w3.org/1998/Math/MathML">
  <semantics>
    <mrow>
      <mrow>
        <mo stretchy="true">{</mo>
        <mrow>
          <mtable>
            <mtr>
              <mtd>
                <mrow>
                  <mrow>
                    <msub>
                      <mi>u</mi>
                      <mn>1</mn>
                    </msub>
                    <mo stretchy="false">=</mo>
                    <msub>
                      <mi>f</mi>
                      <mn>1</mn>
                    </msub>
                  </mrow>
                  <mrow>
                    <mo stretchy="false">(</mo>
                    <mrow>
                      <msub>
                        <mi>u</mi>
                        <mn>1,</mn>
                      </msub>
                      <msub>
                        <mi>u</mi>
                        <mn>2,</mn>
                      </msub>
                      <mn>...</mn>
                      <mi>,</mi>
                      <msub>
                        <mi>u</mi>
                        <mi>n</mi>
                      </msub>
                    </mrow>
                    <mo stretchy="false">)</mo>
                  </mrow>
                  <mi>,</mi>
                </mrow>
              </mtd>
            </mtr>
            <mtr>
              <mtd>
                <mrow>
                  <mrow>
                    <msub>
                      <mi>u</mi>
                      <mn>2</mn>
                    </msub>
                    <mo stretchy="false">=</mo>
                    <msub>
                      <mi>f</mi>
                      <mn>1</mn>
                    </msub>
                  </mrow>
                  <mrow>
                    <mo stretchy="false">(</mo>
                    <mrow>
                      <msub>
                        <mi>u</mi>
                        <mn>1,</mn>
                      </msub>
                      <msub>
                        <mi>u</mi>
                        <mn>2,</mn>
                      </msub>
                      <mn>...</mn>
                      <mi>,</mi>
                      <msub>
                        <mi>u</mi>
                        <mi>n</mi>
                      </msub>
                    </mrow>
                    <mo stretchy="false">)</mo>
                  </mrow>
                  <mi>,</mi>
                </mrow>
              </mtd>
            </mtr>
            <mtr>
              <mtd>
                <mrow>
                  <mrow>
                    <msub>
                      <mi>u</mi>
                      <mi>n</mi>
                    </msub>
                    <mo stretchy="false">=</mo>
                    <msub>
                      <mi>f</mi>
                      <mn>1</mn>
                    </msub>
                  </mrow>
                  <mrow>
                    <mo stretchy="false">(</mo>
                    <mrow>
                      <msub>
                        <mi>u</mi>
                        <mn>1,</mn>
                      </msub>
                      <msub>
                        <mi>u</mi>
                        <mn>2,</mn>
                      </msub>
                      <mn>...</mn>
                      <mi>,</mi>
                      <msub>
                        <mi>u</mi>
                        <mi>n</mi>
                      </msub>
                    </mrow>
                    <mo stretchy="false">)</mo>
                  </mrow>
                </mrow>
              </mtd>
            </mtr>
          </mtable>
        </mrow>
      </mrow>
    </mrow>
    <annotation encoding="StarMath 5.0">left lbrace stack {
u_1 = f_1(u_1,u_2,...,u_n),#
u_2 = f_1(u_1,u_2,...,u_n),#		
u_n = f_1(u_1,u_2,...,u_n)
}right none</annotation>
  </semantics>
</math>
</file>

<file path=Object 396/content.xml><?xml version="1.0" encoding="utf-8"?>
<math xmlns="http://www.w3.org/1998/Math/MathML">
  <semantics>
    <mrow>
      <msub>
        <mi>f</mi>
        <mn>1,</mn>
      </msub>
      <msub>
        <mi>f</mi>
        <mn>2,</mn>
      </msub>
      <mn>...</mn>
      <mi>,</mi>
      <msub>
        <mi>f</mi>
        <mi>n</mi>
      </msub>
    </mrow>
    <annotation encoding="StarMath 5.0">f_1, f_2,..., f_n</annotation>
  </semantics>
</math>
</file>

<file path=Object 397/content.xml><?xml version="1.0" encoding="utf-8"?>
<math xmlns="http://www.w3.org/1998/Math/MathML">
  <semantics>
    <mrow>
      <msub>
        <mi>E</mi>
        <mi>n</mi>
      </msub>
    </mrow>
    <annotation encoding="StarMath 5.0">E_n</annotation>
  </semantics>
</math>
</file>

<file path=Object 398/content.xml><?xml version="1.0" encoding="utf-8"?>
<math xmlns="http://www.w3.org/1998/Math/MathML">
  <semantics>
    <mrow>
      <mi>u</mi>
      <mi>,</mi>
      <mrow>
        <mi>v</mi>
        <mo stretchy="false">∈</mo>
        <msub>
          <mi>E</mi>
          <mi>n</mi>
        </msub>
      </mrow>
    </mrow>
    <annotation encoding="StarMath 5.0">u,v in E_n</annotation>
  </semantics>
</math>
</file>

<file path=Object 399/content.xml><?xml version="1.0" encoding="utf-8"?>
<math xmlns="http://www.w3.org/1998/Math/MathML">
  <semantics>
    <mrow>
      <mo stretchy="false">ρ</mo>
      <mrow>
        <mrow>
          <mo stretchy="false">(</mo>
          <mrow>
            <mi>u</mi>
            <mi>,</mi>
            <mi>v</mi>
          </mrow>
          <mo stretchy="false">)</mo>
        </mrow>
        <mo stretchy="false">∈</mo>
        <mi>Q</mi>
      </mrow>
    </mrow>
    <annotation encoding="StarMath 5.0">%rho (u,v) in Q</annotation>
  </semantics>
</math>
</file>

<file path=Object 40/content.xml><?xml version="1.0" encoding="utf-8"?>
<math xmlns="http://www.w3.org/1998/Math/MathML">
  <semantics>
    <mrow>
      <mrow>
        <mo stretchy="false">α</mo>
        <mo stretchy="false">−</mo>
        <mo stretchy="false">Δ</mo>
      </mrow>
      <mrow>
        <mo stretchy="false">(</mo>
        <mrow>
          <mo stretchy="false">α</mo>
        </mrow>
        <mo stretchy="false">)</mo>
      </mrow>
    </mrow>
    <annotation encoding="StarMath 5.0">%alpha - %DELTA(%alpha)</annotation>
  </semantics>
</math>
</file>

<file path=Object 400/content.xml><?xml version="1.0" encoding="utf-8"?>
<math xmlns="http://www.w3.org/1998/Math/MathML">
  <semantics>
    <mrow>
      <mover accent="true">
        <mi>F</mi>
        <mo stretchy="false">̄</mo>
      </mover>
      <mrow>
        <mo stretchy="false">(</mo>
        <mrow>
          <mover accent="true">
            <mi>u</mi>
            <mo stretchy="false">̄</mo>
          </mover>
        </mrow>
        <mo stretchy="false">)</mo>
      </mrow>
      <mrow>
        <mi mathvariant="normal">:</mi>
        <mo stretchy="false">=</mo>
        <mrow>
          <mover accent="true">
            <mi>u</mi>
            <mo stretchy="false">̄</mo>
          </mover>
          <mo stretchy="false">+</mo>
          <mi>F</mi>
        </mrow>
      </mrow>
      <mrow>
        <mrow>
          <mo stretchy="false">(</mo>
          <mrow>
            <mover accent="true">
              <mi>u</mi>
              <mo stretchy="false">̄</mo>
            </mover>
          </mrow>
          <mo stretchy="false">)</mo>
        </mrow>
        <mo stretchy="false">=</mo>
        <mn>0,</mn>
      </mrow>
    </mrow>
    <annotation encoding="StarMath 5.0">bar F (bar u) := bar u + F(bar u) = 0,</annotation>
  </semantics>
</math>
</file>

<file path=Object 401/content.xml><?xml version="1.0" encoding="utf-8"?>
<math xmlns="http://www.w3.org/1998/Math/MathML">
  <semantics>
    <mrow>
      <mrow>
        <mover accent="true">
          <mi>u</mi>
          <mo stretchy="false">̄</mo>
        </mover>
        <mo stretchy="false">=</mo>
        <mrow>
          <mo stretchy="false">(</mo>
          <mrow>
            <msub>
              <mi>u</mi>
              <mn>1,</mn>
            </msub>
            <msub>
              <mi>u</mi>
              <mn>2,</mn>
            </msub>
            <mn>...</mn>
            <mi>,</mi>
            <msub>
              <mi>u</mi>
              <mi>n</mi>
            </msub>
          </mrow>
          <mo stretchy="false">)</mo>
        </mrow>
      </mrow>
    </mrow>
    <annotation encoding="StarMath 5.0">bar u = (u_1,u_2,...,u_n)</annotation>
  </semantics>
</math>
</file>

<file path=Object 402/content.xml><?xml version="1.0" encoding="utf-8"?>
<math xmlns="http://www.w3.org/1998/Math/MathML">
  <semantics>
    <mrow>
      <mi>F</mi>
      <mrow>
        <mrow>
          <mo stretchy="false">(</mo>
          <mrow>
            <mover accent="true">
              <mi>u</mi>
              <mo stretchy="false">̄</mo>
            </mover>
          </mrow>
          <mo stretchy="false">)</mo>
        </mrow>
        <mo stretchy="false">=</mo>
        <mrow>
          <mo stretchy="false">(</mo>
          <mrow>
            <msub>
              <mi>f</mi>
              <mn>1</mn>
            </msub>
            <mrow>
              <mo stretchy="false">(</mo>
              <mrow>
                <mover accent="true">
                  <mi>u</mi>
                  <mo stretchy="false">̄</mo>
                </mover>
              </mrow>
              <mo stretchy="false">)</mo>
            </mrow>
            <mi>,</mi>
            <msub>
              <mi>f</mi>
              <mn>2</mn>
            </msub>
            <mrow>
              <mo stretchy="false">(</mo>
              <mrow>
                <mover accent="true">
                  <mi>u</mi>
                  <mo stretchy="false">̄</mo>
                </mover>
              </mrow>
              <mo stretchy="false">)</mo>
            </mrow>
            <mi>,</mi>
            <mn>...</mn>
            <mi>,</mi>
            <msub>
              <mi>f</mi>
              <mi>n</mi>
            </msub>
            <mrow>
              <mo stretchy="false">(</mo>
              <mrow>
                <mover accent="true">
                  <mi>u</mi>
                  <mo stretchy="false">̄</mo>
                </mover>
              </mrow>
              <mo stretchy="false">)</mo>
            </mrow>
          </mrow>
          <mo stretchy="false">)</mo>
        </mrow>
      </mrow>
    </mrow>
    <annotation encoding="StarMath 5.0">F(bar u) = (f_1(bar u), f_2(bar u),...,f_n(bar u))</annotation>
  </semantics>
</math>
</file>

<file path=Object 403/content.xml><?xml version="1.0" encoding="utf-8"?>
<math xmlns="http://www.w3.org/1998/Math/MathML">
  <semantics>
    <mrow>
      <mrow>
        <mover accent="true">
          <msub>
            <mi>u</mi>
            <mi>l</mi>
          </msub>
          <mo stretchy="false">̄</mo>
        </mover>
        <mo stretchy="false">∗</mo>
        <mrow>
          <mo stretchy="false">(</mo>
          <mrow>
            <mrow>
              <mi>l</mi>
              <mo stretchy="false">=</mo>
              <mover accent="true">
                <mrow>
                  <mn>1,</mn>
                  <mi>m</mi>
                </mrow>
                <mo>¯</mo>
              </mover>
            </mrow>
          </mrow>
          <mo stretchy="false">)</mo>
        </mrow>
      </mrow>
      <mrow>
        <mo stretchy="false">(</mo>
        <mrow>
          <mrow>
            <mi>m</mi>
            <mo stretchy="false">&lt;</mo>
            <mo stretchy="false">∞</mo>
          </mrow>
        </mrow>
        <mo stretchy="false">)</mo>
      </mrow>
    </mrow>
    <annotation encoding="StarMath 5.0">bar u_l *  (l = overline {1,m})(m &lt; %infinite )</annotation>
  </semantics>
</math>
</file>

<file path=Object 404/content.xml><?xml version="1.0" encoding="utf-8"?>
<math xmlns="http://www.w3.org/1998/Math/MathML">
  <semantics>
    <mrow>
      <mrow>
        <mover accent="true">
          <mi>R</mi>
          <mo stretchy="false">̄</mo>
        </mover>
        <mo stretchy="false">⊂</mo>
        <msub>
          <mi>E</mi>
          <mi>n</mi>
        </msub>
      </mrow>
    </mrow>
    <annotation encoding="StarMath 5.0">bar R subset E_n </annotation>
  </semantics>
</math>
</file>

<file path=Object 405/content.xml><?xml version="1.0" encoding="utf-8"?>
<math xmlns="http://www.w3.org/1998/Math/MathML">
  <semantics>
    <mrow>
      <mrow>
        <mover accent="true">
          <mi>R</mi>
          <mo stretchy="false">̄</mo>
        </mover>
        <mo stretchy="false">=</mo>
        <mfenced open="{" close="}">
          <mrow>
            <mtable>
              <mtr>
                <mtd>
                  <mrow>
                    <mrow>
                      <mover accent="true">
                        <mi>u</mi>
                        <mo stretchy="false">̄</mo>
                      </mover>
                      <mo stretchy="false">=</mo>
                      <mrow>
                        <mo stretchy="false">(</mo>
                        <mrow>
                          <msub>
                            <mi>u</mi>
                            <mn>1,</mn>
                          </msub>
                          <msub>
                            <mi>u</mi>
                            <mn>2,</mn>
                          </msub>
                          <mn>...</mn>
                          <mi>,</mi>
                          <msub>
                            <mi>u</mi>
                            <mi>n</mi>
                          </msub>
                        </mrow>
                        <mo stretchy="false">)</mo>
                      </mrow>
                    </mrow>
                    <mi mathvariant="normal">:</mi>
                    <mrow>
                      <mrow>
                        <mi>a</mi>
                        <mo stretchy="false">&lt;</mo>
                        <msub>
                          <mi>u</mi>
                          <mi>i</mi>
                        </msub>
                      </mrow>
                      <mo stretchy="false">&lt;</mo>
                      <mi>b</mi>
                    </mrow>
                    <mi>;</mi>
                    <mrow>
                      <mi>i</mi>
                      <mo stretchy="false">=</mo>
                      <mover accent="true">
                        <mrow>
                          <mn>1,</mn>
                          <mi>n</mi>
                        </mrow>
                        <mo>¯</mo>
                      </mover>
                    </mrow>
                    <mrow>
                      <mrow>
                        <mi>;</mi>
                        <mo stretchy="false">−</mo>
                        <mo stretchy="false">∞</mo>
                      </mrow>
                      <mo stretchy="false">&lt;</mo>
                      <mi>a</mi>
                    </mrow>
                    <mi>,</mi>
                    <mrow>
                      <mi>b</mi>
                      <mo stretchy="false">&lt;</mo>
                      <mo stretchy="false">∞</mo>
                    </mrow>
                    <mi>,</mi>
                    <mrow>
                      <mi>d</mi>
                      <mo stretchy="false">=</mo>
                      <mrow>
                        <mi>b</mi>
                        <mo stretchy="false">−</mo>
                        <mi>a</mi>
                      </mrow>
                    </mrow>
                  </mrow>
                </mtd>
              </mtr>
            </mtable>
          </mrow>
        </mfenced>
      </mrow>
    </mrow>
    <annotation encoding="StarMath 5.0">bar R = left lbrace stack{
bar u  = (u_1,u_2,...,u_n) : a &lt; u_i &lt; b; i = overline{1,n}; -%infinite &lt; a,b &lt; %infinite, d = b-a
}right rbrace </annotation>
  </semantics>
</math>
</file>

<file path=Object 406/content.xml><?xml version="1.0" encoding="utf-8"?>
<math xmlns="http://www.w3.org/1998/Math/MathML">
  <semantics>
    <mrow>
      <mrow>
        <mo stretchy="false">ε</mo>
        <mo stretchy="false">&gt;</mo>
        <mn>0</mn>
      </mrow>
    </mrow>
    <annotation encoding="StarMath 5.0">%varepsilon &gt; 0</annotation>
  </semantics>
</math>
</file>

<file path=Object 407/content.xml><?xml version="1.0" encoding="utf-8"?>
<math xmlns="http://www.w3.org/1998/Math/MathML">
  <semantics>
    <mrow>
      <msub>
        <mrow>
          <mover accent="true">
            <mi>u</mi>
            <mo stretchy="false">̄</mo>
          </mover>
        </mrow>
        <mi mathvariant="italic">lk</mi>
      </msub>
    </mrow>
    <annotation encoding="StarMath 5.0">{bar u}_lk</annotation>
  </semantics>
</math>
</file>

<file path=Object 408/content.xml><?xml version="1.0" encoding="utf-8"?>
<math xmlns="http://www.w3.org/1998/Math/MathML">
  <semantics>
    <mrow>
      <mo stretchy="false">ρ</mo>
      <mrow>
        <mrow>
          <mo stretchy="false">(</mo>
          <mrow>
            <msub>
              <mrow>
                <mover accent="true">
                  <mi>u</mi>
                  <mo stretchy="false">̄</mo>
                </mover>
              </mrow>
              <mi mathvariant="italic">lk</mi>
            </msub>
            <mi>,</mi>
            <mi>F</mi>
            <mrow>
              <mo stretchy="false">(</mo>
              <mrow>
                <msub>
                  <mrow>
                    <mover accent="true">
                      <mi>u</mi>
                      <mo stretchy="false">̄</mo>
                    </mover>
                  </mrow>
                  <mi mathvariant="italic">lk</mi>
                </msub>
              </mrow>
              <mo stretchy="false">)</mo>
            </mrow>
          </mrow>
          <mo stretchy="false">)</mo>
        </mrow>
        <mo stretchy="false">&lt;</mo>
        <mo stretchy="false">ε</mo>
      </mrow>
    </mrow>
    <annotation encoding="StarMath 5.0">%rho({bar u}_lk, F({bar u}_lk)) &lt; %varepsilon</annotation>
  </semantics>
</math>
</file>

<file path=Object 409/content.xml><?xml version="1.0" encoding="utf-8"?>
<math xmlns="http://www.w3.org/1998/Math/MathML">
  <semantics>
    <mrow>
      <mo stretchy="false">ρ</mo>
      <mrow>
        <mrow>
          <mo stretchy="false">(</mo>
          <mrow>
            <mover accent="true">
              <msub>
                <mi>u</mi>
                <mi>l</mi>
              </msub>
              <mo stretchy="false">̄</mo>
            </mover>
            <mi>,</mi>
            <mover accent="true">
              <msub>
                <mi>u</mi>
                <mi mathvariant="italic">lk</mi>
              </msub>
              <mo stretchy="false">̄</mo>
            </mover>
          </mrow>
          <mo stretchy="false">)</mo>
        </mrow>
        <mo stretchy="false">&lt;</mo>
        <mo stretchy="false">ε</mo>
      </mrow>
    </mrow>
    <annotation encoding="StarMath 5.0">%rho(bar u_l, bar u_lk) &lt; %varepsilon</annotation>
  </semantics>
</math>
</file>

<file path=Object 41/content.xml><?xml version="1.0" encoding="utf-8"?>
<math xmlns="http://www.w3.org/1998/Math/MathML">
  <semantics>
    <mrow>
      <msup>
        <mo stretchy="false">α</mo>
        <mrow>
          <mo stretchy="false">@</mo>
        </mrow>
      </msup>
    </mrow>
    <annotation encoding="StarMath 5.0">%alpha^{%UxE221}</annotation>
  </semantics>
</math>
</file>

<file path=Object 410/content.xml><?xml version="1.0" encoding="utf-8"?>
<math xmlns="http://www.w3.org/1998/Math/MathML">
  <semantics>
    <mrow>
      <msub>
        <mrow>
          <mover accent="true">
            <mi>u</mi>
            <mo stretchy="false">̄</mo>
          </mover>
        </mrow>
        <mi mathvariant="italic">lk</mi>
      </msub>
    </mrow>
    <annotation encoding="StarMath 5.0">{bar u}_lk</annotation>
  </semantics>
</math>
</file>

<file path=Object 411/content.xml><?xml version="1.0" encoding="utf-8"?>
<math xmlns="http://www.w3.org/1998/Math/MathML">
  <semantics>
    <mrow>
      <mo stretchy="false">ε</mo>
    </mrow>
    <annotation encoding="StarMath 5.0">%varepsilon</annotation>
  </semantics>
</math>
</file>

<file path=Object 412/content.xml><?xml version="1.0" encoding="utf-8"?>
<math xmlns="http://www.w3.org/1998/Math/MathML">
  <semantics>
    <mrow>
      <mo stretchy="false">ε</mo>
    </mrow>
    <annotation encoding="StarMath 5.0">%varepsilon</annotation>
  </semantics>
</math>
</file>

<file path=Object 413/content.xml><?xml version="1.0" encoding="utf-8"?>
<math xmlns="http://www.w3.org/1998/Math/MathML">
  <semantics>
    <mrow>
      <mo stretchy="false">ε</mo>
    </mrow>
    <annotation encoding="StarMath 5.0">%varepsilon</annotation>
  </semantics>
</math>
</file>

<file path=Object 414/content.xml><?xml version="1.0" encoding="utf-8"?>
<math xmlns="http://www.w3.org/1998/Math/MathML">
  <semantics>
    <mrow>
      <mo stretchy="false">ε</mo>
      <mi>s</mi>
    </mrow>
    <annotation encoding="StarMath 5.0">%varepsilon s</annotation>
  </semantics>
</math>
</file>

<file path=Object 415/content.xml><?xml version="1.0" encoding="utf-8"?>
<math xmlns="http://www.w3.org/1998/Math/MathML">
  <semantics>
    <mrow>
      <mo stretchy="false">ε</mo>
    </mrow>
    <annotation encoding="StarMath 5.0">%varepsilon</annotation>
  </semantics>
</math>
</file>

<file path=Object 416/content.xml><?xml version="1.0" encoding="utf-8"?>
<math xmlns="http://www.w3.org/1998/Math/MathML">
  <semantics>
    <mrow>
      <msub>
        <mi>L</mi>
        <mn>1</mn>
      </msub>
    </mrow>
    <annotation encoding="StarMath 5.0">L_1 </annotation>
  </semantics>
</math>
</file>

<file path=Object 417/content.xml><?xml version="1.0" encoding="utf-8"?>
<math xmlns="http://www.w3.org/1998/Math/MathML">
  <semantics>
    <mrow>
      <mrow>
        <msub>
          <mi>L</mi>
          <mn>2</mn>
        </msub>
        <mo stretchy="false">∈</mo>
        <mi>X</mi>
      </mrow>
    </mrow>
    <annotation encoding="StarMath 5.0">L_2 in X</annotation>
  </semantics>
</math>
</file>

<file path=Object 418/content.xml><?xml version="1.0" encoding="utf-8"?>
<math xmlns="http://www.w3.org/1998/Math/MathML">
  <semantics>
    <mrow>
      <mrow>
        <mi>x</mi>
        <mo stretchy="false">∈</mo>
        <msub>
          <mi>L</mi>
          <mn>2</mn>
        </msub>
      </mrow>
    </mrow>
    <annotation encoding="StarMath 5.0">x in L_2</annotation>
  </semantics>
</math>
</file>

<file path=Object 419/content.xml><?xml version="1.0" encoding="utf-8"?>
<math xmlns="http://www.w3.org/1998/Math/MathML">
  <semantics>
    <mrow>
      <mrow>
        <mi>z</mi>
        <mo stretchy="false">∈</mo>
        <msub>
          <mi>L</mi>
          <mn>1</mn>
        </msub>
      </mrow>
    </mrow>
    <annotation encoding="StarMath 5.0">z in L_1</annotation>
  </semantics>
</math>
</file>

<file path=Object 42/content.xml><?xml version="1.0" encoding="utf-8"?>
<math xmlns="http://www.w3.org/1998/Math/MathML">
  <semantics>
    <mrow>
      <mrow>
        <mo stretchy="false">α</mo>
        <mo stretchy="false">+</mo>
        <mo stretchy="false">Δ</mo>
      </mrow>
      <mrow>
        <mo stretchy="false">(</mo>
        <mrow>
          <mo stretchy="false">α</mo>
        </mrow>
        <mo stretchy="false">)</mo>
      </mrow>
    </mrow>
    <annotation encoding="StarMath 5.0">%alpha + %DELTA(%alpha)</annotation>
  </semantics>
</math>
</file>

<file path=Object 420/content.xml><?xml version="1.0" encoding="utf-8"?>
<math xmlns="http://www.w3.org/1998/Math/MathML">
  <semantics>
    <mrow>
      <mo stretchy="false">ρ</mo>
      <mrow>
        <mrow>
          <mo stretchy="false">(</mo>
          <mrow>
            <mi>x</mi>
            <mi>,</mi>
            <mi>z</mi>
          </mrow>
          <mo stretchy="false">)</mo>
        </mrow>
        <mo stretchy="false">&lt;</mo>
        <mo stretchy="false">ε</mo>
      </mrow>
    </mrow>
    <annotation encoding="StarMath 5.0">%rho(x,z) &lt; %varepsilon</annotation>
  </semantics>
</math>
</file>

<file path=Object 421/content.xml><?xml version="1.0" encoding="utf-8"?>
<math xmlns="http://www.w3.org/1998/Math/MathML">
  <semantics>
    <mrow>
      <msup>
        <mrow>
          <mover accent="true">
            <mi>u</mi>
            <mo stretchy="false">̄</mo>
          </mover>
        </mrow>
        <mn>1,</mn>
      </msup>
      <msup>
        <mrow>
          <mover accent="true">
            <mi>u</mi>
            <mo stretchy="false">̄</mo>
          </mover>
        </mrow>
        <mn>2,</mn>
      </msup>
      <mn>...</mn>
      <mi>,</mi>
      <msup>
        <mrow>
          <mover accent="true">
            <mi>u</mi>
            <mo stretchy="false">̄</mo>
          </mover>
        </mrow>
        <mi>k</mi>
      </msup>
      <mi>,</mi>
    </mrow>
    <annotation encoding="StarMath 5.0">{bar u}^1,{bar u}^2,...,{bar u}^k,</annotation>
  </semantics>
</math>
</file>

<file path=Object 422/content.xml><?xml version="1.0" encoding="utf-8"?>
<math xmlns="http://www.w3.org/1998/Math/MathML">
  <semantics>
    <mrow>
      <mo stretchy="false">ρ</mo>
      <mrow>
        <mo stretchy="false">(</mo>
        <mrow>
          <msup>
            <mrow>
              <mover accent="true">
                <mi>u</mi>
                <mo stretchy="false">̄</mo>
              </mover>
            </mrow>
            <mi>k</mi>
          </msup>
          <mi>,</mi>
          <mi>F</mi>
          <mrow>
            <mo stretchy="false">(</mo>
            <mrow>
              <msup>
                <mrow>
                  <mover accent="true">
                    <mi>u</mi>
                    <mo stretchy="false">̄</mo>
                  </mover>
                </mrow>
                <mi>k</mi>
              </msup>
            </mrow>
            <mo stretchy="false">)</mo>
          </mrow>
        </mrow>
        <mo stretchy="false">)</mo>
      </mrow>
      <mo stretchy="false">→</mo>
      <mn>0</mn>
    </mrow>
    <annotation encoding="StarMath 5.0">%rho({bar u}^k, F({bar u}^k)) rightarrow 0</annotation>
  </semantics>
</math>
</file>

<file path=Object 423/content.xml><?xml version="1.0" encoding="utf-8"?>
<math xmlns="http://www.w3.org/1998/Math/MathML">
  <semantics>
    <mrow>
      <mi>k</mi>
      <mo stretchy="false">→</mo>
      <mn>0</mn>
    </mrow>
    <annotation encoding="StarMath 5.0">k rightarrow 0</annotation>
  </semantics>
</math>
</file>

<file path=Object 424/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5/content.xml><?xml version="1.0" encoding="utf-8"?>
<math xmlns="http://www.w3.org/1998/Math/MathML">
  <semantics>
    <mrow>
      <msup>
        <mrow>
          <mover accent="true">
            <mi>u</mi>
            <mo stretchy="false">̄</mo>
          </mover>
        </mrow>
        <mi>k</mi>
      </msup>
      <mrow>
        <mo stretchy="false">(</mo>
        <mrow>
          <mrow>
            <mi>k</mi>
            <mo stretchy="false">=</mo>
            <mn>1,2</mn>
          </mrow>
          <mi>,</mi>
          <mn>...</mn>
        </mrow>
        <mo stretchy="false">)</mo>
      </mrow>
    </mrow>
    <annotation encoding="StarMath 5.0">{bar u}^k (k=1,2,...)</annotation>
  </semantics>
</math>
</file>

<file path=Object 426/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7/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8/content.xml><?xml version="1.0" encoding="utf-8"?>
<math xmlns="http://www.w3.org/1998/Math/MathML">
  <semantics>
    <mrow>
      <mover accent="true">
        <mi>R</mi>
        <mo stretchy="false">̄</mo>
      </mover>
    </mrow>
    <annotation encoding="StarMath 5.0">bar R</annotation>
  </semantics>
</math>
</file>

<file path=Object 429/content.xml><?xml version="1.0" encoding="utf-8"?>
<math xmlns="http://www.w3.org/1998/Math/MathML">
  <semantics>
    <mrow>
      <mover accent="true">
        <mi>R</mi>
        <mo stretchy="false">̄</mo>
      </mover>
    </mrow>
    <annotation encoding="StarMath 5.0">bar R</annotation>
  </semantics>
</math>
</file>

<file path=Object 43/content.xml><?xml version="1.0" encoding="utf-8"?>
<math xmlns="http://www.w3.org/1998/Math/MathML">
  <semantics>
    <mrow>
      <msup>
        <mo stretchy="false">α</mo>
        <mrow>
          <mo stretchy="false">@</mo>
        </mrow>
      </msup>
    </mrow>
    <annotation encoding="StarMath 5.0">%alpha^{%UxE221}</annotation>
  </semantics>
</math>
</file>

<file path=Object 430/content.xml><?xml version="1.0" encoding="utf-8"?>
<math xmlns="http://www.w3.org/1998/Math/MathML">
  <semantics>
    <mrow>
      <mo stretchy="false">ε</mo>
      <mi>s</mi>
    </mrow>
    <annotation encoding="StarMath 5.0">%varepsilon s</annotation>
  </semantics>
</math>
</file>

<file path=Object 431/content.xml><?xml version="1.0" encoding="utf-8"?>
<math xmlns="http://www.w3.org/1998/Math/MathML">
  <semantics>
    <mrow>
      <mover accent="true">
        <mi>R</mi>
        <mo stretchy="false">̄</mo>
      </mover>
    </mrow>
    <annotation encoding="StarMath 5.0">bar R</annotation>
  </semantics>
</math>
</file>

<file path=Object 432/content.xml><?xml version="1.0" encoding="utf-8"?>
<math xmlns="http://www.w3.org/1998/Math/MathML">
  <semantics>
    <mrow>
      <mo stretchy="false">ε</mo>
      <mi>s</mi>
    </mrow>
    <annotation encoding="StarMath 5.0">%varepsilon s</annotation>
  </semantics>
</math>
</file>

<file path=Object 433/content.xml><?xml version="1.0" encoding="utf-8"?>
<math xmlns="http://www.w3.org/1998/Math/MathML">
  <semantics>
    <mrow>
      <msub>
        <mo stretchy="false">ε</mo>
        <mi>k</mi>
      </msub>
    </mrow>
    <annotation encoding="StarMath 5.0">%varepsilon_k</annotation>
  </semantics>
</math>
</file>

<file path=Object 434/content.xml><?xml version="1.0" encoding="utf-8"?>
<math xmlns="http://www.w3.org/1998/Math/MathML">
  <semantics>
    <mrow>
      <mo stretchy="false">ε</mo>
      <mi>s</mi>
    </mrow>
    <annotation encoding="StarMath 5.0">%varepsilon s</annotation>
  </semantics>
</math>
</file>

<file path=Object 435/content.xml><?xml version="1.0" encoding="utf-8"?>
<math xmlns="http://www.w3.org/1998/Math/MathML">
  <semantics>
    <mrow>
      <mover accent="true">
        <mi>R</mi>
        <mo stretchy="false">̄</mo>
      </mover>
    </mrow>
    <annotation encoding="StarMath 5.0">bar R</annotation>
  </semantics>
</math>
</file>

<file path=Object 436/content.xml><?xml version="1.0" encoding="utf-8"?>
<math xmlns="http://www.w3.org/1998/Math/MathML">
  <semantics>
    <mrow>
      <mi>F</mi>
      <mrow>
        <mrow>
          <mo stretchy="false">(</mo>
          <mrow>
            <mover accent="true">
              <mi>R</mi>
              <mo stretchy="false">̄</mo>
            </mover>
          </mrow>
          <mo stretchy="false">)</mo>
        </mrow>
        <mo stretchy="false">⊂</mo>
        <mover accent="true">
          <mi>R</mi>
          <mo stretchy="false">̄</mo>
        </mover>
      </mrow>
    </mrow>
    <annotation encoding="StarMath 5.0">F(bar R) subset bar R </annotation>
  </semantics>
</math>
</file>

<file path=Object 437/content.xml><?xml version="1.0" encoding="utf-8"?>
<math xmlns="http://www.w3.org/1998/Math/MathML">
  <semantics>
    <mrow>
      <msub>
        <mo stretchy="false">γ</mo>
        <mi>k</mi>
      </msub>
      <mi>,</mi>
      <mrow>
        <mo stretchy="false">(</mo>
        <mrow>
          <mrow>
            <mi>k</mi>
            <mo stretchy="false">=</mo>
            <mn>1,2</mn>
          </mrow>
          <mi>,</mi>
          <mn>...</mn>
        </mrow>
        <mo stretchy="false">)</mo>
      </mrow>
    </mrow>
    <annotation encoding="StarMath 5.0">%gamma_k, (k=1,2,...)</annotation>
  </semantics>
</math>
</file>

<file path=Object 438/content.xml><?xml version="1.0" encoding="utf-8"?>
<math xmlns="http://www.w3.org/1998/Math/MathML">
  <semantics>
    <mrow>
      <msub>
        <mo stretchy="false">ε</mo>
        <mi>k</mi>
      </msub>
      <mrow>
        <mo stretchy="false">(</mo>
        <mrow>
          <msub>
            <mo stretchy="false">γ</mo>
            <mi>k</mi>
          </msub>
        </mrow>
        <mo stretchy="false">)</mo>
      </mrow>
    </mrow>
    <annotation encoding="StarMath 5.0">%varepsilon_k (%gamma_k)</annotation>
  </semantics>
</math>
</file>

<file path=Object 439/content.xml><?xml version="1.0" encoding="utf-8"?>
<math xmlns="http://www.w3.org/1998/Math/MathML">
  <semantics>
    <mrow>
      <mi>k</mi>
      <mo stretchy="false">→</mo>
      <mo stretchy="false">∞</mo>
    </mrow>
    <annotation encoding="StarMath 5.0">k rightarrow %infinite</annotation>
  </semantics>
</math>
</file>

<file path=Object 44/content.xml><?xml version="1.0" encoding="utf-8"?>
<math xmlns="http://www.w3.org/1998/Math/MathML">
  <semantics>
    <mrow>
      <mrow>
        <msup>
          <mo stretchy="false">α</mo>
          <mrow>
            <mo stretchy="false">@</mo>
          </mrow>
        </msup>
        <mo stretchy="false">=</mo>
        <mrow>
          <mo stretchy="false">α</mo>
          <mo stretchy="false">±</mo>
          <mo stretchy="false">Δ</mo>
        </mrow>
      </mrow>
      <mrow>
        <mo stretchy="false">(</mo>
        <mrow>
          <mo stretchy="false">α</mo>
        </mrow>
        <mo stretchy="false">)</mo>
      </mrow>
    </mrow>
    <annotation encoding="StarMath 5.0">%alpha^{%UxE221} = %alpha +- %DELTA(%alpha)</annotation>
  </semantics>
</math>
</file>

<file path=Object 440/content.xml><?xml version="1.0" encoding="utf-8"?>
<math xmlns="http://www.w3.org/1998/Math/MathML">
  <semantics>
    <mrow>
      <mover accent="true">
        <msubsup>
          <mi>R</mi>
          <mi mathvariant="italic">ik</mi>
          <mi>k</mi>
        </msubsup>
        <mo stretchy="false">̄</mo>
      </mover>
    </mrow>
    <annotation encoding="StarMath 5.0">bar R^k _ik</annotation>
  </semantics>
</math>
</file>

<file path=Object 441/content.xml><?xml version="1.0" encoding="utf-8"?>
<math xmlns="http://www.w3.org/1998/Math/MathML">
  <semantics>
    <mrow>
      <msub>
        <mo stretchy="false">ε</mo>
        <mi>k</mi>
      </msub>
    </mrow>
    <annotation encoding="StarMath 5.0">%varepsilon_k</annotation>
  </semantics>
</math>
</file>

<file path=Object 442/content.xml><?xml version="1.0" encoding="utf-8"?>
<math xmlns="http://www.w3.org/1998/Math/MathML">
  <semantics>
    <mrow>
      <mover accent="true">
        <msubsup>
          <mi>u</mi>
          <mi mathvariant="italic">ik</mi>
          <mi>k</mi>
        </msubsup>
        <mo stretchy="false">̄</mo>
      </mover>
    </mrow>
    <annotation encoding="StarMath 5.0">bar u^k_ik</annotation>
  </semantics>
</math>
</file>

<file path=Object 443/content.xml><?xml version="1.0" encoding="utf-8"?>
<math xmlns="http://www.w3.org/1998/Math/MathML">
  <semantics>
    <mrow>
      <mrow>
        <msub>
          <mi>i</mi>
          <mi>k</mi>
        </msub>
        <mo stretchy="false">=</mo>
        <mn>1,2</mn>
      </mrow>
      <mi>,</mi>
      <mn>...</mn>
      <mi>,</mi>
      <msup>
        <mn>2</mn>
        <mi mathvariant="italic">kn</mi>
      </msup>
    </mrow>
    <annotation encoding="StarMath 5.0">i_k = 1,2,..., 2^kn</annotation>
  </semantics>
</math>
</file>

<file path=Object 444/content.xml><?xml version="1.0" encoding="utf-8"?>
<math xmlns="http://www.w3.org/1998/Math/MathML">
  <semantics>
    <mrow>
      <mrow>
        <mi>k</mi>
        <mo stretchy="false">=</mo>
        <mn>0,</mn>
      </mrow>
      <mrow>
        <msub>
          <mi>i</mi>
          <mn>0</mn>
        </msub>
        <mo stretchy="false">=</mo>
        <mn>1,</mn>
      </mrow>
      <mover accent="true">
        <msubsup>
          <mi>u</mi>
          <mi mathvariant="italic">ik</mi>
          <mi>k</mi>
        </msubsup>
        <mo stretchy="false">̄</mo>
      </mover>
    </mrow>
    <annotation encoding="StarMath 5.0">k=0, i_0 = 1, bar u^k_ik</annotation>
  </semantics>
</math>
</file>

<file path=Object 445/content.xml><?xml version="1.0" encoding="utf-8"?>
<math xmlns="http://www.w3.org/1998/Math/MathML">
  <semantics>
    <mrow>
      <mover accent="true">
        <mrow>
          <msubsup>
            <mi>R</mi>
            <mi mathvariant="italic">i0</mi>
            <mn>0</mn>
          </msubsup>
        </mrow>
        <mo stretchy="false">̄</mo>
      </mover>
    </mrow>
    <annotation encoding="StarMath 5.0">bar{R^0 _i0}</annotation>
  </semantics>
</math>
</file>

<file path=Object 446/content.xml><?xml version="1.0" encoding="utf-8"?>
<math xmlns="http://www.w3.org/1998/Math/MathML">
  <semantics>
    <mrow>
      <mover accent="true">
        <mi>R</mi>
        <mo stretchy="false">̄</mo>
      </mover>
    </mrow>
    <annotation encoding="StarMath 5.0">bar R</annotation>
  </semantics>
</math>
</file>

<file path=Object 447/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448/content.xml><?xml version="1.0" encoding="utf-8"?>
<math xmlns="http://www.w3.org/1998/Math/MathML">
  <semantics>
    <mrow>
      <mover accent="true">
        <mi>R</mi>
        <mo stretchy="false">̄</mo>
      </mover>
    </mrow>
    <annotation encoding="StarMath 5.0">bar R</annotation>
  </semantics>
</math>
</file>

<file path=Object 449/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5/content.xml><?xml version="1.0" encoding="utf-8"?>
<math xmlns="http://www.w3.org/1998/Math/MathML">
  <semantics>
    <mrow>
      <mo stretchy="false">α</mo>
    </mrow>
    <annotation encoding="StarMath 5.0">%alpha</annotation>
  </semantics>
</math>
</file>

<file path=Object 450/content.xml><?xml version="1.0" encoding="utf-8"?>
<math xmlns="http://www.w3.org/1998/Math/MathML">
  <semantics>
    <mrow>
      <msub>
        <mo stretchy="false">γ</mo>
        <mi>k</mi>
      </msub>
    </mrow>
    <annotation encoding="StarMath 5.0">%gamma_k</annotation>
  </semantics>
</math>
</file>

<file path=Object 451/content.xml><?xml version="1.0" encoding="utf-8"?>
<math xmlns="http://www.w3.org/1998/Math/MathML">
  <semantics>
    <mrow>
      <mover accent="true">
        <mi>R</mi>
        <mo stretchy="false">̄</mo>
      </mover>
    </mrow>
    <annotation encoding="StarMath 5.0">bar R</annotation>
  </semantics>
</math>
</file>

<file path=Object 452/content.xml><?xml version="1.0" encoding="utf-8"?>
<math xmlns="http://www.w3.org/1998/Math/MathML">
  <semantics>
    <mrow>
      <mrow>
        <msubsup>
          <mo stretchy="false">Δ</mo>
          <mi>i</mi>
          <mi>k</mi>
        </msubsup>
        <mo stretchy="false">=</mo>
        <mrow>
          <mo stretchy="false">(</mo>
          <mrow>
            <msubsup>
              <mrow>
                <mover accent="true">
                  <mi>u</mi>
                  <mo stretchy="false">̄</mo>
                </mover>
              </mrow>
              <mi>i</mi>
              <mi>k</mi>
            </msubsup>
            <mi>,</mi>
            <mi>F</mi>
            <mrow>
              <mo stretchy="false">(</mo>
              <mrow>
                <msubsup>
                  <mrow>
                    <mover accent="true">
                      <mi>u</mi>
                      <mo stretchy="false">̄</mo>
                    </mover>
                  </mrow>
                  <mi>i</mi>
                  <mi>k</mi>
                </msubsup>
              </mrow>
              <mo stretchy="false">)</mo>
            </mrow>
          </mrow>
          <mo stretchy="false">)</mo>
        </mrow>
      </mrow>
      <mi>,</mi>
      <mrow>
        <mi>i</mi>
        <mo stretchy="false">=</mo>
        <mn>1,2</mn>
      </mrow>
      <mi>,</mi>
      <mn>...</mn>
      <mi>,</mi>
      <msub>
        <mi>s</mi>
        <mi>k</mi>
      </msub>
    </mrow>
    <annotation encoding="StarMath 5.0">%DELTA^k_i = ({bar u}^k_i, F({bar u}^k_i)), i = 1,2,...,s_k</annotation>
  </semantics>
</math>
</file>

<file path=Object 453/content.xml><?xml version="1.0" encoding="utf-8"?>
<math xmlns="http://www.w3.org/1998/Math/MathML">
  <semantics>
    <mrow>
      <mo stretchy="false">ρ</mo>
      <mrow>
        <mrow>
          <mo stretchy="false">(</mo>
          <mrow>
            <msubsup>
              <mrow>
                <mover accent="true">
                  <mi>u</mi>
                  <mo stretchy="false">̄</mo>
                </mover>
              </mrow>
              <mi>i</mi>
              <mi>k</mi>
            </msubsup>
            <mi>,</mi>
            <mi>F</mi>
            <mrow>
              <mo stretchy="false">(</mo>
              <mrow>
                <msubsup>
                  <mrow>
                    <mover accent="true">
                      <mi>u</mi>
                      <mo stretchy="false">̄</mo>
                    </mover>
                  </mrow>
                  <mi>i</mi>
                  <mi>k</mi>
                </msubsup>
              </mrow>
              <mo stretchy="false">)</mo>
            </mrow>
          </mrow>
          <mo stretchy="false">)</mo>
        </mrow>
        <mo stretchy="false">≤</mo>
        <msub>
          <mo stretchy="false">ε</mo>
          <mi>k</mi>
        </msub>
      </mrow>
      <mrow>
        <mrow>
          <mo stretchy="false">(</mo>
          <mrow>
            <msub>
              <mo stretchy="false">γ</mo>
              <mi>k</mi>
            </msub>
          </mrow>
          <mo stretchy="false">)</mo>
        </mrow>
        <mo stretchy="false">+</mo>
        <msub>
          <mo stretchy="false">γ</mo>
          <mi>k</mi>
        </msub>
      </mrow>
    </mrow>
    <annotation encoding="StarMath 5.0">%rho({bar u}^k_i, F({bar u}^k_i)) &lt;=%varepsilon_k(%gamma_k) + %gamma_k </annotation>
  </semantics>
</math>
</file>

<file path=Object 454/content.xml><?xml version="1.0" encoding="utf-8"?>
<math xmlns="http://www.w3.org/1998/Math/MathML">
  <semantics>
    <mrow>
      <msubsup>
        <mo stretchy="false">Δ</mo>
        <mn>1,</mn>
        <mi>k</mi>
      </msubsup>
      <msubsup>
        <mo stretchy="false">Δ</mo>
        <mn>2,</mn>
        <mi>k</mi>
      </msubsup>
      <mn>...</mn>
      <mi>,</mi>
      <msubsup>
        <mo stretchy="false">Δ</mo>
        <mrow>
          <msub>
            <mi>s</mi>
            <mi>k</mi>
          </msub>
        </mrow>
        <mi>k</mi>
      </msubsup>
      <mi>i</mi>
      <msubsup>
        <mo stretchy="false">Δ</mo>
        <mn>1,</mn>
        <mrow>
          <mrow>
            <mi>k</mi>
            <mo stretchy="false">+</mo>
            <mn>1</mn>
          </mrow>
        </mrow>
      </msubsup>
      <msubsup>
        <mo stretchy="false">Δ</mo>
        <mn>2,</mn>
        <mrow>
          <mrow>
            <mi>k</mi>
            <mo stretchy="false">+</mo>
            <mn>1</mn>
          </mrow>
        </mrow>
      </msubsup>
      <msubsup>
        <mo stretchy="false">Δ</mo>
        <mrow>
          <mrow>
            <msub>
              <mi>s</mi>
              <mi>k</mi>
            </msub>
            <mo stretchy="false">+</mo>
            <mn>1</mn>
          </mrow>
        </mrow>
        <mrow>
          <mrow>
            <mi>k</mi>
            <mo stretchy="false">+</mo>
            <mn>1</mn>
          </mrow>
        </mrow>
      </msubsup>
    </mrow>
    <annotation encoding="StarMath 5.0">%DELTA^k_1, %DELTA^k_2, ... , %DELTA^k_{s_k} i %DELTA^{k+1}_1, %DELTA^{k+1}_2, %DELTA^{k+1}_{s_k + 1}</annotation>
  </semantics>
</math>
</file>

<file path=Object 455/content.xml><?xml version="1.0" encoding="utf-8"?>
<math xmlns="http://www.w3.org/1998/Math/MathML">
  <semantics>
    <mrow>
      <msubsup>
        <mo stretchy="false">Δ</mo>
        <mi>i</mi>
        <mi>k</mi>
      </msubsup>
      <mrow>
        <mo stretchy="false">(</mo>
        <mrow>
          <mrow>
            <mi>i</mi>
            <mo stretchy="false">=</mo>
            <mn>1,2</mn>
          </mrow>
          <mi>,</mi>
          <mn>...</mn>
          <mi>,</mi>
          <msub>
            <mi>s</mi>
            <mi>k</mi>
          </msub>
        </mrow>
        <mo stretchy="false">)</mo>
      </mrow>
    </mrow>
    <annotation encoding="StarMath 5.0">%DELTA^k_i(i=1,2,...,s_k)</annotation>
  </semantics>
</math>
</file>

<file path=Object 456/content.xml><?xml version="1.0" encoding="utf-8"?>
<math xmlns="http://www.w3.org/1998/Math/MathML">
  <semantics>
    <mrow>
      <msubsup>
        <mo stretchy="false">Δ</mo>
        <mi>j</mi>
        <mrow>
          <mrow>
            <mi>k</mi>
            <mo stretchy="false">+</mo>
            <mn>1</mn>
          </mrow>
        </mrow>
      </msubsup>
      <mi>,</mi>
      <mrow>
        <mo stretchy="false">(</mo>
        <mrow>
          <mrow>
            <mi>j</mi>
            <mo stretchy="false">=</mo>
            <mn>1,2</mn>
          </mrow>
          <mi>,</mi>
          <mn>...</mn>
          <mi>,</mi>
          <msub>
            <mi>s</mi>
            <mrow>
              <mrow>
                <mi>k</mi>
                <mo stretchy="false">+</mo>
                <mn>1</mn>
              </mrow>
            </mrow>
          </msub>
        </mrow>
        <mo stretchy="false">)</mo>
      </mrow>
    </mrow>
    <annotation encoding="StarMath 5.0">%DELTA^{k+1}_j, (j=1,2,..., s_{k+1})</annotation>
  </semantics>
</math>
</file>

<file path=Object 457/content.xml><?xml version="1.0" encoding="utf-8"?>
<math xmlns="http://www.w3.org/1998/Math/MathML">
  <semantics>
    <mrow>
      <mo stretchy="false">ρ</mo>
      <mrow>
        <mrow>
          <mo stretchy="false">(</mo>
          <mrow>
            <msubsup>
              <mrow>
                <mover accent="true">
                  <mi>u</mi>
                  <mo stretchy="false">̄</mo>
                </mover>
              </mrow>
              <mi>i</mi>
              <mi>k</mi>
            </msubsup>
            <mi>,</mi>
            <msubsup>
              <mrow>
                <mover accent="true">
                  <mi>u</mi>
                  <mo stretchy="false">̄</mo>
                </mover>
              </mrow>
              <mi>i</mi>
              <mrow>
                <mrow>
                  <mi>k</mi>
                  <mo stretchy="false">+</mo>
                  <mn>1</mn>
                </mrow>
              </mrow>
            </msubsup>
          </mrow>
          <mo stretchy="false">)</mo>
        </mrow>
        <mo stretchy="false">≤</mo>
        <msub>
          <mo stretchy="false">ε</mo>
          <mrow>
            <mrow>
              <mi>k</mi>
              <mo stretchy="false">+</mo>
              <mn>1</mn>
            </mrow>
          </mrow>
        </msub>
      </mrow>
      <mrow>
        <mo stretchy="false">(</mo>
        <mrow>
          <msub>
            <mo stretchy="false">γ</mo>
            <mrow>
              <mrow>
                <mi>k</mi>
                <mo stretchy="false">+</mo>
                <mn>1</mn>
              </mrow>
            </mrow>
          </msub>
        </mrow>
        <mo stretchy="false">)</mo>
      </mrow>
    </mrow>
    <annotation encoding="StarMath 5.0">%rho({bar u}^k_i, {bar u}^{k+1}_i) &lt;= %varepsilon_{k+1}(%gamma_{k+1})</annotation>
  </semantics>
</math>
</file>

<file path=Object 458/content.xml><?xml version="1.0" encoding="utf-8"?>
<math xmlns="http://www.w3.org/1998/Math/MathML">
  <semantics>
    <mrow>
      <mo stretchy="false">ρ</mo>
      <mrow>
        <mrow>
          <mo stretchy="false">(</mo>
          <mrow>
            <mi>F</mi>
            <mrow>
              <mo stretchy="false">(</mo>
              <mrow>
                <msubsup>
                  <mrow>
                    <mover accent="true">
                      <mi>u</mi>
                      <mo stretchy="false">̄</mo>
                    </mover>
                  </mrow>
                  <mi>i</mi>
                  <mi>k</mi>
                </msubsup>
              </mrow>
              <mo stretchy="false">)</mo>
            </mrow>
            <mi>,</mi>
            <mi>F</mi>
            <mrow>
              <mo stretchy="false">(</mo>
              <mrow>
                <msubsup>
                  <mrow>
                    <mover accent="true">
                      <mi>u</mi>
                      <mo stretchy="false">̄</mo>
                    </mover>
                  </mrow>
                  <mi>i</mi>
                  <mrow>
                    <mrow>
                      <mi>k</mi>
                      <mo stretchy="false">+</mo>
                      <mn>1</mn>
                    </mrow>
                  </mrow>
                </msubsup>
              </mrow>
              <mo stretchy="false">)</mo>
            </mrow>
          </mrow>
          <mo stretchy="false">)</mo>
        </mrow>
        <mo stretchy="false">≤</mo>
        <mrow>
          <msub>
            <mo stretchy="false">γ</mo>
            <mi>k</mi>
          </msub>
          <mo stretchy="false">+</mo>
          <msub>
            <mo stretchy="false">γ</mo>
            <mrow>
              <mrow>
                <mi>k</mi>
                <mo stretchy="false">+</mo>
                <mn>1</mn>
              </mrow>
            </mrow>
          </msub>
        </mrow>
      </mrow>
    </mrow>
    <annotation encoding="StarMath 5.0">%rho(F({bar u}^k_i), F({bar u}^{k+1}_i)) &lt;= %gamma_k + %gamma_{k+1}</annotation>
  </semantics>
</math>
</file>

<file path=Object 459/content.xml><?xml version="1.0" encoding="utf-8"?>
<math xmlns="http://www.w3.org/1998/Math/MathML">
  <semantics>
    <mrow>
      <mo stretchy="false">ε</mo>
      <mi>s</mi>
    </mrow>
    <annotation encoding="StarMath 5.0">%varepsilon s</annotation>
  </semantics>
</math>
</file>

<file path=Object 46/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47/content.xml><?xml version="1.0" encoding="utf-8"?>
<math xmlns="http://www.w3.org/1998/Math/MathML">
  <semantics>
    <mrow>
      <mrow>
        <mfenced open="∣" close="∣">
          <mrow>
            <mrow>
              <msup>
                <mo stretchy="false">α</mo>
                <mrow>
                  <mo stretchy="false">@</mo>
                </mrow>
              </msup>
              <mo stretchy="false">−</mo>
              <mo stretchy="false">α</mo>
            </mrow>
          </mrow>
        </mfenced>
        <mo stretchy="false">≤</mo>
        <mo stretchy="false">Δ</mo>
      </mrow>
      <mrow>
        <mo stretchy="false">(</mo>
        <mrow>
          <mo stretchy="false">α</mo>
        </mrow>
        <mo stretchy="false">)</mo>
      </mrow>
    </mrow>
    <annotation encoding="StarMath 5.0">abs{%alpha^{%UxE221} - %alpha} &lt;= %DELTA(%alpha)</annotation>
  </semantics>
</math>
</file>

<file path=Object 48/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49/content.xml><?xml version="1.0" encoding="utf-8"?>
<math xmlns="http://www.w3.org/1998/Math/MathML">
  <semantics>
    <mrow>
      <mrow>
        <msub>
          <mi>d</mi>
          <mn>1</mn>
        </msub>
        <mo stretchy="false">=</mo>
        <mn>150,7</mn>
      </mrow>
      <mrow>
        <mi mathvariant="italic">см</mi>
        <mo stretchy="false">±</mo>
        <mn>0,1</mn>
      </mrow>
      <mi mathvariant="italic">см</mi>
    </mrow>
    <annotation encoding="StarMath 5.0">d_1 = 150,7см +- 0,1см</annotation>
  </semantics>
</math>
</file>

<file path=Object 50/content.xml><?xml version="1.0" encoding="utf-8"?>
<math xmlns="http://www.w3.org/1998/Math/MathML">
  <semantics>
    <mrow>
      <mrow>
        <msub>
          <mi>d</mi>
          <mn>2</mn>
        </msub>
        <mo stretchy="false">=</mo>
        <mn>7,3</mn>
      </mrow>
      <mrow>
        <mi mathvariant="italic">см</mi>
        <mo stretchy="false">±</mo>
        <mn>0,1</mn>
      </mrow>
      <mi mathvariant="italic">см</mi>
    </mrow>
    <annotation encoding="StarMath 5.0">d_2 = 7,3см +- 0,1см</annotation>
  </semantics>
</math>
</file>

<file path=Object 51/content.xml><?xml version="1.0" encoding="utf-8"?>
<math xmlns="http://www.w3.org/1998/Math/MathML">
  <semantics>
    <mrow>
      <mo stretchy="false">α</mo>
    </mrow>
    <annotation encoding="StarMath 5.0">%alpha</annotation>
  </semantics>
</math>
</file>

<file path=Object 52/content.xml><?xml version="1.0" encoding="utf-8"?>
<math xmlns="http://www.w3.org/1998/Math/MathML">
  <semantics>
    <mrow>
      <mo stretchy="false">δ</mo>
      <mrow>
        <mrow>
          <mo stretchy="false">(</mo>
          <mrow>
            <mo stretchy="false">α</mo>
          </mrow>
          <mo stretchy="false">)</mo>
        </mrow>
        <mo stretchy="false">=</mo>
        <mo stretchy="false">Δ</mo>
      </mrow>
      <mrow>
        <mrow>
          <mo stretchy="false">(</mo>
          <mrow>
            <mo stretchy="false">α</mo>
          </mrow>
          <mo stretchy="false">)</mo>
        </mrow>
        <mo stretchy="false">/</mo>
        <mfenced open="∣" close="∣">
          <mrow>
            <msup>
              <mo stretchy="false">α</mo>
              <mrow>
                <mo stretchy="false">@</mo>
              </mrow>
            </msup>
          </mrow>
        </mfenced>
      </mrow>
    </mrow>
    <annotation encoding="StarMath 5.0">%delta(%alpha) = %DELTA(%alpha)/abs{%alpha^{%UxE221}}</annotation>
  </semantics>
</math>
</file>

<file path=Object 53/content.xml><?xml version="1.0" encoding="utf-8"?>
<math xmlns="http://www.w3.org/1998/Math/MathML">
  <semantics>
    <mrow>
      <mo stretchy="false">Δ</mo>
      <mrow>
        <mrow>
          <mo stretchy="false">(</mo>
          <mrow>
            <mo stretchy="false">α</mo>
          </mrow>
          <mo stretchy="false">)</mo>
        </mrow>
        <mo stretchy="false">=</mo>
        <mfenced open="∣" close="∣">
          <mrow>
            <msup>
              <mo stretchy="false">α</mo>
              <mrow>
                <mo stretchy="false">@</mo>
              </mrow>
            </msup>
          </mrow>
        </mfenced>
      </mrow>
      <mo stretchy="false">δ</mo>
      <mrow>
        <mo stretchy="false">(</mo>
        <mrow>
          <mo stretchy="false">α</mo>
        </mrow>
        <mo stretchy="false">)</mo>
      </mrow>
    </mrow>
    <annotation encoding="StarMath 5.0">%DELTA(%alpha) = abs{%alpha^{%UxE221}}%delta(%alpha)</annotation>
  </semantics>
</math>
</file>

<file path=Object 54/content.xml><?xml version="1.0" encoding="utf-8"?>
<math xmlns="http://www.w3.org/1998/Math/MathML">
  <semantics>
    <mrow>
      <mo stretchy="false">α</mo>
    </mrow>
    <annotation encoding="StarMath 5.0">%alpha</annotation>
  </semantics>
</math>
</file>

<file path=Object 55/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56/content.xml><?xml version="1.0" encoding="utf-8"?>
<math xmlns="http://www.w3.org/1998/Math/MathML">
  <semantics>
    <mrow>
      <mo stretchy="false">Δ</mo>
      <mrow>
        <mrow>
          <mrow>
            <mo stretchy="false">(</mo>
            <mrow>
              <mo stretchy="false">α</mo>
            </mrow>
            <mo stretchy="false">)</mo>
          </mrow>
          <mo stretchy="false">/</mo>
          <mfenced open="∣" close="∣">
            <mrow>
              <mo stretchy="false">α</mo>
            </mrow>
          </mfenced>
        </mrow>
        <mo stretchy="false">≤</mo>
        <mo stretchy="false">δ</mo>
      </mrow>
      <mrow>
        <mo stretchy="false">(</mo>
        <mrow>
          <mo stretchy="false">α</mo>
        </mrow>
        <mo stretchy="false">)</mo>
      </mrow>
    </mrow>
    <annotation encoding="StarMath 5.0">%DELTA(%alpha) / abs{%alpha} &lt;= %delta(%alpha)</annotation>
  </semantics>
</math>
</file>

<file path=Object 57/content.xml><?xml version="1.0" encoding="utf-8"?>
<math xmlns="http://www.w3.org/1998/Math/MathML">
  <semantics>
    <mrow>
      <mo stretchy="false">Δ</mo>
      <mrow>
        <mrow>
          <mo stretchy="false">(</mo>
          <mrow>
            <mo stretchy="false">α</mo>
          </mrow>
          <mo stretchy="false">)</mo>
        </mrow>
        <mo stretchy="false">≤</mo>
        <mfenced open="∣" close="∣">
          <mrow>
            <mo stretchy="false">α</mo>
          </mrow>
        </mfenced>
      </mrow>
      <mo stretchy="false">δ</mo>
      <mrow>
        <mo stretchy="false">(</mo>
        <mrow>
          <mo stretchy="false">α</mo>
        </mrow>
        <mo stretchy="false">)</mo>
      </mrow>
    </mrow>
    <annotation encoding="StarMath 5.0">%DELTA(%alpha) &lt;= abs{%alpha}%delta(%alpha)</annotation>
  </semantics>
</math>
</file>

<file path=Object 58/content.xml><?xml version="1.0" encoding="utf-8"?>
<math xmlns="http://www.w3.org/1998/Math/MathML">
  <semantics>
    <mrow>
      <msup>
        <mo stretchy="false">α</mo>
        <mrow>
          <mo stretchy="false">@</mo>
        </mrow>
      </msup>
    </mrow>
    <annotation encoding="StarMath 5.0">%alpha^{%UxE221}</annotation>
  </semantics>
</math>
</file>

<file path=Object 59/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60/content.xml><?xml version="1.0" encoding="utf-8"?>
<math xmlns="http://www.w3.org/1998/Math/MathML">
  <semantics>
    <mrow>
      <mo stretchy="false">α</mo>
    </mrow>
    <annotation encoding="StarMath 5.0">%alpha</annotation>
  </semantics>
</math>
</file>

<file path=Object 601/content.xml><?xml version="1.0" encoding="utf-8"?>
<math xmlns="http://www.w3.org/1998/Math/MathML">
  <semantics>
    <mrow>
      <mrow/>
    </mrow>
    <annotation encoding="StarMath 5.0">{}</annotation>
  </semantics>
</math>
</file>

<file path=Object 61/content.xml><?xml version="1.0" encoding="utf-8"?>
<math xmlns="http://www.w3.org/1998/Math/MathML">
  <semantics>
    <mrow>
      <mrow>
        <mfenced open="∣" close="∣">
          <mrow>
            <mrow>
              <msup>
                <mo stretchy="false">α</mo>
                <mrow>
                  <mo stretchy="false">@</mo>
                </mrow>
              </msup>
              <mo stretchy="false">−</mo>
              <mo stretchy="false">α</mo>
            </mrow>
          </mrow>
        </mfenced>
        <mo stretchy="false">≤</mo>
        <mfenced open="∣" close="∣">
          <mrow>
            <mo stretchy="false">α</mo>
          </mrow>
        </mfenced>
      </mrow>
      <mo stretchy="false">δ</mo>
      <mrow>
        <mo stretchy="false">(</mo>
        <mrow>
          <mo stretchy="false">α</mo>
        </mrow>
        <mo stretchy="false">)</mo>
      </mrow>
    </mrow>
    <annotation encoding="StarMath 5.0">abs{%alpha^{%UxE221} - %alpha} &lt;= abs{%alpha}%delta(%alpha)</annotation>
  </semantics>
</math>
</file>

<file path=Object 617/content.xml><?xml version="1.0" encoding="utf-8"?>
<math xmlns="http://www.w3.org/1998/Math/MathML">
  <semantics>
    <mrow>
      <mstyle mathsize="12pt">
        <mrow>
          <mrow>
            <mrow>
              <mrow>
                <mo stretchy="false">∥</mo>
                <mrow>
                  <msub>
                    <mi>P</mi>
                    <mrow>
                      <mstyle mathsize="8pt">
                        <mrow>
                          <mrow>
                            <mn>1</mn>
                          </mrow>
                        </mrow>
                      </mstyle>
                    </mrow>
                  </msub>
                  <msub>
                    <mi>x</mi>
                    <mrow>
                      <mstyle mathsize="8pt">
                        <mrow>
                          <mrow>
                            <mn>0</mn>
                          </mrow>
                        </mrow>
                      </mstyle>
                    </mrow>
                  </msub>
                </mrow>
                <mo stretchy="false">∥</mo>
              </mrow>
              <mo stretchy="false">&gt;</mo>
              <mn>0</mn>
            </mrow>
          </mrow>
        </mrow>
      </mstyle>
      <mrow/>
    </mrow>
    <annotation encoding="StarMath 5.0"> size 12{ ldline P rSub { size 8{1} } x rSub { size 8{0} }  rdline &gt;0} {}</annotation>
  </semantics>
</math>
</file>

<file path=Object 62/content.xml><?xml version="1.0" encoding="utf-8"?>
<math xmlns="http://www.w3.org/1998/Math/MathML">
  <semantics>
    <mrow>
      <mo stretchy="false">α</mo>
      <mrow>
        <mrow>
          <mo stretchy="false">(</mo>
          <mrow>
            <mrow>
              <mn>1</mn>
              <mo stretchy="false">−</mo>
              <mo stretchy="false">δ</mo>
            </mrow>
            <mrow>
              <mo stretchy="false">(</mo>
              <mrow>
                <mo stretchy="false">α</mo>
              </mrow>
              <mo stretchy="false">)</mo>
            </mrow>
          </mrow>
          <mo stretchy="false">)</mo>
        </mrow>
        <mo stretchy="false">≤</mo>
        <mo stretchy="false">α</mo>
      </mrow>
      <mrow>
        <mrow>
          <mo stretchy="false">(</mo>
          <mrow>
            <mrow>
              <mn>1</mn>
              <mo stretchy="false">−</mo>
              <mo stretchy="false">δ</mo>
            </mrow>
            <mrow>
              <mo stretchy="false">(</mo>
              <mrow>
                <mo stretchy="false">α</mo>
              </mrow>
              <mo stretchy="false">)</mo>
            </mrow>
          </mrow>
          <mo stretchy="false">)</mo>
        </mrow>
        <mo stretchy="false">≤</mo>
        <mo stretchy="false">α</mo>
      </mrow>
      <mrow>
        <mo stretchy="false">(</mo>
        <mrow>
          <mrow>
            <mn>1</mn>
            <mo stretchy="false">+</mo>
            <mo stretchy="false">δ</mo>
          </mrow>
          <mrow>
            <mo stretchy="false">(</mo>
            <mrow>
              <mo stretchy="false">α</mo>
            </mrow>
            <mo stretchy="false">)</mo>
          </mrow>
        </mrow>
        <mo stretchy="false">)</mo>
      </mrow>
    </mrow>
    <annotation encoding="StarMath 5.0">%alpha(1-%delta(%alpha))&lt;= %alpha(1-%delta(%alpha)) &lt;= %alpha(1+%delta(%alpha))</annotation>
  </semantics>
</math>
</file>

<file path=Object 63/content.xml><?xml version="1.0" encoding="utf-8"?>
<math xmlns="http://www.w3.org/1998/Math/MathML">
  <semantics>
    <mrow>
      <mo stretchy="false">Δ</mo>
      <mrow>
        <mrow>
          <mo stretchy="false">(</mo>
          <mrow>
            <mi>a</mi>
          </mrow>
          <mo stretchy="false">)</mo>
        </mrow>
        <mo stretchy="false">=</mo>
        <mn>0,000004</mn>
      </mrow>
    </mrow>
    <annotation encoding="StarMath 5.0">%DELTA(a) = 0,000004</annotation>
  </semantics>
</math>
</file>

<file path=Object 64/content.xml><?xml version="1.0" encoding="utf-8"?>
<math xmlns="http://www.w3.org/1998/Math/MathML">
  <semantics>
    <mrow>
      <mo stretchy="false">Δ</mo>
      <mrow>
        <mrow>
          <mo stretchy="false">(</mo>
          <mrow>
            <mi>a</mi>
          </mrow>
          <mo stretchy="false">)</mo>
        </mrow>
        <mo stretchy="false">=</mo>
        <mn>0,0000008</mn>
      </mrow>
    </mrow>
    <annotation encoding="StarMath 5.0">%DELTA(a) = 0,0000008</annotation>
  </semantics>
</math>
</file>

<file path=Object 65/content.xml><?xml version="1.0" encoding="utf-8"?>
<math xmlns="http://www.w3.org/1998/Math/MathML">
  <semantics>
    <mrow>
      <msup>
        <mo stretchy="false">α</mo>
        <mrow>
          <mo stretchy="false">@</mo>
        </mrow>
      </msup>
    </mrow>
    <annotation encoding="StarMath 5.0">%alpha^{%UxE221}</annotation>
  </semantics>
</math>
</file>

<file path=Object 66/content.xml><?xml version="1.0" encoding="utf-8"?>
<math xmlns="http://www.w3.org/1998/Math/MathML">
  <semantics>
    <mrow>
      <msup>
        <mo stretchy="false">α</mo>
        <mrow>
          <mo stretchy="false">@</mo>
        </mrow>
      </msup>
    </mrow>
    <annotation encoding="StarMath 5.0">%alpha^{%UxE221}</annotation>
  </semantics>
</math>
</file>

<file path=Object 67/content.xml><?xml version="1.0" encoding="utf-8"?>
<math xmlns="http://www.w3.org/1998/Math/MathML">
  <semantics>
    <mrow>
      <mo stretchy="false">α</mo>
    </mrow>
    <annotation encoding="StarMath 5.0">%alpha</annotation>
  </semantics>
</math>
</file>

<file path=Object 68/content.xml><?xml version="1.0" encoding="utf-8"?>
<math xmlns="http://www.w3.org/1998/Math/MathML">
  <semantics>
    <mrow>
      <msub>
        <mo stretchy="false">σ</mo>
        <mi>А</mi>
      </msub>
      <mrow>
        <mo stretchy="false">(</mo>
        <mrow>
          <mo stretchy="false">α</mo>
        </mrow>
        <mo stretchy="false">)</mo>
      </mrow>
    </mrow>
    <annotation encoding="StarMath 5.0">%sigma_А(%alpha)</annotation>
  </semantics>
</math>
</file>

<file path=Object 69/content.xml><?xml version="1.0" encoding="utf-8"?>
<math xmlns="http://www.w3.org/1998/Math/MathML">
  <semantics>
    <mrow>
      <mo stretchy="false">α</mo>
    </mrow>
    <annotation encoding="StarMath 5.0">%alpha</annotation>
  </semantics>
</math>
</file>

<file path=Object 70/content.xml><?xml version="1.0" encoding="utf-8"?>
<math xmlns="http://www.w3.org/1998/Math/MathML">
  <semantics>
    <mrow>
      <mrow>
        <msubsup>
          <mo stretchy="false">σ</mo>
          <mi>А</mi>
          <mi>n</mi>
        </msubsup>
      </mrow>
    </mrow>
    <annotation encoding="StarMath 5.0">{%sigma_А^n}</annotation>
  </semantics>
</math>
</file>

<file path=Object 71/content.xml><?xml version="1.0" encoding="utf-8"?>
<math xmlns="http://www.w3.org/1998/Math/MathML">
  <semantics>
    <mrow>
      <mi mathvariant="italic">max</mi>
      <mrow>
        <msub>
          <mo stretchy="false">σ</mo>
          <mi>А</mi>
        </msub>
        <mrow>
          <mo stretchy="false">(</mo>
          <mrow>
            <mo stretchy="false">α</mo>
          </mrow>
          <mo stretchy="false">)</mo>
        </mrow>
      </mrow>
      <mi>,</mi>
      <mrow>
        <mo stretchy="false">α</mo>
        <mo stretchy="false">∈</mo>
        <mi>K</mi>
      </mrow>
      <mrow>
        <mo stretchy="false">(</mo>
        <mrow>
          <mi>n</mi>
        </mrow>
        <mo stretchy="false">)</mo>
      </mrow>
    </mrow>
    <annotation encoding="StarMath 5.0">max{%sigma_А(%alpha)}, %alpha in  K(n)</annotation>
  </semantics>
</math>
</file>

<file path=Object 72/content.xml><?xml version="1.0" encoding="utf-8"?>
<math xmlns="http://www.w3.org/1998/Math/MathML">
  <semantics>
    <mrow>
      <mrow>
        <msubsup>
          <mrow>
            <mover accent="true">
              <mo stretchy="false">σ</mo>
              <mo stretchy="false">̄</mo>
            </mover>
          </mrow>
          <mi>A</mi>
          <mi>n</mi>
        </msubsup>
        <mo stretchy="false">=</mo>
        <mfrac>
          <mrow>
            <mrow>
              <munder>
                <mo stretchy="false">∑</mo>
                <mrow>
                  <mrow>
                    <mo stretchy="false">α</mo>
                    <mo stretchy="false">∈</mo>
                    <mi>K</mi>
                  </mrow>
                  <mrow>
                    <mo stretchy="false">(</mo>
                    <mrow>
                      <mi>n</mi>
                    </mrow>
                    <mo stretchy="false">)</mo>
                  </mrow>
                </mrow>
              </munder>
              <msub>
                <mo stretchy="false">σ</mo>
                <mi>A</mi>
              </msub>
            </mrow>
            <mrow>
              <mo stretchy="false">(</mo>
              <mrow>
                <mo stretchy="false">α</mo>
              </mrow>
              <mo stretchy="false">)</mo>
            </mrow>
          </mrow>
          <mrow>
            <mrow>
              <mo stretchy="false">∥</mo>
              <mrow>
                <mi>K</mi>
                <mrow>
                  <mo stretchy="false">(</mo>
                  <mrow>
                    <mi>n</mi>
                  </mrow>
                  <mo stretchy="false">)</mo>
                </mrow>
              </mrow>
              <mo stretchy="false">∥</mo>
            </mrow>
          </mrow>
        </mfrac>
      </mrow>
    </mrow>
    <annotation encoding="StarMath 5.0">{bar%sigma}_A^n = {sum from {%alpha in K(n)} %sigma_A(%alpha)} over {ldline K(n) rdline }
</annotation>
  </semantics>
</math>
</file>

<file path=Object 73/content.xml><?xml version="1.0" encoding="utf-8"?>
<math xmlns="http://www.w3.org/1998/Math/MathML">
  <semantics>
    <mrow>
      <mrow>
        <mrow>
          <munder>
            <mi>lim</mi>
            <mrow>
              <mi>n</mi>
              <mo stretchy="false">→</mo>
              <mo stretchy="false">∞</mo>
            </mrow>
          </munder>
          <msubsup>
            <mrow>
              <mover accent="true">
                <mo stretchy="false">σ</mo>
                <mo stretchy="false">̄</mo>
              </mover>
            </mrow>
            <mi>A</mi>
            <mi>n</mi>
          </msubsup>
        </mrow>
        <mo stretchy="false">=</mo>
        <msub>
          <mo stretchy="false">σ</mo>
          <mi>A</mi>
        </msub>
      </mrow>
    </mrow>
    <annotation encoding="StarMath 5.0">lim from { n rightarrow infinity } {bar %sigma}_A^n = %sigma_A</annotation>
  </semantics>
</math>
</file>

<file path=Object 74/content.xml><?xml version="1.0" encoding="utf-8"?>
<math xmlns="http://www.w3.org/1998/Math/MathML">
  <semantics>
    <mrow>
      <mo stretchy="false">∃</mo>
      <mi>с</mi>
      <mi>,</mi>
      <mo stretchy="false">∃</mo>
      <msub>
        <mi>n</mi>
        <mn>0,</mn>
      </msub>
      <mo stretchy="false">∀</mo>
      <mrow>
        <mo stretchy="false">(</mo>
        <mrow>
          <mrow>
            <mi>n</mi>
            <mo stretchy="false">&gt;</mo>
            <msub>
              <mi>n</mi>
              <mn>0</mn>
            </msub>
          </mrow>
        </mrow>
        <mo stretchy="false">)</mo>
      </mrow>
      <mi mathvariant="normal">:</mi>
      <mi>f</mi>
      <mrow>
        <mrow>
          <mo stretchy="false">(</mo>
          <mrow>
            <mi>n</mi>
          </mrow>
          <mo stretchy="false">)</mo>
        </mrow>
        <mo stretchy="false">≤</mo>
        <mi>c</mi>
      </mrow>
      <mi>g</mi>
      <mrow>
        <mo stretchy="false">(</mo>
        <mrow>
          <mi>n</mi>
        </mrow>
        <mo stretchy="false">)</mo>
      </mrow>
    </mrow>
    <annotation encoding="StarMath 5.0">exists с, exists n_0, forall (n&gt;n_0): f(n) &lt;= c g(n)</annotation>
  </semantics>
</math>
</file>

<file path=Object 75/content.xml><?xml version="1.0" encoding="utf-8"?>
<math xmlns="http://www.w3.org/1998/Math/MathML">
  <semantics>
    <mrow>
      <mo stretchy="false">∃</mo>
    </mrow>
    <annotation encoding="StarMath 5.0">exists</annotation>
  </semantics>
</math>
</file>

<file path=Object 76/content.xml><?xml version="1.0" encoding="utf-8"?>
<math xmlns="http://www.w3.org/1998/Math/MathML">
  <semantics>
    <mrow>
      <msub>
        <mi>P</mi>
        <mi>k</mi>
      </msub>
      <mrow>
        <mo stretchy="false">(</mo>
        <mrow>
          <mi>n</mi>
        </mrow>
        <mo stretchy="false">)</mo>
      </mrow>
    </mrow>
    <annotation encoding="StarMath 5.0">P_k(n)</annotation>
  </semantics>
</math>
</file>

<file path=Object 77/content.xml><?xml version="1.0" encoding="utf-8"?>
<math xmlns="http://www.w3.org/1998/Math/MathML">
  <semantics>
    <mrow>
      <mrow>
        <msubsup>
          <mo stretchy="false">σ</mo>
          <mi>a</mi>
          <mrow>
            <mo stretchy="false">(</mo>
            <mrow>
              <mi>n</mi>
            </mrow>
            <mo stretchy="false">)</mo>
          </mrow>
        </msubsup>
        <mo stretchy="false">=</mo>
        <mi>O</mi>
      </mrow>
      <mrow>
        <mo stretchy="false">(</mo>
        <mrow>
          <msub>
            <mi>P</mi>
            <mi>k</mi>
          </msub>
          <mrow>
            <mo stretchy="false">(</mo>
            <mrow>
              <mi>n</mi>
            </mrow>
            <mo stretchy="false">)</mo>
          </mrow>
        </mrow>
        <mo stretchy="false">)</mo>
      </mrow>
    </mrow>
    <annotation encoding="StarMath 5.0">%sigma_a^(n) = O(P_k(n))</annotation>
  </semantics>
</math>
</file>

<file path=Object 78/content.xml><?xml version="1.0" encoding="utf-8"?>
<math xmlns="http://www.w3.org/1998/Math/MathML">
  <semantics>
    <mrow>
      <mo stretchy="false">∃</mo>
      <msub>
        <mi>c</mi>
        <mn>1,</mn>
      </msub>
      <mrow>
        <msub>
          <mi>a</mi>
          <mn>1</mn>
        </msub>
        <mo stretchy="false">&gt;</mo>
        <mn>0</mn>
      </mrow>
      <mi>;</mi>
      <msub>
        <mi>c</mi>
        <mn>2,</mn>
      </msub>
      <mrow>
        <msub>
          <mi>a</mi>
          <mn>2</mn>
        </msub>
        <mo stretchy="false">&gt;</mo>
        <mn>0</mn>
      </mrow>
    </mrow>
    <annotation encoding="StarMath 5.0">exists c_1, a_1 &gt; 0; c_2, a_2 &gt; 0</annotation>
  </semantics>
</math>
</file>

<file path=Object 79/content.xml><?xml version="1.0" encoding="utf-8"?>
<math xmlns="http://www.w3.org/1998/Math/MathML">
  <semantics>
    <mrow>
      <msub>
        <mi>c</mi>
        <mn>1</mn>
      </msub>
      <mrow>
        <mrow>
          <msubsup>
            <mi>a</mi>
            <mn>1</mn>
            <mi>n</mi>
          </msubsup>
          <mo stretchy="false">&lt;</mo>
          <msubsup>
            <mo stretchy="false">σ</mo>
            <mi>A</mi>
            <mrow>
              <mo stretchy="false">(</mo>
              <mrow>
                <mi>n</mi>
              </mrow>
              <mo stretchy="false">)</mo>
            </mrow>
          </msubsup>
        </mrow>
        <mo stretchy="false">&lt;</mo>
        <msub>
          <mi>c</mi>
          <mn>2</mn>
        </msub>
      </mrow>
      <msubsup>
        <mi>a</mi>
        <mn>2</mn>
        <mi>n</mi>
      </msubsup>
    </mrow>
    <annotation encoding="StarMath 5.0">c_1 a_1^n &lt; %sigma_A^(n) &lt; c_2 a_2^n</annotation>
  </semantics>
</math>
</file>

<file path=Object 80/content.xml><?xml version="1.0" encoding="utf-8"?>
<math xmlns="http://www.w3.org/1998/Math/MathML">
  <semantics>
    <mrow>
      <mo stretchy="false">∀</mo>
      <mi>B</mi>
      <mi>,</mi>
      <mi>n</mi>
      <mi mathvariant="normal">:</mi>
      <mrow>
        <msubsup>
          <mo stretchy="false">σ</mo>
          <mi>A</mi>
          <mrow>
            <mo stretchy="false">(</mo>
            <mrow>
              <mi>n</mi>
            </mrow>
            <mo stretchy="false">)</mo>
          </mrow>
        </msubsup>
        <mo stretchy="false">≤</mo>
        <msubsup>
          <mo stretchy="false">σ</mo>
          <mi>B</mi>
          <mrow>
            <mo stretchy="false">(</mo>
            <mrow>
              <mi>n</mi>
            </mrow>
            <mo stretchy="false">)</mo>
          </mrow>
        </msubsup>
      </mrow>
    </mrow>
    <annotation encoding="StarMath 5.0">forall B, n: %sigma_A^(n) &lt;= %sigma_B^(n)</annotation>
  </semantics>
</math>
</file>

<file path=Object 81/content.xml><?xml version="1.0" encoding="utf-8"?>
<math xmlns="http://www.w3.org/1998/Math/MathML">
  <semantics>
    <mrow>
      <mi>O</mi>
      <mrow>
        <mo stretchy="false">(</mo>
        <mrow>
          <mn>1</mn>
        </mrow>
        <mo stretchy="false">)</mo>
      </mrow>
    </mrow>
    <annotation encoding="StarMath 5.0">O(1)</annotation>
  </semantics>
</math>
</file>

<file path=Object 82/content.xml><?xml version="1.0" encoding="utf-8"?>
<math xmlns="http://www.w3.org/1998/Math/MathML">
  <semantics>
    <mrow>
      <mi>O</mi>
      <mrow>
        <mo stretchy="false">(</mo>
        <mrow>
          <mi>log</mi>
          <mi>log</mi>
          <mi>n</mi>
        </mrow>
        <mo stretchy="false">)</mo>
      </mrow>
    </mrow>
    <annotation encoding="StarMath 5.0">O(log log n)</annotation>
  </semantics>
</math>
</file>

<file path=Object 822/content.xml><?xml version="1.0" encoding="utf-8"?>
<math xmlns="http://www.w3.org/1998/Math/MathML">
  <semantics>
    <mrow>
      <msub>
        <mo stretchy="false">γ</mo>
        <mi>k</mi>
      </msub>
    </mrow>
    <annotation encoding="StarMath 5.0">%gamma_k</annotation>
  </semantics>
</math>
</file>

<file path=Object 823/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824/content.xml><?xml version="1.0" encoding="utf-8"?>
<math xmlns="http://www.w3.org/1998/Math/MathML">
  <semantics>
    <mrow>
      <msub>
        <mo stretchy="false">ε</mo>
        <mi>k</mi>
      </msub>
    </mrow>
    <annotation encoding="StarMath 5.0">%varepsilon_k</annotation>
  </semantics>
</math>
</file>

<file path=Object 825/content.xml><?xml version="1.0" encoding="utf-8"?>
<math xmlns="http://www.w3.org/1998/Math/MathML">
  <semantics>
    <mrow>
      <mover accent="true">
        <mi>R</mi>
        <mo stretchy="false">̄</mo>
      </mover>
    </mrow>
    <annotation encoding="StarMath 5.0">bar R </annotation>
  </semantics>
</math>
</file>

<file path=Object 826/content.xml><?xml version="1.0" encoding="utf-8"?>
<math xmlns="http://www.w3.org/1998/Math/MathML">
  <semantics>
    <mrow>
      <mover accent="true">
        <msubsup>
          <mi>R</mi>
          <mi mathvariant="italic">ik</mi>
          <mi>k</mi>
        </msubsup>
        <mo stretchy="false">̄</mo>
      </mover>
    </mrow>
    <annotation encoding="StarMath 5.0">bar R^k _ik</annotation>
  </semantics>
</math>
</file>

<file path=Object 827/content.xml><?xml version="1.0" encoding="utf-8"?>
<math xmlns="http://www.w3.org/1998/Math/MathML">
  <semantics>
    <mrow>
      <mrow>
        <msub>
          <mi>d</mi>
          <mi>k</mi>
        </msub>
        <mo stretchy="false">=</mo>
        <mrow>
          <mrow>
            <mo stretchy="false">(</mo>
            <mrow>
              <mrow>
                <mi>b</mi>
                <mo stretchy="false">−</mo>
                <mi>a</mi>
              </mrow>
            </mrow>
            <mo stretchy="false">)</mo>
          </mrow>
          <mo stretchy="false">∗</mo>
          <msup>
            <mn>2</mn>
            <mrow>
              <mo stretchy="false">−</mo>
              <mi>k</mi>
            </mrow>
          </msup>
        </mrow>
      </mrow>
    </mrow>
    <annotation encoding="StarMath 5.0">d_k = (b-a)*2^-k</annotation>
  </semantics>
</math>
</file>

<file path=Object 828/content.xml><?xml version="1.0" encoding="utf-8"?>
<math xmlns="http://www.w3.org/1998/Math/MathML">
  <semantics>
    <mrow>
      <mrow>
        <msubsup>
          <mi>R</mi>
          <mi mathvariant="italic">i0</mi>
          <mn>0</mn>
        </msubsup>
      </mrow>
    </mrow>
    <annotation encoding="StarMath 5.0">{R^0 _i0}</annotation>
  </semantics>
</math>
</file>

<file path=Object 83/content.xml><?xml version="1.0" encoding="utf-8"?>
<math xmlns="http://www.w3.org/1998/Math/MathML">
  <semantics>
    <mrow>
      <mi>O</mi>
      <mrow>
        <mo stretchy="false">(</mo>
        <mrow>
          <mi>log</mi>
          <mi>n</mi>
        </mrow>
        <mo stretchy="false">)</mo>
      </mrow>
    </mrow>
    <annotation encoding="StarMath 5.0">O(log n)</annotation>
  </semantics>
</math>
</file>

<file path=Object 84/content.xml><?xml version="1.0" encoding="utf-8"?>
<math xmlns="http://www.w3.org/1998/Math/MathML">
  <semantics>
    <mrow>
      <mi>O</mi>
      <mrow>
        <mo stretchy="false">(</mo>
        <mrow>
          <mi>n</mi>
        </mrow>
        <mo stretchy="false">)</mo>
      </mrow>
    </mrow>
    <annotation encoding="StarMath 5.0">O(n)</annotation>
  </semantics>
</math>
</file>

<file path=Object 85/content.xml><?xml version="1.0" encoding="utf-8"?>
<math xmlns="http://www.w3.org/1998/Math/MathML">
  <semantics>
    <mrow>
      <mi>O</mi>
      <mrow>
        <mo stretchy="false">(</mo>
        <mrow>
          <mi>n</mi>
          <mi>log</mi>
          <mi>n</mi>
        </mrow>
        <mo stretchy="false">)</mo>
      </mrow>
    </mrow>
    <annotation encoding="StarMath 5.0">O(n log n)</annotation>
  </semantics>
</math>
</file>

<file path=Object 86/content.xml><?xml version="1.0" encoding="utf-8"?>
<math xmlns="http://www.w3.org/1998/Math/MathML">
  <semantics>
    <mrow>
      <mi>O</mi>
      <mrow>
        <mo stretchy="false">(</mo>
        <mrow>
          <msup>
            <mi>n</mi>
            <mn>2</mn>
          </msup>
        </mrow>
        <mo stretchy="false">)</mo>
      </mrow>
    </mrow>
    <annotation encoding="StarMath 5.0">O(n^2)</annotation>
  </semantics>
</math>
</file>

<file path=Object 87/content.xml><?xml version="1.0" encoding="utf-8"?>
<math xmlns="http://www.w3.org/1998/Math/MathML">
  <semantics>
    <mrow>
      <mi>O</mi>
      <mrow>
        <mo stretchy="false">(</mo>
        <mrow>
          <msup>
            <mi>n</mi>
            <mn>3</mn>
          </msup>
        </mrow>
        <mo stretchy="false">)</mo>
      </mrow>
    </mrow>
    <annotation encoding="StarMath 5.0">O(n^3)</annotation>
  </semantics>
</math>
</file>

<file path=Object 88/content.xml><?xml version="1.0" encoding="utf-8"?>
<math xmlns="http://www.w3.org/1998/Math/MathML">
  <semantics>
    <mrow>
      <msup>
        <mi>x</mi>
        <mi>n</mi>
      </msup>
    </mrow>
    <annotation encoding="StarMath 5.0">x^n</annotation>
  </semantics>
</math>
</file>

<file path=Object 89/content.xml><?xml version="1.0" encoding="utf-8"?>
<math xmlns="http://www.w3.org/1998/Math/MathML">
  <semantics>
    <mrow>
      <mi>O</mi>
      <mrow>
        <mo stretchy="false">(</mo>
        <mrow>
          <msup>
            <mi>c</mi>
            <mi>n</mi>
          </msup>
        </mrow>
        <mo stretchy="false">)</mo>
      </mrow>
    </mrow>
    <annotation encoding="StarMath 5.0">O(c^n)</annotation>
  </semantics>
</math>
</file>

<file path=Object 90/content.xml><?xml version="1.0" encoding="utf-8"?>
<math xmlns="http://www.w3.org/1998/Math/MathML">
  <semantics>
    <mrow>
      <msub>
        <mi>E</mi>
        <mi>n</mi>
      </msub>
    </mrow>
    <annotation encoding="StarMath 5.0">E_n</annotation>
  </semantics>
</math>
</file>